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49.04pt"/>
    </style:style>
    <style:style style:name="co2" style:family="table-column">
      <style:table-column-properties fo:break-before="auto" style:column-width="241.71pt"/>
    </style:style>
    <style:style style:name="co3" style:family="table-column">
      <style:table-column-properties fo:break-before="auto" style:column-width="391.75pt"/>
    </style:style>
    <style:style style:name="co4" style:family="table-column">
      <style:table-column-properties fo:break-before="auto" style:column-width="60.21pt"/>
    </style:style>
    <style:style style:name="co5" style:family="table-column">
      <style:table-column-properties fo:break-before="auto" style:column-width="71.29pt"/>
    </style:style>
    <style:style style:name="co6" style:family="table-column">
      <style:table-column-properties fo:break-before="auto" style:column-width="147.54pt"/>
    </style:style>
    <style:style style:name="co7" style:family="table-column">
      <style:table-column-properties fo:break-before="auto" style:column-width="50.91pt"/>
    </style:style>
    <style:style style:name="co8" style:family="table-column">
      <style:table-column-properties fo:break-before="auto" style:column-width="54.6pt"/>
    </style:style>
    <style:style style:name="co9" style:family="table-column">
      <style:table-column-properties fo:break-before="auto" style:column-width="111.54pt"/>
    </style:style>
    <style:style style:name="co10" style:family="table-column">
      <style:table-column-properties fo:break-before="auto" style:column-width="195.36pt"/>
    </style:style>
    <style:style style:name="co11" style:family="table-column">
      <style:table-column-properties fo:break-before="auto" style:column-width="74.04pt"/>
    </style:style>
    <style:style style:name="co12" style:family="table-column">
      <style:table-column-properties fo:break-before="auto" style:column-width="89.8pt"/>
    </style:style>
    <style:style style:name="ro1" style:family="table-row">
      <style:table-row-properties style:row-height="125.26pt" fo:break-before="auto" style:use-optimal-row-height="fals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90" style:rotation-align="bottom"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fo:background-color="transparent" style:rotation-align="none"/>
    </style:style>
    <style:style style:name="ce4" style:family="table-cell" style:parent-style-name="Default">
      <style:table-cell-properties fo:background-color="transparent"/>
    </style:style>
    <style:style style:name="ce5" style:family="table-cell" style:parent-style-name="Default">
      <style:table-cell-properties fo:background-color="transparent" style:rotation-align="none"/>
      <style:text-properties fo:color="#000000" style:text-outline="false" style:text-line-through-style="solid" style:text-line-through-type="singl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transparent"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7.8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5.47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7.9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65.11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7.08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6.29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3.8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37.22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5.5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4.65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4.62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4.7pt" fo:min-width="82.2pt" fo:padding-top="2.83pt" fo:padding-bottom="2.83pt" fo:padding-left="2.83pt" fo:padding-right="2.83pt" draw:shadow="hidden" draw:shadow-offset-x="2.83pt" draw:shadow-offset-y="2.83pt"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Source Han Sans CN Regular"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CMIP6" table:style-name="ta1" table:print="false">
        <table:table-column table:style-name="co1" table:number-columns-repeated="3" table:default-cell-style-name="ce3"/>
        <table:table-column table:style-name="co2" table:default-cell-style-name="ce3"/>
        <table:table-column table:style-name="co1"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7" table:number-columns-repeated="5" table:default-cell-style-name="ce3"/>
        <table:table-column table:style-name="co1" table:default-cell-style-name="ce3"/>
        <table:table-column table:style-name="co10" table:default-cell-style-name="ce3"/>
        <table:table-column table:style-name="co11" table:default-cell-style-name="ce3"/>
        <table:table-column table:style-name="co1" table:number-columns-repeated="2" table:default-cell-style-name="ce3"/>
        <table:table-column table:style-name="co12" table:default-cell-style-name="ce3"/>
        <table:table-column table:style-name="co1" table:number-columns-repeated="1001" table:default-cell-style-name="ce3"/>
        <table:table-row table:style-name="ro1">
          <table:table-cell table:style-name="ce2" office:value-type="string" calcext:value-type="string">
            <text:p>included</text:p>
          </table:table-cell>
          <table:table-cell table:style-name="ce2" office:value-type="string" calcext:value-type="string">
            <text:p>table_id</text:p>
          </table:table-cell>
          <table:table-cell table:style-name="ce2" office:value-type="string" calcext:value-type="string">
            <text:p>priority</text:p>
          </table:table-cell>
          <table:table-cell table:style-name="ce2" office:value-type="string" calcext:value-type="string">
            <text:p>long_name</text:p>
          </table:table-cell>
          <table:table-cell table:style-name="ce2" office:value-type="string" calcext:value-type="string">
            <text:p>units</text:p>
          </table:table-cell>
          <table:table-cell table:style-name="ce2" office:value-type="string" calcext:value-type="string">
            <text:p>comment</text:p>
          </table:table-cell>
          <table:table-cell table:style-name="ce2" office:value-type="string" calcext:value-type="string">
            <text:p>questions &amp; notes</text:p>
          </table:table-cell>
          <table:table-cell table:style-name="ce2" office:value-type="string" calcext:value-type="string">
            <text:p>out_name</text:p>
          </table:table-cell>
          <table:table-cell table:style-name="ce2" office:value-type="string" calcext:value-type="string">
            <text:p>standard_name</text:p>
          </table:table-cell>
          <table:table-cell table:style-name="ce2" office:value-type="string" calcext:value-type="string">
            <text:p>unconfirmed or proposed standard name</text:p>
          </table:table-cell>
          <table:table-cell table:style-name="ce2" office:value-type="string" calcext:value-type="string">
            <text:p>unformatted units</text:p>
          </table:table-cell>
          <table:table-cell table:style-name="ce2" office:value-type="string" calcext:value-type="string">
            <text:p>cell_methods</text:p>
          </table:table-cell>
          <table:table-cell table:style-name="ce2" office:value-type="string" calcext:value-type="string">
            <text:p>valid_min</text:p>
          </table:table-cell>
          <table:table-cell table:style-name="ce2" office:value-type="string" calcext:value-type="string">
            <text:p>valid_max</text:p>
          </table:table-cell>
          <table:table-cell table:style-name="ce2" office:value-type="string" calcext:value-type="string">
            <text:p>ok_min_mean_abs</text:p>
          </table:table-cell>
          <table:table-cell table:style-name="ce2" office:value-type="string" calcext:value-type="string">
            <text:p>ok_max_mean_abs</text:p>
          </table:table-cell>
          <table:table-cell table:style-name="ce2" office:value-type="string" calcext:value-type="string">
            <text:p>positive</text:p>
          </table:table-cell>
          <table:table-cell table:style-name="ce2" office:value-type="string" calcext:value-type="string">
            <text:p>type</text:p>
          </table:table-cell>
          <table:table-cell table:style-name="ce2" office:value-type="string" calcext:value-type="string">
            <text:p>dimensions</text:p>
          </table:table-cell>
          <table:table-cell table:style-name="ce2" office:value-type="string" calcext:value-type="string">
            <text:p>name</text:p>
          </table:table-cell>
          <table:table-cell table:style-name="ce2" office:value-type="string" calcext:value-type="string">
            <text:p>modeling_realm</text:p>
          </table:table-cell>
          <table:table-cell table:style-name="ce2" office:value-type="string" calcext:value-type="string">
            <text:p>frequency</text:p>
          </table:table-cell>
          <table:table-cell table:style-name="ce2" office:value-type="string" calcext:value-type="string">
            <text:p>cell_measures</text:p>
          </table:table-cell>
          <table:table-cell table:style-name="ce2" office:value-type="string" calcext:value-type="string">
            <text:p>flag_values</text:p>
          </table:table-cell>
          <table:table-cell table:style-name="ce2" office:value-type="string" calcext:value-type="string">
            <text:p>flag_meanings</text:p>
          </table:table-cell>
          <table:table-cell table:style-name="ce2" office:value-type="string" calcext:value-type="string">
            <text:p>OMIP priority</text:p>
          </table:table-cell>
          <table:table-cell table:style-name="ce2" office:value-type="string" calcext:value-type="string">
            <text:p>OMIP override</text:p>
          </table:table-cell>
          <table:table-cell table:style-name="ce2"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Ambient Aerosol Absorption Optical Thickness at 550 nm</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abs550aer</text:p>
          </table:table-cell>
          <table:table-cell office:value-type="string" calcext:value-type="string">
            <text:p>atmosphere_absorption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bs55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file:///usr/people/oord/cmor/input/PRIMAVERA_output_EC_Earth.ods'#$OMIP.$D$8:.$K$159];8;0));&quot;&quot;;VLOOKUP([.H2];['file:///usr/people/oord/cmor/input/PRIMAVERA_output_EC_Earth.ods'#$OMIP.$D$8:.$K$159];8;0))">
            <text:p/>
          </table:table-cell>
          <table:table-cell table:formula="of:=IF([.Z2]&lt;[.C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3" calcext:value-type="float">
            <office:annotation draw:style-name="gr1" draw:text-style-name="P2" svg:width="102.61pt" svg:height="53.55pt" svg:x="752.46pt" svg:y="13.8pt" draw:caption-point-x="-605.59pt" draw:caption-point-y="125.52pt">
              <dc:date>2016-04-12T00:00:00</dc:date>
              <text:p text:style-name="P1"><text:span text:style-name="T1">Matthew Mizielinski:</text:span><text:span text:style-name="T2">UPGRADE #13.4</text:span></text:p>
            </office:annotation>
            <text:p>3</text:p>
          </table:table-cell>
          <table:table-cell table:style-name="ce6" office:value-type="string" calcext:value-type="string">
            <text:p>Age of Sea Ice</text:p>
          </table:table-cell>
          <table:table-cell office:value-type="string" calcext:value-type="string">
            <text:p>years</text:p>
          </table:table-cell>
          <table:table-cell office:value-type="string" calcext:value-type="string">
            <text:p>When computing the time-mean here, the time 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ageice</text:p>
          </table:table-cell>
          <table:table-cell office:value-type="string" calcext:value-type="string">
            <text:p>age_of_sea_ice</text:p>
          </table:table-cell>
          <table:table-cell office:value-type="string" calcext:value-type="string">
            <text:p>None</text:p>
          </table:table-cell>
          <table:table-cell office:value-type="string" calcext:value-type="string">
            <text:p>years</text:p>
          </table:table-cell>
          <table:table-cell office:value-type="string" calcext:value-type="string">
            <text:p>time: mean (weighted b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file:///usr/people/oord/cmor/input/PRIMAVERA_output_EC_Earth.ods'#$OMIP.$D$8:.$K$159];8;0));&quot;&quot;;VLOOKUP([.H3];['file:///usr/people/oord/cmor/input/PRIMAVERA_output_EC_Earth.ods'#$OMIP.$D$8:.$K$159];8;0))">
            <text:p/>
          </table:table-cell>
          <table:table-cell table:formula="of:=IF([.Z3]&lt;[.C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Age</text:p>
          </table:table-cell>
          <table:table-cell office:value-type="string" calcext:value-type="string">
            <text:p>day</text:p>
          </table:table-cell>
          <table:table-cell office:value-type="string" calcext:value-type="string">
            <text:p>When computing the time-mean here, the time samples, weighted by the mass of snow on the land portion of the grid cell, are accumulated and then divided by the sum of the weights. <text:s/>Reported as "missing in regions free of snow on land.</text:p>
          </table:table-cell>
          <table:table-cell office:value-type="string" calcext:value-type="string">
            <text:p>None</text:p>
          </table:table-cell>
          <table:table-cell office:value-type="string" calcext:value-type="string">
            <text:p>agesno</text:p>
          </table:table-cell>
          <table:table-cell office:value-type="string" calcext:value-type="string">
            <text:p>age_of_surface_snow</text:p>
          </table:table-cell>
          <table:table-cell office:value-type="string" calcext:value-type="string">
            <text:p>None</text:p>
          </table:table-cell>
          <table:table-cell office:value-type="string" calcext:value-type="string">
            <text:p>day</text:p>
          </table:table-cell>
          <table:table-cell office:value-type="string" calcext:value-type="string">
            <text:p>time: mean (with samples weighted by snow mass)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sno</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file:///usr/people/oord/cmor/input/PRIMAVERA_output_EC_Earth.ods'#$OMIP.$D$8:.$K$159];8;0));&quot;&quot;;VLOOKUP([.H4];['file:///usr/people/oord/cmor/input/PRIMAVERA_output_EC_Earth.ods'#$OMIP.$D$8:.$K$159];8;0))">
            <text:p/>
          </table:table-cell>
          <table:table-cell table:formula="of:=IF([.Z4]&lt;[.C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2" draw:text-style-name="P2" svg:width="98.93pt" svg:height="51.14pt" svg:x="398.24pt" svg:y="15.82pt" draw:caption-point-x="-251.38pt" draw:caption-point-y="151.11pt">
              <dc:date>2016-04-12T00:00:00</dc:date>
              <text:p text:style-name="P1"><text:span text:style-name="T1">Matthew Mizielinski:</text:span><text:span text:style-name="T2">UPGRADE #13.4</text:span></text:p>
            </office:annotation>
            <text:p>3</text:p>
          </table:table-cell>
          <table:table-cell table:style-name="ce6" office:value-type="string" calcext:value-type="string">
            <text:p>Sea Water Age Since Surface Contact</text:p>
          </table:table-cell>
          <table:table-cell office:value-type="string" calcext:value-type="string">
            <text:p>yr</text:p>
          </table:table-cell>
          <table:table-cell table:number-columns-repeated="2" office:value-type="string" calcext:value-type="string">
            <text:p>None</text:p>
          </table:table-cell>
          <table:table-cell office:value-type="string" calcext:value-type="string">
            <text:p>agessc</text:p>
          </table:table-cell>
          <table:table-cell office:value-type="string" calcext:value-type="string">
            <text:p>sea_water_age_since_surface_contact</text:p>
          </table:table-cell>
          <table:table-cell office:value-type="string" calcext:value-type="string">
            <text:p>None</text:p>
          </table:table-cell>
          <table:table-cell office:value-type="string" calcext:value-type="string">
            <text:p>y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agessc</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file:///usr/people/oord/cmor/input/PRIMAVERA_output_EC_Earth.ods'#$OMIP.$D$8:.$K$159];8;0));&quot;&quot;;VLOOKUP([.H5];['file:///usr/people/oord/cmor/input/PRIMAVERA_output_EC_Earth.ods'#$OMIP.$D$8:.$K$159];8;0))" office:value-type="float" office:value="1" calcext:value-type="float">
            <text:p>1</text:p>
          </table:table-cell>
          <table:table-cell table:formula="of:=IF([.Z5]&lt;[.C5];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Mean Cloud Albedo</text:p>
          </table:table-cell>
          <table:table-cell office:value-type="float" office:value="1" calcext:value-type="float">
            <text:p>1</text:p>
          </table:table-cell>
          <table:table-cell office:value-type="string" calcext:value-type="string">
            <text:p>time-means weighted by the ISCCP Total Cloud Fraction - see http://cfmip.metoffice.com/COSP.html</text:p>
          </table:table-cell>
          <table:table-cell office:value-type="string" calcext:value-type="string">
            <text:p>None</text:p>
          </table:table-cell>
          <table:table-cell office:value-type="string" calcext:value-type="string">
            <text:p>albisccp</text:p>
          </table:table-cell>
          <table:table-cell office:value-type="string" calcext:value-type="string">
            <text:p>cloud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lb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6];['file:///usr/people/oord/cmor/input/PRIMAVERA_output_EC_Earth.ods'#$OMIP.$D$8:.$K$159];8;0));&quot;&quot;;VLOOKUP([.H6];['file:///usr/people/oord/cmor/input/PRIMAVERA_output_EC_Earth.ods'#$OMIP.$D$8:.$K$159];8;0))">
            <text:p/>
          </table:table-cell>
          <table:table-cell table:formula="of:=IF([.Z6]&lt;[.C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Mean Cloud Albedo</text:p>
          </table:table-cell>
          <table:table-cell office:value-type="float" office:value="1" calcext:value-type="float">
            <text:p>1</text:p>
          </table:table-cell>
          <table:table-cell office:value-type="string" calcext:value-type="string">
            <text:p>time-means are weighted by the ISCCP Total Cloud Fraction - see <text:s/>http://cfmip.metoffice.com/COSP.html</text:p>
          </table:table-cell>
          <table:table-cell office:value-type="string" calcext:value-type="string">
            <text:p>None</text:p>
          </table:table-cell>
          <table:table-cell office:value-type="string" calcext:value-type="string">
            <text:p>albisccp</text:p>
          </table:table-cell>
          <table:table-cell office:value-type="string" calcext:value-type="string">
            <text:p>cloud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lb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7];['file:///usr/people/oord/cmor/input/PRIMAVERA_output_EC_Earth.ods'#$OMIP.$D$8:.$K$159];8;0));&quot;&quot;;VLOOKUP([.H7];['file:///usr/people/oord/cmor/input/PRIMAVERA_output_EC_Earth.ods'#$OMIP.$D$8:.$K$159];8;0))">
            <text:p/>
          </table:table-cell>
          <table:table-cell table:formula="of:=IF([.Z7]&lt;[.C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Bare Soil Fraction</text:p>
          </table:table-cell>
          <table:table-cell office:value-type="string" calcext:value-type="string">
            <text:p>%</text:p>
          </table:table-cell>
          <table:table-cell office:value-type="string" calcext:value-type="string">
            <text:p>fraction of entire grid cell <text:s/>that is covered by bare soil.</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baresoil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bare</text:p>
          </table:table-cell>
          <table:table-cell office:value-type="string" calcext:value-type="string">
            <text:p>baresoil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file:///usr/people/oord/cmor/input/PRIMAVERA_output_EC_Earth.ods'#$OMIP.$D$8:.$K$159];8;0));&quot;&quot;;VLOOKUP([.H8];['file:///usr/people/oord/cmor/input/PRIMAVERA_output_EC_Earth.ods'#$OMIP.$D$8:.$K$159];8;0))">
            <text:p/>
          </table:table-cell>
          <table:table-cell table:formula="of:=IF([.Z8]&lt;[.C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Rate of Melt at Sea Ice Base</text:p>
          </table:table-cell>
          <table:table-cell office:value-type="string" calcext:value-type="string">
            <text:p>kg m-2 s-1</text:p>
          </table:table-cell>
          <table:table-cell office:value-type="string" calcext:value-type="string">
            <text:p>the rate of change of sea ice mass due to melting at its lower surfa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bmelt</text:p>
          </table:table-cell>
          <table:table-cell office:value-type="string" calcext:value-type="string">
            <text:p>tendency_of_sea_ice_amount_due_to_basal_melting</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b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9];['file:///usr/people/oord/cmor/input/PRIMAVERA_output_EC_Earth.ods'#$OMIP.$D$8:.$K$159];8;0));&quot;&quot;;VLOOKUP([.H9];['file:///usr/people/oord/cmor/input/PRIMAVERA_output_EC_Earth.ods'#$OMIP.$D$8:.$K$159];8;0))">
            <text:p/>
          </table:table-cell>
          <table:table-cell table:formula="of:=IF([.Z9]&lt;[.C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Burnt Area Fraction</text:p>
          </table:table-cell>
          <table:table-cell office:value-type="string" calcext:value-type="string">
            <text:p>%</text:p>
          </table:table-cell>
          <table:table-cell office:value-type="string" calcext:value-type="string">
            <text:p>fraction of entire grid cell <text:s/>that is covered by burnt vegetation.</text:p>
          </table:table-cell>
          <table:table-cell office:value-type="string" calcext:value-type="string">
            <text:p>add scalar coordinate typeburnt and add "burnt_vegetation" to the CF area type table. <text:s/>Note that if this variable is independent of time, it should be stored only for a single time (of the user's choosing).</text:p>
          </table:table-cell>
          <table:table-cell office:value-type="string" calcext:value-type="string">
            <text:p>burntArea</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burntArea</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file:///usr/people/oord/cmor/input/PRIMAVERA_output_EC_Earth.ods'#$OMIP.$D$8:.$K$159];8;0));&quot;&quot;;VLOOKUP([.H10];['file:///usr/people/oord/cmor/input/PRIMAVERA_output_EC_Earth.ods'#$OMIP.$D$8:.$K$159];8;0))">
            <text:p/>
          </table:table-cell>
          <table:table-cell table:formula="of:=IF([.Z10]&lt;[.C1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C3 PFT Cover Fraction</text:p>
          </table:table-cell>
          <table:table-cell office:value-type="string" calcext:value-type="string">
            <text:p>%</text:p>
          </table:table-cell>
          <table:table-cell office:value-type="string" calcext:value-type="string">
            <text:p>fraction of entire grid cell <text:s/>that is covered by C3 PFTs (including grass, crops, and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c3Pft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c3pft</text:p>
          </table:table-cell>
          <table:table-cell office:value-type="string" calcext:value-type="string">
            <text:p>c3Pft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file:///usr/people/oord/cmor/input/PRIMAVERA_output_EC_Earth.ods'#$OMIP.$D$8:.$K$159];8;0));&quot;&quot;;VLOOKUP([.H11];['file:///usr/people/oord/cmor/input/PRIMAVERA_output_EC_Earth.ods'#$OMIP.$D$8:.$K$159];8;0))">
            <text:p/>
          </table:table-cell>
          <table:table-cell table:formula="of:=IF([.Z11]&lt;[.C1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C4 PFT Cover Fraction</text:p>
          </table:table-cell>
          <table:table-cell office:value-type="string" calcext:value-type="string">
            <text:p>%</text:p>
          </table:table-cell>
          <table:table-cell office:value-type="string" calcext:value-type="string">
            <text:p>fraction of entire grid cell <text:s/>that is covered by C4 PFTs (including grass and crop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c4Pft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c4pft</text:p>
          </table:table-cell>
          <table:table-cell office:value-type="string" calcext:value-type="string">
            <text:p>c4Pft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2];['file:///usr/people/oord/cmor/input/PRIMAVERA_output_EC_Earth.ods'#$OMIP.$D$8:.$K$159];8;0));&quot;&quot;;VLOOKUP([.H12];['file:///usr/people/oord/cmor/input/PRIMAVERA_output_EC_Earth.ods'#$OMIP.$D$8:.$K$159];8;0))">
            <text:p/>
          </table:table-cell>
          <table:table-cell table:formula="of:=IF([.Z12]&lt;[.C1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Air Pressure at Convective Cloud Bas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b</text:p>
          </table:table-cell>
          <table:table-cell office:value-type="string" calcext:value-type="string">
            <text:p>air_pressure_at_convective_cloud_bas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b</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file:///usr/people/oord/cmor/input/PRIMAVERA_output_EC_Earth.ods'#$OMIP.$D$8:.$K$159];8;0));&quot;&quot;;VLOOKUP([.H13];['file:///usr/people/oord/cmor/input/PRIMAVERA_output_EC_Earth.ods'#$OMIP.$D$8:.$K$159];8;0))">
            <text:p/>
          </table:table-cell>
          <table:table-cell table:formula="of:=IF([.Z13]&lt;[.C1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Air Pressure at Convective Cloud Bas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b</text:p>
          </table:table-cell>
          <table:table-cell office:value-type="string" calcext:value-type="string">
            <text:p>air_pressure_at_convective_cloud_bas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b</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file:///usr/people/oord/cmor/input/PRIMAVERA_output_EC_Earth.ods'#$OMIP.$D$8:.$K$159];8;0));&quot;&quot;;VLOOKUP([.H14];['file:///usr/people/oord/cmor/input/PRIMAVERA_output_EC_Earth.ods'#$OMIP.$D$8:.$K$159];8;0))">
            <text:p/>
          </table:table-cell>
          <table:table-cell table:formula="of:=IF([.Z14]&lt;[.C1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Air Pressure at Convective Cloud Top</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t</text:p>
          </table:table-cell>
          <table:table-cell office:value-type="string" calcext:value-type="string">
            <text:p>air_pressure_at_convective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file:///usr/people/oord/cmor/input/PRIMAVERA_output_EC_Earth.ods'#$OMIP.$D$8:.$K$159];8;0));&quot;&quot;;VLOOKUP([.H15];['file:///usr/people/oord/cmor/input/PRIMAVERA_output_EC_Earth.ods'#$OMIP.$D$8:.$K$159];8;0))">
            <text:p/>
          </table:table-cell>
          <table:table-cell table:formula="of:=IF([.Z15]&lt;[.C1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Air Pressure at Convective Cloud Top</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t</text:p>
          </table:table-cell>
          <table:table-cell office:value-type="string" calcext:value-type="string">
            <text:p>air_pressure_at_convective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file:///usr/people/oord/cmor/input/PRIMAVERA_output_EC_Earth.ods'#$OMIP.$D$8:.$K$159];8;0));&quot;&quot;;VLOOKUP([.H16];['file:///usr/people/oord/cmor/input/PRIMAVERA_output_EC_Earth.ods'#$OMIP.$D$8:.$K$159];8;0))">
            <text:p/>
          </table:table-cell>
          <table:table-cell table:formula="of:=IF([.Z16]&lt;[.C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Moles Per Unit Mass of CFC-11 in Sea Water</text:p>
          </table:table-cell>
          <table:table-cell office:value-type="string" calcext:value-type="string">
            <text:p>mol kg-1</text:p>
          </table:table-cell>
          <table:table-cell table:number-columns-repeated="2" office:value-type="string" calcext:value-type="string">
            <text:p>None</text:p>
          </table:table-cell>
          <table:table-cell office:value-type="string" calcext:value-type="string">
            <text:p>cfc11</text:p>
          </table:table-cell>
          <table:table-cell office:value-type="string" calcext:value-type="string">
            <text:p>moles_of_cfc11_per_unit_mass_in_sea_water</text:p>
          </table:table-cell>
          <table:table-cell office:value-type="string" calcext:value-type="string">
            <text:p>None</text:p>
          </table:table-cell>
          <table:table-cell office:value-type="string" calcext:value-type="string">
            <text:p>mol kg-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cfc11</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17];['file:///usr/people/oord/cmor/input/PRIMAVERA_output_EC_Earth.ods'#$OMIP.$D$8:.$K$159];8;0));&quot;&quot;;VLOOKUP([.H17];['file:///usr/people/oord/cmor/input/PRIMAVERA_output_EC_Earth.ods'#$OMIP.$D$8:.$K$159];8;0))" office:value-type="float" office:value="1" calcext:value-type="float">
            <text:p>1</text:p>
          </table:table-cell>
          <table:table-cell table:formula="of:=IF([.Z17]&lt;[.C17];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Production Rate of Dry Aerosol Secondary Organic Matter</text:p>
          </table:table-cell>
          <table:table-cell office:value-type="string" calcext:value-type="string">
            <text:p>kg m-2 s-1</text:p>
          </table:table-cell>
          <table:table-cell office:value-type="string" calcext:value-type="string">
            <text:p>tendency of atmosphere mass content of secondary organic matter_dry aerosol due to net production: <text:s/>If model lumps SOA emissions with POA, then the sum of POA and SOA emissions is reported as POA emissions. <text:s/>"mass" refers to the mass of primary organic matter, not mass of organic carbon alone.</text:p>
          </table:table-cell>
          <table:table-cell office:value-type="string" calcext:value-type="string">
            <text:p>None</text:p>
          </table:table-cell>
          <table:table-cell office:value-type="string" calcext:value-type="string">
            <text:p>chepsoa</text:p>
          </table:table-cell>
          <table:table-cell office:value-type="string" calcext:value-type="string">
            <text:p>tendency_of_atmosphere_mass_content_of_secondary_particulate_organic_matter_dry_aerosol_due_to_net_chemical_produ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hep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file:///usr/people/oord/cmor/input/PRIMAVERA_output_EC_Earth.ods'#$OMIP.$D$8:.$K$159];8;0));&quot;&quot;;VLOOKUP([.H18];['file:///usr/people/oord/cmor/input/PRIMAVERA_output_EC_Earth.ods'#$OMIP.$D$8:.$K$159];8;0))">
            <text:p/>
          </table:table-cell>
          <table:table-cell table:formula="of:=IF([.Z18]&lt;[.C1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Fraction of Time Convection Occurs</text:p>
          </table:table-cell>
          <table:table-cell office:value-type="float" office:value="1" calcext:value-type="float">
            <text:p>1</text:p>
          </table:table-cell>
          <table:table-cell office:value-type="string" calcext:value-type="string">
            <text:p>Fraction of time that convection occurs in the grid cell .</text:p>
          </table:table-cell>
          <table:table-cell office:value-type="string" calcext:value-type="string">
            <text:p>None</text:p>
          </table:table-cell>
          <table:table-cell office:value-type="string" calcext:value-type="string">
            <text:p>ci</text:p>
          </table:table-cell>
          <table:table-cell office:value-type="string" calcext:value-type="string">
            <text:p>convection_time_fraction</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file:///usr/people/oord/cmor/input/PRIMAVERA_output_EC_Earth.ods'#$OMIP.$D$8:.$K$159];8;0));&quot;&quot;;VLOOKUP([.H19];['file:///usr/people/oord/cmor/input/PRIMAVERA_output_EC_Earth.ods'#$OMIP.$D$8:.$K$159];8;0))">
            <text:p/>
          </table:table-cell>
          <table:table-cell table:formula="of:=IF([.Z19]&lt;[.C1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Cloud Area Fraction</text:p>
          </table:table-cell>
          <table:table-cell office:value-type="string" calcext:value-type="string">
            <text:p>%</text:p>
          </table:table-cell>
          <table:table-cell office:value-type="string" calcext:value-type="string">
            <text:p>Includes both large-scale and convective cloud.</text:p>
          </table:table-cell>
          <table:table-cell office:value-type="string" calcext:value-type="string">
            <text:p>Report on model layers (not standard pressures).</text:p>
          </table:table-cell>
          <table:table-cell office:value-type="string" calcext:value-type="string">
            <text:p>cl</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file:///usr/people/oord/cmor/input/PRIMAVERA_output_EC_Earth.ods'#$OMIP.$D$8:.$K$159];8;0));&quot;&quot;;VLOOKUP([.H20];['file:///usr/people/oord/cmor/input/PRIMAVERA_output_EC_Earth.ods'#$OMIP.$D$8:.$K$159];8;0))">
            <text:p/>
          </table:table-cell>
          <table:table-cell table:formula="of:=IF([.Z20]&lt;[.C2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Cloud Area Fraction in Atmosphere Layer</text:p>
          </table:table-cell>
          <table:table-cell table:style-name="ce5" office:value-type="string" calcext:value-type="string">
            <text:p>%</text:p>
          </table:table-cell>
          <table:table-cell table:number-columns-repeated="2" table:style-name="ce5" office:value-type="string" calcext:value-type="string">
            <text:p>None</text:p>
          </table:table-cell>
          <table:table-cell table:style-name="ce5" office:value-type="string" calcext:value-type="string">
            <text:p>cl</text:p>
          </table:table-cell>
          <table:table-cell table:style-name="ce5" office:value-type="string" calcext:value-type="string">
            <text:p>cloud_area_fraction_in_atmosphere_layer</text:p>
          </table:table-cell>
          <table:table-cell table:style-name="ce5" office:value-type="string" calcext:value-type="string">
            <text:p>None</text:p>
          </table:table-cell>
          <table:table-cell table:style-name="ce5"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cl</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1];['file:///usr/people/oord/cmor/input/PRIMAVERA_output_EC_Earth.ods'#$OMIP.$D$8:.$K$159];8;0));&quot;&quot;;VLOOKUP([.H21];['file:///usr/people/oord/cmor/input/PRIMAVERA_output_EC_Earth.ods'#$OMIP.$D$8:.$K$159];8;0))">
            <text:p/>
          </table:table-cell>
          <table:table-cell table:formula="of:=IF([.Z21]&lt;[.C2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Convective Cloud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c</text:p>
          </table:table-cell>
          <table:table-cell office:value-type="string" calcext:value-type="string">
            <text:p>convective_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file:///usr/people/oord/cmor/input/PRIMAVERA_output_EC_Earth.ods'#$OMIP.$D$8:.$K$159];8;0));&quot;&quot;;VLOOKUP([.H22];['file:///usr/people/oord/cmor/input/PRIMAVERA_output_EC_Earth.ods'#$OMIP.$D$8:.$K$159];8;0))">
            <text:p/>
          </table:table-cell>
          <table:table-cell table:formula="of:=IF([.Z22]&lt;[.C2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Cloud Fraction</text:p>
          </table:table-cell>
          <table:table-cell office:value-type="string" calcext:value-type="string">
            <text:p>%</text:p>
          </table:table-cell>
          <table:table-cell office:value-type="string" calcext:value-type="string">
            <text:p>None</text:p>
          </table:table-cell>
          <table:table-cell office:value-type="string" calcext:value-type="string">
            <text:p>40 height levels</text:p>
          </table:table-cell>
          <table:table-cell office:value-type="string" calcext:value-type="string">
            <text:p>c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t40 time</text:p>
          </table:table-cell>
          <table:table-cell office:value-type="string" calcext:value-type="string">
            <text:p>cl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file:///usr/people/oord/cmor/input/PRIMAVERA_output_EC_Earth.ods'#$OMIP.$D$8:.$K$159];8;0));&quot;&quot;;VLOOKUP([.H23];['file:///usr/people/oord/cmor/input/PRIMAVERA_output_EC_Earth.ods'#$OMIP.$D$8:.$K$159];8;0))">
            <text:p/>
          </table:table-cell>
          <table:table-cell table:formula="of:=IF([.Z23]&lt;[.C23];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CALIPSO Cloud Fraction</text:p>
          </table:table-cell>
          <table:table-cell table:style-name="ce5" office:value-type="string" calcext:value-type="string">
            <text:p>%</text:p>
          </table:table-cell>
          <table:table-cell table:style-name="ce5" office:value-type="string" calcext:value-type="string">
            <text:p>None</text:p>
          </table:table-cell>
          <table:table-cell table:style-name="ce5" office:value-type="string" calcext:value-type="string">
            <text:p>40 levels</text:p>
          </table:table-cell>
          <table:table-cell table:style-name="ce5" office:value-type="string" calcext:value-type="string">
            <text:p>clcalipso</text:p>
          </table:table-cell>
          <table:table-cell table:style-name="ce5" office:value-type="string" calcext:value-type="string">
            <text:p>cloud_area_fraction_in_atmosphere_layer</text:p>
          </table:table-cell>
          <table:table-cell table:style-name="ce5" office:value-type="string" calcext:value-type="string">
            <text:p>None</text:p>
          </table:table-cell>
          <table:table-cell table:style-name="ce5"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t40 time</text:p>
          </table:table-cell>
          <table:table-cell table:style-name="ce5" office:value-type="string" calcext:value-type="string">
            <text:p>clcalipso</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4];['file:///usr/people/oord/cmor/input/PRIMAVERA_output_EC_Earth.ods'#$OMIP.$D$8:.$K$159];8;0));&quot;&quot;;VLOOKUP([.H24];['file:///usr/people/oord/cmor/input/PRIMAVERA_output_EC_Earth.ods'#$OMIP.$D$8:.$K$159];8;0))">
            <text:p/>
          </table:table-cell>
          <table:table-cell table:formula="of:=IF([.Z24]&lt;[.C2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Ice Crystal Number Concentration of Cloud Tops</text:p>
          </table:table-cell>
          <table:table-cell office:value-type="string" calcext:value-type="string">
            <text:p>m-3</text:p>
          </table:table-cell>
          <table:table-cell office:value-type="string" calcext:value-type="string">
            <text:p>concentration "as seen from space" over ice-cloud portion of grid cell. <text:s/>This is the value from uppermost model layer with ice cloud or, if available, it is the sum over all ice cloud tops, no matter where they occur, as long as they are seen from the top of the atmosphere. Weight by total ice cloud top fraction (as seen from TOA) of each time sample when computing monthly mean.</text:p>
          </table:table-cell>
          <table:table-cell office:value-type="string" calcext:value-type="string">
            <text:p>None</text:p>
          </table:table-cell>
          <table:table-cell office:value-type="string" calcext:value-type="string">
            <text:p>cldnci</text:p>
          </table:table-cell>
          <table:table-cell office:value-type="string" calcext:value-type="string">
            <text:p>number_concentration_of_ice_crystals_in_air_at_ice_cloud_top</text:p>
          </table:table-cell>
          <table:table-cell office:value-type="string" calcext:value-type="string">
            <text:p>None</text:p>
          </table:table-cell>
          <table:table-cell office:value-type="string" calcext:value-type="string">
            <text:p>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ci</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file:///usr/people/oord/cmor/input/PRIMAVERA_output_EC_Earth.ods'#$OMIP.$D$8:.$K$159];8;0));&quot;&quot;;VLOOKUP([.H25];['file:///usr/people/oord/cmor/input/PRIMAVERA_output_EC_Earth.ods'#$OMIP.$D$8:.$K$159];8;0))">
            <text:p/>
          </table:table-cell>
          <table:table-cell table:formula="of:=IF([.Z25]&lt;[.C2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Cloud Droplet Number Concentration of Cloud Tops</text:p>
          </table:table-cell>
          <table:table-cell office:value-type="string" calcext:value-type="string">
            <text:p>m-3</text:p>
          </table:table-cell>
          <table:table-cell office:value-type="string" calcext:value-type="string">
            <text:p>Droplets are liquid only. <text:s/>Report concentration "as seen from space" over liquid cloudy portion of grid cell. <text:s/>This is the value from uppermost model layer with liquid cloud or, if available, it is better to sum over all liquid cloud tops, no matter where they occur, as long as they are seen from the top of the atmosphere. Weight by total liquid cloud top fraction of <text:s/>(as seen from TOA) each time sample when computing monthly mean.</text:p>
          </table:table-cell>
          <table:table-cell office:value-type="string" calcext:value-type="string">
            <text:p>None</text:p>
          </table:table-cell>
          <table:table-cell office:value-type="string" calcext:value-type="string">
            <text:p>cldncl</text:p>
          </table:table-cell>
          <table:table-cell office:value-type="string" calcext:value-type="string">
            <text:p>number_concentration_of_cloud_liquid_water_particles_in_air_at_liquid_water_cloud_top</text:p>
          </table:table-cell>
          <table:table-cell office:value-type="string" calcext:value-type="string">
            <text:p>None</text:p>
          </table:table-cell>
          <table:table-cell office:value-type="string" calcext:value-type="string">
            <text:p>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cl</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file:///usr/people/oord/cmor/input/PRIMAVERA_output_EC_Earth.ods'#$OMIP.$D$8:.$K$159];8;0));&quot;&quot;;VLOOKUP([.H26];['file:///usr/people/oord/cmor/input/PRIMAVERA_output_EC_Earth.ods'#$OMIP.$D$8:.$K$159];8;0))">
            <text:p/>
          </table:table-cell>
          <table:table-cell table:formula="of:=IF([.Z26]&lt;[.C2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Column Integrated Cloud Droplet Number</text:p>
          </table:table-cell>
          <table:table-cell office:value-type="string" calcext:value-type="string">
            <text:p>m-2</text:p>
          </table:table-cell>
          <table:table-cell office:value-type="string" calcext:value-type="string">
            <text:p>Droplets are liquid only. <text:s/>Values are weighted by liquid cloud fraction in each layer when vertically integrating, and for monthly means the samples are weighted by total liquid cloud fraction (as seen from TOA).</text:p>
          </table:table-cell>
          <table:table-cell office:value-type="string" calcext:value-type="string">
            <text:p>None</text:p>
          </table:table-cell>
          <table:table-cell office:value-type="string" calcext:value-type="string">
            <text:p>cldnvi</text:p>
          </table:table-cell>
          <table:table-cell office:value-type="string" calcext:value-type="string">
            <text:p>atmosphere_number_content_of_cloud_droplets</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vi</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file:///usr/people/oord/cmor/input/PRIMAVERA_output_EC_Earth.ods'#$OMIP.$D$8:.$K$159];8;0));&quot;&quot;;VLOOKUP([.H27];['file:///usr/people/oord/cmor/input/PRIMAVERA_output_EC_Earth.ods'#$OMIP.$D$8:.$K$159];8;0))">
            <text:p/>
          </table:table-cell>
          <table:table-cell table:formula="of:=IF([.Z27]&lt;[.C2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High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h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220</text:p>
          </table:table-cell>
          <table:table-cell office:value-type="string" calcext:value-type="string">
            <text:p>clh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file:///usr/people/oord/cmor/input/PRIMAVERA_output_EC_Earth.ods'#$OMIP.$D$8:.$K$159];8;0));&quot;&quot;;VLOOKUP([.H28];['file:///usr/people/oord/cmor/input/PRIMAVERA_output_EC_Earth.ods'#$OMIP.$D$8:.$K$159];8;0))">
            <text:p/>
          </table:table-cell>
          <table:table-cell table:formula="of:=IF([.Z28]&lt;[.C2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High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h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h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file:///usr/people/oord/cmor/input/PRIMAVERA_output_EC_Earth.ods'#$OMIP.$D$8:.$K$159];8;0));&quot;&quot;;VLOOKUP([.H29];['file:///usr/people/oord/cmor/input/PRIMAVERA_output_EC_Earth.ods'#$OMIP.$D$8:.$K$159];8;0))">
            <text:p/>
          </table:table-cell>
          <table:table-cell table:formula="of:=IF([.Z29]&lt;[.C29];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Mass Fraction of Cloud Ice</text:p>
          </table:table-cell>
          <table:table-cell office:value-type="float" office:value="1" calcext:value-type="float">
            <text:p>1</text:p>
          </table:table-cell>
          <table:table-cell office:value-type="string" calcext:value-type="string">
            <text:p>Includes both large-scale and convective cloud. <text:s/>This is calculated as the mass of cloud ice in the grid cell divided by the mass of air (including the water in all phases) in the grid cell. It includes precipitating hydrometeors ONLY if the precipitating hydrometeors affect the calculation of radiative transfer in model.</text:p>
          </table:table-cell>
          <table:table-cell office:value-type="string" calcext:value-type="string">
            <text:p>Report on model layers (not standard pressures).</text:p>
          </table:table-cell>
          <table:table-cell office:value-type="string" calcext:value-type="string">
            <text:p>cli</text:p>
          </table:table-cell>
          <table:table-cell office:value-type="string" calcext:value-type="string">
            <text:p>mass_fraction_of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file:///usr/people/oord/cmor/input/PRIMAVERA_output_EC_Earth.ods'#$OMIP.$D$8:.$K$159];8;0));&quot;&quot;;VLOOKUP([.H30];['file:///usr/people/oord/cmor/input/PRIMAVERA_output_EC_Earth.ods'#$OMIP.$D$8:.$K$159];8;0))">
            <text:p/>
          </table:table-cell>
          <table:table-cell table:formula="of:=IF([.Z30]&lt;[.C3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Mass Fraction of Cloud Ice</text:p>
          </table:table-cell>
          <table:table-cell table:style-name="ce5" office:value-type="float" office:value="1" calcext:value-type="float">
            <text:p>1</text:p>
          </table:table-cell>
          <table:table-cell table:style-name="ce5" office:value-type="string" calcext:value-type="string">
            <text:p>Calculated as the mass of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table:style-name="ce5" office:value-type="string" calcext:value-type="string">
            <text:p>None</text:p>
          </table:table-cell>
          <table:table-cell table:style-name="ce5" office:value-type="string" calcext:value-type="string">
            <text:p>cli</text:p>
          </table:table-cell>
          <table:table-cell table:style-name="ce5" office:value-type="string" calcext:value-type="string">
            <text:p>mass_fraction_of_cloud_ice_in_air</text:p>
          </table:table-cell>
          <table:table-cell table:style-name="ce5" office:value-type="string" calcext:value-type="string">
            <text:p>None</text:p>
          </table:table-cell>
          <table:table-cell table:style-name="ce5"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cli</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31];['file:///usr/people/oord/cmor/input/PRIMAVERA_output_EC_Earth.ods'#$OMIP.$D$8:.$K$159];8;0));&quot;&quot;;VLOOKUP([.H31];['file:///usr/people/oord/cmor/input/PRIMAVERA_output_EC_Earth.ods'#$OMIP.$D$8:.$K$159];8;0))">
            <text:p/>
          </table:table-cell>
          <table:table-cell table:formula="of:=IF([.Z31]&lt;[.C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Convective Cloud Ice</text:p>
          </table:table-cell>
          <table:table-cell office:value-type="float" office:value="1" calcext:value-type="float">
            <text:p>1</text:p>
          </table:table-cell>
          <table:table-cell office:value-type="string" calcext:value-type="string">
            <text:p>Calculated as the mass of convective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c</text:p>
          </table:table-cell>
          <table:table-cell office:value-type="string" calcext:value-type="string">
            <text:p>mass_fraction_of_convective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file:///usr/people/oord/cmor/input/PRIMAVERA_output_EC_Earth.ods'#$OMIP.$D$8:.$K$159];8;0));&quot;&quot;;VLOOKUP([.H32];['file:///usr/people/oord/cmor/input/PRIMAVERA_output_EC_Earth.ods'#$OMIP.$D$8:.$K$159];8;0))">
            <text:p/>
          </table:table-cell>
          <table:table-cell table:formula="of:=IF([.Z32]&lt;[.C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Stratiform Cloud Ice</text:p>
          </table:table-cell>
          <table:table-cell office:value-type="float" office:value="1" calcext:value-type="float">
            <text:p>1</text:p>
          </table:table-cell>
          <table:table-cell office:value-type="string" calcext:value-type="string">
            <text:p>Calculated as the mass of stratiform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s</text:p>
          </table:table-cell>
          <table:table-cell office:value-type="string" calcext:value-type="string">
            <text:p>mass_fraction_of_stratiform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file:///usr/people/oord/cmor/input/PRIMAVERA_output_EC_Earth.ods'#$OMIP.$D$8:.$K$159];8;0));&quot;&quot;;VLOOKUP([.H33];['file:///usr/people/oord/cmor/input/PRIMAVERA_output_EC_Earth.ods'#$OMIP.$D$8:.$K$159];8;0))">
            <text:p/>
          </table:table-cell>
          <table:table-cell table:formula="of:=IF([.Z33]&lt;[.C3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Cloud Area Fraction</text:p>
          </table:table-cell>
          <table:table-cell office:value-type="string" calcext:value-type="string">
            <text:p>%</text:p>
          </table:table-cell>
          <table:table-cell office:value-type="string" calcext:value-type="string">
            <text:p>None</text:p>
          </table:table-cell>
          <table:table-cell office:value-type="string" calcext:value-type="string">
            <text:p>7 levels x 7 tau</text:p>
          </table:table-cell>
          <table:table-cell office:value-type="string" calcext:value-type="string">
            <text:p>clisccp</text:p>
          </table:table-cell>
          <table:table-cell office:value-type="string" calcext:value-type="string">
            <text:p>isccp_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7c tau time</text:p>
          </table:table-cell>
          <table:table-cell office:value-type="string" calcext:value-type="string">
            <text:p>cl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file:///usr/people/oord/cmor/input/PRIMAVERA_output_EC_Earth.ods'#$OMIP.$D$8:.$K$159];8;0));&quot;&quot;;VLOOKUP([.H34];['file:///usr/people/oord/cmor/input/PRIMAVERA_output_EC_Earth.ods'#$OMIP.$D$8:.$K$159];8;0))">
            <text:p/>
          </table:table-cell>
          <table:table-cell table:formula="of:=IF([.Z34]&lt;[.C3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Cloud Area Fraction</text:p>
          </table:table-cell>
          <table:table-cell office:value-type="string" calcext:value-type="string">
            <text:p>%</text:p>
          </table:table-cell>
          <table:table-cell office:value-type="string" calcext:value-type="string">
            <text:p>None</text:p>
          </table:table-cell>
          <table:table-cell office:value-type="string" calcext:value-type="string">
            <text:p>7 levels x 7 tau</text:p>
          </table:table-cell>
          <table:table-cell office:value-type="string" calcext:value-type="string">
            <text:p>clisccp</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7c tau time</text:p>
          </table:table-cell>
          <table:table-cell office:value-type="string" calcext:value-type="string">
            <text:p>cl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file:///usr/people/oord/cmor/input/PRIMAVERA_output_EC_Earth.ods'#$OMIP.$D$8:.$K$159];8;0));&quot;&quot;;VLOOKUP([.H35];['file:///usr/people/oord/cmor/input/PRIMAVERA_output_EC_Earth.ods'#$OMIP.$D$8:.$K$159];8;0))">
            <text:p/>
          </table:table-cell>
          <table:table-cell table:formula="of:=IF([.Z35]&lt;[.C3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Ice Water Path</text:p>
          </table:table-cell>
          <table:table-cell office:value-type="string" calcext:value-type="string">
            <text:p>kg m-2</text:p>
          </table:table-cell>
          <table:table-cell office:value-type="string" calcext:value-type="string">
            <text:p>mass of ice water in the column divided by the area of the column (not just the area of the cloudy portion of the column). Includes precipitating frozen hydrometeors ONLY if the precipitating hydrometeor affects the calculation of radiative transfer in model.</text:p>
          </table:table-cell>
          <table:table-cell office:value-type="string" calcext:value-type="string">
            <text:p>None</text:p>
          </table:table-cell>
          <table:table-cell office:value-type="string" calcext:value-type="string">
            <text:p>clivi</text:p>
          </table:table-cell>
          <table:table-cell office:value-type="string" calcext:value-type="string">
            <text:p>atmosphere_cloud_ic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iv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file:///usr/people/oord/cmor/input/PRIMAVERA_output_EC_Earth.ods'#$OMIP.$D$8:.$K$159];8;0));&quot;&quot;;VLOOKUP([.H36];['file:///usr/people/oord/cmor/input/PRIMAVERA_output_EC_Earth.ods'#$OMIP.$D$8:.$K$159];8;0))">
            <text:p/>
          </table:table-cell>
          <table:table-cell table:formula="of:=IF([.Z36]&lt;[.C3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ce Water Path</text:p>
          </table:table-cell>
          <table:table-cell office:value-type="string" calcext:value-type="string">
            <text:p>kg m-2</text:p>
          </table:table-cell>
          <table:table-cell office:value-type="string" calcext:value-type="string">
            <text:p>calculate mass of ice water in the column divided by the area of the column (not just the area of the cloudy portion of the column). This includes precipitating frozen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vi</text:p>
          </table:table-cell>
          <table:table-cell office:value-type="string" calcext:value-type="string">
            <text:p>atmosphere_cloud_ic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ivi</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file:///usr/people/oord/cmor/input/PRIMAVERA_output_EC_Earth.ods'#$OMIP.$D$8:.$K$159];8;0));&quot;&quot;;VLOOKUP([.H37];['file:///usr/people/oord/cmor/input/PRIMAVERA_output_EC_Earth.ods'#$OMIP.$D$8:.$K$159];8;0))">
            <text:p/>
          </table:table-cell>
          <table:table-cell table:formula="of:=IF([.Z37]&lt;[.C3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Low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840</text:p>
          </table:table-cell>
          <table:table-cell office:value-type="string" calcext:value-type="string">
            <text:p>cll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file:///usr/people/oord/cmor/input/PRIMAVERA_output_EC_Earth.ods'#$OMIP.$D$8:.$K$159];8;0));&quot;&quot;;VLOOKUP([.H38];['file:///usr/people/oord/cmor/input/PRIMAVERA_output_EC_Earth.ods'#$OMIP.$D$8:.$K$159];8;0))">
            <text:p/>
          </table:table-cell>
          <table:table-cell table:formula="of:=IF([.Z38]&lt;[.C3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Low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l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file:///usr/people/oord/cmor/input/PRIMAVERA_output_EC_Earth.ods'#$OMIP.$D$8:.$K$159];8;0));&quot;&quot;;VLOOKUP([.H39];['file:///usr/people/oord/cmor/input/PRIMAVERA_output_EC_Earth.ods'#$OMIP.$D$8:.$K$159];8;0))">
            <text:p/>
          </table:table-cell>
          <table:table-cell table:formula="of:=IF([.Z39]&lt;[.C3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Mid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m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560</text:p>
          </table:table-cell>
          <table:table-cell office:value-type="string" calcext:value-type="string">
            <text:p>clm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file:///usr/people/oord/cmor/input/PRIMAVERA_output_EC_Earth.ods'#$OMIP.$D$8:.$K$159];8;0));&quot;&quot;;VLOOKUP([.H40];['file:///usr/people/oord/cmor/input/PRIMAVERA_output_EC_Earth.ods'#$OMIP.$D$8:.$K$159];8;0))">
            <text:p/>
          </table:table-cell>
          <table:table-cell table:formula="of:=IF([.Z40]&lt;[.C4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Mid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m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m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file:///usr/people/oord/cmor/input/PRIMAVERA_output_EC_Earth.ods'#$OMIP.$D$8:.$K$159];8;0));&quot;&quot;;VLOOKUP([.H41];['file:///usr/people/oord/cmor/input/PRIMAVERA_output_EC_Earth.ods'#$OMIP.$D$8:.$K$159];8;0))">
            <text:p/>
          </table:table-cell>
          <table:table-cell table:formula="of:=IF([.Z41]&lt;[.C4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Stratiform Cloud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s</text:p>
          </table:table-cell>
          <table:table-cell office:value-type="string" calcext:value-type="string">
            <text:p>stratiform_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file:///usr/people/oord/cmor/input/PRIMAVERA_output_EC_Earth.ods'#$OMIP.$D$8:.$K$159];8;0));&quot;&quot;;VLOOKUP([.H42];['file:///usr/people/oord/cmor/input/PRIMAVERA_output_EC_Earth.ods'#$OMIP.$D$8:.$K$159];8;0))">
            <text:p/>
          </table:table-cell>
          <table:table-cell table:formula="of:=IF([.Z42]&lt;[.C42];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file:///usr/people/oord/cmor/input/PRIMAVERA_output_EC_Earth.ods'#$OMIP.$D$8:.$K$159];8;0));&quot;&quot;;VLOOKUP([.H43];['file:///usr/people/oord/cmor/input/PRIMAVERA_output_EC_Earth.ods'#$OMIP.$D$8:.$K$159];8;0))">
            <text:p/>
          </table:table-cell>
          <table:table-cell table:formula="of:=IF([.Z43]&lt;[.C4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s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file:///usr/people/oord/cmor/input/PRIMAVERA_output_EC_Earth.ods'#$OMIP.$D$8:.$K$159];8;0));&quot;&quot;;VLOOKUP([.H44];['file:///usr/people/oord/cmor/input/PRIMAVERA_output_EC_Earth.ods'#$OMIP.$D$8:.$K$159];8;0))">
            <text:p/>
          </table:table-cell>
          <table:table-cell table:formula="of:=IF([.Z44]&lt;[.C4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 both large-scale and convective cloud. <text:s/>This is a 3-hour mean.</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file:///usr/people/oord/cmor/input/PRIMAVERA_output_EC_Earth.ods'#$OMIP.$D$8:.$K$159];8;0));&quot;&quot;;VLOOKUP([.H45];['file:///usr/people/oord/cmor/input/PRIMAVERA_output_EC_Earth.ods'#$OMIP.$D$8:.$K$159];8;0))">
            <text:p/>
          </table:table-cell>
          <table:table-cell table:formula="of:=IF([.Z45]&lt;[.C4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s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file:///usr/people/oord/cmor/input/PRIMAVERA_output_EC_Earth.ods'#$OMIP.$D$8:.$K$159];8;0));&quot;&quot;;VLOOKUP([.H46];['file:///usr/people/oord/cmor/input/PRIMAVERA_output_EC_Earth.ods'#$OMIP.$D$8:.$K$159];8;0))">
            <text:p/>
          </table:table-cell>
          <table:table-cell table:formula="of:=IF([.Z46]&lt;[.C4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calipso</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file:///usr/people/oord/cmor/input/PRIMAVERA_output_EC_Earth.ods'#$OMIP.$D$8:.$K$159];8;0));&quot;&quot;;VLOOKUP([.H47];['file:///usr/people/oord/cmor/input/PRIMAVERA_output_EC_Earth.ods'#$OMIP.$D$8:.$K$159];8;0))">
            <text:p/>
          </table:table-cell>
          <table:table-cell table:formula="of:=IF([.Z47]&lt;[.C4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calipso</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8];['file:///usr/people/oord/cmor/input/PRIMAVERA_output_EC_Earth.ods'#$OMIP.$D$8:.$K$159];8;0));&quot;&quot;;VLOOKUP([.H48];['file:///usr/people/oord/cmor/input/PRIMAVERA_output_EC_Earth.ods'#$OMIP.$D$8:.$K$159];8;0))">
            <text:p/>
          </table:table-cell>
          <table:table-cell table:formula="of:=IF([.Z48]&lt;[.C4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isccp</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9];['file:///usr/people/oord/cmor/input/PRIMAVERA_output_EC_Earth.ods'#$OMIP.$D$8:.$K$159];8;0));&quot;&quot;;VLOOKUP([.H49];['file:///usr/people/oord/cmor/input/PRIMAVERA_output_EC_Earth.ods'#$OMIP.$D$8:.$K$159];8;0))">
            <text:p/>
          </table:table-cell>
          <table:table-cell table:formula="of:=IF([.Z49]&lt;[.C4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Total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isccp</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0];['file:///usr/people/oord/cmor/input/PRIMAVERA_output_EC_Earth.ods'#$OMIP.$D$8:.$K$159];8;0));&quot;&quot;;VLOOKUP([.H50];['file:///usr/people/oord/cmor/input/PRIMAVERA_output_EC_Earth.ods'#$OMIP.$D$8:.$K$159];8;0))">
            <text:p/>
          </table:table-cell>
          <table:table-cell table:formula="of:=IF([.Z50]&lt;[.C50];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Mass Fraction of Cloud Liquid Water</text:p>
          </table:table-cell>
          <table:table-cell office:value-type="float" office:value="1" calcext:value-type="float">
            <text:p>1</text:p>
          </table:table-cell>
          <table:table-cell office:value-type="string" calcext:value-type="string">
            <text:p>Includes both large-scale and convective cloud. <text:s/>Calculate as the mass of cloud liquid water in the grid cell divided by the mass of air (including the water in all phases) in the grid cells. Precipitating hydrometeors are included ONLY if the precipitating hydrometeors affect the calculation of radiative transfer in model.</text:p>
          </table:table-cell>
          <table:table-cell office:value-type="string" calcext:value-type="string">
            <text:p>Report on model layers (not standard pressures).</text:p>
          </table:table-cell>
          <table:table-cell office:value-type="string" calcext:value-type="string">
            <text:p>clw</text:p>
          </table:table-cell>
          <table:table-cell office:value-type="string" calcext:value-type="string">
            <text:p>mass_fraction_of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file:///usr/people/oord/cmor/input/PRIMAVERA_output_EC_Earth.ods'#$OMIP.$D$8:.$K$159];8;0));&quot;&quot;;VLOOKUP([.H51];['file:///usr/people/oord/cmor/input/PRIMAVERA_output_EC_Earth.ods'#$OMIP.$D$8:.$K$159];8;0))">
            <text:p/>
          </table:table-cell>
          <table:table-cell table:formula="of:=IF([.Z51]&lt;[.C51];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Mass Fraction of Cloud Liquid Water</text:p>
          </table:table-cell>
          <table:table-cell table:style-name="ce5" office:value-type="float" office:value="1" calcext:value-type="float">
            <text:p>1</text:p>
          </table:table-cell>
          <table:table-cell table:style-name="ce5" office:value-type="string" calcext:value-type="string">
            <text:p>Calculated as the mass of <text:s/>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table:style-name="ce5" office:value-type="string" calcext:value-type="string">
            <text:p>None</text:p>
          </table:table-cell>
          <table:table-cell table:style-name="ce5" office:value-type="string" calcext:value-type="string">
            <text:p>clw</text:p>
          </table:table-cell>
          <table:table-cell table:style-name="ce5" office:value-type="string" calcext:value-type="string">
            <text:p>mass_fraction_of_cloud_liquid_water_in_air</text:p>
          </table:table-cell>
          <table:table-cell table:style-name="ce5" office:value-type="string" calcext:value-type="string">
            <text:p>None</text:p>
          </table:table-cell>
          <table:table-cell table:style-name="ce5"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clw</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52];['file:///usr/people/oord/cmor/input/PRIMAVERA_output_EC_Earth.ods'#$OMIP.$D$8:.$K$159];8;0));&quot;&quot;;VLOOKUP([.H52];['file:///usr/people/oord/cmor/input/PRIMAVERA_output_EC_Earth.ods'#$OMIP.$D$8:.$K$159];8;0))">
            <text:p/>
          </table:table-cell>
          <table:table-cell table:formula="of:=IF([.Z52]&lt;[.C5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Convective Cloud Liquid Water</text:p>
          </table:table-cell>
          <table:table-cell office:value-type="float" office:value="1" calcext:value-type="float">
            <text:p>1</text:p>
          </table:table-cell>
          <table:table-cell office:value-type="string" calcext:value-type="string">
            <text:p>Calculated as the mass of convective 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c</text:p>
          </table:table-cell>
          <table:table-cell office:value-type="string" calcext:value-type="string">
            <text:p>mass_fraction_of_convective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file:///usr/people/oord/cmor/input/PRIMAVERA_output_EC_Earth.ods'#$OMIP.$D$8:.$K$159];8;0));&quot;&quot;;VLOOKUP([.H53];['file:///usr/people/oord/cmor/input/PRIMAVERA_output_EC_Earth.ods'#$OMIP.$D$8:.$K$159];8;0))">
            <text:p/>
          </table:table-cell>
          <table:table-cell table:formula="of:=IF([.Z53]&lt;[.C5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Stratiform Cloud Liquid Water</text:p>
          </table:table-cell>
          <table:table-cell office:value-type="float" office:value="1" calcext:value-type="float">
            <text:p>1</text:p>
          </table:table-cell>
          <table:table-cell office:value-type="string" calcext:value-type="string">
            <text:p>Calculated as the mass of stratiform 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s</text:p>
          </table:table-cell>
          <table:table-cell office:value-type="string" calcext:value-type="string">
            <text:p>mass_fraction_of_stratiform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4];['file:///usr/people/oord/cmor/input/PRIMAVERA_output_EC_Earth.ods'#$OMIP.$D$8:.$K$159];8;0));&quot;&quot;;VLOOKUP([.H54];['file:///usr/people/oord/cmor/input/PRIMAVERA_output_EC_Earth.ods'#$OMIP.$D$8:.$K$159];8;0))">
            <text:p/>
          </table:table-cell>
          <table:table-cell table:formula="of:=IF([.Z54]&lt;[.C54];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Condensed Water Path</text:p>
          </table:table-cell>
          <table:table-cell office:value-type="string" calcext:value-type="string">
            <text:p>kg m-2</text:p>
          </table:table-cell>
          <table:table-cell office:value-type="string" calcext:value-type="string">
            <text:p>mass of condensed (liquid + ice) water in the column divided by the area of the column (not just the area of the cloudy portion of the column). Includes precipitating hydrometeors ONLY if the precipitating hydrometeor affects the calculation of radiative transfer in model.</text:p>
          </table:table-cell>
          <table:table-cell office:value-type="string" calcext:value-type="string">
            <text:p>None</text:p>
          </table:table-cell>
          <table:table-cell office:value-type="string" calcext:value-type="string">
            <text:p>clwvi</text:p>
          </table:table-cell>
          <table:table-cell office:value-type="string" calcext:value-type="string">
            <text:p>atmosphere_cloud_condensed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wv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5];['file:///usr/people/oord/cmor/input/PRIMAVERA_output_EC_Earth.ods'#$OMIP.$D$8:.$K$159];8;0));&quot;&quot;;VLOOKUP([.H55];['file:///usr/people/oord/cmor/input/PRIMAVERA_output_EC_Earth.ods'#$OMIP.$D$8:.$K$159];8;0))">
            <text:p/>
          </table:table-cell>
          <table:table-cell table:formula="of:=IF([.Z55]&lt;[.C5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ondensed Water Path</text:p>
          </table:table-cell>
          <table:table-cell office:value-type="string" calcext:value-type="string">
            <text:p>kg m-2</text:p>
          </table:table-cell>
          <table:table-cell office:value-type="string" calcext:value-type="string">
            <text:p>calculate mass of condensed (liquid + ice) water in the column divided by the area of the column (not just the area of the cloudy portion of the column). 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vi</text:p>
          </table:table-cell>
          <table:table-cell office:value-type="string" calcext:value-type="string">
            <text:p>atmosphere_cloud_condensed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wvi</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6];['file:///usr/people/oord/cmor/input/PRIMAVERA_output_EC_Earth.ods'#$OMIP.$D$8:.$K$159];8;0));&quot;&quot;;VLOOKUP([.H56];['file:///usr/people/oord/cmor/input/PRIMAVERA_output_EC_Earth.ods'#$OMIP.$D$8:.$K$159];8;0))">
            <text:p/>
          </table:table-cell>
          <table:table-cell table:formula="of:=IF([.Z56]&lt;[.C5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Crop Fraction</text:p>
          </table:table-cell>
          <table:table-cell office:value-type="string" calcext:value-type="string">
            <text:p>%</text:p>
          </table:table-cell>
          <table:table-cell office:value-type="string" calcext:value-type="string">
            <text:p>fraction of entire grid cell <text:s/>that is covered by crop.</text:p>
          </table:table-cell>
          <table:table-cell office:value-type="string" calcext:value-type="string">
            <text:p>add scalar coordinate typecrop and add "crop" to the CF area type table.Note that if this variable is independent of time, it should be stored only for a single time (of the user's choosing).</text:p>
          </table:table-cell>
          <table:table-cell office:value-type="string" calcext:value-type="string">
            <text:p>crop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rop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7];['file:///usr/people/oord/cmor/input/PRIMAVERA_output_EC_Earth.ods'#$OMIP.$D$8:.$K$159];8;0));&quot;&quot;;VLOOKUP([.H57];['file:///usr/people/oord/cmor/input/PRIMAVERA_output_EC_Earth.ods'#$OMIP.$D$8:.$K$159];8;0))">
            <text:p/>
          </table:table-cell>
          <table:table-cell table:formula="of:=IF([.Z57]&lt;[.C5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mxybo</text:p>
          </table:table-cell>
          <table:table-cell office:value-type="string" calcext:value-type="string">
            <text:p>ocean_momentum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mxy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8];['file:///usr/people/oord/cmor/input/PRIMAVERA_output_EC_Earth.ods'#$OMIP.$D$8:.$K$159];8;0));&quot;&quot;;VLOOKUP([.H58];['file:///usr/people/oord/cmor/input/PRIMAVERA_output_EC_Earth.ods'#$OMIP.$D$8:.$K$159];8;0))" office:value-type="float" office:value="3" calcext:value-type="float">
            <text:p>3</text:p>
          </table:table-cell>
          <table:table-cell table:formula="of:=IF([.Z58]&lt;[.C5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mxybo</text:p>
          </table:table-cell>
          <table:table-cell office:value-type="string" calcext:value-type="string">
            <text:p>ocean_momentum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mxy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9];['file:///usr/people/oord/cmor/input/PRIMAVERA_output_EC_Earth.ods'#$OMIP.$D$8:.$K$159];8;0));&quot;&quot;;VLOOKUP([.H59];['file:///usr/people/oord/cmor/input/PRIMAVERA_output_EC_Earth.ods'#$OMIP.$D$8:.$K$159];8;0))" office:value-type="float" office:value="3" calcext:value-type="float">
            <text:p>3</text:p>
          </table:table-cell>
          <table:table-cell table:formula="of:=IF([.Z59]&lt;[.C5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mxylo</text:p>
          </table:table-cell>
          <table:table-cell office:value-type="string" calcext:value-type="string">
            <text:p>ocean_momentum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mxy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0];['file:///usr/people/oord/cmor/input/PRIMAVERA_output_EC_Earth.ods'#$OMIP.$D$8:.$K$159];8;0));&quot;&quot;;VLOOKUP([.H60];['file:///usr/people/oord/cmor/input/PRIMAVERA_output_EC_Earth.ods'#$OMIP.$D$8:.$K$159];8;0))" office:value-type="float" office:value="3" calcext:value-type="float">
            <text:p>3</text:p>
          </table:table-cell>
          <table:table-cell table:formula="of:=IF([.Z60]&lt;[.C6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mxylo</text:p>
          </table:table-cell>
          <table:table-cell office:value-type="string" calcext:value-type="string">
            <text:p>ocean_momentum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mxy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1];['file:///usr/people/oord/cmor/input/PRIMAVERA_output_EC_Earth.ods'#$OMIP.$D$8:.$K$159];8;0));&quot;&quot;;VLOOKUP([.H61];['file:///usr/people/oord/cmor/input/PRIMAVERA_output_EC_Earth.ods'#$OMIP.$D$8:.$K$159];8;0))" office:value-type="float" office:value="3" calcext:value-type="float">
            <text:p>3</text:p>
          </table:table-cell>
          <table:table-cell table:formula="of:=IF([.Z61]&lt;[.C6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bbo</text:p>
          </table:table-cell>
          <table:table-cell office:value-type="string" calcext:value-type="string">
            <text:p>ocean_tracer_bolus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b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2];['file:///usr/people/oord/cmor/input/PRIMAVERA_output_EC_Earth.ods'#$OMIP.$D$8:.$K$159];8;0));&quot;&quot;;VLOOKUP([.H62];['file:///usr/people/oord/cmor/input/PRIMAVERA_output_EC_Earth.ods'#$OMIP.$D$8:.$K$159];8;0))">
            <text:p/>
          </table:table-cell>
          <table:table-cell table:formula="of:=IF([.Z62]&lt;[.C6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bbo</text:p>
          </table:table-cell>
          <table:table-cell office:value-type="string" calcext:value-type="string">
            <text:p>ocean_tracer_bolus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b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3];['file:///usr/people/oord/cmor/input/PRIMAVERA_output_EC_Earth.ods'#$OMIP.$D$8:.$K$159];8;0));&quot;&quot;;VLOOKUP([.H63];['file:///usr/people/oord/cmor/input/PRIMAVERA_output_EC_Earth.ods'#$OMIP.$D$8:.$K$159];8;0))">
            <text:p/>
          </table:table-cell>
          <table:table-cell table:formula="of:=IF([.Z63]&lt;[.C6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blo</text:p>
          </table:table-cell>
          <table:table-cell office:value-type="string" calcext:value-type="string">
            <text:p>ocean_tracer_bolus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b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4];['file:///usr/people/oord/cmor/input/PRIMAVERA_output_EC_Earth.ods'#$OMIP.$D$8:.$K$159];8;0));&quot;&quot;;VLOOKUP([.H64];['file:///usr/people/oord/cmor/input/PRIMAVERA_output_EC_Earth.ods'#$OMIP.$D$8:.$K$159];8;0))" office:value-type="float" office:value="3" calcext:value-type="float">
            <text:p>3</text:p>
          </table:table-cell>
          <table:table-cell table:formula="of:=IF([.Z64]&lt;[.C6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blo</text:p>
          </table:table-cell>
          <table:table-cell office:value-type="string" calcext:value-type="string">
            <text:p>ocean_tracer_bolus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b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5];['file:///usr/people/oord/cmor/input/PRIMAVERA_output_EC_Earth.ods'#$OMIP.$D$8:.$K$159];8;0));&quot;&quot;;VLOOKUP([.H65];['file:///usr/people/oord/cmor/input/PRIMAVERA_output_EC_Earth.ods'#$OMIP.$D$8:.$K$159];8;0))" office:value-type="float" office:value="3" calcext:value-type="float">
            <text:p>3</text:p>
          </table:table-cell>
          <table:table-cell table:formula="of:=IF([.Z65]&lt;[.C6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ebo</text:p>
          </table:table-cell>
          <table:table-cell office:value-type="string" calcext:value-type="string">
            <text:p>ocean_tracer_epineutral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e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6];['file:///usr/people/oord/cmor/input/PRIMAVERA_output_EC_Earth.ods'#$OMIP.$D$8:.$K$159];8;0));&quot;&quot;;VLOOKUP([.H66];['file:///usr/people/oord/cmor/input/PRIMAVERA_output_EC_Earth.ods'#$OMIP.$D$8:.$K$159];8;0))">
            <text:p/>
          </table:table-cell>
          <table:table-cell table:formula="of:=IF([.Z66]&lt;[.C6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ebo</text:p>
          </table:table-cell>
          <table:table-cell office:value-type="string" calcext:value-type="string">
            <text:p>ocean_tracer_epineutral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e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7];['file:///usr/people/oord/cmor/input/PRIMAVERA_output_EC_Earth.ods'#$OMIP.$D$8:.$K$159];8;0));&quot;&quot;;VLOOKUP([.H67];['file:///usr/people/oord/cmor/input/PRIMAVERA_output_EC_Earth.ods'#$OMIP.$D$8:.$K$159];8;0))">
            <text:p/>
          </table:table-cell>
          <table:table-cell table:formula="of:=IF([.Z67]&lt;[.C6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elo</text:p>
          </table:table-cell>
          <table:table-cell office:value-type="string" calcext:value-type="string">
            <text:p>ocean_tracer_epineutral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e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8];['file:///usr/people/oord/cmor/input/PRIMAVERA_output_EC_Earth.ods'#$OMIP.$D$8:.$K$159];8;0));&quot;&quot;;VLOOKUP([.H68];['file:///usr/people/oord/cmor/input/PRIMAVERA_output_EC_Earth.ods'#$OMIP.$D$8:.$K$159];8;0))" office:value-type="float" office:value="3" calcext:value-type="float">
            <text:p>3</text:p>
          </table:table-cell>
          <table:table-cell table:formula="of:=IF([.Z68]&lt;[.C6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elo</text:p>
          </table:table-cell>
          <table:table-cell office:value-type="string" calcext:value-type="string">
            <text:p>ocean_tracer_epineutral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e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9];['file:///usr/people/oord/cmor/input/PRIMAVERA_output_EC_Earth.ods'#$OMIP.$D$8:.$K$159];8;0));&quot;&quot;;VLOOKUP([.H69];['file:///usr/people/oord/cmor/input/PRIMAVERA_output_EC_Earth.ods'#$OMIP.$D$8:.$K$159];8;0))" office:value-type="float" office:value="3" calcext:value-type="float">
            <text:p>3</text:p>
          </table:table-cell>
          <table:table-cell table:formula="of:=IF([.Z69]&lt;[.C6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xybo</text:p>
          </table:table-cell>
          <table:table-cell office:value-type="string" calcext:value-type="string">
            <text:p>ocean_tracer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xy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0];['file:///usr/people/oord/cmor/input/PRIMAVERA_output_EC_Earth.ods'#$OMIP.$D$8:.$K$159];8;0));&quot;&quot;;VLOOKUP([.H70];['file:///usr/people/oord/cmor/input/PRIMAVERA_output_EC_Earth.ods'#$OMIP.$D$8:.$K$159];8;0))">
            <text:p/>
          </table:table-cell>
          <table:table-cell table:formula="of:=IF([.Z70]&lt;[.C7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xybo</text:p>
          </table:table-cell>
          <table:table-cell office:value-type="string" calcext:value-type="string">
            <text:p>ocean_tracer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xy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1];['file:///usr/people/oord/cmor/input/PRIMAVERA_output_EC_Earth.ods'#$OMIP.$D$8:.$K$159];8;0));&quot;&quot;;VLOOKUP([.H71];['file:///usr/people/oord/cmor/input/PRIMAVERA_output_EC_Earth.ods'#$OMIP.$D$8:.$K$159];8;0))">
            <text:p/>
          </table:table-cell>
          <table:table-cell table:formula="of:=IF([.Z71]&lt;[.C7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xylo</text:p>
          </table:table-cell>
          <table:table-cell office:value-type="string" calcext:value-type="string">
            <text:p>ocean_tracer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xy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2];['file:///usr/people/oord/cmor/input/PRIMAVERA_output_EC_Earth.ods'#$OMIP.$D$8:.$K$159];8;0));&quot;&quot;;VLOOKUP([.H72];['file:///usr/people/oord/cmor/input/PRIMAVERA_output_EC_Earth.ods'#$OMIP.$D$8:.$K$159];8;0))">
            <text:p/>
          </table:table-cell>
          <table:table-cell table:formula="of:=IF([.Z72]&lt;[.C7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xylo</text:p>
          </table:table-cell>
          <table:table-cell office:value-type="string" calcext:value-type="string">
            <text:p>ocean_tracer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xy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3];['file:///usr/people/oord/cmor/input/PRIMAVERA_output_EC_Earth.ods'#$OMIP.$D$8:.$K$159];8;0));&quot;&quot;;VLOOKUP([.H73];['file:///usr/people/oord/cmor/input/PRIMAVERA_output_EC_Earth.ods'#$OMIP.$D$8:.$K$159];8;0))">
            <text:p/>
          </table:table-cell>
          <table:table-cell table:formula="of:=IF([.Z73]&lt;[.C7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Heat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ho</text:p>
          </table:table-cell>
          <table:table-cell office:value-type="string" calcext:value-type="string">
            <text:p>ocean_vertical_hea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h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4];['file:///usr/people/oord/cmor/input/PRIMAVERA_output_EC_Earth.ods'#$OMIP.$D$8:.$K$159];8;0));&quot;&quot;;VLOOKUP([.H74];['file:///usr/people/oord/cmor/input/PRIMAVERA_output_EC_Earth.ods'#$OMIP.$D$8:.$K$159];8;0))" office:value-type="float" office:value="3" calcext:value-type="float">
            <text:p>3</text:p>
          </table:table-cell>
          <table:table-cell table:formula="of:=IF([.Z74]&lt;[.C7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 due to Background</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bo</text:p>
          </table:table-cell>
          <table:table-cell office:value-type="string" calcext:value-type="string">
            <text:p>ocean_vertical_momentum_diffusivity_due_to_background</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5];['file:///usr/people/oord/cmor/input/PRIMAVERA_output_EC_Earth.ods'#$OMIP.$D$8:.$K$159];8;0));&quot;&quot;;VLOOKUP([.H75];['file:///usr/people/oord/cmor/input/PRIMAVERA_output_EC_Earth.ods'#$OMIP.$D$8:.$K$159];8;0))">
            <text:p/>
          </table:table-cell>
          <table:table-cell table:formula="of:=IF([.Z75]&lt;[.C7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 due to Form Drag</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fdo</text:p>
          </table:table-cell>
          <table:table-cell office:value-type="string" calcext:value-type="string">
            <text:p>ocean_vertical_momentum_diffusivity_due_to_form_drag</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fd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6];['file:///usr/people/oord/cmor/input/PRIMAVERA_output_EC_Earth.ods'#$OMIP.$D$8:.$K$159];8;0));&quot;&quot;;VLOOKUP([.H76];['file:///usr/people/oord/cmor/input/PRIMAVERA_output_EC_Earth.ods'#$OMIP.$D$8:.$K$159];8;0))">
            <text:p/>
          </table:table-cell>
          <table:table-cell table:formula="of:=IF([.Z76]&lt;[.C7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o</text:p>
          </table:table-cell>
          <table:table-cell office:value-type="string" calcext:value-type="string">
            <text:p>ocean_vertical_momentum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7];['file:///usr/people/oord/cmor/input/PRIMAVERA_output_EC_Earth.ods'#$OMIP.$D$8:.$K$159];8;0));&quot;&quot;;VLOOKUP([.H77];['file:///usr/people/oord/cmor/input/PRIMAVERA_output_EC_Earth.ods'#$OMIP.$D$8:.$K$159];8;0))">
            <text:p/>
          </table:table-cell>
          <table:table-cell table:formula="of:=IF([.Z77]&lt;[.C7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 due to Tides</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to</text:p>
          </table:table-cell>
          <table:table-cell office:value-type="string" calcext:value-type="string">
            <text:p>ocean_vertical_momentum_diffusivity_due_to_tides</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8];['file:///usr/people/oord/cmor/input/PRIMAVERA_output_EC_Earth.ods'#$OMIP.$D$8:.$K$159];8;0));&quot;&quot;;VLOOKUP([.H78];['file:///usr/people/oord/cmor/input/PRIMAVERA_output_EC_Earth.ods'#$OMIP.$D$8:.$K$159];8;0))">
            <text:p/>
          </table:table-cell>
          <table:table-cell table:formula="of:=IF([.Z78]&lt;[.C78]; 1;&quot;&quot;)">
            <text:p/>
          </table:table-cell>
          <table:table-cell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Salt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so</text:p>
          </table:table-cell>
          <table:table-cell office:value-type="string" calcext:value-type="string">
            <text:p>ocean_vertical_sal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s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9];['file:///usr/people/oord/cmor/input/PRIMAVERA_output_EC_Earth.ods'#$OMIP.$D$8:.$K$159];8;0));&quot;&quot;;VLOOKUP([.H79];['file:///usr/people/oord/cmor/input/PRIMAVERA_output_EC_Earth.ods'#$OMIP.$D$8:.$K$159];8;0))" office:value-type="float" office:value="3" calcext:value-type="float">
            <text:p>3</text:p>
          </table:table-cell>
          <table:table-cell table:formula="of:=IF([.Z79]&lt;[.C79]; 1;&quot;&quot;)">
            <text:p/>
          </table:table-cell>
          <table:table-cell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Tracer Diffusivity due to Background</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trbo</text:p>
          </table:table-cell>
          <table:table-cell office:value-type="string" calcext:value-type="string">
            <text:p>ocean_vertical_tracer_diffusivity_due_to_background</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tr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0];['file:///usr/people/oord/cmor/input/PRIMAVERA_output_EC_Earth.ods'#$OMIP.$D$8:.$K$159];8;0));&quot;&quot;;VLOOKUP([.H80];['file:///usr/people/oord/cmor/input/PRIMAVERA_output_EC_Earth.ods'#$OMIP.$D$8:.$K$159];8;0))">
            <text:p/>
          </table:table-cell>
          <table:table-cell table:formula="of:=IF([.Z80]&lt;[.C8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Tracer Diffusivity due to Tides</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trto</text:p>
          </table:table-cell>
          <table:table-cell office:value-type="string" calcext:value-type="string">
            <text:p>ocean_vertical_tracer_diffusivity_due_to_tides</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tr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1];['file:///usr/people/oord/cmor/input/PRIMAVERA_output_EC_Earth.ods'#$OMIP.$D$8:.$K$159];8;0));&quot;&quot;;VLOOKUP([.H81];['file:///usr/people/oord/cmor/input/PRIMAVERA_output_EC_Earth.ods'#$OMIP.$D$8:.$K$159];8;0))">
            <text:p/>
          </table:table-cell>
          <table:table-cell table:formula="of:=IF([.Z81]&lt;[.C8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Kinetic Energy Dissipation Per Unit Area due to Vertical Fric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dispkevfo</text:p>
          </table:table-cell>
          <table:table-cell office:value-type="string" calcext:value-type="string">
            <text:p>ocean_kinetic_energy_dissipation_per_unit_area_due_to_vertical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spkevf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2];['file:///usr/people/oord/cmor/input/PRIMAVERA_output_EC_Earth.ods'#$OMIP.$D$8:.$K$159];8;0));&quot;&quot;;VLOOKUP([.H82];['file:///usr/people/oord/cmor/input/PRIMAVERA_output_EC_Earth.ods'#$OMIP.$D$8:.$K$159];8;0))">
            <text:p/>
          </table:table-cell>
          <table:table-cell table:formula="of:=IF([.Z82]&lt;[.C8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Kinetic Energy Dissipation Per Unit Area due to XY Friction</text:p>
          </table:table-cell>
          <table:table-cell office:value-type="string" calcext:value-type="string">
            <text:p>W m-2</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spkexyfo</text:p>
          </table:table-cell>
          <table:table-cell office:value-type="string" calcext:value-type="string">
            <text:p>ocean_kinetic_energy_dissipation_per_unit_area_due_to_xy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spkexyf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3];['file:///usr/people/oord/cmor/input/PRIMAVERA_output_EC_Earth.ods'#$OMIP.$D$8:.$K$159];8;0));&quot;&quot;;VLOOKUP([.H83];['file:///usr/people/oord/cmor/input/PRIMAVERA_output_EC_Earth.ods'#$OMIP.$D$8:.$K$159];8;0))" office:value-type="float" office:value="3" calcext:value-type="float">
            <text:p>3</text:p>
          </table:table-cell>
          <table:table-cell table:formula="of:=IF([.Z83]&lt;[.C8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Kinetic Energy Dissipation Per Unit Area due to XY Friction</text:p>
          </table:table-cell>
          <table:table-cell office:value-type="string" calcext:value-type="string">
            <text:p>W m-2</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spkexyfo</text:p>
          </table:table-cell>
          <table:table-cell office:value-type="string" calcext:value-type="string">
            <text:p>ocean_kinetic_energy_dissipation_per_unit_area_due_to_xy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spkexyf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4];['file:///usr/people/oord/cmor/input/PRIMAVERA_output_EC_Earth.ods'#$OMIP.$D$8:.$K$159];8;0));&quot;&quot;;VLOOKUP([.H84];['file:///usr/people/oord/cmor/input/PRIMAVERA_output_EC_Earth.ods'#$OMIP.$D$8:.$K$159];8;0))" office:value-type="float" office:value="3" calcext:value-type="float">
            <text:p>3</text:p>
          </table:table-cell>
          <table:table-cell table:formula="of:=IF([.Z84]&lt;[.C8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train Rate Divergence of Sea Ice</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divice</text:p>
          </table:table-cell>
          <table:table-cell office:value-type="string" calcext:value-type="string">
            <text:p>divergence_of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iv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5];['file:///usr/people/oord/cmor/input/PRIMAVERA_output_EC_Earth.ods'#$OMIP.$D$8:.$K$159];8;0));&quot;&quot;;VLOOKUP([.H85];['file:///usr/people/oord/cmor/input/PRIMAVERA_output_EC_Earth.ods'#$OMIP.$D$8:.$K$159];8;0))">
            <text:p/>
          </table:table-cell>
          <table:table-cell table:formula="of:=IF([.Z85]&lt;[.C8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Deep Convective Mass Flux</text:p>
          </table:table-cell>
          <table:table-cell office:value-type="string" calcext:value-type="string">
            <text:p>kg m-2 s-1</text:p>
          </table:table-cell>
          <table:table-cell office:value-type="string" calcext:value-type="string">
            <text:p>The net mass flux <text:s/>represents the difference between the updraft and downdraft components. <text:s text:c="2"/>This is 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dmc</text:p>
          </table:table-cell>
          <table:table-cell office:value-type="string" calcext:value-type="string">
            <text:p>atmosphere_net_upward_deep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d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6];['file:///usr/people/oord/cmor/input/PRIMAVERA_output_EC_Earth.ods'#$OMIP.$D$8:.$K$159];8;0));&quot;&quot;;VLOOKUP([.H86];['file:///usr/people/oord/cmor/input/PRIMAVERA_output_EC_Earth.ods'#$OMIP.$D$8:.$K$159];8;0))">
            <text:p/>
          </table:table-cell>
          <table:table-cell table:formula="of:=IF([.Z86]&lt;[.C8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bc</text:p>
          </table:table-cell>
          <table:table-cell office:value-type="string" calcext:value-type="string">
            <text:p>tendency_of_atmosphere_mass_content_of_black_carbon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7];['file:///usr/people/oord/cmor/input/PRIMAVERA_output_EC_Earth.ods'#$OMIP.$D$8:.$K$159];8;0));&quot;&quot;;VLOOKUP([.H87];['file:///usr/people/oord/cmor/input/PRIMAVERA_output_EC_Earth.ods'#$OMIP.$D$8:.$K$159];8;0))">
            <text:p/>
          </table:table-cell>
          <table:table-cell table:formula="of:=IF([.Z87]&lt;[.C8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MS</text:p>
          </table:table-cell>
          <table:table-cell office:value-type="string" calcext:value-type="string">
            <text:p>kg m-2 s-1</text:p>
          </table:table-cell>
          <table:table-cell office:value-type="string" calcext:value-type="string">
            <text:p>None</text:p>
          </table:table-cell>
          <table:table-cell office:value-type="string" calcext:value-type="string">
            <text:p>omit if DMS is not dry deposited in the model.</text:p>
          </table:table-cell>
          <table:table-cell office:value-type="string" calcext:value-type="string">
            <text:p>drydms</text:p>
          </table:table-cell>
          <table:table-cell office:value-type="string" calcext:value-type="string">
            <text:p>tendency_of_atmosphere_mass_content_of_dimethyl_sulfide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8];['file:///usr/people/oord/cmor/input/PRIMAVERA_output_EC_Earth.ods'#$OMIP.$D$8:.$K$159];8;0));&quot;&quot;;VLOOKUP([.H88];['file:///usr/people/oord/cmor/input/PRIMAVERA_output_EC_Earth.ods'#$OMIP.$D$8:.$K$159];8;0))">
            <text:p/>
          </table:table-cell>
          <table:table-cell table:formula="of:=IF([.Z88]&lt;[.C8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Dry Deposit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dust</text:p>
          </table:table-cell>
          <table:table-cell office:value-type="string" calcext:value-type="string">
            <text:p>tendency_of_atmosphere_mass_content_of_dust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9];['file:///usr/people/oord/cmor/input/PRIMAVERA_output_EC_Earth.ods'#$OMIP.$D$8:.$K$159];8;0));&quot;&quot;;VLOOKUP([.H89];['file:///usr/people/oord/cmor/input/PRIMAVERA_output_EC_Earth.ods'#$OMIP.$D$8:.$K$159];8;0))">
            <text:p/>
          </table:table-cell>
          <table:table-cell table:formula="of:=IF([.Z89]&lt;[.C8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nh3</text:p>
          </table:table-cell>
          <table:table-cell office:value-type="string" calcext:value-type="string">
            <text:p>tendency_of_atmosphere_mass_content_of_ammonia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nh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0];['file:///usr/people/oord/cmor/input/PRIMAVERA_output_EC_Earth.ods'#$OMIP.$D$8:.$K$159];8;0));&quot;&quot;;VLOOKUP([.H90];['file:///usr/people/oord/cmor/input/PRIMAVERA_output_EC_Earth.ods'#$OMIP.$D$8:.$K$159];8;0))">
            <text:p/>
          </table:table-cell>
          <table:table-cell table:formula="of:=IF([.Z90]&lt;[.C9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Dry Deposition Rate of NH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nh4</text:p>
          </table:table-cell>
          <table:table-cell office:value-type="string" calcext:value-type="string">
            <text:p>tendency_of_atmosphere_mass_content_of_ammonium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1];['file:///usr/people/oord/cmor/input/PRIMAVERA_output_EC_Earth.ods'#$OMIP.$D$8:.$K$159];8;0));&quot;&quot;;VLOOKUP([.H91];['file:///usr/people/oord/cmor/input/PRIMAVERA_output_EC_Earth.ods'#$OMIP.$D$8:.$K$159];8;0))">
            <text:p/>
          </table:table-cell>
          <table:table-cell table:formula="of:=IF([.Z91]&lt;[.C9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ry Aerosol Organic Matter</text:p>
          </table:table-cell>
          <table:table-cell office:value-type="string" calcext:value-type="string">
            <text:p>kg m-2 s-1</text:p>
          </table:table-cell>
          <table:table-cell office:value-type="string" calcext:value-type="string">
            <text:p>tendency of atmosphere mass content of organic dry aerosol due to dry deposition: This is the sum of dry deposition of POA and dry deposi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dryoa</text:p>
          </table:table-cell>
          <table:table-cell office:value-type="string" calcext:value-type="string">
            <text:p>tendency_of_atmosphere_mass_content_of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2];['file:///usr/people/oord/cmor/input/PRIMAVERA_output_EC_Earth.ods'#$OMIP.$D$8:.$K$159];8;0));&quot;&quot;;VLOOKUP([.H92];['file:///usr/people/oord/cmor/input/PRIMAVERA_output_EC_Earth.ods'#$OMIP.$D$8:.$K$159];8;0))">
            <text:p/>
          </table:table-cell>
          <table:table-cell table:formula="of:=IF([.Z92]&lt;[.C9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ry Aerosol Prim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poa</text:p>
          </table:table-cell>
          <table:table-cell office:value-type="string" calcext:value-type="string">
            <text:p>tendency_of_atmosphere_mass_content_of_primary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3];['file:///usr/people/oord/cmor/input/PRIMAVERA_output_EC_Earth.ods'#$OMIP.$D$8:.$K$159];8;0));&quot;&quot;;VLOOKUP([.H93];['file:///usr/people/oord/cmor/input/PRIMAVERA_output_EC_Earth.ods'#$OMIP.$D$8:.$K$159];8;0))">
            <text:p/>
          </table:table-cell>
          <table:table-cell table:formula="of:=IF([.Z93]&lt;[.C9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2</text:p>
          </table:table-cell>
          <table:table-cell office:value-type="string" calcext:value-type="string">
            <text:p>tendency_of_atmosphere_mass_content_of_sulfur_dioxide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4];['file:///usr/people/oord/cmor/input/PRIMAVERA_output_EC_Earth.ods'#$OMIP.$D$8:.$K$159];8;0));&quot;&quot;;VLOOKUP([.H94];['file:///usr/people/oord/cmor/input/PRIMAVERA_output_EC_Earth.ods'#$OMIP.$D$8:.$K$159];8;0))">
            <text:p/>
          </table:table-cell>
          <table:table-cell table:formula="of:=IF([.Z94]&lt;[.C9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Dry Deposition Rate of SO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4</text:p>
          </table:table-cell>
          <table:table-cell office:value-type="string" calcext:value-type="string">
            <text:p>tendency_of_atmosphere_mass_content_of_sulfate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5];['file:///usr/people/oord/cmor/input/PRIMAVERA_output_EC_Earth.ods'#$OMIP.$D$8:.$K$159];8;0));&quot;&quot;;VLOOKUP([.H95];['file:///usr/people/oord/cmor/input/PRIMAVERA_output_EC_Earth.ods'#$OMIP.$D$8:.$K$159];8;0))">
            <text:p/>
          </table:table-cell>
          <table:table-cell table:formula="of:=IF([.Z95]&lt;[.C9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ry Aerosol Second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a</text:p>
          </table:table-cell>
          <table:table-cell office:value-type="string" calcext:value-type="string">
            <text:p>tendency_of_atmosphere_mass_content_of_secondary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6];['file:///usr/people/oord/cmor/input/PRIMAVERA_output_EC_Earth.ods'#$OMIP.$D$8:.$K$159];8;0));&quot;&quot;;VLOOKUP([.H96];['file:///usr/people/oord/cmor/input/PRIMAVERA_output_EC_Earth.ods'#$OMIP.$D$8:.$K$159];8;0))">
            <text:p/>
          </table:table-cell>
          <table:table-cell table:formula="of:=IF([.Z96]&lt;[.C9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s</text:p>
          </table:table-cell>
          <table:table-cell office:value-type="string" calcext:value-type="string">
            <text:p>tendency_of_atmosphere_mass_content_of_seasalt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7];['file:///usr/people/oord/cmor/input/PRIMAVERA_output_EC_Earth.ods'#$OMIP.$D$8:.$K$159];8;0));&quot;&quot;;VLOOKUP([.H97];['file:///usr/people/oord/cmor/input/PRIMAVERA_output_EC_Earth.ods'#$OMIP.$D$8:.$K$159];8;0))">
            <text:p/>
          </table:table-cell>
          <table:table-cell table:formula="of:=IF([.Z97]&lt;[.C9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of Primary Aerosol from Biomass Burning</text:p>
          </table:table-cell>
          <table:table-cell office:value-type="string" calcext:value-type="string">
            <text:p>kg m-2 s-1</text:p>
          </table:table-cell>
          <table:table-cell office:value-type="string" calcext:value-type="string">
            <text:p>tendency of atmosphere mass content of primary organic matter dry aerosol due to emission: This does not include sources of secondary aerosols from biomass burning aerosols, such as SO2 or SOA.</text:p>
          </table:table-cell>
          <table:table-cell office:value-type="string" calcext:value-type="string">
            <text:p>None</text:p>
          </table:table-cell>
          <table:table-cell office:value-type="string" calcext:value-type="string">
            <text:p>emibb</text:p>
          </table:table-cell>
          <table:table-cell office:value-type="string" calcext:value-type="string">
            <text:p>tendency_of_atmosphere_mass_content_of_primary_particulate_organic_matter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bb</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8];['file:///usr/people/oord/cmor/input/PRIMAVERA_output_EC_Earth.ods'#$OMIP.$D$8:.$K$159];8;0));&quot;&quot;;VLOOKUP([.H98];['file:///usr/people/oord/cmor/input/PRIMAVERA_output_EC_Earth.ods'#$OMIP.$D$8:.$K$159];8;0))">
            <text:p/>
          </table:table-cell>
          <table:table-cell table:formula="of:=IF([.Z98]&lt;[.C9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Emiss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bc</text:p>
          </table:table-cell>
          <table:table-cell office:value-type="string" calcext:value-type="string">
            <text:p>tendency_of_atmosphere_mass_content_of_black_carbon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9];['file:///usr/people/oord/cmor/input/PRIMAVERA_output_EC_Earth.ods'#$OMIP.$D$8:.$K$159];8;0));&quot;&quot;;VLOOKUP([.H99];['file:///usr/people/oord/cmor/input/PRIMAVERA_output_EC_Earth.ods'#$OMIP.$D$8:.$K$159];8;0))">
            <text:p/>
          </table:table-cell>
          <table:table-cell table:formula="of:=IF([.Z99]&lt;[.C9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DM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dms</text:p>
          </table:table-cell>
          <table:table-cell office:value-type="string" calcext:value-type="string">
            <text:p>tendency_of_atmosphere_mass_content_of_dimethyl_sulfide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0];['file:///usr/people/oord/cmor/input/PRIMAVERA_output_EC_Earth.ods'#$OMIP.$D$8:.$K$159];8;0));&quot;&quot;;VLOOKUP([.H100];['file:///usr/people/oord/cmor/input/PRIMAVERA_output_EC_Earth.ods'#$OMIP.$D$8:.$K$159];8;0))">
            <text:p/>
          </table:table-cell>
          <table:table-cell table:formula="of:=IF([.Z100]&lt;[.C10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dust</text:p>
          </table:table-cell>
          <table:table-cell office:value-type="string" calcext:value-type="string">
            <text:p>tendency_of_atmosphere_mass_content_of_dust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1];['file:///usr/people/oord/cmor/input/PRIMAVERA_output_EC_Earth.ods'#$OMIP.$D$8:.$K$159];8;0));&quot;&quot;;VLOOKUP([.H101];['file:///usr/people/oord/cmor/input/PRIMAVERA_output_EC_Earth.ods'#$OMIP.$D$8:.$K$159];8;0))">
            <text:p/>
          </table:table-cell>
          <table:table-cell table:formula="of:=IF([.Z101]&lt;[.C10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nh3</text:p>
          </table:table-cell>
          <table:table-cell office:value-type="string" calcext:value-type="string">
            <text:p>tendency_of_atmosphere_mass_content_of_ammonia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nh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2];['file:///usr/people/oord/cmor/input/PRIMAVERA_output_EC_Earth.ods'#$OMIP.$D$8:.$K$159];8;0));&quot;&quot;;VLOOKUP([.H102];['file:///usr/people/oord/cmor/input/PRIMAVERA_output_EC_Earth.ods'#$OMIP.$D$8:.$K$159];8;0))">
            <text:p/>
          </table:table-cell>
          <table:table-cell table:formula="of:=IF([.Z102]&lt;[.C10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Rate of Emission and Production of Dry Aerosol Total Organic Matter</text:p>
          </table:table-cell>
          <table:table-cell office:value-type="string" calcext:value-type="string">
            <text:p>kg m-2 s-1</text:p>
          </table:table-cell>
          <table:table-cell office:value-type="string" calcext:value-type="string">
            <text:p>tendency of atmosphere mass content of organic matter dry aerosol due to net production and emission. <text:s/>This is the sum of total emission of POA and total produc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emioa</text:p>
          </table:table-cell>
          <table:table-cell office:value-type="string" calcext:value-type="string">
            <text:p>tendency_of_atmosphere_mass_content_of_particulate_organic_matter_dry_aerosol_due_to_net_chemical_production_and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3];['file:///usr/people/oord/cmor/input/PRIMAVERA_output_EC_Earth.ods'#$OMIP.$D$8:.$K$159];8;0));&quot;&quot;;VLOOKUP([.H103];['file:///usr/people/oord/cmor/input/PRIMAVERA_output_EC_Earth.ods'#$OMIP.$D$8:.$K$159];8;0))">
            <text:p/>
          </table:table-cell>
          <table:table-cell table:formula="of:=IF([.Z103]&lt;[.C10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Emission Rate of Dry Aerosol Primary Organic Matter</text:p>
          </table:table-cell>
          <table:table-cell office:value-type="string" calcext:value-type="string">
            <text:p>kg m-2 s-1</text:p>
          </table:table-cell>
          <table:table-cell office:value-type="string" calcext:value-type="string">
            <text:p>tendency of atmosphere mass content of primary organic aerosol due to emission: <text:s/>"mass" refers to the mass of primary organic matter, not mass of organic carbon alone.</text:p>
          </table:table-cell>
          <table:table-cell office:value-type="string" calcext:value-type="string">
            <text:p>In a previous message you said production referred to SOA, not POA, so I've removed "production" here and only use "emission". <text:s/>Is this o.k.?</text:p>
          </table:table-cell>
          <table:table-cell office:value-type="string" calcext:value-type="string">
            <text:p>emipoa</text:p>
          </table:table-cell>
          <table:table-cell office:value-type="string" calcext:value-type="string">
            <text:p>tendency_of_atmosphere_mass_content_of_primary_particulate_organic_matter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4];['file:///usr/people/oord/cmor/input/PRIMAVERA_output_EC_Earth.ods'#$OMIP.$D$8:.$K$159];8;0));&quot;&quot;;VLOOKUP([.H104];['file:///usr/people/oord/cmor/input/PRIMAVERA_output_EC_Earth.ods'#$OMIP.$D$8:.$K$159];8;0))">
            <text:p/>
          </table:table-cell>
          <table:table-cell table:formula="of:=IF([.Z104]&lt;[.C10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so2</text:p>
          </table:table-cell>
          <table:table-cell office:value-type="string" calcext:value-type="string">
            <text:p>tendency_of_atmosphere_mass_content_of_sulfur_dioxide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5];['file:///usr/people/oord/cmor/input/PRIMAVERA_output_EC_Earth.ods'#$OMIP.$D$8:.$K$159];8;0));&quot;&quot;;VLOOKUP([.H105];['file:///usr/people/oord/cmor/input/PRIMAVERA_output_EC_Earth.ods'#$OMIP.$D$8:.$K$159];8;0))">
            <text:p/>
          </table:table-cell>
          <table:table-cell table:formula="of:=IF([.Z105]&lt;[.C10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Direct Emission Rate of SO4</text:p>
          </table:table-cell>
          <table:table-cell office:value-type="string" calcext:value-type="string">
            <text:p>kg m-2 s-1</text:p>
          </table:table-cell>
          <table:table-cell office:value-type="string" calcext:value-type="string">
            <text:p>expressed as a tendency of atmosphere mass content of SO4. <text:s/>Direct emission does not include secondary sulfate production.</text:p>
          </table:table-cell>
          <table:table-cell office:value-type="string" calcext:value-type="string">
            <text:p>None</text:p>
          </table:table-cell>
          <table:table-cell office:value-type="string" calcext:value-type="string">
            <text:p>emiso4</text:p>
          </table:table-cell>
          <table:table-cell office:value-type="string" calcext:value-type="string">
            <text:p>tendency_of_atmosphere_mass_content_of_sulfate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6];['file:///usr/people/oord/cmor/input/PRIMAVERA_output_EC_Earth.ods'#$OMIP.$D$8:.$K$159];8;0));&quot;&quot;;VLOOKUP([.H106];['file:///usr/people/oord/cmor/input/PRIMAVERA_output_EC_Earth.ods'#$OMIP.$D$8:.$K$159];8;0))">
            <text:p/>
          </table:table-cell>
          <table:table-cell table:formula="of:=IF([.Z106]&lt;[.C10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ss</text:p>
          </table:table-cell>
          <table:table-cell office:value-type="string" calcext:value-type="string">
            <text:p>tendency_of_atmosphere_mass_content_of_seasalt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7];['file:///usr/people/oord/cmor/input/PRIMAVERA_output_EC_Earth.ods'#$OMIP.$D$8:.$K$159];8;0));&quot;&quot;;VLOOKUP([.H107];['file:///usr/people/oord/cmor/input/PRIMAVERA_output_EC_Earth.ods'#$OMIP.$D$8:.$K$159];8;0))">
            <text:p/>
          </table:table-cell>
          <table:table-cell table:formula="of:=IF([.Z107]&lt;[.C10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Eastward Derivative of Northward Sea Ice Velocity</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eshrice</text:p>
          </table:table-cell>
          <table:table-cell office:value-type="string" calcext:value-type="string">
            <text:p>eastward_derivative_of_northward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shr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08];['file:///usr/people/oord/cmor/input/PRIMAVERA_output_EC_Earth.ods'#$OMIP.$D$8:.$K$159];8;0));&quot;&quot;;VLOOKUP([.H108];['file:///usr/people/oord/cmor/input/PRIMAVERA_output_EC_Earth.ods'#$OMIP.$D$8:.$K$159];8;0))">
            <text:p/>
          </table:table-cell>
          <table:table-cell table:formula="of:=IF([.Z108]&lt;[.C10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Water Evaporation Flux from Sea Ice</text:p>
          </table:table-cell>
          <table:table-cell office:value-type="string" calcext:value-type="string">
            <text:p>kg m-2 s-1</text:p>
          </table:table-cell>
          <table:table-cell office:value-type="string" calcext:value-type="string">
            <text:p>the average rate that water mass evaporates (or sublimates) from the sea ice surface (i.e., kg/s) divided by the area of the ocean (i.e., open ocean + sea ice) portion of the grid cell. This quantity, multiplied both by the oean area of the grid cell and by the length of the month, should yield the total mass of water evaporated (or sublimated) from the sea ice. <text:s/>Reported as 0.0 in regions free of sea ice. <text:s/>[This was computed differently in CMIP3.]</text:p>
          </table:table-cell>
          <table:table-cell office:value-type="string" calcext:value-type="string">
            <text:p>None</text:p>
          </table:table-cell>
          <table:table-cell office:value-type="string" calcext:value-type="string">
            <text:p>evap</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ap</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09];['file:///usr/people/oord/cmor/input/PRIMAVERA_output_EC_Earth.ods'#$OMIP.$D$8:.$K$159];8;0));&quot;&quot;;VLOOKUP([.H109];['file:///usr/people/oord/cmor/input/PRIMAVERA_output_EC_Earth.ods'#$OMIP.$D$8:.$K$159];8;0))">
            <text:p/>
          </table:table-cell>
          <table:table-cell table:formula="of:=IF([.Z109]&lt;[.C10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Eddy Diffusivity Coefficients for Temperature</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evisct</text:p>
          </table:table-cell>
          <table:table-cell office:value-type="string" calcext:value-type="string">
            <text:p>atmosphere_hea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evisc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0];['file:///usr/people/oord/cmor/input/PRIMAVERA_output_EC_Earth.ods'#$OMIP.$D$8:.$K$159];8;0));&quot;&quot;;VLOOKUP([.H110];['file:///usr/people/oord/cmor/input/PRIMAVERA_output_EC_Earth.ods'#$OMIP.$D$8:.$K$159];8;0))">
            <text:p/>
          </table:table-cell>
          <table:table-cell table:formula="of:=IF([.Z110]&lt;[.C11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Eddy Viscosity Coefficients for Momentum</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eviscu</text:p>
          </table:table-cell>
          <table:table-cell office:value-type="string" calcext:value-type="string">
            <text:p>atmosphere_momentum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evisc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1];['file:///usr/people/oord/cmor/input/PRIMAVERA_output_EC_Earth.ods'#$OMIP.$D$8:.$K$159];8;0));&quot;&quot;;VLOOKUP([.H111];['file:///usr/people/oord/cmor/input/PRIMAVERA_output_EC_Earth.ods'#$OMIP.$D$8:.$K$159];8;0))">
            <text:p/>
          </table:table-cell>
          <table:table-cell table:formula="of:=IF([.Z111]&lt;[.C11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Evaporation Flux Where Ice Free Ocean over Sea</text:p>
          </table:table-cell>
          <table:table-cell office:value-type="string" calcext:value-type="string">
            <text:p>kg m-2 s-1</text:p>
          </table:table-cell>
          <table:table-cell office:value-type="string" calcext:value-type="string">
            <text:p>computed as the total mass of water vapor evaporating from the ice-free portion of the ocean <text:s/>divided by the area of the ocean portion of the grid cell.</text:p>
          </table:table-cell>
          <table:table-cell office:value-type="string" calcext:value-type="string">
            <text:p>None</text:p>
          </table:table-cell>
          <table:table-cell office:value-type="string" calcext:value-type="string">
            <text:p>evs</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2];['file:///usr/people/oord/cmor/input/PRIMAVERA_output_EC_Earth.ods'#$OMIP.$D$8:.$K$159];8;0));&quot;&quot;;VLOOKUP([.H112];['file:///usr/people/oord/cmor/input/PRIMAVERA_output_EC_Earth.ods'#$OMIP.$D$8:.$K$159];8;0))" office:value-type="float" office:value="2" calcext:value-type="float">
            <text:p>2</text:p>
          </table:table-cell>
          <table:table-cell table:formula="of:=IF([.Z112]&lt;[.C112];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vaporation</text:p>
          </table:table-cell>
          <table:table-cell office:value-type="string" calcext:value-type="string">
            <text:p>kg m-2 s-1</text:p>
          </table:table-cell>
          <table:table-cell office:value-type="string" calcext:value-type="string">
            <text:p>at surface; flux of water into the atmosphere due to conversion of both liquid and solid phases to vapor (from underlying surface and vegetation)</text:p>
          </table:table-cell>
          <table:table-cell office:value-type="string" calcext:value-type="string">
            <text:p>None</text:p>
          </table:table-cell>
          <table:table-cell office:value-type="string" calcext:value-type="string">
            <text:p>evspsbl</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3];['file:///usr/people/oord/cmor/input/PRIMAVERA_output_EC_Earth.ods'#$OMIP.$D$8:.$K$159];8;0));&quot;&quot;;VLOOKUP([.H113];['file:///usr/people/oord/cmor/input/PRIMAVERA_output_EC_Earth.ods'#$OMIP.$D$8:.$K$159];8;0))">
            <text:p/>
          </table:table-cell>
          <table:table-cell table:formula="of:=IF([.Z113]&lt;[.C11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Water Evaporation from Soil</text:p>
          </table:table-cell>
          <table:table-cell office:value-type="string" calcext:value-type="string">
            <text:p>kg m-2 s-1</text:p>
          </table:table-cell>
          <table:table-cell office:value-type="string" calcext:value-type="string">
            <text:p>includes sublimation.</text:p>
          </table:table-cell>
          <table:table-cell office:value-type="string" calcext:value-type="string">
            <text:p>None</text:p>
          </table:table-cell>
          <table:table-cell office:value-type="string" calcext:value-type="string">
            <text:p>evspsblsoi</text:p>
          </table:table-cell>
          <table:table-cell office:value-type="string" calcext:value-type="string">
            <text:p>water_evaporation_flux_from_soil</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soi</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4];['file:///usr/people/oord/cmor/input/PRIMAVERA_output_EC_Earth.ods'#$OMIP.$D$8:.$K$159];8;0));&quot;&quot;;VLOOKUP([.H114];['file:///usr/people/oord/cmor/input/PRIMAVERA_output_EC_Earth.ods'#$OMIP.$D$8:.$K$159];8;0))">
            <text:p/>
          </table:table-cell>
          <table:table-cell table:formula="of:=IF([.Z114]&lt;[.C11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Evaporation from Canopy</text:p>
          </table:table-cell>
          <table:table-cell office:value-type="string" calcext:value-type="string">
            <text:p>kg m-2 s-1</text:p>
          </table:table-cell>
          <table:table-cell office:value-type="string" calcext:value-type="string">
            <text:p>the canopy evaporation+sublimation (if present in model).</text:p>
          </table:table-cell>
          <table:table-cell office:value-type="string" calcext:value-type="string">
            <text:p>None</text:p>
          </table:table-cell>
          <table:table-cell office:value-type="string" calcext:value-type="string">
            <text:p>evspsblveg</text:p>
          </table:table-cell>
          <table:table-cell office:value-type="string" calcext:value-type="string">
            <text:p>water_evaporation_flux_from_canopy</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veg</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5];['file:///usr/people/oord/cmor/input/PRIMAVERA_output_EC_Earth.ods'#$OMIP.$D$8:.$K$159];8;0));&quot;&quot;;VLOOKUP([.H115];['file:///usr/people/oord/cmor/input/PRIMAVERA_output_EC_Earth.ods'#$OMIP.$D$8:.$K$159];8;0))">
            <text:p/>
          </table:table-cell>
          <table:table-cell table:formula="of:=IF([.Z115]&lt;[.C11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From Icebergs</text:p>
          </table:table-cell>
          <table:table-cell office:value-type="string" calcext:value-type="string">
            <text:p>kg m-2 s-1</text:p>
          </table:table-cell>
          <table:table-cell office:value-type="string" calcext:value-type="string">
            <text:p>computed as the iceberg melt water <text:s/>flux into the ocean divided by the area of the ocean portion of the grid cell.</text:p>
          </table:table-cell>
          <table:table-cell office:value-type="string" calcext:value-type="string">
            <text:p>None</text:p>
          </table:table-cell>
          <table:table-cell office:value-type="string" calcext:value-type="string">
            <text:p>ficeberg</text:p>
          </table:table-cell>
          <table:table-cell office:value-type="string" calcext:value-type="string">
            <text:p>water_flux_into_sea_water_from_iceberg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ficeberg</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6];['file:///usr/people/oord/cmor/input/PRIMAVERA_output_EC_Earth.ods'#$OMIP.$D$8:.$K$159];8;0));&quot;&quot;;VLOOKUP([.H116];['file:///usr/people/oord/cmor/input/PRIMAVERA_output_EC_Earth.ods'#$OMIP.$D$8:.$K$159];8;0))" office:value-type="float" office:value="2" calcext:value-type="float">
            <text:p>2</text:p>
          </table:table-cell>
          <table:table-cell table:formula="of:=IF([.Z116]&lt;[.C1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From Icebergs</text:p>
          </table:table-cell>
          <table:table-cell office:value-type="string" calcext:value-type="string">
            <text:p>kg m-2 s-1</text:p>
          </table:table-cell>
          <table:table-cell office:value-type="string" calcext:value-type="string">
            <text:p>computed as the iceberg melt water <text:s/>flux into the ocean divided by the area of the ocean portion of the grid cell.</text:p>
          </table:table-cell>
          <table:table-cell office:value-type="string" calcext:value-type="string">
            <text:p>If only the vertically integrated melt water flux is available, report as this 2-d field; otherwise the row above should be used.</text:p>
          </table:table-cell>
          <table:table-cell office:value-type="string" calcext:value-type="string">
            <text:p>ficeberg</text:p>
          </table:table-cell>
          <table:table-cell office:value-type="string" calcext:value-type="string">
            <text:p>water_flux_into_sea_water_from_iceberg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iceberg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7];['file:///usr/people/oord/cmor/input/PRIMAVERA_output_EC_Earth.ods'#$OMIP.$D$8:.$K$159];8;0));&quot;&quot;;VLOOKUP([.H117];['file:///usr/people/oord/cmor/input/PRIMAVERA_output_EC_Earth.ods'#$OMIP.$D$8:.$K$159];8;0))" office:value-type="float" office:value="2" calcext:value-type="float">
            <text:p>2</text:p>
          </table:table-cell>
          <table:table-cell table:formula="of:=IF([.Z117]&lt;[.C1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From Rivers</text:p>
          </table:table-cell>
          <table:table-cell office:value-type="string" calcext:value-type="string">
            <text:p>kg m-2 s-1</text:p>
          </table:table-cell>
          <table:table-cell office:value-type="string" calcext:value-type="string">
            <text:p>computed as the river flux of water into the ocean divided by the area of the ocean portion of the grid cell.</text:p>
          </table:table-cell>
          <table:table-cell office:value-type="string" calcext:value-type="string">
            <text:p>None</text:p>
          </table:table-cell>
          <table:table-cell office:value-type="string" calcext:value-type="string">
            <text:p>friver</text:p>
          </table:table-cell>
          <table:table-cell office:value-type="string" calcext:value-type="string">
            <text:p>water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8];['file:///usr/people/oord/cmor/input/PRIMAVERA_output_EC_Earth.ods'#$OMIP.$D$8:.$K$159];8;0));&quot;&quot;;VLOOKUP([.H118];['file:///usr/people/oord/cmor/input/PRIMAVERA_output_EC_Earth.ods'#$OMIP.$D$8:.$K$159];8;0))" office:value-type="float" office:value="2" calcext:value-type="float">
            <text:p>2</text:p>
          </table:table-cell>
          <table:table-cell table:formula="of:=IF([.Z118]&lt;[.C11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Water Flux into Sea Water due to Sea Ice Thermodynamics</text:p>
          </table:table-cell>
          <table:table-cell office:value-type="string" calcext:value-type="string">
            <text:p>kg m-2 s-1</text:p>
          </table:table-cell>
          <table:table-cell office:value-type="string" calcext:value-type="string">
            <text:p>computed as the sea ice thermodynamic water flux into the ocean divided by the area of the ocean portion of the grid cell.</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fsitherm</text:p>
          </table:table-cell>
          <table:table-cell office:value-type="string" calcext:value-type="string">
            <text:p>water_flux_into_sea_water_due_to_sea_ice_thermodynamic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sitherm</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9];['file:///usr/people/oord/cmor/input/PRIMAVERA_output_EC_Earth.ods'#$OMIP.$D$8:.$K$159];8;0));&quot;&quot;;VLOOKUP([.H119];['file:///usr/people/oord/cmor/input/PRIMAVERA_output_EC_Earth.ods'#$OMIP.$D$8:.$K$159];8;0))" office:value-type="float" office:value="2" calcext:value-type="float">
            <text:p>2</text:p>
          </table:table-cell>
          <table:table-cell table:formula="of:=IF([.Z119]&lt;[.C11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out of Atmosphere due to Gross Primary Produc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gpp</text:p>
          </table:table-cell>
          <table:table-cell office:value-type="string" calcext:value-type="string">
            <text:p>gross_primary_productivity_of_carb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pp</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20];['file:///usr/people/oord/cmor/input/PRIMAVERA_output_EC_Earth.ods'#$OMIP.$D$8:.$K$159];8;0));&quot;&quot;;VLOOKUP([.H120];['file:///usr/people/oord/cmor/input/PRIMAVERA_output_EC_Earth.ods'#$OMIP.$D$8:.$K$159];8;0))">
            <text:p/>
          </table:table-cell>
          <table:table-cell table:formula="of:=IF([.Z120]&lt;[.C12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Natural Grass Fraction</text:p>
          </table:table-cell>
          <table:table-cell office:value-type="string" calcext:value-type="string">
            <text:p>%</text:p>
          </table:table-cell>
          <table:table-cell office:value-type="string" calcext:value-type="string">
            <text:p>fraction of entire grid cell that is covered by natural grass.</text:p>
          </table:table-cell>
          <table:table-cell office:value-type="string" calcext:value-type="string">
            <text:p>add scalar coordinate typegrass and add "natural_grass" to the CF area type table. <text:s/>Note that if this variable is independent of time, it should be stored only for a single time (of the user's choosing).</text:p>
          </table:table-cell>
          <table:table-cell office:value-type="string" calcext:value-type="string">
            <text:p>grass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ass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21];['file:///usr/people/oord/cmor/input/PRIMAVERA_output_EC_Earth.ods'#$OMIP.$D$8:.$K$159];8;0));&quot;&quot;;VLOOKUP([.H121];['file:///usr/people/oord/cmor/input/PRIMAVERA_output_EC_Earth.ods'#$OMIP.$D$8:.$K$159];8;0))">
            <text:p/>
          </table:table-cell>
          <table:table-cell table:formula="of:=IF([.Z121]&lt;[.C12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Congelation Sea Ice Growth Rate</text:p>
          </table:table-cell>
          <table:table-cell office:value-type="string" calcext:value-type="string">
            <text:p>kg m-2 s-1</text:p>
          </table:table-cell>
          <table:table-cell office:value-type="string" calcext:value-type="string">
            <text:p>the rate of change of sea ice mass due to congelation sea i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Congel</text:p>
          </table:table-cell>
          <table:table-cell office:value-type="string" calcext:value-type="string">
            <text:p>tendency_of_sea_ice_amount_due_to_congelation_ice_accumula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Conge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2];['file:///usr/people/oord/cmor/input/PRIMAVERA_output_EC_Earth.ods'#$OMIP.$D$8:.$K$159];8;0));&quot;&quot;;VLOOKUP([.H122];['file:///usr/people/oord/cmor/input/PRIMAVERA_output_EC_Earth.ods'#$OMIP.$D$8:.$K$159];8;0))">
            <text:p/>
          </table:table-cell>
          <table:table-cell table:formula="of:=IF([.Z122]&lt;[.C12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Frazil Sea Ice Growth (Leads) Rate</text:p>
          </table:table-cell>
          <table:table-cell office:value-type="string" calcext:value-type="string">
            <text:p>kg m-2 s-1</text:p>
          </table:table-cell>
          <table:table-cell office:value-type="string" calcext:value-type="string">
            <text:p>the rate of change of sea ice mass due to frazil sea ice formation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Frazil</text:p>
          </table:table-cell>
          <table:table-cell office:value-type="string" calcext:value-type="string">
            <text:p>tendency_of_sea_ice_amount_due_to_frazil_ice_accumulation_in_lead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Frazi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3];['file:///usr/people/oord/cmor/input/PRIMAVERA_output_EC_Earth.ods'#$OMIP.$D$8:.$K$159];8;0));&quot;&quot;;VLOOKUP([.H123];['file:///usr/people/oord/cmor/input/PRIMAVERA_output_EC_Earth.ods'#$OMIP.$D$8:.$K$159];8;0))">
            <text:p/>
          </table:table-cell>
          <table:table-cell table:formula="of:=IF([.Z123]&lt;[.C12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Lateral Sea Ice Growth Rate</text:p>
          </table:table-cell>
          <table:table-cell office:value-type="string" calcext:value-type="string">
            <text:p>kg m-2 s-1</text:p>
          </table:table-cell>
          <table:table-cell office:value-type="string" calcext:value-type="string">
            <text:p>the rate of change of sea ice mass due to lateral growth alone of the sea i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Lateral</text:p>
          </table:table-cell>
          <table:table-cell office:value-type="string" calcext:value-type="string">
            <text:p>tendency_of_sea_ice_amount_due_to_lateral_growth_of_ice_floe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Latera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4];['file:///usr/people/oord/cmor/input/PRIMAVERA_output_EC_Earth.ods'#$OMIP.$D$8:.$K$159];8;0));&quot;&quot;;VLOOKUP([.H124];['file:///usr/people/oord/cmor/input/PRIMAVERA_output_EC_Earth.ods'#$OMIP.$D$8:.$K$159];8;0))">
            <text:p/>
          </table:table-cell>
          <table:table-cell table:formula="of:=IF([.Z124]&lt;[.C12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3" draw:text-style-name="P2" svg:width="98.11pt" svg:height="53.57pt" svg:x="401.47pt" svg:y="50.83pt" draw:caption-point-x="-254.61pt" draw:caption-point-y="1766.1pt">
              <dc:date>2016-04-12T00:00:00</dc:date>
              <text:p text:style-name="P1"><text:span text:style-name="T1">Matthew Mizielinski:</text:span><text:span text:style-name="T2">UPGRADE #13.4</text:span></text:p>
            </office:annotation>
            <text:p>2</text:p>
          </table:table-cell>
          <table:table-cell table:style-name="ce6" office:value-type="string" calcext:value-type="string">
            <text:p>Sea Ice Heat Content</text:p>
          </table:table-cell>
          <table:table-cell office:value-type="string" calcext:value-type="string">
            <text:p>J m-2</text:p>
          </table:table-cell>
          <table:table-cell office:value-type="string" calcext:value-type="string">
            <text:p>Ice at 0 Celsius is assumed taken to have a heat content of 0 J. <text:s/>When averaging over time, this quantity is weighted by the mass of sea ice. <text:s text:c="2"/>Reported as "missing in regions free of sea ice. <text:s/>Does not include heat content of snow.</text:p>
          </table:table-cell>
          <table:table-cell office:value-type="string" calcext:value-type="string">
            <text:p>None</text:p>
          </table:table-cell>
          <table:table-cell office:value-type="string" calcext:value-type="string">
            <text:p>hcice</text:p>
          </table:table-cell>
          <table:table-cell office:value-type="string" calcext:value-type="string">
            <text:p>integral_of_sea_ice_temperature_wrt_depth_expressed_as_heat_content</text:p>
          </table:table-cell>
          <table:table-cell office:value-type="string" calcext:value-type="string">
            <text:p>None</text:p>
          </table:table-cell>
          <table:table-cell office:value-type="string" calcext:value-type="string">
            <text:p>J m-2</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c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5];['file:///usr/people/oord/cmor/input/PRIMAVERA_output_EC_Earth.ods'#$OMIP.$D$8:.$K$159];8;0));&quot;&quot;;VLOOKUP([.H125];['file:///usr/people/oord/cmor/input/PRIMAVERA_output_EC_Earth.ods'#$OMIP.$D$8:.$K$159];8;0))">
            <text:p/>
          </table:table-cell>
          <table:table-cell table:formula="of:=IF([.Z125]&lt;[.C12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1870.02pt" draw:caption-point-x="-250.24pt" draw:caption-point-y="-39.29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This differs from a similar, previous entry in that northward transport across individual basins is called for, rather than the fully gridded fields..</text:p>
          </table:table-cell>
          <table:table-cell office:value-type="string" calcext:value-type="string">
            <text:p>hfbasin</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26];['file:///usr/people/oord/cmor/input/PRIMAVERA_output_EC_Earth.ods'#$OMIP.$D$8:.$K$159];8;0));&quot;&quot;;VLOOKUP([.H126];['file:///usr/people/oord/cmor/input/PRIMAVERA_output_EC_Earth.ods'#$OMIP.$D$8:.$K$159];8;0))" office:value-type="float" office:value="1" calcext:value-type="float">
            <text:p>1</text:p>
          </table:table-cell>
          <table:table-cell table:formula="of:=IF([.Z126]&lt;[.C126];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2" svg:width="65.59pt" svg:height="70.78pt" svg:x="397.11pt" svg:y="1917.92pt" draw:caption-point-x="-250.24pt" draw:caption-point-y="-73.39pt">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Northward Ocean Heat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27];['file:///usr/people/oord/cmor/input/PRIMAVERA_output_EC_Earth.ods'#$OMIP.$D$8:.$K$159];8;0));&quot;&quot;;VLOOKUP([.H127];['file:///usr/people/oord/cmor/input/PRIMAVERA_output_EC_Earth.ods'#$OMIP.$D$8:.$K$159];8;0))">
            <text:p/>
          </table:table-cell>
          <table:table-cell table:formula="of:=IF([.Z127]&lt;[.C12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5" draw:text-style-name="P2" svg:width="98.93pt" svg:height="52.75pt" svg:x="398.24pt" svg:y="89.91pt" draw:caption-point-x="-251.38pt" draw:caption-point-y="1768.39pt">
              <dc:date>2016-04-12T00:00:00</dc:date>
              <text:p text:style-name="P1"><text:span text:style-name="T1">Matthew Mizielinski:</text:span><text:span text:style-name="T2">UPGRADE #13.4</text:span></text:p>
            </office:annotation>
            <text:p>3</text:p>
          </table:table-cell>
          <table:table-cell table:style-name="ce6" office:value-type="string" calcext:value-type="string">
            <text:p>Northward Ocean Heat Transport due to Diffus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28];['file:///usr/people/oord/cmor/input/PRIMAVERA_output_EC_Earth.ods'#$OMIP.$D$8:.$K$159];8;0));&quot;&quot;;VLOOKUP([.H128];['file:///usr/people/oord/cmor/input/PRIMAVERA_output_EC_Earth.ods'#$OMIP.$D$8:.$K$159];8;0))">
            <text:p/>
          </table:table-cell>
          <table:table-cell table:formula="of:=IF([.Z128]&lt;[.C12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Correction</text:p>
          </table:table-cell>
          <table:table-cell office:value-type="string" calcext:value-type="string">
            <text:p>W m-2</text:p>
          </table:table-cell>
          <table:table-cell office:value-type="string" calcext:value-type="string">
            <text:p>None</text:p>
          </table:table-cell>
          <table:table-cell office:value-type="string" calcext:value-type="string">
            <text:p>If this does not vary from one year to the next, report only a single year. <text:s/>Positive indicates correction adds heat to ocean.</text:p>
          </table:table-cell>
          <table:table-cell office:value-type="string" calcext:value-type="string">
            <text:p>hfcorr</text:p>
          </table:table-cell>
          <table:table-cell office:value-type="string" calcext:value-type="string">
            <text:p>heat_flux_corre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9];['file:///usr/people/oord/cmor/input/PRIMAVERA_output_EC_Earth.ods'#$OMIP.$D$8:.$K$159];8;0));&quot;&quot;;VLOOKUP([.H129];['file:///usr/people/oord/cmor/input/PRIMAVERA_output_EC_Earth.ods'#$OMIP.$D$8:.$K$159];8;0))" office:value-type="float" office:value="1" calcext:value-type="float">
            <text:p>1</text:p>
          </table:table-cell>
          <table:table-cell table:formula="of:=IF([.Z129]&lt;[.C129];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ownward Heat Flux at Sea Water Surface</text:p>
          </table:table-cell>
          <table:table-cell office:value-type="string" calcext:value-type="string">
            <text:p>W m-2</text:p>
          </table:table-cell>
          <table:table-cell office:value-type="string" calcext:value-type="string">
            <text:p>This is the net flux of heat entering the liquid water column through its upper surface (excluding any "flux adjustment") .</text:p>
          </table:table-cell>
          <table:table-cell office:value-type="string" calcext:value-type="string">
            <text:p>None</text:p>
          </table:table-cell>
          <table:table-cell office:value-type="string" calcext:value-type="string">
            <text:p>hfds</text:p>
          </table:table-cell>
          <table:table-cell office:value-type="string" calcext:value-type="string">
            <text:p>surface_downward_heat_flux_in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0];['file:///usr/people/oord/cmor/input/PRIMAVERA_output_EC_Earth.ods'#$OMIP.$D$8:.$K$159];8;0));&quot;&quot;;VLOOKUP([.H130];['file:///usr/people/oord/cmor/input/PRIMAVERA_output_EC_Earth.ods'#$OMIP.$D$8:.$K$159];8;0))" office:value-type="float" office:value="1" calcext:value-type="float">
            <text:p>1</text:p>
          </table:table-cell>
          <table:table-cell table:formula="of:=IF([.Z130]&lt;[.C13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Downward Heat Flux into Snow Where Land over Land</text:p>
          </table:table-cell>
          <table:table-cell office:value-type="string" calcext:value-type="string">
            <text:p>W m-2</text:p>
          </table:table-cell>
          <table:table-cell office:value-type="string" calcext:value-type="string">
            <text:p>the net downward heat flux from the atmosphere into the snow that lies on land divided by the land area in the grid cell; reported as 0.0 for snow-free land regions or where the land fraction is 0.</text:p>
          </table:table-cell>
          <table:table-cell office:value-type="string" calcext:value-type="string">
            <text:p>None</text:p>
          </table:table-cell>
          <table:table-cell office:value-type="string" calcext:value-type="string">
            <text:p>hfdsn</text:p>
          </table:table-cell>
          <table:table-cell office:value-type="string" calcext:value-type="string">
            <text:p>surface_downward_heat_flux_in_snow</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d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1];['file:///usr/people/oord/cmor/input/PRIMAVERA_output_EC_Earth.ods'#$OMIP.$D$8:.$K$159];8;0));&quot;&quot;;VLOOKUP([.H131];['file:///usr/people/oord/cmor/input/PRIMAVERA_output_EC_Earth.ods'#$OMIP.$D$8:.$K$159];8;0))">
            <text:p/>
          </table:table-cell>
          <table:table-cell table:formula="of:=IF([.Z131]&lt;[.C1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Evaporation Expressed as Heat Flux Out of Sea Water</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evapds</text:p>
          </table:table-cell>
          <table:table-cell office:value-type="string" calcext:value-type="string">
            <text:p>temperature_flux_due_to_evaporation_expressed_as_heat_flux_out_of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evap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2];['file:///usr/people/oord/cmor/input/PRIMAVERA_output_EC_Earth.ods'#$OMIP.$D$8:.$K$159];8;0));&quot;&quot;;VLOOKUP([.H132];['file:///usr/people/oord/cmor/input/PRIMAVERA_output_EC_Earth.ods'#$OMIP.$D$8:.$K$159];8;0))" office:value-type="float" office:value="2" calcext:value-type="float">
            <text:p>2</text:p>
          </table:table-cell>
          <table:table-cell table:formula="of:=IF([.Z132]&lt;[.C1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Upward Geothermal Heat Flux at Sea Floor</text:p>
          </table:table-cell>
          <table:table-cell office:value-type="string" calcext:value-type="string">
            <text:p>W m-2</text:p>
          </table:table-cell>
          <table:table-cell office:value-type="string" calcext:value-type="string">
            <text:p>None</text:p>
          </table:table-cell>
          <table:table-cell office:value-type="string" calcext:value-type="string">
            <text:p>If this field is time-invariant, then save it instead as one of your "fixed" fields (see the fx table)</text:p>
          </table:table-cell>
          <table:table-cell office:value-type="string" calcext:value-type="string">
            <text:p>hfgeou</text:p>
          </table:table-cell>
          <table:table-cell office:value-type="string" calcext:value-type="string">
            <text:p>upward_geothermal_heat_flux_at_sea_floo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geou</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3];['file:///usr/people/oord/cmor/input/PRIMAVERA_output_EC_Earth.ods'#$OMIP.$D$8:.$K$159];8;0));&quot;&quot;;VLOOKUP([.H133];['file:///usr/people/oord/cmor/input/PRIMAVERA_output_EC_Earth.ods'#$OMIP.$D$8:.$K$159];8;0))" office:value-type="float" office:value="1" calcext:value-type="float">
            <text:p>1</text:p>
          </table:table-cell>
          <table:table-cell table:formula="of:=IF([.Z133]&lt;[.C133];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Iceberg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ibthermds</text:p>
          </table:table-cell>
          <table:table-cell office:value-type="string" calcext:value-type="string">
            <text:p>heat_flux_into_sea_water_due_to_iceberg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ibtherm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4];['file:///usr/people/oord/cmor/input/PRIMAVERA_output_EC_Earth.ods'#$OMIP.$D$8:.$K$159];8;0));&quot;&quot;;VLOOKUP([.H134];['file:///usr/people/oord/cmor/input/PRIMAVERA_output_EC_Earth.ods'#$OMIP.$D$8:.$K$159];8;0))" office:value-type="float" office:value="2" calcext:value-type="float">
            <text:p>2</text:p>
          </table:table-cell>
          <table:table-cell table:formula="of:=IF([.Z134]&lt;[.C13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Iceberg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ibthermds</text:p>
          </table:table-cell>
          <table:table-cell office:value-type="string" calcext:value-type="string">
            <text:p>heat_flux_into_sea_water_due_to_iceberg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ibtherm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5];['file:///usr/people/oord/cmor/input/PRIMAVERA_output_EC_Earth.ods'#$OMIP.$D$8:.$K$159];8;0));&quot;&quot;;VLOOKUP([.H135];['file:///usr/people/oord/cmor/input/PRIMAVERA_output_EC_Earth.ods'#$OMIP.$D$8:.$K$159];8;0))" office:value-type="float" office:value="2" calcext:value-type="float">
            <text:p>2</text:p>
          </table:table-cell>
          <table:table-cell table:formula="of:=IF([.Z135]&lt;[.C135];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ard Latent Heat Flux</text:p>
          </table:table-cell>
          <table:table-cell office:value-type="string" calcext:value-type="string">
            <text:p>W m-2</text:p>
          </table:table-cell>
          <table:table-cell office:value-type="string" calcext:value-type="string">
            <text:p>includes both evaporation and sublimation</text:p>
          </table:table-cell>
          <table:table-cell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6];['file:///usr/people/oord/cmor/input/PRIMAVERA_output_EC_Earth.ods'#$OMIP.$D$8:.$K$159];8;0));&quot;&quot;;VLOOKUP([.H136];['file:///usr/people/oord/cmor/input/PRIMAVERA_output_EC_Earth.ods'#$OMIP.$D$8:.$K$159];8;0))" office:value-type="float" office:value="2" calcext:value-type="float">
            <text:p>2</text:p>
          </table:table-cell>
          <table:table-cell table:formula="of:=IF([.Z136]&lt;[.C13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ard Latent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7];['file:///usr/people/oord/cmor/input/PRIMAVERA_output_EC_Earth.ods'#$OMIP.$D$8:.$K$159];8;0));&quot;&quot;;VLOOKUP([.H137];['file:///usr/people/oord/cmor/input/PRIMAVERA_output_EC_Earth.ods'#$OMIP.$D$8:.$K$159];8;0))" office:value-type="float" office:value="2" calcext:value-type="float">
            <text:p>2</text:p>
          </table:table-cell>
          <table:table-cell table:formula="of:=IF([.Z137]&lt;[.C13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ard Latent Heat Flux</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8];['file:///usr/people/oord/cmor/input/PRIMAVERA_output_EC_Earth.ods'#$OMIP.$D$8:.$K$159];8;0));&quot;&quot;;VLOOKUP([.H138];['file:///usr/people/oord/cmor/input/PRIMAVERA_output_EC_Earth.ods'#$OMIP.$D$8:.$K$159];8;0))" office:value-type="float" office:value="2" calcext:value-type="float">
            <text:p>2</text:p>
          </table:table-cell>
          <table:table-cell table:formula="of:=IF([.Z138]&lt;[.C13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ard Latent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9];['file:///usr/people/oord/cmor/input/PRIMAVERA_output_EC_Earth.ods'#$OMIP.$D$8:.$K$159];8;0));&quot;&quot;;VLOOKUP([.H139];['file:///usr/people/oord/cmor/input/PRIMAVERA_output_EC_Earth.ods'#$OMIP.$D$8:.$K$159];8;0))" office:value-type="float" office:value="2" calcext:value-type="float">
            <text:p>2</text:p>
          </table:table-cell>
          <table:table-cell table:formula="of:=IF([.Z139]&lt;[.C13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Latent Heat Flux</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ls</text:p>
          </table:table-cell>
          <table:table-cell office:value-type="string" calcext:value-type="string">
            <text:p>surface_down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0];['file:///usr/people/oord/cmor/input/PRIMAVERA_output_EC_Earth.ods'#$OMIP.$D$8:.$K$159];8;0));&quot;&quot;;VLOOKUP([.H140];['file:///usr/people/oord/cmor/input/PRIMAVERA_output_EC_Earth.ods'#$OMIP.$D$8:.$K$159];8;0))" office:value-type="float" office:value="2" calcext:value-type="float">
            <text:p>2</text:p>
          </table:table-cell>
          <table:table-cell table:formula="of:=IF([.Z140]&lt;[.C14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rface Upward Latent Heat Flux over Sea Ice</text:p>
          </table:table-cell>
          <table:table-cell office:value-type="string" calcext:value-type="string">
            <text:p>W m-2</text:p>
          </table:table-cell>
          <table:table-cell office:value-type="string" calcext:value-type="string">
            <text:p>the upward latent heat flux in regions of sea ice divided by the area of the ocean portion of the grid cell.</text:p>
          </table:table-cell>
          <table:table-cell office:value-type="string" calcext:value-type="string">
            <text:p>None</text:p>
          </table:table-cell>
          <table:table-cell office:value-type="string" calcext:value-type="string">
            <text:p>hflssi</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1];['file:///usr/people/oord/cmor/input/PRIMAVERA_output_EC_Earth.ods'#$OMIP.$D$8:.$K$159];8;0));&quot;&quot;;VLOOKUP([.H141];['file:///usr/people/oord/cmor/input/PRIMAVERA_output_EC_Earth.ods'#$OMIP.$D$8:.$K$159];8;0))">
            <text:p/>
          </table:table-cell>
          <table:table-cell table:formula="of:=IF([.Z141]&lt;[.C14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For a model with a cartesian latxlon grid, this is the same as the "Ocean Heat Y Transport",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hfnorth</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42];['file:///usr/people/oord/cmor/input/PRIMAVERA_output_EC_Earth.ods'#$OMIP.$D$8:.$K$159];8;0));&quot;&quot;;VLOOKUP([.H142];['file:///usr/people/oord/cmor/input/PRIMAVERA_output_EC_Earth.ods'#$OMIP.$D$8:.$K$159];8;0))">
            <text:p/>
          </table:table-cell>
          <table:table-cell table:formula="of:=IF([.Z142]&lt;[.C14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Northward Ocean Heat Transport due to Bolus Advect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north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43];['file:///usr/people/oord/cmor/input/PRIMAVERA_output_EC_Earth.ods'#$OMIP.$D$8:.$K$159];8;0));&quot;&quot;;VLOOKUP([.H143];['file:///usr/people/oord/cmor/input/PRIMAVERA_output_EC_Earth.ods'#$OMIP.$D$8:.$K$159];8;0))">
            <text:p/>
          </table:table-cell>
          <table:table-cell table:formula="of:=IF([.Z143]&lt;[.C14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Northward Ocean Heat Transport due to Diffus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north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44];['file:///usr/people/oord/cmor/input/PRIMAVERA_output_EC_Earth.ods'#$OMIP.$D$8:.$K$159];8;0));&quot;&quot;;VLOOKUP([.H144];['file:///usr/people/oord/cmor/input/PRIMAVERA_output_EC_Earth.ods'#$OMIP.$D$8:.$K$159];8;0))">
            <text:p/>
          </table:table-cell>
          <table:table-cell table:formula="of:=IF([.Z144]&lt;[.C14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Rainfall Expressed as Heat Flux into Sea Water</text:p>
          </table:table-cell>
          <table:table-cell office:value-type="string" calcext:value-type="string">
            <text:p>W m-2</text:p>
          </table:table-cell>
          <table:table-cell office:value-type="string" calcext:value-type="string">
            <text:p>This is defined as "where ice_free_sea over sea"; i.e., the total flux (considered here) entering the ice-free portion of the grid cell divided by the area of the ocean portion of the grid cell.</text:p>
          </table:table-cell>
          <table:table-cell office:value-type="string" calcext:value-type="string">
            <text:p>None</text:p>
          </table:table-cell>
          <table:table-cell office:value-type="string" calcext:value-type="string">
            <text:p>hfrainds</text:p>
          </table:table-cell>
          <table:table-cell office:value-type="string" calcext:value-type="string">
            <text:p>temperature_flux_due_to_rainfall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rain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5];['file:///usr/people/oord/cmor/input/PRIMAVERA_output_EC_Earth.ods'#$OMIP.$D$8:.$K$159];8;0));&quot;&quot;;VLOOKUP([.H145];['file:///usr/people/oord/cmor/input/PRIMAVERA_output_EC_Earth.ods'#$OMIP.$D$8:.$K$159];8;0))" office:value-type="float" office:value="2" calcext:value-type="float">
            <text:p>2</text:p>
          </table:table-cell>
          <table:table-cell table:formula="of:=IF([.Z145]&lt;[.C14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Runoff Expressed as Heat Flux into Sea Water</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runoffds</text:p>
          </table:table-cell>
          <table:table-cell office:value-type="string" calcext:value-type="string">
            <text:p>temperature_flux_due_to_runoff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runoff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6];['file:///usr/people/oord/cmor/input/PRIMAVERA_output_EC_Earth.ods'#$OMIP.$D$8:.$K$159];8;0));&quot;&quot;;VLOOKUP([.H146];['file:///usr/people/oord/cmor/input/PRIMAVERA_output_EC_Earth.ods'#$OMIP.$D$8:.$K$159];8;0))" office:value-type="float" office:value="2" calcext:value-type="float">
            <text:p>2</text:p>
          </table:table-cell>
          <table:table-cell table:formula="of:=IF([.Z146]&lt;[.C14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Runoff Expressed as Heat Flux into Sea Water</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runoff flux is available, report as this 2-d field; otherwise the row above should be used.</text:p>
          </table:table-cell>
          <table:table-cell office:value-type="string" calcext:value-type="string">
            <text:p>hfrunoffds</text:p>
          </table:table-cell>
          <table:table-cell office:value-type="string" calcext:value-type="string">
            <text:p>temperature_flux_due_to_runoff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runoff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7];['file:///usr/people/oord/cmor/input/PRIMAVERA_output_EC_Earth.ods'#$OMIP.$D$8:.$K$159];8;0));&quot;&quot;;VLOOKUP([.H147];['file:///usr/people/oord/cmor/input/PRIMAVERA_output_EC_Earth.ods'#$OMIP.$D$8:.$K$159];8;0))" office:value-type="float" office:value="2" calcext:value-type="float">
            <text:p>2</text:p>
          </table:table-cell>
          <table:table-cell table:formula="of:=IF([.Z147]&lt;[.C14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1" calcext:value-type="float">
            <text:p>1</text:p>
          </table:table-cell>
          <table:table-cell table:style-name="ce6" office:value-type="string" calcext:value-type="string">
            <text:p>Heat Flux into Sea Water due to Frazil Ice Formation</text:p>
          </table:table-cell>
          <table:table-cell table:style-name="ce6" office:value-type="string" calcext:value-type="string">
            <text:p>W m-2</text:p>
          </table:table-cell>
          <table:table-cell table:style-name="ce6" office:value-type="string" calcext:value-type="string">
            <text:p>None</text:p>
          </table:table-cell>
          <table:table-cell table:style-name="ce6" office:value-type="string" calcext:value-type="string">
            <text:p>As of May 2010, the WGOMD document recommends that this field should be saved instead of the field listed 2-lines below. <text:s/>In general this should be reported as a function of depth, (i.e., <text:s/>it will be a function of the generic "XYZ" dimensions). <text:s/>Include enough depth levels to represent <text:s/>the non-zero values of this field everywhere on the globe.</text:p>
          </table:table-cell>
          <table:table-cell table:style-name="ce6" office:value-type="string" calcext:value-type="string">
            <text:p>hfsifrazil</text:p>
          </table:table-cell>
          <table:table-cell table:style-name="ce6" office:value-type="string" calcext:value-type="string">
            <text:p>heat_flux_into_sea_water_due_to_freezing_of_frazil_ice</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 area: mean where sea</text:p>
          </table:table-cell>
          <table:table-cell table:number-columns-repeated="5" table:style-name="ce6" office:value-type="string" calcext:value-type="string">
            <text:p>None</text:p>
          </table:table-cell>
          <table:table-cell table:style-name="ce6" office:value-type="string" calcext:value-type="string">
            <text:p>real</text:p>
          </table:table-cell>
          <table:table-cell table:style-name="ce6" office:value-type="string" calcext:value-type="string">
            <text:p>longitude latitude olevel time</text:p>
          </table:table-cell>
          <table:table-cell table:style-name="ce6" office:value-type="string" calcext:value-type="string">
            <text:p>hfsifrazil</text:p>
          </table:table-cell>
          <table:table-cell table:style-name="ce6" office:value-type="string" calcext:value-type="string">
            <text:p>ocean seaIce</text:p>
          </table:table-cell>
          <table:table-cell office:value-type="string" calcext:value-type="string">
            <text:p>mon</text:p>
          </table:table-cell>
          <table:table-cell table:style-name="ce6" office:value-type="string" calcext:value-type="string">
            <text:p>area: areacello</text:p>
          </table:table-cell>
          <table:table-cell table:number-columns-repeated="2" table:style-name="ce6" office:value-type="string" calcext:value-type="string">
            <text:p>None</text:p>
          </table:table-cell>
          <table:table-cell table:style-name="ce6" table:formula="of:=IF(ISNA(VLOOKUP([.H148];['file:///usr/people/oord/cmor/input/PRIMAVERA_output_EC_Earth.ods'#$OMIP.$D$8:.$K$159];8;0));&quot;&quot;;VLOOKUP([.H148];['file:///usr/people/oord/cmor/input/PRIMAVERA_output_EC_Earth.ods'#$OMIP.$D$8:.$K$159];8;0))" office:value-type="float" office:value="2" calcext:value-type="float">
            <text:p>2</text:p>
          </table:table-cell>
          <table:table-cell table:style-name="ce6" table:formula="of:=IF([.Z148]&lt;[.C14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1" calcext:value-type="float">
            <text:p>1</text:p>
          </table:table-cell>
          <table:table-cell table:style-name="ce6" office:value-type="string" calcext:value-type="string">
            <text:p>Heat Flux into Sea Water due to Frazil Ice Formation</text:p>
          </table:table-cell>
          <table:table-cell table:style-name="ce6" office:value-type="string" calcext:value-type="string">
            <text:p>W m-2</text:p>
          </table:table-cell>
          <table:table-cell table:style-name="ce6" office:value-type="string" calcext:value-type="string">
            <text:p>None</text:p>
          </table:table-cell>
          <table:table-cell table:style-name="ce6" office:value-type="string" calcext:value-type="string">
            <text:p>If only the vertically integrated heat flux is available, report as this 2-d field; otherwise the row above should be used.</text:p>
          </table:table-cell>
          <table:table-cell table:style-name="ce6" office:value-type="string" calcext:value-type="string">
            <text:p>hfsifrazil</text:p>
          </table:table-cell>
          <table:table-cell table:style-name="ce6" office:value-type="string" calcext:value-type="string">
            <text:p>heat_flux_into_sea_water_due_to_freezing_of_frazil_ice</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 area: mean where sea</text:p>
          </table:table-cell>
          <table:table-cell table:number-columns-repeated="5" table:style-name="ce6" office:value-type="string" calcext:value-type="string">
            <text:p>None</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hfsifrazil2d</text:p>
          </table:table-cell>
          <table:table-cell table:style-name="ce6" office:value-type="string" calcext:value-type="string">
            <text:p>ocean seaIce</text:p>
          </table:table-cell>
          <table:table-cell office:value-type="string" calcext:value-type="string">
            <text:p>mon</text:p>
          </table:table-cell>
          <table:table-cell table:style-name="ce6" office:value-type="string" calcext:value-type="string">
            <text:p>area: areacello</text:p>
          </table:table-cell>
          <table:table-cell table:number-columns-repeated="2" table:style-name="ce6" office:value-type="string" calcext:value-type="string">
            <text:p>None</text:p>
          </table:table-cell>
          <table:table-cell table:style-name="ce6" table:formula="of:=IF(ISNA(VLOOKUP([.H149];['file:///usr/people/oord/cmor/input/PRIMAVERA_output_EC_Earth.ods'#$OMIP.$D$8:.$K$159];8;0));&quot;&quot;;VLOOKUP([.H149];['file:///usr/people/oord/cmor/input/PRIMAVERA_output_EC_Earth.ods'#$OMIP.$D$8:.$K$159];8;0))" office:value-type="float" office:value="2" calcext:value-type="float">
            <text:p>2</text:p>
          </table:table-cell>
          <table:table-cell table:style-name="ce6" table:formula="of:=IF([.Z149]&lt;[.C14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Heat Flux into Sea Water due to Sea Ice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The priority set by the WGOMD was 2 for this field. <text:s/>The sea-ice folks requested that the priority be raised to 1. <text:s/>As of May 2010, the WGOMD document recommends that instead of saving this field, the field listed 2-lines above should be saved instead. <text:s/>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sithermds</text:p>
          </table:table-cell>
          <table:table-cell office:value-type="string" calcext:value-type="string">
            <text:p>heat_flux_into_sea_water_due_to_sea_ice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sithermds</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0];['file:///usr/people/oord/cmor/input/PRIMAVERA_output_EC_Earth.ods'#$OMIP.$D$8:.$K$159];8;0));&quot;&quot;;VLOOKUP([.H150];['file:///usr/people/oord/cmor/input/PRIMAVERA_output_EC_Earth.ods'#$OMIP.$D$8:.$K$159];8;0))" office:value-type="float" office:value="2" calcext:value-type="float">
            <text:p>2</text:p>
          </table:table-cell>
          <table:table-cell table:formula="of:=IF([.Z150]&lt;[.C15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Heat Flux into Sea Water due to Sea Ice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sithermds</text:p>
          </table:table-cell>
          <table:table-cell office:value-type="string" calcext:value-type="string">
            <text:p>heat_flux_into_sea_water_due_to_sea_ice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ithermds2d</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1];['file:///usr/people/oord/cmor/input/PRIMAVERA_output_EC_Earth.ods'#$OMIP.$D$8:.$K$159];8;0));&quot;&quot;;VLOOKUP([.H151];['file:///usr/people/oord/cmor/input/PRIMAVERA_output_EC_Earth.ods'#$OMIP.$D$8:.$K$159];8;0))" office:value-type="float" office:value="2" calcext:value-type="float">
            <text:p>2</text:p>
          </table:table-cell>
          <table:table-cell table:formula="of:=IF([.Z151]&lt;[.C15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Snow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snthermds</text:p>
          </table:table-cell>
          <table:table-cell office:value-type="string" calcext:value-type="string">
            <text:p>heat_flux_into_sea_water_due_to_snow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sntherm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2];['file:///usr/people/oord/cmor/input/PRIMAVERA_output_EC_Earth.ods'#$OMIP.$D$8:.$K$159];8;0));&quot;&quot;;VLOOKUP([.H152];['file:///usr/people/oord/cmor/input/PRIMAVERA_output_EC_Earth.ods'#$OMIP.$D$8:.$K$159];8;0))" office:value-type="float" office:value="2" calcext:value-type="float">
            <text:p>2</text:p>
          </table:table-cell>
          <table:table-cell table:formula="of:=IF([.Z152]&lt;[.C15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Snow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snthermds</text:p>
          </table:table-cell>
          <table:table-cell office:value-type="string" calcext:value-type="string">
            <text:p>heat_flux_into_sea_water_due_to_snow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ntherm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3];['file:///usr/people/oord/cmor/input/PRIMAVERA_output_EC_Earth.ods'#$OMIP.$D$8:.$K$159];8;0));&quot;&quot;;VLOOKUP([.H153];['file:///usr/people/oord/cmor/input/PRIMAVERA_output_EC_Earth.ods'#$OMIP.$D$8:.$K$159];8;0))" office:value-type="float" office:value="2" calcext:value-type="float">
            <text:p>2</text:p>
          </table:table-cell>
          <table:table-cell table:formula="of:=IF([.Z153]&lt;[.C153];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4];['file:///usr/people/oord/cmor/input/PRIMAVERA_output_EC_Earth.ods'#$OMIP.$D$8:.$K$159];8;0));&quot;&quot;;VLOOKUP([.H154];['file:///usr/people/oord/cmor/input/PRIMAVERA_output_EC_Earth.ods'#$OMIP.$D$8:.$K$159];8;0))" office:value-type="float" office:value="2" calcext:value-type="float">
            <text:p>2</text:p>
          </table:table-cell>
          <table:table-cell table:formula="of:=IF([.Z154]&lt;[.C15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5];['file:///usr/people/oord/cmor/input/PRIMAVERA_output_EC_Earth.ods'#$OMIP.$D$8:.$K$159];8;0));&quot;&quot;;VLOOKUP([.H155];['file:///usr/people/oord/cmor/input/PRIMAVERA_output_EC_Earth.ods'#$OMIP.$D$8:.$K$159];8;0))" office:value-type="float" office:value="2" calcext:value-type="float">
            <text:p>2</text:p>
          </table:table-cell>
          <table:table-cell table:formula="of:=IF([.Z155]&lt;[.C15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ard Sensible Heat Flux</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6];['file:///usr/people/oord/cmor/input/PRIMAVERA_output_EC_Earth.ods'#$OMIP.$D$8:.$K$159];8;0));&quot;&quot;;VLOOKUP([.H156];['file:///usr/people/oord/cmor/input/PRIMAVERA_output_EC_Earth.ods'#$OMIP.$D$8:.$K$159];8;0))" office:value-type="float" office:value="2" calcext:value-type="float">
            <text:p>2</text:p>
          </table:table-cell>
          <table:table-cell table:formula="of:=IF([.Z156]&lt;[.C15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7];['file:///usr/people/oord/cmor/input/PRIMAVERA_output_EC_Earth.ods'#$OMIP.$D$8:.$K$159];8;0));&quot;&quot;;VLOOKUP([.H157];['file:///usr/people/oord/cmor/input/PRIMAVERA_output_EC_Earth.ods'#$OMIP.$D$8:.$K$159];8;0))" office:value-type="float" office:value="2" calcext:value-type="float">
            <text:p>2</text:p>
          </table:table-cell>
          <table:table-cell table:formula="of:=IF([.Z157]&lt;[.C15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Sensible Heat Flux</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ss</text:p>
          </table:table-cell>
          <table:table-cell office:value-type="string" calcext:value-type="string">
            <text:p>surface_down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8];['file:///usr/people/oord/cmor/input/PRIMAVERA_output_EC_Earth.ods'#$OMIP.$D$8:.$K$159];8;0));&quot;&quot;;VLOOKUP([.H158];['file:///usr/people/oord/cmor/input/PRIMAVERA_output_EC_Earth.ods'#$OMIP.$D$8:.$K$159];8;0))" office:value-type="float" office:value="2" calcext:value-type="float">
            <text:p>2</text:p>
          </table:table-cell>
          <table:table-cell table:formula="of:=IF([.Z158]&lt;[.C15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rface Upward Sensible Heat Flux over Sea Ice</text:p>
          </table:table-cell>
          <table:table-cell office:value-type="string" calcext:value-type="string">
            <text:p>W m-2</text:p>
          </table:table-cell>
          <table:table-cell office:value-type="string" calcext:value-type="string">
            <text:p>the upward sensible heat flux in regions of sea ice divided by the area of the ocean portion of the grid cell.</text:p>
          </table:table-cell>
          <table:table-cell office:value-type="string" calcext:value-type="string">
            <text:p>None</text:p>
          </table:table-cell>
          <table:table-cell office:value-type="string" calcext:value-type="string">
            <text:p>hfssi</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9];['file:///usr/people/oord/cmor/input/PRIMAVERA_output_EC_Earth.ods'#$OMIP.$D$8:.$K$159];8;0));&quot;&quot;;VLOOKUP([.H159];['file:///usr/people/oord/cmor/input/PRIMAVERA_output_EC_Earth.ods'#$OMIP.$D$8:.$K$159];8;0))">
            <text:p/>
          </table:table-cell>
          <table:table-cell table:formula="of:=IF([.Z159]&lt;[.C15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Heat X Transport</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text:p>
          </table:table-cell>
          <table:table-cell office:value-type="string" calcext:value-type="string">
            <text:p>ocean_heat_x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0];['file:///usr/people/oord/cmor/input/PRIMAVERA_output_EC_Earth.ods'#$OMIP.$D$8:.$K$159];8;0));&quot;&quot;;VLOOKUP([.H160];['file:///usr/people/oord/cmor/input/PRIMAVERA_output_EC_Earth.ods'#$OMIP.$D$8:.$K$159];8;0))" office:value-type="float" office:value="2" calcext:value-type="float">
            <text:p>2</text:p>
          </table:table-cell>
          <table:table-cell table:formula="of:=IF([.Z160]&lt;[.C16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X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ba</text:p>
          </table:table-cell>
          <table:table-cell office:value-type="string" calcext:value-type="string">
            <text:p>ocean_heat_x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1];['file:///usr/people/oord/cmor/input/PRIMAVERA_output_EC_Earth.ods'#$OMIP.$D$8:.$K$159];8;0));&quot;&quot;;VLOOKUP([.H161];['file:///usr/people/oord/cmor/input/PRIMAVERA_output_EC_Earth.ods'#$OMIP.$D$8:.$K$159];8;0))">
            <text:p/>
          </table:table-cell>
          <table:table-cell table:formula="of:=IF([.Z161]&lt;[.C16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X Transport due to Diffu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diff</text:p>
          </table:table-cell>
          <table:table-cell office:value-type="string" calcext:value-type="string">
            <text:p>ocean_heat_x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2];['file:///usr/people/oord/cmor/input/PRIMAVERA_output_EC_Earth.ods'#$OMIP.$D$8:.$K$159];8;0));&quot;&quot;;VLOOKUP([.H162];['file:///usr/people/oord/cmor/input/PRIMAVERA_output_EC_Earth.ods'#$OMIP.$D$8:.$K$159];8;0))">
            <text:p/>
          </table:table-cell>
          <table:table-cell table:formula="of:=IF([.Z162]&lt;[.C16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Heat Y Transport</text:p>
          </table:table-cell>
          <table:table-cell office:value-type="string" calcext:value-type="string">
            <text:p>W</text:p>
          </table:table-cell>
          <table:table-cell office:value-type="string" calcext:value-type="string">
            <text:p>None</text:p>
          </table:table-cell>
          <table:table-cell office:value-type="string" calcext:value-type="string">
            <text:p>For a model with a cartesian latxlon grid, this is the same as the "Northward Ocean Heat Transport", listed a few lines above, which should be saved instead of this.</text:p>
          </table:table-cell>
          <table:table-cell office:value-type="string" calcext:value-type="string">
            <text:p>hfy</text:p>
          </table:table-cell>
          <table:table-cell office:value-type="string" calcext:value-type="string">
            <text:p>ocean_heat_y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3];['file:///usr/people/oord/cmor/input/PRIMAVERA_output_EC_Earth.ods'#$OMIP.$D$8:.$K$159];8;0));&quot;&quot;;VLOOKUP([.H163];['file:///usr/people/oord/cmor/input/PRIMAVERA_output_EC_Earth.ods'#$OMIP.$D$8:.$K$159];8;0))" office:value-type="float" office:value="2" calcext:value-type="float">
            <text:p>2</text:p>
          </table:table-cell>
          <table:table-cell table:formula="of:=IF([.Z163]&lt;[.C16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Y Transport due to Bolus Advect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yba</text:p>
          </table:table-cell>
          <table:table-cell office:value-type="string" calcext:value-type="string">
            <text:p>ocean_heat_y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4];['file:///usr/people/oord/cmor/input/PRIMAVERA_output_EC_Earth.ods'#$OMIP.$D$8:.$K$159];8;0));&quot;&quot;;VLOOKUP([.H164];['file:///usr/people/oord/cmor/input/PRIMAVERA_output_EC_Earth.ods'#$OMIP.$D$8:.$K$159];8;0))">
            <text:p/>
          </table:table-cell>
          <table:table-cell table:formula="of:=IF([.Z164]&lt;[.C16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Y Transport due to Diffuss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ydiff</text:p>
          </table:table-cell>
          <table:table-cell office:value-type="string" calcext:value-type="string">
            <text:p>ocean_heat_y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5];['file:///usr/people/oord/cmor/input/PRIMAVERA_output_EC_Earth.ods'#$OMIP.$D$8:.$K$159];8;0));&quot;&quot;;VLOOKUP([.H165];['file:///usr/people/oord/cmor/input/PRIMAVERA_output_EC_Earth.ods'#$OMIP.$D$8:.$K$159];8;0))">
            <text:p/>
          </table:table-cell>
          <table:table-cell table:formula="of:=IF([.Z165]&lt;[.C16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2420.05pt" draw:caption-point-x="-250.24pt" draw:caption-point-y="-39.34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Northward Ocean Heat Transport due to Gyre</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gyre</text:p>
          </table:table-cell>
          <table:table-cell office:value-type="string" calcext:value-type="string">
            <text:p>northward_ocean_heat_transport_due_to_gyre</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gyre</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6];['file:///usr/people/oord/cmor/input/PRIMAVERA_output_EC_Earth.ods'#$OMIP.$D$8:.$K$159];8;0));&quot;&quot;;VLOOKUP([.H166];['file:///usr/people/oord/cmor/input/PRIMAVERA_output_EC_Earth.ods'#$OMIP.$D$8:.$K$159];8;0))" office:value-type="float" office:value="2" calcext:value-type="float">
            <text:p>2</text:p>
          </table:table-cell>
          <table:table-cell table:formula="of:=IF([.Z166]&lt;[.C16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2434.65pt" draw:caption-point-x="-250.24pt" draw:caption-point-y="-40.14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Northward Ocean Heat Transport due to Overturning</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ovrt</text:p>
          </table:table-cell>
          <table:table-cell office:value-type="string" calcext:value-type="string">
            <text:p>northward_ocean_heat_transport_due_to_overturning</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ovrt</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7];['file:///usr/people/oord/cmor/input/PRIMAVERA_output_EC_Earth.ods'#$OMIP.$D$8:.$K$159];8;0));&quot;&quot;;VLOOKUP([.H167];['file:///usr/people/oord/cmor/input/PRIMAVERA_output_EC_Earth.ods'#$OMIP.$D$8:.$K$159];8;0))" office:value-type="float" office:value="2" calcext:value-type="float">
            <text:p>2</text:p>
          </table:table-cell>
          <table:table-cell table:formula="of:=IF([.Z167]&lt;[.C167];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hu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8];['file:///usr/people/oord/cmor/input/PRIMAVERA_output_EC_Earth.ods'#$OMIP.$D$8:.$K$159];8;0));&quot;&quot;;VLOOKUP([.H168];['file:///usr/people/oord/cmor/input/PRIMAVERA_output_EC_Earth.ods'#$OMIP.$D$8:.$K$159];8;0))">
            <text:p/>
          </table:table-cell>
          <table:table-cell table:formula="of:=IF([.Z168]&lt;[.C16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hur</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9];['file:///usr/people/oord/cmor/input/PRIMAVERA_output_EC_Earth.ods'#$OMIP.$D$8:.$K$159];8;0));&quot;&quot;;VLOOKUP([.H169];['file:///usr/people/oord/cmor/input/PRIMAVERA_output_EC_Earth.ods'#$OMIP.$D$8:.$K$159];8;0))">
            <text:p/>
          </table:table-cell>
          <table:table-cell table:formula="of:=IF([.Z169]&lt;[.C16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Relative Humidity</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hu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0];['file:///usr/people/oord/cmor/input/PRIMAVERA_output_EC_Earth.ods'#$OMIP.$D$8:.$K$159];8;0));&quot;&quot;;VLOOKUP([.H170];['file:///usr/people/oord/cmor/input/PRIMAVERA_output_EC_Earth.ods'#$OMIP.$D$8:.$K$159];8;0))">
            <text:p/>
          </table:table-cell>
          <table:table-cell table:formula="of:=IF([.Z170]&lt;[.C17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Relative Humidity</text:p>
          </table:table-cell>
          <table:table-cell table:style-name="ce5" office:value-type="string" calcext:value-type="string">
            <text:p>%</text:p>
          </table:table-cell>
          <table:table-cell table:style-name="ce5" office:value-type="string" calcext:value-type="string">
            <text:p>This is the relative humidity with respect to liquid water for T&gt; 0 C, and with respect to ice for T&lt;0 C.</text:p>
          </table:table-cell>
          <table:table-cell table:style-name="ce5" office:value-type="string" calcext:value-type="string">
            <text:p>None</text:p>
          </table:table-cell>
          <table:table-cell table:style-name="ce5" office:value-type="string" calcext:value-type="string">
            <text:p>hur</text:p>
          </table:table-cell>
          <table:table-cell table:style-name="ce5" office:value-type="string" calcext:value-type="string">
            <text:p>relative_humidity</text:p>
          </table:table-cell>
          <table:table-cell table:style-name="ce5" office:value-type="string" calcext:value-type="string">
            <text:p>None</text:p>
          </table:table-cell>
          <table:table-cell table:style-name="ce5"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hur</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171];['file:///usr/people/oord/cmor/input/PRIMAVERA_output_EC_Earth.ods'#$OMIP.$D$8:.$K$159];8;0));&quot;&quot;;VLOOKUP([.H171];['file:///usr/people/oord/cmor/input/PRIMAVERA_output_EC_Earth.ods'#$OMIP.$D$8:.$K$159];8;0))">
            <text:p/>
          </table:table-cell>
          <table:table-cell table:formula="of:=IF([.Z171]&lt;[.C171];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express as a percentage. <text:s/>Normally, the relative humidity <text:s/>should be reported at the 2 meter height</text:p>
          </table:table-cell>
          <table:table-cell office:value-type="string" calcext:value-type="string">
            <text:p>hurs</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r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2];['file:///usr/people/oord/cmor/input/PRIMAVERA_output_EC_Earth.ods'#$OMIP.$D$8:.$K$159];8;0));&quot;&quot;;VLOOKUP([.H172];['file:///usr/people/oord/cmor/input/PRIMAVERA_output_EC_Earth.ods'#$OMIP.$D$8:.$K$159];8;0))">
            <text:p/>
          </table:table-cell>
          <table:table-cell table:formula="of:=IF([.Z172]&lt;[.C172];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3];['file:///usr/people/oord/cmor/input/PRIMAVERA_output_EC_Earth.ods'#$OMIP.$D$8:.$K$159];8;0));&quot;&quot;;VLOOKUP([.H173];['file:///usr/people/oord/cmor/input/PRIMAVERA_output_EC_Earth.ods'#$OMIP.$D$8:.$K$159];8;0))">
            <text:p/>
          </table:table-cell>
          <table:table-cell table:formula="of:=IF([.Z173]&lt;[.C17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h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4];['file:///usr/people/oord/cmor/input/PRIMAVERA_output_EC_Earth.ods'#$OMIP.$D$8:.$K$159];8;0));&quot;&quot;;VLOOKUP([.H174];['file:///usr/people/oord/cmor/input/PRIMAVERA_output_EC_Earth.ods'#$OMIP.$D$8:.$K$159];8;0))">
            <text:p/>
          </table:table-cell>
          <table:table-cell table:formula="of:=IF([.Z174]&lt;[.C174];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Specific Humidity</text:p>
          </table:table-cell>
          <table:table-cell table:style-name="ce5" office:value-type="float" office:value="1" calcext:value-type="float">
            <text:p>1</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hus</text:p>
          </table:table-cell>
          <table:table-cell table:style-name="ce5" office:value-type="string" calcext:value-type="string">
            <text:p>specific_humidity</text:p>
          </table:table-cell>
          <table:table-cell table:style-name="ce5" office:value-type="string" calcext:value-type="string">
            <text:p>None</text:p>
          </table:table-cell>
          <table:table-cell table:style-name="ce5" office:value-type="float" office:value="1" calcext:value-type="float">
            <text:p>1</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hus</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175];['file:///usr/people/oord/cmor/input/PRIMAVERA_output_EC_Earth.ods'#$OMIP.$D$8:.$K$159];8;0));&quot;&quot;;VLOOKUP([.H175];['file:///usr/people/oord/cmor/input/PRIMAVERA_output_EC_Earth.ods'#$OMIP.$D$8:.$K$159];8;0))">
            <text:p/>
          </table:table-cell>
          <table:table-cell table:formula="of:=IF([.Z175]&lt;[.C17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6];['file:///usr/people/oord/cmor/input/PRIMAVERA_output_EC_Earth.ods'#$OMIP.$D$8:.$K$159];8;0));&quot;&quot;;VLOOKUP([.H176];['file:///usr/people/oord/cmor/input/PRIMAVERA_output_EC_Earth.ods'#$OMIP.$D$8:.$K$159];8;0))">
            <text:p/>
          </table:table-cell>
          <table:table-cell table:formula="of:=IF([.Z176]&lt;[.C176];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Specific Humidity</text:p>
          </table:table-cell>
          <table:table-cell table:style-name="ce5" office:value-type="float" office:value="1" calcext:value-type="float">
            <text:p>1</text:p>
          </table:table-cell>
          <table:table-cell table:number-columns-repeated="2" table:style-name="ce5" office:value-type="string" calcext:value-type="string">
            <text:p>None</text:p>
          </table:table-cell>
          <table:table-cell table:style-name="ce5" office:value-type="string" calcext:value-type="string">
            <text:p>hus</text:p>
          </table:table-cell>
          <table:table-cell table:style-name="ce5" office:value-type="string" calcext:value-type="string">
            <text:p>specific_humidity</text:p>
          </table:table-cell>
          <table:table-cell table:style-name="ce5" office:value-type="string" calcext:value-type="string">
            <text:p>None</text:p>
          </table:table-cell>
          <table:table-cell table:style-name="ce5"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hus</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177];['file:///usr/people/oord/cmor/input/PRIMAVERA_output_EC_Earth.ods'#$OMIP.$D$8:.$K$159];8;0));&quot;&quot;;VLOOKUP([.H177];['file:///usr/people/oord/cmor/input/PRIMAVERA_output_EC_Earth.ods'#$OMIP.$D$8:.$K$159];8;0))">
            <text:p/>
          </table:table-cell>
          <table:table-cell table:formula="of:=IF([.Z177]&lt;[.C177];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Specific Humidity</text:p>
          </table:table-cell>
          <table:table-cell office:value-type="float" office:value="1" calcext:value-type="float">
            <text:p>1</text:p>
          </table:table-cell>
          <table:table-cell office:value-type="string" calcext:value-type="string">
            <text:p>None</text:p>
          </table:table-cell>
          <table:table-cell office:value-type="string" calcext:value-type="string">
            <text:p>Normally, the specific humidity should be reported at the 2 meter height</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s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8];['file:///usr/people/oord/cmor/input/PRIMAVERA_output_EC_Earth.ods'#$OMIP.$D$8:.$K$159];8;0));&quot;&quot;;VLOOKUP([.H178];['file:///usr/people/oord/cmor/input/PRIMAVERA_output_EC_Earth.ods'#$OMIP.$D$8:.$K$159];8;0))">
            <text:p/>
          </table:table-cell>
          <table:table-cell table:formula="of:=IF([.Z178]&lt;[.C17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ear-Surface Specific Humidity</text:p>
          </table:table-cell>
          <table:table-cell office:value-type="float" office:value="1" calcext:value-type="float">
            <text:p>1</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9];['file:///usr/people/oord/cmor/input/PRIMAVERA_output_EC_Earth.ods'#$OMIP.$D$8:.$K$159];8;0));&quot;&quot;;VLOOKUP([.H179];['file:///usr/people/oord/cmor/input/PRIMAVERA_output_EC_Earth.ods'#$OMIP.$D$8:.$K$159];8;0))">
            <text:p/>
          </table:table-cell>
          <table:table-cell table:formula="of:=IF([.Z179]&lt;[.C17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Near-Surface Specific Humidity</text:p>
          </table:table-cell>
          <table:table-cell office:value-type="float" office:value="1" calcext:value-type="float">
            <text:p>1</text:p>
          </table:table-cell>
          <table:table-cell office:value-type="string" calcext:value-type="string">
            <text:p>This is sampled synoptically.</text:p>
          </table:table-cell>
          <table:table-cell office:value-type="string" calcext:value-type="string">
            <text:p>normally, report at 2 meters above the surface</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2m</text:p>
          </table:table-cell>
          <table:table-cell office:value-type="string" calcext:value-type="string">
            <text:p>hus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0];['file:///usr/people/oord/cmor/input/PRIMAVERA_output_EC_Earth.ods'#$OMIP.$D$8:.$K$159];8;0));&quot;&quot;;VLOOKUP([.H180];['file:///usr/people/oord/cmor/input/PRIMAVERA_output_EC_Earth.ods'#$OMIP.$D$8:.$K$159];8;0))">
            <text:p/>
          </table:table-cell>
          <table:table-cell table:formula="of:=IF([.Z180]&lt;[.C18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Albedo</text:p>
          </table:table-cell>
          <table:table-cell office:value-type="float" office:value="1" calcext:value-type="float">
            <text:p>1</text:p>
          </table:table-cell>
          <table:table-cell office:value-type="string" calcext:value-type="string">
            <text:p>Reported as "missing" if there is no sunlight or if a region is free of sea ice.</text:p>
          </table:table-cell>
          <table:table-cell office:value-type="string" calcext:value-type="string">
            <text:p>This variable may be omitted unless the answers to the following questions are obvious: <text:s/>Will this vary from year to year or is it a property of "bare sea ice" and sun angle? How is the time-mean calculated?</text:p>
          </table:table-cell>
          <table:table-cell office:value-type="string" calcext:value-type="string">
            <text:p>ialb</text:p>
          </table:table-cell>
          <table:table-cell office:value-type="string" calcext:value-type="string">
            <text:p>sea_ice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 area: mean where sea_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ialb</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81];['file:///usr/people/oord/cmor/input/PRIMAVERA_output_EC_Earth.ods'#$OMIP.$D$8:.$K$159];8;0));&quot;&quot;;VLOOKUP([.H181];['file:///usr/people/oord/cmor/input/PRIMAVERA_output_EC_Earth.ods'#$OMIP.$D$8:.$K$159];8;0))">
            <text:p/>
          </table:table-cell>
          <table:table-cell table:formula="of:=IF([.Z181]&lt;[.C18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Leaf Area Index</text:p>
          </table:table-cell>
          <table:table-cell office:value-type="float" office:value="1" calcext:value-type="float">
            <text:p>1</text:p>
          </table:table-cell>
          <table:table-cell office:value-type="string" calcext:value-type="string">
            <text:p>a ratio obtained by dividing the total upper leaf surface area of vegetation by the (horizontal) surface area of the land on which it grow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lai</text:p>
          </table:table-cell>
          <table:table-cell office:value-type="string" calcext:value-type="string">
            <text:p>leaf_area_index</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ai</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2];['file:///usr/people/oord/cmor/input/PRIMAVERA_output_EC_Earth.ods'#$OMIP.$D$8:.$K$159];8;0));&quot;&quot;;VLOOKUP([.H182];['file:///usr/people/oord/cmor/input/PRIMAVERA_output_EC_Earth.ods'#$OMIP.$D$8:.$K$159];8;0))">
            <text:p/>
          </table:table-cell>
          <table:table-cell table:formula="of:=IF([.Z182]&lt;[.C18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Plant Functional Type Grid Fraction</text:p>
          </table:table-cell>
          <table:table-cell office:value-type="string" calcext:value-type="string">
            <text:p>%</text:p>
          </table:table-cell>
          <table:table-cell office:value-type="string" calcext:value-type="string">
            <text:p>The categories may differ from model to model, depending on their <text:s/>PFT definitions. <text:s text:c="2"/>This may include natural PFTs, anthropogenic PFTs, bare soil, lakes, urban areas, etc. <text:s text:c="2"/>Sum of all should equal the fraction of the grid-cell that is land.</text:p>
          </table:table-cell>
          <table:table-cell office:value-type="string" calcext:value-type="string">
            <text:p>need to explain how to define vegtype. <text:s/>To facilitate model comparison, it is also requested that the aggregated land cover types called for in lines 28 to 35 be archived (but not in this variable). <text:s/>Note that if this variable is independent of time, it should be stored only for a single time (of the user's choosing). <text:s text:c="2"/>Note that the "types" will be model dependent and for each type there should be a full description of the PFT (plant functional type).</text:p>
          </table:table-cell>
          <table:table-cell office:value-type="string" calcext:value-type="string">
            <text:p>landCover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vegtype time</text:p>
          </table:table-cell>
          <table:table-cell office:value-type="string" calcext:value-type="string">
            <text:p>landCover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3];['file:///usr/people/oord/cmor/input/PRIMAVERA_output_EC_Earth.ods'#$OMIP.$D$8:.$K$159];8;0));&quot;&quot;;VLOOKUP([.H183];['file:///usr/people/oord/cmor/input/PRIMAVERA_output_EC_Earth.ods'#$OMIP.$D$8:.$K$159];8;0))">
            <text:p/>
          </table:table-cell>
          <table:table-cell table:formula="of:=IF([.Z183]&lt;[.C18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Black Carbon Aerosol</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bc</text:p>
          </table:table-cell>
          <table:table-cell office:value-type="string" calcext:value-type="string">
            <text:p>atmosphere_mass_content_of_black_carbon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4];['file:///usr/people/oord/cmor/input/PRIMAVERA_output_EC_Earth.ods'#$OMIP.$D$8:.$K$159];8;0));&quot;&quot;;VLOOKUP([.H184];['file:///usr/people/oord/cmor/input/PRIMAVERA_output_EC_Earth.ods'#$OMIP.$D$8:.$K$159];8;0))">
            <text:p/>
          </table:table-cell>
          <table:table-cell table:formula="of:=IF([.Z184]&lt;[.C18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ust</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dust</text:p>
          </table:table-cell>
          <table:table-cell office:value-type="string" calcext:value-type="string">
            <text:p>atmosphere_mass_content_of_dust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5];['file:///usr/people/oord/cmor/input/PRIMAVERA_output_EC_Earth.ods'#$OMIP.$D$8:.$K$159];8;0));&quot;&quot;;VLOOKUP([.H185];['file:///usr/people/oord/cmor/input/PRIMAVERA_output_EC_Earth.ods'#$OMIP.$D$8:.$K$159];8;0))">
            <text:p/>
          </table:table-cell>
          <table:table-cell table:formula="of:=IF([.Z185]&lt;[.C18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Load of NH4</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nh4</text:p>
          </table:table-cell>
          <table:table-cell office:value-type="string" calcext:value-type="string">
            <text:p>atmosphere_mass_content_of_ammonium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6];['file:///usr/people/oord/cmor/input/PRIMAVERA_output_EC_Earth.ods'#$OMIP.$D$8:.$K$159];8;0));&quot;&quot;;VLOOKUP([.H186];['file:///usr/people/oord/cmor/input/PRIMAVERA_output_EC_Earth.ods'#$OMIP.$D$8:.$K$159];8;0))">
            <text:p/>
          </table:table-cell>
          <table:table-cell table:formula="of:=IF([.Z186]&lt;[.C18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NO3</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no3</text:p>
          </table:table-cell>
          <table:table-cell office:value-type="string" calcext:value-type="string">
            <text:p>atmosphere_mass_content_of_nitrate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no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7];['file:///usr/people/oord/cmor/input/PRIMAVERA_output_EC_Earth.ods'#$OMIP.$D$8:.$K$159];8;0));&quot;&quot;;VLOOKUP([.H187];['file:///usr/people/oord/cmor/input/PRIMAVERA_output_EC_Earth.ods'#$OMIP.$D$8:.$K$159];8;0))">
            <text:p/>
          </table:table-cell>
          <table:table-cell table:formula="of:=IF([.Z187]&lt;[.C18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ry Aerosol Organic Matter</text:p>
          </table:table-cell>
          <table:table-cell office:value-type="string" calcext:value-type="string">
            <text:p>kg m-2</text:p>
          </table:table-cell>
          <table:table-cell office:value-type="string" calcext:value-type="string">
            <text:p>atmosphere dry organic content: This is the vertically integrated sum of atmosphere_primary_organic_content and atmosphere_secondary_organic_content (see next two table entries).</text:p>
          </table:table-cell>
          <table:table-cell office:value-type="string" calcext:value-type="string">
            <text:p>This should only be reported if <text:s/>the components specified in the next two entries of this table cannot be separately reported.</text:p>
          </table:table-cell>
          <table:table-cell office:value-type="string" calcext:value-type="string">
            <text:p>loadoa</text:p>
          </table:table-cell>
          <table:table-cell office:value-type="string" calcext:value-type="string">
            <text:p>atmosphere_mass_content_of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8];['file:///usr/people/oord/cmor/input/PRIMAVERA_output_EC_Earth.ods'#$OMIP.$D$8:.$K$159];8;0));&quot;&quot;;VLOOKUP([.H188];['file:///usr/people/oord/cmor/input/PRIMAVERA_output_EC_Earth.ods'#$OMIP.$D$8:.$K$159];8;0))">
            <text:p/>
          </table:table-cell>
          <table:table-cell table:formula="of:=IF([.Z188]&lt;[.C18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ry Aerosol Primary Organic Matter</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poa</text:p>
          </table:table-cell>
          <table:table-cell office:value-type="string" calcext:value-type="string">
            <text:p>atmosphere_mass_content_of_primary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9];['file:///usr/people/oord/cmor/input/PRIMAVERA_output_EC_Earth.ods'#$OMIP.$D$8:.$K$159];8;0));&quot;&quot;;VLOOKUP([.H189];['file:///usr/people/oord/cmor/input/PRIMAVERA_output_EC_Earth.ods'#$OMIP.$D$8:.$K$159];8;0))">
            <text:p/>
          </table:table-cell>
          <table:table-cell table:formula="of:=IF([.Z189]&lt;[.C18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SO4</text:p>
          </table:table-cell>
          <table:table-cell office:value-type="string" calcext:value-type="string">
            <text:p>kg m-2</text:p>
          </table:table-cell>
          <table:table-cell office:value-type="string" calcext:value-type="string">
            <text:p>None</text:p>
          </table:table-cell>
          <table:table-cell office:value-type="string" calcext:value-type="string">
            <text:p>Is this "dry" or "ambient"?</text:p>
          </table:table-cell>
          <table:table-cell office:value-type="string" calcext:value-type="string">
            <text:p>loadso4</text:p>
          </table:table-cell>
          <table:table-cell office:value-type="string" calcext:value-type="string">
            <text:p>atmosphere_mass_content_of_sulfate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0];['file:///usr/people/oord/cmor/input/PRIMAVERA_output_EC_Earth.ods'#$OMIP.$D$8:.$K$159];8;0));&quot;&quot;;VLOOKUP([.H190];['file:///usr/people/oord/cmor/input/PRIMAVERA_output_EC_Earth.ods'#$OMIP.$D$8:.$K$159];8;0))">
            <text:p/>
          </table:table-cell>
          <table:table-cell table:formula="of:=IF([.Z190]&lt;[.C19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ry Aerosol Secondary Organic Matter</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soa</text:p>
          </table:table-cell>
          <table:table-cell office:value-type="string" calcext:value-type="string">
            <text:p>atmosphere_mass_content_of_secondary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1];['file:///usr/people/oord/cmor/input/PRIMAVERA_output_EC_Earth.ods'#$OMIP.$D$8:.$K$159];8;0));&quot;&quot;;VLOOKUP([.H191];['file:///usr/people/oord/cmor/input/PRIMAVERA_output_EC_Earth.ods'#$OMIP.$D$8:.$K$159];8;0))">
            <text:p/>
          </table:table-cell>
          <table:table-cell table:formula="of:=IF([.Z191]&lt;[.C19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Seasalt</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ss</text:p>
          </table:table-cell>
          <table:table-cell office:value-type="string" calcext:value-type="string">
            <text:p>atmosphere_mass_content_of_seasalt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2];['file:///usr/people/oord/cmor/input/PRIMAVERA_output_EC_Earth.ods'#$OMIP.$D$8:.$K$159];8;0));&quot;&quot;;VLOOKUP([.H192];['file:///usr/people/oord/cmor/input/PRIMAVERA_output_EC_Earth.ods'#$OMIP.$D$8:.$K$159];8;0))">
            <text:p/>
          </table:table-cell>
          <table:table-cell table:formula="of:=IF([.Z192]&lt;[.C19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2" calcext:value-type="float">
            <text:p>2</text:p>
          </table:table-cell>
          <table:table-cell table:style-name="ce6" office:value-type="string" calcext:value-type="string">
            <text:p>Liquid Water Content of Snow Layer</text:p>
          </table:table-cell>
          <table:table-cell office:value-type="string" calcext:value-type="string">
            <text:p>kg m-2</text:p>
          </table:table-cell>
          <table:table-cell office:value-type="string" calcext:value-type="string">
            <text:p>where land over land: this is computed as the total mass of liquid water contained interstitially within the snow layer of the land portion of a grid cell divided by the area of the land portion of the cell.</text:p>
          </table:table-cell>
          <table:table-cell office:value-type="string" calcext:value-type="string">
            <text:p>None</text:p>
          </table:table-cell>
          <table:table-cell office:value-type="string" calcext:value-type="string">
            <text:p>lwsnl</text:p>
          </table:table-cell>
          <table:table-cell office:value-type="string" calcext:value-type="string">
            <text:p>liquid_water_content_of_snow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wsnl</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3];['file:///usr/people/oord/cmor/input/PRIMAVERA_output_EC_Earth.ods'#$OMIP.$D$8:.$K$159];8;0));&quot;&quot;;VLOOKUP([.H193];['file:///usr/people/oord/cmor/input/PRIMAVERA_output_EC_Earth.ods'#$OMIP.$D$8:.$K$159];8;0))">
            <text:p/>
          </table:table-cell>
          <table:table-cell table:formula="of:=IF([.Z193]&lt;[.C19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Mass Per Unit Area</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masscello</text:p>
          </table:table-cell>
          <table:table-cell office:value-type="string" calcext:value-type="string">
            <text:p>sea_water_mass_per_unit_area</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masscell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194];['file:///usr/people/oord/cmor/input/PRIMAVERA_output_EC_Earth.ods'#$OMIP.$D$8:.$K$159];8;0));&quot;&quot;;VLOOKUP([.H194];['file:///usr/people/oord/cmor/input/PRIMAVERA_output_EC_Earth.ods'#$OMIP.$D$8:.$K$159];8;0))" office:value-type="float" office:value="1" calcext:value-type="float">
            <text:p>1</text:p>
          </table:table-cell>
          <table:table-cell table:formula="of:=IF([.Z194]&lt;[.C19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Mass</text:p>
          </table:table-cell>
          <table:table-cell office:value-type="string" calcext:value-type="string">
            <text:p>kg</text:p>
          </table:table-cell>
          <table:table-cell table:number-columns-repeated="2" office:value-type="string" calcext:value-type="string">
            <text:p>None</text:p>
          </table:table-cell>
          <table:table-cell office:value-type="string" calcext:value-type="string">
            <text:p>masso</text:p>
          </table:table-cell>
          <table:table-cell office:value-type="string" calcext:value-type="string">
            <text:p>sea_water_mass</text:p>
          </table:table-cell>
          <table:table-cell office:value-type="string" calcext:value-type="string">
            <text:p>None</text:p>
          </table:table-cell>
          <table:table-cell office:value-type="string" calcext:value-type="string">
            <text:p>kg</text:p>
          </table:table-cell>
          <table:table-cell office:value-type="string" calcext:value-type="string">
            <text:p>time: mean area: sum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mass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95];['file:///usr/people/oord/cmor/input/PRIMAVERA_output_EC_Earth.ods'#$OMIP.$D$8:.$K$159];8;0));&quot;&quot;;VLOOKUP([.H195];['file:///usr/people/oord/cmor/input/PRIMAVERA_output_EC_Earth.ods'#$OMIP.$D$8:.$K$159];8;0))" office:value-type="float" office:value="1" calcext:value-type="float">
            <text:p>1</text:p>
          </table:table-cell>
          <table:table-cell table:formula="of:=IF([.Z195]&lt;[.C195]; 1;&quot;&quot;)">
            <text:p/>
          </table:table-cell>
          <table:table-cell table:style-name="ce4" table:number-columns-repeated="997"/>
        </table:table-row>
        <table:table-row table:style-name="ro2">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Convective Mass Flux</text:p>
          </table:table-cell>
          <table:table-cell office:value-type="string" calcext:value-type="string">
            <text:p>kg m-2 s-1</text:p>
          </table:table-cell>
          <table:table-cell office:value-type="string" calcext:value-type="string">
            <text:p>The net mass flux should represent the difference between the updraft and downdraft components. <text:s/>The flux is computed as the mass divided by the area of the grid cell.</text:p>
          </table:table-cell>
          <table:table-cell office:value-type="string" calcext:value-type="string">
            <text:p>Report on model half-levels (i.e., model layer bounds and not standard pressures).</text:p>
          </table:table-cell>
          <table:table-cell office:value-type="string" calcext:value-type="string">
            <text:p>mc</text:p>
          </table:table-cell>
          <table:table-cell office:value-type="string" calcext:value-type="string">
            <text:p>atmosphere_net_upward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6];['file:///usr/people/oord/cmor/input/PRIMAVERA_output_EC_Earth.ods'#$OMIP.$D$8:.$K$159];8;0));&quot;&quot;;VLOOKUP([.H196];['file:///usr/people/oord/cmor/input/PRIMAVERA_output_EC_Earth.ods'#$OMIP.$D$8:.$K$159];8;0))">
            <text:p/>
          </table:table-cell>
          <table:table-cell table:formula="of:=IF([.Z196]&lt;[.C196];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Convective Mass Flux</text:p>
          </table:table-cell>
          <table:table-cell table:style-name="ce5" office:value-type="string" calcext:value-type="string">
            <text:p>kg m-2 s-1</text:p>
          </table:table-cell>
          <table:table-cell table:style-name="ce5" office:value-type="string" calcext:value-type="string">
            <text:p>The net mass flux should represent the difference between the updraft and downdraft components. <text:s/>This is calculated as the convective mass flux divided by the area of the whole grid cell (not just the area of the cloud).</text:p>
          </table:table-cell>
          <table:table-cell table:style-name="ce5" office:value-type="string" calcext:value-type="string">
            <text:p>Report on model half-levels (i.e., model layer bounds and not standard pressures).</text:p>
          </table:table-cell>
          <table:table-cell table:style-name="ce5" office:value-type="string" calcext:value-type="string">
            <text:p>mc</text:p>
          </table:table-cell>
          <table:table-cell table:style-name="ce5" office:value-type="string" calcext:value-type="string">
            <text:p>atmosphere_net_upward_convective_mass_flux</text:p>
          </table:table-cell>
          <table:table-cell table:style-name="ce5" office:value-type="string" calcext:value-type="string">
            <text:p>None</text:p>
          </table:table-cell>
          <table:table-cell table:style-name="ce5"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table:style-name="ce5" office:value-type="string" calcext:value-type="string">
            <text:p>real</text:p>
          </table:table-cell>
          <table:table-cell table:style-name="ce5" office:value-type="string" calcext:value-type="string">
            <text:p>longitude latitude alevhalf time</text:p>
          </table:table-cell>
          <table:table-cell table:style-name="ce5" office:value-type="string" calcext:value-type="string">
            <text:p>mc</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197];['file:///usr/people/oord/cmor/input/PRIMAVERA_output_EC_Earth.ods'#$OMIP.$D$8:.$K$159];8;0));&quot;&quot;;VLOOKUP([.H197];['file:///usr/people/oord/cmor/input/PRIMAVERA_output_EC_Earth.ods'#$OMIP.$D$8:.$K$159];8;0))">
            <text:p/>
          </table:table-cell>
          <table:table-cell table:formula="of:=IF([.Z197]&lt;[.C19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Downdraft Convective Mass Flux</text:p>
          </table:table-cell>
          <table:table-cell office:value-type="string" calcext:value-type="string">
            <text:p>kg m-2 s-1</text:p>
          </table:table-cell>
          <table:table-cell office:value-type="string" calcext:value-type="string">
            <text:p>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mcd</text:p>
          </table:table-cell>
          <table:table-cell office:value-type="string" calcext:value-type="string">
            <text:p>atmosphere_downdraft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8];['file:///usr/people/oord/cmor/input/PRIMAVERA_output_EC_Earth.ods'#$OMIP.$D$8:.$K$159];8;0));&quot;&quot;;VLOOKUP([.H198];['file:///usr/people/oord/cmor/input/PRIMAVERA_output_EC_Earth.ods'#$OMIP.$D$8:.$K$159];8;0))">
            <text:p/>
          </table:table-cell>
          <table:table-cell table:formula="of:=IF([.Z198]&lt;[.C19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Updraft Convective Mass Flux</text:p>
          </table:table-cell>
          <table:table-cell office:value-type="string" calcext:value-type="string">
            <text:p>kg m-2 s-1</text:p>
          </table:table-cell>
          <table:table-cell office:value-type="string" calcext:value-type="string">
            <text:p>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mcu</text:p>
          </table:table-cell>
          <table:table-cell office:value-type="string" calcext:value-type="string">
            <text:p>atmosphere_updraft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9];['file:///usr/people/oord/cmor/input/PRIMAVERA_output_EC_Earth.ods'#$OMIP.$D$8:.$K$159];8;0));&quot;&quot;;VLOOKUP([.H199];['file:///usr/people/oord/cmor/input/PRIMAVERA_output_EC_Earth.ods'#$OMIP.$D$8:.$K$159];8;0))">
            <text:p/>
          </table:table-cell>
          <table:table-cell table:formula="of:=IF([.Z199]&lt;[.C19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ea Water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mfo</text:p>
          </table:table-cell>
          <table:table-cell office:value-type="string" calcext:value-type="string">
            <text:p>sea_water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oline time</text:p>
          </table:table-cell>
          <table:table-cell office:value-type="string" calcext:value-type="string">
            <text:p>mf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00];['file:///usr/people/oord/cmor/input/PRIMAVERA_output_EC_Earth.ods'#$OMIP.$D$8:.$K$159];8;0));&quot;&quot;;VLOOKUP([.H200];['file:///usr/people/oord/cmor/input/PRIMAVERA_output_EC_Earth.ods'#$OMIP.$D$8:.$K$159];8;0))" office:value-type="float" office:value="2" calcext:value-type="float">
            <text:p>2</text:p>
          </table:table-cell>
          <table:table-cell table:formula="of:=IF([.Z200]&lt;[.C20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2" svg:width="65.59pt" svg:height="70.78pt" svg:x="397.11pt" svg:y="2930.68pt" draw:caption-point-x="-250.24pt" draw:caption-point-y="-70.95pt">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Mixed Layer Thickness Defined by Sigma 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mlotst</text:p>
          </table:table-cell>
          <table:table-cell office:value-type="string" calcext:value-type="string">
            <text:p>ocean_mixed_layer_thickness_defined_by_sigma_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01];['file:///usr/people/oord/cmor/input/PRIMAVERA_output_EC_Earth.ods'#$OMIP.$D$8:.$K$159];8;0));&quot;&quot;;VLOOKUP([.H201];['file:///usr/people/oord/cmor/input/PRIMAVERA_output_EC_Earth.ods'#$OMIP.$D$8:.$K$159];8;0))" office:value-type="float" office:value="2" calcext:value-type="float">
            <text:p>2</text:p>
          </table:table-cell>
          <table:table-cell table:formula="of:=IF([.Z201]&lt;[.C201];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Square of Ocean Mixed Layer Thickness Defined by Sigma T</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mlotstsq</text:p>
          </table:table-cell>
          <table:table-cell office:value-type="string" calcext:value-type="string">
            <text:p>square_of_ocean_mixed_layer_thickness_defined_by_sigma_t</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02];['file:///usr/people/oord/cmor/input/PRIMAVERA_output_EC_Earth.ods'#$OMIP.$D$8:.$K$159];8;0));&quot;&quot;;VLOOKUP([.H202];['file:///usr/people/oord/cmor/input/PRIMAVERA_output_EC_Earth.ods'#$OMIP.$D$8:.$K$159];8;0))" office:value-type="float" office:value="3" calcext:value-type="float">
            <text:p>3</text:p>
          </table:table-cell>
          <table:table-cell table:formula="of:=IF([.Z202]&lt;[.C20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Soil Frozen Water Content</text:p>
          </table:table-cell>
          <table:table-cell office:value-type="string" calcext:value-type="string">
            <text:p>kg m-2</text:p>
          </table:table-cell>
          <table:table-cell office:value-type="string" calcext:value-type="string">
            <text:p>the mass (summed over all all layers) of frozen water.</text:p>
          </table:table-cell>
          <table:table-cell office:value-type="string" calcext:value-type="string">
            <text:p>None</text:p>
          </table:table-cell>
          <table:table-cell office:value-type="string" calcext:value-type="string">
            <text:p>mrfso</text:p>
          </table:table-cell>
          <table:table-cell office:value-type="string" calcext:value-type="string">
            <text:p>soil_frozen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fso</text:p>
          </table:table-cell>
          <table:table-cell office:value-type="string" calcext:value-type="string">
            <text:p>land landIce</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3];['file:///usr/people/oord/cmor/input/PRIMAVERA_output_EC_Earth.ods'#$OMIP.$D$8:.$K$159];8;0));&quot;&quot;;VLOOKUP([.H203];['file:///usr/people/oord/cmor/input/PRIMAVERA_output_EC_Earth.ods'#$OMIP.$D$8:.$K$159];8;0))">
            <text:p/>
          </table:table-cell>
          <table:table-cell table:formula="of:=IF([.Z203]&lt;[.C20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Water Content of Soil Layer</text:p>
          </table:table-cell>
          <table:table-cell office:value-type="string" calcext:value-type="string">
            <text:p>kg m-2</text:p>
          </table:table-cell>
          <table:table-cell office:value-type="string" calcext:value-type="string">
            <text:p>in each soil layer, the mass of water in all phases, including ice. <text:s/>Reported as "missing" for grid cells occupied entirely by "sea"</text:p>
          </table:table-cell>
          <table:table-cell office:value-type="string" calcext:value-type="string">
            <text:p>If soil layer thicknesses vary from one location to another, interpolate to a standard set of depths. <text:s/>Ideally, the interpolation should preserve the vertical integral.</text:p>
          </table:table-cell>
          <table:table-cell office:value-type="string" calcext:value-type="string">
            <text:p>mrlsl</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depth time</text:p>
          </table:table-cell>
          <table:table-cell office:value-type="string" calcext:value-type="string">
            <text:p>mrlsl</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4];['file:///usr/people/oord/cmor/input/PRIMAVERA_output_EC_Earth.ods'#$OMIP.$D$8:.$K$159];8;0));&quot;&quot;;VLOOKUP([.H204];['file:///usr/people/oord/cmor/input/PRIMAVERA_output_EC_Earth.ods'#$OMIP.$D$8:.$K$159];8;0))">
            <text:p/>
          </table:table-cell>
          <table:table-cell table:formula="of:=IF([.Z204]&lt;[.C20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Total Runoff</text:p>
          </table:table-cell>
          <table:table-cell office:value-type="string" calcext:value-type="string">
            <text:p>kg m-2 s-1</text:p>
          </table:table-cell>
          <table:table-cell office:value-type="string" calcext:value-type="string">
            <text:p>the total runoff (including "drainage" through the base of the soil model) leaving the land portion of the grid cel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5];['file:///usr/people/oord/cmor/input/PRIMAVERA_output_EC_Earth.ods'#$OMIP.$D$8:.$K$159];8;0));&quot;&quot;;VLOOKUP([.H205];['file:///usr/people/oord/cmor/input/PRIMAVERA_output_EC_Earth.ods'#$OMIP.$D$8:.$K$159];8;0))">
            <text:p/>
          </table:table-cell>
          <table:table-cell table:formula="of:=IF([.Z205]&lt;[.C20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Total Runoff</text:p>
          </table:table-cell>
          <table:table-cell office:value-type="string" calcext:value-type="string">
            <text:p>kg m-2 s-1</text:p>
          </table:table-cell>
          <table:table-cell office:value-type="string" calcext:value-type="string">
            <text:p>computed as the total runoff (including "drainage" through the base of the soil model) leaving the land portion of the grid cell divided by the land area in the grid cel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6];['file:///usr/people/oord/cmor/input/PRIMAVERA_output_EC_Earth.ods'#$OMIP.$D$8:.$K$159];8;0));&quot;&quot;;VLOOKUP([.H206];['file:///usr/people/oord/cmor/input/PRIMAVERA_output_EC_Earth.ods'#$OMIP.$D$8:.$K$159];8;0))">
            <text:p/>
          </table:table-cell>
          <table:table-cell table:formula="of:=IF([.Z206]&lt;[.C20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Total Runoff</text:p>
          </table:table-cell>
          <table:table-cell office:value-type="string" calcext:value-type="string">
            <text:p>kg m-2 s-1</text:p>
          </table:table-cell>
          <table:table-cell office:value-type="string" calcext:value-type="string">
            <text:p>the total runoff (including "drainage" through the base of the soil model) leaving the land portion of the grid cell divided by the land area in the grid cell, averaged over the 3-hour interva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7];['file:///usr/people/oord/cmor/input/PRIMAVERA_output_EC_Earth.ods'#$OMIP.$D$8:.$K$159];8;0));&quot;&quot;;VLOOKUP([.H207];['file:///usr/people/oord/cmor/input/PRIMAVERA_output_EC_Earth.ods'#$OMIP.$D$8:.$K$159];8;0))">
            <text:p/>
          </table:table-cell>
          <table:table-cell table:formula="of:=IF([.Z207]&lt;[.C20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Surface Runoff</text:p>
          </table:table-cell>
          <table:table-cell office:value-type="string" calcext:value-type="string">
            <text:p>kg m-2 s-1</text:p>
          </table:table-cell>
          <table:table-cell office:value-type="string" calcext:value-type="string">
            <text:p>the total surface runoff leaving the land portion of the grid cell.</text:p>
          </table:table-cell>
          <table:table-cell office:value-type="string" calcext:value-type="string">
            <text:p>None</text:p>
          </table:table-cell>
          <table:table-cell office:value-type="string" calcext:value-type="string">
            <text:p>mrros</text:p>
          </table:table-cell>
          <table:table-cell office:value-type="string" calcext:value-type="string">
            <text:p>surface_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s</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8];['file:///usr/people/oord/cmor/input/PRIMAVERA_output_EC_Earth.ods'#$OMIP.$D$8:.$K$159];8;0));&quot;&quot;;VLOOKUP([.H208];['file:///usr/people/oord/cmor/input/PRIMAVERA_output_EC_Earth.ods'#$OMIP.$D$8:.$K$159];8;0))">
            <text:p/>
          </table:table-cell>
          <table:table-cell table:formula="of:=IF([.Z208]&lt;[.C20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Total Soil Moisture Content</text:p>
          </table:table-cell>
          <table:table-cell office:value-type="string" calcext:value-type="string">
            <text:p>kg m-2</text:p>
          </table:table-cell>
          <table:table-cell office:value-type="string" calcext:value-type="string">
            <text:p>the mass per unit area <text:s/>(summed over all soil layers) of water in all phases.</text:p>
          </table:table-cell>
          <table:table-cell office:value-type="string" calcext:value-type="string">
            <text:p>None</text:p>
          </table:table-cell>
          <table:table-cell office:value-type="string" calcext:value-type="string">
            <text:p>mrso</text:p>
          </table:table-cell>
          <table:table-cell office:value-type="string" calcext:value-type="string">
            <text:p>soil_moistur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so</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9];['file:///usr/people/oord/cmor/input/PRIMAVERA_output_EC_Earth.ods'#$OMIP.$D$8:.$K$159];8;0));&quot;&quot;;VLOOKUP([.H209];['file:///usr/people/oord/cmor/input/PRIMAVERA_output_EC_Earth.ods'#$OMIP.$D$8:.$K$159];8;0))">
            <text:p/>
          </table:table-cell>
          <table:table-cell table:formula="of:=IF([.Z209]&lt;[.C20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sdepth1</text:p>
          </table:table-cell>
          <table:table-cell office:value-type="string" calcext:value-type="string">
            <text:p>mrsos</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0];['file:///usr/people/oord/cmor/input/PRIMAVERA_output_EC_Earth.ods'#$OMIP.$D$8:.$K$159];8;0));&quot;&quot;;VLOOKUP([.H210];['file:///usr/people/oord/cmor/input/PRIMAVERA_output_EC_Earth.ods'#$OMIP.$D$8:.$K$159];8;0))">
            <text:p/>
          </table:table-cell>
          <table:table-cell table:formula="of:=IF([.Z210]&lt;[.C21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sdepth1</text:p>
          </table:table-cell>
          <table:table-cell office:value-type="string" calcext:value-type="string">
            <text:p>mrsos</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1];['file:///usr/people/oord/cmor/input/PRIMAVERA_output_EC_Earth.ods'#$OMIP.$D$8:.$K$159];8;0));&quot;&quot;;VLOOKUP([.H211];['file:///usr/people/oord/cmor/input/PRIMAVERA_output_EC_Earth.ods'#$OMIP.$D$8:.$K$159];8;0))">
            <text:p/>
          </table:table-cell>
          <table:table-cell table:formula="of:=IF([.Z211]&lt;[.C21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point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sdepth1</text:p>
          </table:table-cell>
          <table:table-cell office:value-type="string" calcext:value-type="string">
            <text:p>mrsos</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2];['file:///usr/people/oord/cmor/input/PRIMAVERA_output_EC_Earth.ods'#$OMIP.$D$8:.$K$159];8;0));&quot;&quot;;VLOOKUP([.H212];['file:///usr/people/oord/cmor/input/PRIMAVERA_output_EC_Earth.ods'#$OMIP.$D$8:.$K$159];8;0))">
            <text:p/>
          </table:table-cell>
          <table:table-cell table:formula="of:=IF([.Z212]&lt;[.C21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2" svg:width="65.59pt" svg:height="70.78pt" svg:x="397.11pt" svg:y="3096.28pt" draw:caption-point-x="-250.24pt" draw:caption-point-y="-70.95pt">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Barotropic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None</text:p>
          </table:table-cell>
          <table:table-cell office:value-type="string" calcext:value-type="string">
            <text:p>msftbarot</text:p>
          </table:table-cell>
          <table:table-cell office:value-type="string" calcext:value-type="string">
            <text:p>ocean_barotropic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sftbarot</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13];['file:///usr/people/oord/cmor/input/PRIMAVERA_output_EC_Earth.ods'#$OMIP.$D$8:.$K$159];8;0));&quot;&quot;;VLOOKUP([.H213];['file:///usr/people/oord/cmor/input/PRIMAVERA_output_EC_Earth.ods'#$OMIP.$D$8:.$K$159];8;0))" office:value-type="float" office:value="1" calcext:value-type="float">
            <text:p>1</text:p>
          </table:table-cell>
          <table:table-cell table:formula="of:=IF([.Z213]&lt;[.C213];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3075.99pt" draw:caption-point-x="-250.24pt" draw:caption-point-y="-36.88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Ocean Meridional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of latitude, rho, basin. <text:s/>Also see note above.</text:p>
          </table:table-cell>
          <table:table-cell office:value-type="string" calcext:value-type="string">
            <text:p>msftmrho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4];['file:///usr/people/oord/cmor/input/PRIMAVERA_output_EC_Earth.ods'#$OMIP.$D$8:.$K$159];8;0));&quot;&quot;;VLOOKUP([.H214];['file:///usr/people/oord/cmor/input/PRIMAVERA_output_EC_Earth.ods'#$OMIP.$D$8:.$K$159];8;0))">
            <text:p/>
          </table:table-cell>
          <table:table-cell table:formula="of:=IF([.Z214]&lt;[.C21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2" svg:width="65.59pt" svg:height="70.78pt" svg:x="397.11pt" svg:y="3124.71pt" draw:caption-point-x="-250.24pt" draw:caption-point-y="-71.8pt">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rho, basin. <text:s/>Also see note above.</text:p>
          </table:table-cell>
          <table:table-cell office:value-type="string" calcext:value-type="string">
            <text:p>msftmrho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5];['file:///usr/people/oord/cmor/input/PRIMAVERA_output_EC_Earth.ods'#$OMIP.$D$8:.$K$159];8;0));&quot;&quot;;VLOOKUP([.H215];['file:///usr/people/oord/cmor/input/PRIMAVERA_output_EC_Earth.ods'#$OMIP.$D$8:.$K$159];8;0))">
            <text:p/>
          </table:table-cell>
          <table:table-cell table:formula="of:=IF([.Z215]&lt;[.C21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3103.6pt" draw:caption-point-x="-250.24pt" draw:caption-point-y="-36.88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Ocean Meridional Overturning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function of latitude, Z, basin. For a model with a cartesian latxlon grid, this is the same as the "Ocean Y Overturning Mass Streamfunction",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msftmy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6];['file:///usr/people/oord/cmor/input/PRIMAVERA_output_EC_Earth.ods'#$OMIP.$D$8:.$K$159];8;0));&quot;&quot;;VLOOKUP([.H216];['file:///usr/people/oord/cmor/input/PRIMAVERA_output_EC_Earth.ods'#$OMIP.$D$8:.$K$159];8;0))" office:value-type="float" office:value="1" calcext:value-type="float">
            <text:p>1</text:p>
          </table:table-cell>
          <table:table-cell table:formula="of:=IF([.Z216]&lt;[.C216];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2" svg:width="65.59pt" svg:height="70.78pt" svg:x="397.11pt" svg:y="3152.32pt" draw:caption-point-x="-250.24pt" draw:caption-point-y="-71.8pt">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Z, basin. <text:s text:c="2"/>Also see note above.</text:p>
          </table:table-cell>
          <table:table-cell office:value-type="string" calcext:value-type="string">
            <text:p>msftmy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7];['file:///usr/people/oord/cmor/input/PRIMAVERA_output_EC_Earth.ods'#$OMIP.$D$8:.$K$159];8;0));&quot;&quot;;VLOOKUP([.H217];['file:///usr/people/oord/cmor/input/PRIMAVERA_output_EC_Earth.ods'#$OMIP.$D$8:.$K$159];8;0))">
            <text:p/>
          </table:table-cell>
          <table:table-cell table:formula="of:=IF([.Z217]&lt;[.C2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2" draw:text-style-name="P2" svg:width="65.59pt" svg:height="51.14pt" svg:x="397.11pt" svg:y="1476.88pt" draw:caption-point-x="-250.24pt" draw:caption-point-y="1617.45pt">
              <dc:date>2016-04-12T00:00:00</dc:date>
              <text:p text:style-name="P1"><text:span text:style-name="T1">Matthew Mizielinski:</text:span><text:span text:style-name="T2">UPGRADE #13.4</text:span></text:p>
            </office:annotation>
            <text:p>2</text:p>
          </table:table-cell>
          <table:table-cell table:style-name="ce6"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8];['file:///usr/people/oord/cmor/input/PRIMAVERA_output_EC_Earth.ods'#$OMIP.$D$8:.$K$159];8;0));&quot;&quot;;VLOOKUP([.H218];['file:///usr/people/oord/cmor/input/PRIMAVERA_output_EC_Earth.ods'#$OMIP.$D$8:.$K$159];8;0))">
            <text:p/>
          </table:table-cell>
          <table:table-cell table:formula="of:=IF([.Z218]&lt;[.C21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2" draw:text-style-name="P2" svg:width="108.99pt" svg:height="51.14pt" svg:x="1066.76pt" svg:y="2590.61pt" draw:caption-point-x="-919.9pt" draw:caption-point-y="517.52pt">
              <dc:date>2016-04-12T00:00:00</dc:date>
              <text:p text:style-name="P1"><text:span text:style-name="T1">Matthew Mizielinski:</text:span><text:span text:style-name="T2">UPGRADE #13.4</text:span></text:p>
            </office:annotation>
            <text:p>3</text:p>
          </table:table-cell>
          <table:table-cell table:style-name="ce6"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9];['file:///usr/people/oord/cmor/input/PRIMAVERA_output_EC_Earth.ods'#$OMIP.$D$8:.$K$159];8;0));&quot;&quot;;VLOOKUP([.H219];['file:///usr/people/oord/cmor/input/PRIMAVERA_output_EC_Earth.ods'#$OMIP.$D$8:.$K$159];8;0))">
            <text:p/>
          </table:table-cell>
          <table:table-cell table:formula="of:=IF([.Z219]&lt;[.C21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6" draw:text-style-name="P2" svg:width="98.93pt" svg:height="51.96pt" svg:x="398.24pt" svg:y="1545.9pt" draw:caption-point-x="-251.38pt" draw:caption-point-y="1576.01pt">
              <dc:date>2016-04-12T00:00:00</dc:date>
              <text:p text:style-name="P1"><text:span text:style-name="T1">Matthew Mizielinski:</text:span><text:span text:style-name="T2">UPGRADE #13.4</text:span></text:p>
            </office:annotation>
            <text:p>2</text:p>
          </table:table-cell>
          <table:table-cell table:style-name="ce6"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 text:c="2"/>Also see note above.</text:p>
          </table:table-cell>
          <table:table-cell office:value-type="string" calcext:value-type="string">
            <text:p>msftyy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20];['file:///usr/people/oord/cmor/input/PRIMAVERA_output_EC_Earth.ods'#$OMIP.$D$8:.$K$159];8;0));&quot;&quot;;VLOOKUP([.H220];['file:///usr/people/oord/cmor/input/PRIMAVERA_output_EC_Earth.ods'#$OMIP.$D$8:.$K$159];8;0))" office:value-type="float" office:value="1" calcext:value-type="float">
            <text:p>1</text:p>
          </table:table-cell>
          <table:table-cell table:formula="of:=IF([.Z220]&lt;[.C220];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7" draw:text-style-name="P2" svg:width="103.58pt" svg:height="49.52pt" svg:x="452.18pt" svg:y="2629.62pt" draw:caption-point-x="-305.32pt" draw:caption-point-y="506.1pt">
              <dc:date>2016-04-12T00:00:00</dc:date>
              <text:p text:style-name="P1"><text:span text:style-name="T1">Matthew Mizielinski:</text:span><text:span text:style-name="T2">UPGRADE #13.4</text:span></text:p>
            </office:annotation>
            <text:p>3</text:p>
          </table:table-cell>
          <table:table-cell table:style-name="ce6"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Also see note above.</text:p>
          </table:table-cell>
          <table:table-cell office:value-type="string" calcext:value-type="string">
            <text:p>msftyy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21];['file:///usr/people/oord/cmor/input/PRIMAVERA_output_EC_Earth.ods'#$OMIP.$D$8:.$K$159];8;0));&quot;&quot;;VLOOKUP([.H221];['file:///usr/people/oord/cmor/input/PRIMAVERA_output_EC_Earth.ods'#$OMIP.$D$8:.$K$159];8;0))">
            <text:p/>
          </table:table-cell>
          <table:table-cell table:formula="of:=IF([.Z221]&lt;[.C22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out of Atmosphere due to Net Primary Production on Land</text:p>
          </table:table-cell>
          <table:table-cell office:value-type="string" calcext:value-type="string">
            <text:p>kg m-2 s-1</text:p>
          </table:table-cell>
          <table:table-cell office:value-type="string" calcext:value-type="string">
            <text:p>None</text:p>
          </table:table-cell>
          <table:table-cell office:value-type="string" calcext:value-type="string">
            <text:p>needed for any model that does not compute GPP</text:p>
          </table:table-cell>
          <table:table-cell office:value-type="string" calcext:value-type="string">
            <text:p>npp</text:p>
          </table:table-cell>
          <table:table-cell office:value-type="string" calcext:value-type="string">
            <text:p>net_primary_productivity_of_carb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npp</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2];['file:///usr/people/oord/cmor/input/PRIMAVERA_output_EC_Earth.ods'#$OMIP.$D$8:.$K$159];8;0));&quot;&quot;;VLOOKUP([.H222];['file:///usr/people/oord/cmor/input/PRIMAVERA_output_EC_Earth.ods'#$OMIP.$D$8:.$K$159];8;0))">
            <text:p/>
          </table:table-cell>
          <table:table-cell table:formula="of:=IF([.Z222]&lt;[.C22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Northward Derivative of Eastward Sea Ice Velocity</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nshrice</text:p>
          </table:table-cell>
          <table:table-cell office:value-type="string" calcext:value-type="string">
            <text:p>northward_derivative_of_eastward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nshr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23];['file:///usr/people/oord/cmor/input/PRIMAVERA_output_EC_Earth.ods'#$OMIP.$D$8:.$K$159];8;0));&quot;&quot;;VLOOKUP([.H223];['file:///usr/people/oord/cmor/input/PRIMAVERA_output_EC_Earth.ods'#$OMIP.$D$8:.$K$159];8;0))">
            <text:p/>
          </table:table-cell>
          <table:table-cell table:formula="of:=IF([.Z223]&lt;[.C22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Ambient Aerosol Optical Thickness at 550 nm</text:p>
          </table:table-cell>
          <table:table-cell office:value-type="float" office:value="1" calcext:value-type="float">
            <text:p>1</text:p>
          </table:table-cell>
          <table:table-cell office:value-type="string" calcext:value-type="string">
            <text:p>AOD from the ambient aerosls (i.e., includes aerosol water). <text:s/>Does not include AOD from stratospheric aerosols if these are prescribed but includes other possible background aerosol types.</text:p>
          </table:table-cell>
          <table:table-cell office:value-type="string" calcext:value-type="string">
            <text:p>None</text:p>
          </table:table-cell>
          <table:table-cell office:value-type="string" calcext:value-type="string">
            <text:p>od550aer</text:p>
          </table:table-cell>
          <table:table-cell office:value-type="string" calcext:value-type="string">
            <text:p>atmosphere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55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4];['file:///usr/people/oord/cmor/input/PRIMAVERA_output_EC_Earth.ods'#$OMIP.$D$8:.$K$159];8;0));&quot;&quot;;VLOOKUP([.H224];['file:///usr/people/oord/cmor/input/PRIMAVERA_output_EC_Earth.ods'#$OMIP.$D$8:.$K$159];8;0))">
            <text:p/>
          </table:table-cell>
          <table:table-cell table:formula="of:=IF([.Z224]&lt;[.C22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Ambient Fine Aerosol Optical Thickness at 550 nm</text:p>
          </table:table-cell>
          <table:table-cell office:value-type="float" office:value="1" calcext:value-type="float">
            <text:p>1</text:p>
          </table:table-cell>
          <table:table-cell office:value-type="string" calcext:value-type="string">
            <text:p>od550 due to particles with wet diameter less than 1 um <text:s/>("ambient" means "wetted"). When models do not include explicit size information, it can be assumed that all anthropogenic aerosols and natural secondary aerosols have diameter less than 1 um.</text:p>
          </table:table-cell>
          <table:table-cell office:value-type="string" calcext:value-type="string">
            <text:p>None</text:p>
          </table:table-cell>
          <table:table-cell office:value-type="string" calcext:value-type="string">
            <text:p>od550lt1aer</text:p>
          </table:table-cell>
          <table:table-cell office:value-type="string" calcext:value-type="string">
            <text:p>atmosphere_optical_thickness_due_to_pm1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550lt1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5];['file:///usr/people/oord/cmor/input/PRIMAVERA_output_EC_Earth.ods'#$OMIP.$D$8:.$K$159];8;0));&quot;&quot;;VLOOKUP([.H225];['file:///usr/people/oord/cmor/input/PRIMAVERA_output_EC_Earth.ods'#$OMIP.$D$8:.$K$159];8;0))">
            <text:p/>
          </table:table-cell>
          <table:table-cell table:formula="of:=IF([.Z225]&lt;[.C22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2" calcext:value-type="float">
            <text:p>2</text:p>
          </table:table-cell>
          <table:table-cell table:style-name="ce6" office:value-type="string" calcext:value-type="string">
            <text:p>Ambient Aerosol Optical Thickness at 870 nm</text:p>
          </table:table-cell>
          <table:table-cell office:value-type="float" office:value="1" calcext:value-type="float">
            <text:p>1</text:p>
          </table:table-cell>
          <table:table-cell office:value-type="string" calcext:value-type="string">
            <text:p>AOD from the ambient aerosls (i.e., includes aerosol water). <text:s/>Does not include AOD from stratospheric aerosols if these are prescribed but includes other possible background aerosol types.</text:p>
          </table:table-cell>
          <table:table-cell office:value-type="string" calcext:value-type="string">
            <text:p>None</text:p>
          </table:table-cell>
          <table:table-cell office:value-type="string" calcext:value-type="string">
            <text:p>od870aer</text:p>
          </table:table-cell>
          <table:table-cell office:value-type="string" calcext:value-type="string">
            <text:p>atmosphere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87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6];['file:///usr/people/oord/cmor/input/PRIMAVERA_output_EC_Earth.ods'#$OMIP.$D$8:.$K$159];8;0));&quot;&quot;;VLOOKUP([.H226];['file:///usr/people/oord/cmor/input/PRIMAVERA_output_EC_Earth.ods'#$OMIP.$D$8:.$K$159];8;0))">
            <text:p/>
          </table:table-cell>
          <table:table-cell table:formula="of:=IF([.Z226]&lt;[.C22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aximum Ocean Mixed Layer Thickness Defined by Mixing Scheme</text:p>
          </table:table-cell>
          <table:table-cell office:value-type="string" calcext:value-type="string">
            <text:p>m</text:p>
          </table:table-cell>
          <table:table-cell office:value-type="string" calcext:value-type="string">
            <text:p>None</text:p>
          </table:table-cell>
          <table:table-cell office:value-type="string" calcext:value-type="string">
            <text:p>Report on the ocean grid. <text:s/>This variable appears in WGOMD Table 2.2</text:p>
          </table:table-cell>
          <table:table-cell office:value-type="string" calcext:value-type="string">
            <text:p>omlda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damax</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27];['file:///usr/people/oord/cmor/input/PRIMAVERA_output_EC_Earth.ods'#$OMIP.$D$8:.$K$159];8;0));&quot;&quot;;VLOOKUP([.H227];['file:///usr/people/oord/cmor/input/PRIMAVERA_output_EC_Earth.ods'#$OMIP.$D$8:.$K$159];8;0))">
            <text:p/>
          </table:table-cell>
          <table:table-cell table:formula="of:=IF([.Z227]&lt;[.C22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Mean Daily Maximum Ocean Mixed Layer Thickness Defined by Mixing Schem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omlda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damax</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28];['file:///usr/people/oord/cmor/input/PRIMAVERA_output_EC_Earth.ods'#$OMIP.$D$8:.$K$159];8;0));&quot;&quot;;VLOOKUP([.H228];['file:///usr/people/oord/cmor/input/PRIMAVERA_output_EC_Earth.ods'#$OMIP.$D$8:.$K$159];8;0))">
            <text:p/>
          </table:table-cell>
          <table:table-cell table:formula="of:=IF([.Z228]&lt;[.C22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Monthly Maximum Ocean Mixed Layer Thickness Defined by Mixing Schem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oml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max</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29];['file:///usr/people/oord/cmor/input/PRIMAVERA_output_EC_Earth.ods'#$OMIP.$D$8:.$K$159];8;0));&quot;&quot;;VLOOKUP([.H229];['file:///usr/people/oord/cmor/input/PRIMAVERA_output_EC_Earth.ods'#$OMIP.$D$8:.$K$159];8;0))">
            <text:p/>
          </table:table-cell>
          <table:table-cell table:formula="of:=IF([.Z229]&lt;[.C22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PARASOL Reflectance</text:p>
          </table:table-cell>
          <table:table-cell office:value-type="float" office:value="1" calcext:value-type="float">
            <text:p>1</text:p>
          </table:table-cell>
          <table:table-cell office:value-type="string" calcext:value-type="string">
            <text:p>This is reflectance as seen at the top of the atmosphere.</text:p>
          </table:table-cell>
          <table:table-cell office:value-type="string" calcext:value-type="string">
            <text:p>5 bins of solar zenith angle.</text:p>
          </table:table-cell>
          <table:table-cell office:value-type="string" calcext:value-type="string">
            <text:p>parasolRefl</text:p>
          </table:table-cell>
          <table:table-cell office:value-type="string" calcext:value-type="string">
            <text:p>toa_bidirectional_reflectance</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za5 time</text:p>
          </table:table-cell>
          <table:table-cell office:value-type="string" calcext:value-type="string">
            <text:p>parasolRef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0];['file:///usr/people/oord/cmor/input/PRIMAVERA_output_EC_Earth.ods'#$OMIP.$D$8:.$K$159];8;0));&quot;&quot;;VLOOKUP([.H230];['file:///usr/people/oord/cmor/input/PRIMAVERA_output_EC_Earth.ods'#$OMIP.$D$8:.$K$159];8;0))">
            <text:p/>
          </table:table-cell>
          <table:table-cell table:formula="of:=IF([.Z230]&lt;[.C23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PARASOL Reflectance</text:p>
          </table:table-cell>
          <table:table-cell office:value-type="float" office:value="1" calcext:value-type="float">
            <text:p>1</text:p>
          </table:table-cell>
          <table:table-cell office:value-type="string" calcext:value-type="string">
            <text:p>Simulated reflectance from PARASOL as seen at the top of the atmosphere for 5 solar zenith angles. Valid only over ocean and for one viewing direction (viewing zenith angle of 30 degrees and relative azimuth angle 320 degrees).</text:p>
          </table:table-cell>
          <table:table-cell office:value-type="string" calcext:value-type="string">
            <text:p>None</text:p>
          </table:table-cell>
          <table:table-cell office:value-type="string" calcext:value-type="string">
            <text:p>parasolRefl</text:p>
          </table:table-cell>
          <table:table-cell office:value-type="string" calcext:value-type="string">
            <text:p>toa_bidirectional_reflectance</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za5 time</text:p>
          </table:table-cell>
          <table:table-cell office:value-type="string" calcext:value-type="string">
            <text:p>parasolRefl</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1];['file:///usr/people/oord/cmor/input/PRIMAVERA_output_EC_Earth.ods'#$OMIP.$D$8:.$K$159];8;0));&quot;&quot;;VLOOKUP([.H231];['file:///usr/people/oord/cmor/input/PRIMAVERA_output_EC_Earth.ods'#$OMIP.$D$8:.$K$159];8;0))">
            <text:p/>
          </table:table-cell>
          <table:table-cell table:formula="of:=IF([.Z231]&lt;[.C2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Anthropogenic Pasture Fraction</text:p>
          </table:table-cell>
          <table:table-cell office:value-type="string" calcext:value-type="string">
            <text:p>%</text:p>
          </table:table-cell>
          <table:table-cell office:value-type="string" calcext:value-type="string">
            <text:p>fraction of entire grid cell <text:s/>that is covered by anthropogenic pasture.</text:p>
          </table:table-cell>
          <table:table-cell office:value-type="string" calcext:value-type="string">
            <text:p>add scalar coordinate typepasture and add "pasture" to the CF area type table. Note that if this variable is independent of time, it should be stored only for a single time (of the user's choosing).</text:p>
          </table:table-cell>
          <table:table-cell office:value-type="string" calcext:value-type="string">
            <text:p>pasture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asture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2];['file:///usr/people/oord/cmor/input/PRIMAVERA_output_EC_Earth.ods'#$OMIP.$D$8:.$K$159];8;0));&quot;&quot;;VLOOKUP([.H232];['file:///usr/people/oord/cmor/input/PRIMAVERA_output_EC_Earth.ods'#$OMIP.$D$8:.$K$159];8;0))">
            <text:p/>
          </table:table-cell>
          <table:table-cell table:formula="of:=IF([.Z232]&lt;[.C23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Pressure at Sea floor</text:p>
          </table:table-cell>
          <table:table-cell office:value-type="string" calcext:value-type="string">
            <text:p>dbar</text:p>
          </table:table-cell>
          <table:table-cell table:number-columns-repeated="2" office:value-type="string" calcext:value-type="string">
            <text:p>None</text:p>
          </table:table-cell>
          <table:table-cell office:value-type="string" calcext:value-type="string">
            <text:p>pbo</text:p>
          </table:table-cell>
          <table:table-cell office:value-type="string" calcext:value-type="string">
            <text:p>sea_water_pressure_at_sea_floor</text:p>
          </table:table-cell>
          <table:table-cell office:value-type="string" calcext:value-type="string">
            <text:p>None</text:p>
          </table:table-cell>
          <table:table-cell office:value-type="string" calcext:value-type="string">
            <text:p>dba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b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33];['file:///usr/people/oord/cmor/input/PRIMAVERA_output_EC_Earth.ods'#$OMIP.$D$8:.$K$159];8;0));&quot;&quot;;VLOOKUP([.H233];['file:///usr/people/oord/cmor/input/PRIMAVERA_output_EC_Earth.ods'#$OMIP.$D$8:.$K$159];8;0))" office:value-type="float" office:value="1" calcext:value-type="float">
            <text:p>1</text:p>
          </table:table-cell>
          <table:table-cell table:formula="of:=IF([.Z233]&lt;[.C23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Mean Cloud Top Pressure</text:p>
          </table:table-cell>
          <table:table-cell office:value-type="string" calcext:value-type="string">
            <text:p>Pa</text:p>
          </table:table-cell>
          <table:table-cell office:value-type="string" calcext:value-type="string">
            <text:p>time-means weighted by the ISCCP Total Cloud Fraction - see http://cfmip.metoffice.com/COSP.html</text:p>
          </table:table-cell>
          <table:table-cell office:value-type="string" calcext:value-type="string">
            <text:p>None</text:p>
          </table:table-cell>
          <table:table-cell office:value-type="string" calcext:value-type="string">
            <text:p>pctisccp</text:p>
          </table:table-cell>
          <table:table-cell office:value-type="string" calcext:value-type="string">
            <text:p>air_pressure_at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ct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4];['file:///usr/people/oord/cmor/input/PRIMAVERA_output_EC_Earth.ods'#$OMIP.$D$8:.$K$159];8;0));&quot;&quot;;VLOOKUP([.H234];['file:///usr/people/oord/cmor/input/PRIMAVERA_output_EC_Earth.ods'#$OMIP.$D$8:.$K$159];8;0))">
            <text:p/>
          </table:table-cell>
          <table:table-cell table:formula="of:=IF([.Z234]&lt;[.C23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Mean Cloud Top Pressure</text:p>
          </table:table-cell>
          <table:table-cell office:value-type="string" calcext:value-type="string">
            <text:p>Pa</text:p>
          </table:table-cell>
          <table:table-cell office:value-type="string" calcext:value-type="string">
            <text:p>time-means are weighted by the ISCCP Total Cloud Fraction - see <text:s/>http://cfmip.metoffice.com/COSP.html</text:p>
          </table:table-cell>
          <table:table-cell office:value-type="string" calcext:value-type="string">
            <text:p>None</text:p>
          </table:table-cell>
          <table:table-cell office:value-type="string" calcext:value-type="string">
            <text:p>pctisccp</text:p>
          </table:table-cell>
          <table:table-cell office:value-type="string" calcext:value-type="string">
            <text:p>air_pressure_at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ct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5];['file:///usr/people/oord/cmor/input/PRIMAVERA_output_EC_Earth.ods'#$OMIP.$D$8:.$K$159];8;0));&quot;&quot;;VLOOKUP([.H235];['file:///usr/people/oord/cmor/input/PRIMAVERA_output_EC_Earth.ods'#$OMIP.$D$8:.$K$159];8;0))">
            <text:p/>
          </table:table-cell>
          <table:table-cell table:formula="of:=IF([.Z235]&lt;[.C23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3" calcext:value-type="float">
            <text:p>3</text:p>
          </table:table-cell>
          <table:table-cell table:style-name="ce6" office:value-type="string" calcext:value-type="string">
            <text:p>Liquid Water Content of Permafrost Layer</text:p>
          </table:table-cell>
          <table:table-cell office:value-type="string" calcext:value-type="string">
            <text:p>kg m-2</text:p>
          </table:table-cell>
          <table:table-cell office:value-type="string" calcext:value-type="string">
            <text:p>where land over land, i.e., this is the total mass of liquid water contained within the permafrost layer within the land portion of a grid cell divided by the area of the land portion of the cell.</text:p>
          </table:table-cell>
          <table:table-cell office:value-type="string" calcext:value-type="string">
            <text:p>Why do you want to know mass of liquid water? <text:s/>Are you studying the seaasonal melting/freezing cycle? <text:s/>Don't you care about how much frozen water is tied up as permafrost?</text:p>
          </table:table-cell>
          <table:table-cell office:value-type="string" calcext:value-type="string">
            <text:p>pflw</text:p>
          </table:table-cell>
          <table:table-cell office:value-type="string" calcext:value-type="string">
            <text:p>liquid_water_content_of_permafrost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flw</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6];['file:///usr/people/oord/cmor/input/PRIMAVERA_output_EC_Earth.ods'#$OMIP.$D$8:.$K$159];8;0));&quot;&quot;;VLOOKUP([.H236];['file:///usr/people/oord/cmor/input/PRIMAVERA_output_EC_Earth.ods'#$OMIP.$D$8:.$K$159];8;0))">
            <text:p/>
          </table:table-cell>
          <table:table-cell table:formula="of:=IF([.Z236]&lt;[.C23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Pressure on Model Level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full</text:p>
          </table:table-cell>
          <table:table-cell office:value-type="string" calcext:value-type="string">
            <text:p>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2</text:p>
          </table:table-cell>
          <table:table-cell office:value-type="string" calcext:value-type="string">
            <text:p>pfull</text:p>
          </table:table-cell>
          <table:table-cell office:value-type="string" calcext:value-type="string">
            <text:p>atmos</text:p>
          </table:table-cell>
          <table:table-cell office:value-type="string" calcext:value-type="string">
            <text:p>monClim</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7];['file:///usr/people/oord/cmor/input/PRIMAVERA_output_EC_Earth.ods'#$OMIP.$D$8:.$K$159];8;0));&quot;&quot;;VLOOKUP([.H237];['file:///usr/people/oord/cmor/input/PRIMAVERA_output_EC_Earth.ods'#$OMIP.$D$8:.$K$159];8;0))">
            <text:p/>
          </table:table-cell>
          <table:table-cell table:formula="of:=IF([.Z237]&lt;[.C237];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Pressure on Model Levels</text:p>
          </table:table-cell>
          <table:table-cell table:style-name="ce5" office:value-type="string" calcext:value-type="string">
            <text:p>Pa</text:p>
          </table:table-cell>
          <table:table-cell table:style-name="ce5" office:value-type="string" calcext:value-type="string">
            <text:p>None</text:p>
          </table:table-cell>
          <table:table-cell table:style-name="ce5" office:value-type="string" calcext:value-type="string">
            <text:p>This field is needed only for models in which the pressure can't be calculated from the vertical coordinate information stored already for each variable. <text:s/>Thus, the pressures are needed for height or theta-coordinate models, for example, but not sigma- or eta-coordinate models.</text:p>
          </table:table-cell>
          <table:table-cell table:style-name="ce5" office:value-type="string" calcext:value-type="string">
            <text:p>pfull</text:p>
          </table:table-cell>
          <table:table-cell table:style-name="ce5" office:value-type="string" calcext:value-type="string">
            <text:p>air_pressure</text:p>
          </table:table-cell>
          <table:table-cell table:style-name="ce5" office:value-type="string" calcext:value-type="string">
            <text:p>None</text:p>
          </table:table-cell>
          <table:table-cell table:style-name="ce5"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pfull</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38];['file:///usr/people/oord/cmor/input/PRIMAVERA_output_EC_Earth.ods'#$OMIP.$D$8:.$K$159];8;0));&quot;&quot;;VLOOKUP([.H238];['file:///usr/people/oord/cmor/input/PRIMAVERA_output_EC_Earth.ods'#$OMIP.$D$8:.$K$159];8;0))">
            <text:p/>
          </table:table-cell>
          <table:table-cell table:formula="of:=IF([.Z238]&lt;[.C23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Pressure on Model Half-Level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half</text:p>
          </table:table-cell>
          <table:table-cell office:value-type="string" calcext:value-type="string">
            <text:p>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half time2</text:p>
          </table:table-cell>
          <table:table-cell office:value-type="string" calcext:value-type="string">
            <text:p>phalf</text:p>
          </table:table-cell>
          <table:table-cell office:value-type="string" calcext:value-type="string">
            <text:p>atmos</text:p>
          </table:table-cell>
          <table:table-cell office:value-type="string" calcext:value-type="string">
            <text:p>monClim</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9];['file:///usr/people/oord/cmor/input/PRIMAVERA_output_EC_Earth.ods'#$OMIP.$D$8:.$K$159];8;0));&quot;&quot;;VLOOKUP([.H239];['file:///usr/people/oord/cmor/input/PRIMAVERA_output_EC_Earth.ods'#$OMIP.$D$8:.$K$159];8;0))">
            <text:p/>
          </table:table-cell>
          <table:table-cell table:formula="of:=IF([.Z239]&lt;[.C239];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Pressure on Model Half-Levels</text:p>
          </table:table-cell>
          <table:table-cell table:style-name="ce5" office:value-type="string" calcext:value-type="string">
            <text:p>Pa</text:p>
          </table:table-cell>
          <table:table-cell table:style-name="ce5" office:value-type="string" calcext:value-type="string">
            <text:p>None</text:p>
          </table:table-cell>
          <table:table-cell table:style-name="ce5" office:value-type="string" calcext:value-type="string">
            <text:p>This field is needed only for models in which the pressure can't be calculated from the vertical coordinate information stored already for each variable. <text:s/>Thus, the pressures are needed for height or theta-coordinate models, for example, but not sigma- or eta-coordinate models.</text:p>
          </table:table-cell>
          <table:table-cell table:style-name="ce5" office:value-type="string" calcext:value-type="string">
            <text:p>phalf</text:p>
          </table:table-cell>
          <table:table-cell table:style-name="ce5" office:value-type="string" calcext:value-type="string">
            <text:p>air_pressure</text:p>
          </table:table-cell>
          <table:table-cell table:style-name="ce5" office:value-type="string" calcext:value-type="string">
            <text:p>None</text:p>
          </table:table-cell>
          <table:table-cell table:style-name="ce5"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half time</text:p>
          </table:table-cell>
          <table:table-cell table:style-name="ce5" office:value-type="string" calcext:value-type="string">
            <text:p>phalf</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40];['file:///usr/people/oord/cmor/input/PRIMAVERA_output_EC_Earth.ods'#$OMIP.$D$8:.$K$159];8;0));&quot;&quot;;VLOOKUP([.H240];['file:///usr/people/oord/cmor/input/PRIMAVERA_output_EC_Earth.ods'#$OMIP.$D$8:.$K$159];8;0))">
            <text:p/>
          </table:table-cell>
          <table:table-cell table:formula="of:=IF([.Z240]&lt;[.C240];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from all types of clouds (both large-scale and convective)</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1];['file:///usr/people/oord/cmor/input/PRIMAVERA_output_EC_Earth.ods'#$OMIP.$D$8:.$K$159];8;0));&quot;&quot;;VLOOKUP([.H241];['file:///usr/people/oord/cmor/input/PRIMAVERA_output_EC_Earth.ods'#$OMIP.$D$8:.$K$159];8;0))" office:value-type="float" office:value="2" calcext:value-type="float">
            <text:p>2</text:p>
          </table:table-cell>
          <table:table-cell table:formula="of:=IF([.Z241]&lt;[.C24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urface Rainfall Rate into the Sea Ice Portion of the Grid Cell</text:p>
          </table:table-cell>
          <table:table-cell office:value-type="string" calcext:value-type="string">
            <text:p>kg m-2 s-1</text:p>
          </table:table-cell>
          <table:table-cell office:value-type="string" calcext:value-type="string">
            <text:p>where sea ice over sea: this is the the water mass per unit time falling as rain onto the sea ice portion of a grid cell divided by the area of the ocean portion of the grid cell (including both ice-free and sea-ice covered fractions). <text:s/>Reported as 0. in regions free of sea ice.</text:p>
          </table:table-cell>
          <table:table-cell office:value-type="string" calcext:value-type="string">
            <text:p>None</text:p>
          </table:table-cell>
          <table:table-cell office:value-type="string" calcext:value-type="string">
            <text:p>pr</text:p>
          </table:table-cell>
          <table:table-cell office:value-type="string" calcext:value-type="string">
            <text:p>rain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42];['file:///usr/people/oord/cmor/input/PRIMAVERA_output_EC_Earth.ods'#$OMIP.$D$8:.$K$159];8;0));&quot;&quot;;VLOOKUP([.H242];['file:///usr/people/oord/cmor/input/PRIMAVERA_output_EC_Earth.ods'#$OMIP.$D$8:.$K$159];8;0))" office:value-type="float" office:value="2" calcext:value-type="float">
            <text:p>2</text:p>
          </table:table-cell>
          <table:table-cell table:formula="of:=IF([.Z242]&lt;[.C24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from all types of clouds (both large-scale and convective)</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3];['file:///usr/people/oord/cmor/input/PRIMAVERA_output_EC_Earth.ods'#$OMIP.$D$8:.$K$159];8;0));&quot;&quot;;VLOOKUP([.H243];['file:///usr/people/oord/cmor/input/PRIMAVERA_output_EC_Earth.ods'#$OMIP.$D$8:.$K$159];8;0))" office:value-type="float" office:value="2" calcext:value-type="float">
            <text:p>2</text:p>
          </table:table-cell>
          <table:table-cell table:formula="of:=IF([.Z243]&lt;[.C24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text:s/>This is the 3-hour mean precipitation flux.</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4];['file:///usr/people/oord/cmor/input/PRIMAVERA_output_EC_Earth.ods'#$OMIP.$D$8:.$K$159];8;0));&quot;&quot;;VLOOKUP([.H244];['file:///usr/people/oord/cmor/input/PRIMAVERA_output_EC_Earth.ods'#$OMIP.$D$8:.$K$159];8;0))" office:value-type="float" office:value="2" calcext:value-type="float">
            <text:p>2</text:p>
          </table:table-cell>
          <table:table-cell table:formula="of:=IF([.Z244]&lt;[.C24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Rainfall Flux where Ice Free Ocean over Sea</text:p>
          </table:table-cell>
          <table:table-cell office:value-type="string" calcext:value-type="string">
            <text:p>kg m-2 s-1</text:p>
          </table:table-cell>
          <table:table-cell office:value-type="string" calcext:value-type="string">
            <text:p>computed as the total mass of liquid water falling as liquid rain <text:s/>into the ice-free portion of the ocean divided by the area of the ocean portion of the grid cell.</text:p>
          </table:table-cell>
          <table:table-cell office:value-type="string" calcext:value-type="string">
            <text:p>None</text:p>
          </table:table-cell>
          <table:table-cell office:value-type="string" calcext:value-type="string">
            <text:p>pr</text:p>
          </table:table-cell>
          <table:table-cell office:value-type="string" calcext:value-type="string">
            <text:p>rain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45];['file:///usr/people/oord/cmor/input/PRIMAVERA_output_EC_Earth.ods'#$OMIP.$D$8:.$K$159];8;0));&quot;&quot;;VLOOKUP([.H245];['file:///usr/people/oord/cmor/input/PRIMAVERA_output_EC_Earth.ods'#$OMIP.$D$8:.$K$159];8;0))" office:value-type="float" office:value="2" calcext:value-type="float">
            <text:p>2</text:p>
          </table:table-cell>
          <table:table-cell table:formula="of:=IF([.Z245]&lt;[.C245];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Convective Precipitation</text:p>
          </table:table-cell>
          <table:table-cell office:value-type="string" calcext:value-type="string">
            <text:p>kg m-2 s-1</text:p>
          </table:table-cell>
          <table:table-cell office:value-type="string" calcext:value-type="string">
            <text:p>at surface; includes both liquid and solid phases.</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6];['file:///usr/people/oord/cmor/input/PRIMAVERA_output_EC_Earth.ods'#$OMIP.$D$8:.$K$159];8;0));&quot;&quot;;VLOOKUP([.H246];['file:///usr/people/oord/cmor/input/PRIMAVERA_output_EC_Earth.ods'#$OMIP.$D$8:.$K$159];8;0))">
            <text:p/>
          </table:table-cell>
          <table:table-cell table:formula="of:=IF([.Z246]&lt;[.C24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Convective Precipitation</text:p>
          </table:table-cell>
          <table:table-cell office:value-type="string" calcext:value-type="string">
            <text:p>kg m-2 s-1</text:p>
          </table:table-cell>
          <table:table-cell office:value-type="string" calcext:value-type="string">
            <text:p>at surface; includes both liquid and solid phases.</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7];['file:///usr/people/oord/cmor/input/PRIMAVERA_output_EC_Earth.ods'#$OMIP.$D$8:.$K$159];8;0));&quot;&quot;;VLOOKUP([.H247];['file:///usr/people/oord/cmor/input/PRIMAVERA_output_EC_Earth.ods'#$OMIP.$D$8:.$K$159];8;0))">
            <text:p/>
          </table:table-cell>
          <table:table-cell table:formula="of:=IF([.Z247]&lt;[.C24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Convective Precipitation</text:p>
          </table:table-cell>
          <table:table-cell office:value-type="string" calcext:value-type="string">
            <text:p>kg m-2 s-1</text:p>
          </table:table-cell>
          <table:table-cell office:value-type="string" calcext:value-type="string">
            <text:p>at surface. <text:s/>This is a 3-hour mean convective precipitation flux.</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8];['file:///usr/people/oord/cmor/input/PRIMAVERA_output_EC_Earth.ods'#$OMIP.$D$8:.$K$159];8;0));&quot;&quot;;VLOOKUP([.H248];['file:///usr/people/oord/cmor/input/PRIMAVERA_output_EC_Earth.ods'#$OMIP.$D$8:.$K$159];8;0))">
            <text:p/>
          </table:table-cell>
          <table:table-cell table:formula="of:=IF([.Z248]&lt;[.C24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onvective Precipit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9];['file:///usr/people/oord/cmor/input/PRIMAVERA_output_EC_Earth.ods'#$OMIP.$D$8:.$K$159];8;0));&quot;&quot;;VLOOKUP([.H249];['file:///usr/people/oord/cmor/input/PRIMAVERA_output_EC_Earth.ods'#$OMIP.$D$8:.$K$159];8;0))">
            <text:p/>
          </table:table-cell>
          <table:table-cell table:formula="of:=IF([.Z249]&lt;[.C249];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nowfall Flux</text:p>
          </table:table-cell>
          <table:table-cell office:value-type="string" calcext:value-type="string">
            <text:p>kg m-2 s-1</text:p>
          </table:table-cell>
          <table:table-cell office:value-type="string" calcext:value-type="string">
            <text:p>at surface; includes precipitation of all forms of water in the solid phase</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0];['file:///usr/people/oord/cmor/input/PRIMAVERA_output_EC_Earth.ods'#$OMIP.$D$8:.$K$159];8;0));&quot;&quot;;VLOOKUP([.H250];['file:///usr/people/oord/cmor/input/PRIMAVERA_output_EC_Earth.ods'#$OMIP.$D$8:.$K$159];8;0))" office:value-type="float" office:value="2" calcext:value-type="float">
            <text:p>2</text:p>
          </table:table-cell>
          <table:table-cell table:formula="of:=IF([.Z250]&lt;[.C25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urface Snowfall Rate into the Sea Ice Portion of the Grid Cell</text:p>
          </table:table-cell>
          <table:table-cell office:value-type="string" calcext:value-type="string">
            <text:p>kg m-2 s-1</text:p>
          </table:table-cell>
          <table:table-cell office:value-type="string" calcext:value-type="string">
            <text:p>where sea ice over sea: this is computed as the total mass per unit time of solid-phase precipitation falling onto the sea ice portion of a grid cell divided by the area of the ocean portion of the grid cell (including both ice-free and sea-ice covered fractions). <text:s/>Reported as 0. in regions free of sea ice. (Snowfall flux includes all types of solid-phase precipitation.)</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51];['file:///usr/people/oord/cmor/input/PRIMAVERA_output_EC_Earth.ods'#$OMIP.$D$8:.$K$159];8;0));&quot;&quot;;VLOOKUP([.H251];['file:///usr/people/oord/cmor/input/PRIMAVERA_output_EC_Earth.ods'#$OMIP.$D$8:.$K$159];8;0))" office:value-type="float" office:value="2" calcext:value-type="float">
            <text:p>2</text:p>
          </table:table-cell>
          <table:table-cell table:formula="of:=IF([.Z251]&lt;[.C25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nowfall Flux</text:p>
          </table:table-cell>
          <table:table-cell office:value-type="string" calcext:value-type="string">
            <text:p>kg m-2 s-1</text:p>
          </table:table-cell>
          <table:table-cell office:value-type="string" calcext:value-type="string">
            <text:p>at surface; includes precipitation of all forms of water in the solid phase</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2];['file:///usr/people/oord/cmor/input/PRIMAVERA_output_EC_Earth.ods'#$OMIP.$D$8:.$K$159];8;0));&quot;&quot;;VLOOKUP([.H252];['file:///usr/people/oord/cmor/input/PRIMAVERA_output_EC_Earth.ods'#$OMIP.$D$8:.$K$159];8;0))" office:value-type="float" office:value="2" calcext:value-type="float">
            <text:p>2</text:p>
          </table:table-cell>
          <table:table-cell table:formula="of:=IF([.Z252]&lt;[.C25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nowfall Flux</text:p>
          </table:table-cell>
          <table:table-cell office:value-type="string" calcext:value-type="string">
            <text:p>kg m-2 s-1</text:p>
          </table:table-cell>
          <table:table-cell office:value-type="string" calcext:value-type="string">
            <text:p>at surface. <text:s/>Includes precipitation of all forms water in the solid phase. <text:s/>This is the 3-hour mean snowfall flux.</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3];['file:///usr/people/oord/cmor/input/PRIMAVERA_output_EC_Earth.ods'#$OMIP.$D$8:.$K$159];8;0));&quot;&quot;;VLOOKUP([.H253];['file:///usr/people/oord/cmor/input/PRIMAVERA_output_EC_Earth.ods'#$OMIP.$D$8:.$K$159];8;0))" office:value-type="float" office:value="2" calcext:value-type="float">
            <text:p>2</text:p>
          </table:table-cell>
          <table:table-cell table:formula="of:=IF([.Z253]&lt;[.C25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nowfall Flux where Ice Free Ocean over Sea</text:p>
          </table:table-cell>
          <table:table-cell office:value-type="string" calcext:value-type="string">
            <text:p>kg m-2 s-1</text:p>
          </table:table-cell>
          <table:table-cell office:value-type="string" calcext:value-type="string">
            <text:p>computed as the total mass per unit time of solid-phase precipitation falling into the ice-free portion of the ocean divided by the area of the ocean portion of the grid cell. <text:s text:c="2"/>(Snowfall flux includes all types of solid-phase precipitation.)</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54];['file:///usr/people/oord/cmor/input/PRIMAVERA_output_EC_Earth.ods'#$OMIP.$D$8:.$K$159];8;0));&quot;&quot;;VLOOKUP([.H254];['file:///usr/people/oord/cmor/input/PRIMAVERA_output_EC_Earth.ods'#$OMIP.$D$8:.$K$159];8;0))" office:value-type="float" office:value="2" calcext:value-type="float">
            <text:p>2</text:p>
          </table:table-cell>
          <table:table-cell table:formula="of:=IF([.Z254]&lt;[.C25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Precipitation onto Canopy</text:p>
          </table:table-cell>
          <table:table-cell office:value-type="string" calcext:value-type="string">
            <text:p>kg m-2 s-1</text:p>
          </table:table-cell>
          <table:table-cell office:value-type="string" calcext:value-type="string">
            <text:p>the precipitation flux that is intercepted by the vegetation canopy (if present in model) before reaching the ground.</text:p>
          </table:table-cell>
          <table:table-cell office:value-type="string" calcext:value-type="string">
            <text:p>None</text:p>
          </table:table-cell>
          <table:table-cell office:value-type="string" calcext:value-type="string">
            <text:p>prveg</text:p>
          </table:table-cell>
          <table:table-cell office:value-type="string" calcext:value-type="string">
            <text:p>precipitation_flux_onto_canopy</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veg</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5];['file:///usr/people/oord/cmor/input/PRIMAVERA_output_EC_Earth.ods'#$OMIP.$D$8:.$K$159];8;0));&quot;&quot;;VLOOKUP([.H255];['file:///usr/people/oord/cmor/input/PRIMAVERA_output_EC_Earth.ods'#$OMIP.$D$8:.$K$159];8;0))">
            <text:p/>
          </table:table-cell>
          <table:table-cell table:formula="of:=IF([.Z255]&lt;[.C25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Water Vapor Path</text:p>
          </table:table-cell>
          <table:table-cell office:value-type="string" calcext:value-type="string">
            <text:p>kg m-2</text:p>
          </table:table-cell>
          <table:table-cell office:value-type="string" calcext:value-type="string">
            <text:p>vertically integrated through the atmospheric column</text:p>
          </table:table-cell>
          <table:table-cell office:value-type="string" calcext:value-type="string">
            <text:p>None</text:p>
          </table:table-cell>
          <table:table-cell office:value-type="string" calcext:value-type="string">
            <text:p>prw</text:p>
          </table:table-cell>
          <table:table-cell office:value-type="string" calcext:value-type="string">
            <text:p>atmosphere_water_vapo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6];['file:///usr/people/oord/cmor/input/PRIMAVERA_output_EC_Earth.ods'#$OMIP.$D$8:.$K$159];8;0));&quot;&quot;;VLOOKUP([.H256];['file:///usr/people/oord/cmor/input/PRIMAVERA_output_EC_Earth.ods'#$OMIP.$D$8:.$K$159];8;0))">
            <text:p/>
          </table:table-cell>
          <table:table-cell table:formula="of:=IF([.Z256]&lt;[.C256];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Air Pressure</text:p>
          </table:table-cell>
          <table:table-cell office:value-type="string" calcext:value-type="string">
            <text:p>Pa</text:p>
          </table:table-cell>
          <table:table-cell office:value-type="string" calcext:value-type="string">
            <text:p>not, in general, the same as mean sea-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7];['file:///usr/people/oord/cmor/input/PRIMAVERA_output_EC_Earth.ods'#$OMIP.$D$8:.$K$159];8;0));&quot;&quot;;VLOOKUP([.H257];['file:///usr/people/oord/cmor/input/PRIMAVERA_output_EC_Earth.ods'#$OMIP.$D$8:.$K$159];8;0))">
            <text:p/>
          </table:table-cell>
          <table:table-cell table:formula="of:=IF([.Z257]&lt;[.C25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Lev</text:p>
          </table:table-cell>
          <table:table-cell office:value-type="float" office:value="1" calcext:value-type="float">
            <text:p>1</text:p>
          </table:table-cell>
          <table:table-cell table:style-name="ce6" office:value-type="string" calcext:value-type="string">
            <text:p>Surface Air Pressure</text:p>
          </table:table-cell>
          <table:table-cell office:value-type="string" calcext:value-type="string">
            <text:p>Pa</text:p>
          </table:table-cell>
          <table:table-cell office:value-type="string" calcext:value-type="string">
            <text:p>surface pressure, not mean sea 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table:number-columns-repeated="6"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8];['file:///usr/people/oord/cmor/input/PRIMAVERA_output_EC_Earth.ods'#$OMIP.$D$8:.$K$159];8;0));&quot;&quot;;VLOOKUP([.H258];['file:///usr/people/oord/cmor/input/PRIMAVERA_output_EC_Earth.ods'#$OMIP.$D$8:.$K$159];8;0))">
            <text:p/>
          </table:table-cell>
          <table:table-cell table:formula="of:=IF([.Z258]&lt;[.C25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Air Pressure</text:p>
          </table:table-cell>
          <table:table-cell office:value-type="string" calcext:value-type="string">
            <text:p>Pa</text:p>
          </table:table-cell>
          <table:table-cell office:value-type="string" calcext:value-type="string">
            <text:p>sampled synoptically to diagnose atmospheric tides, this is better than mean sea 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9];['file:///usr/people/oord/cmor/input/PRIMAVERA_output_EC_Earth.ods'#$OMIP.$D$8:.$K$159];8;0));&quot;&quot;;VLOOKUP([.H259];['file:///usr/people/oord/cmor/input/PRIMAVERA_output_EC_Earth.ods'#$OMIP.$D$8:.$K$159];8;0))">
            <text:p/>
          </table:table-cell>
          <table:table-cell table:formula="of:=IF([.Z259]&lt;[.C25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Air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0];['file:///usr/people/oord/cmor/input/PRIMAVERA_output_EC_Earth.ods'#$OMIP.$D$8:.$K$159];8;0));&quot;&quot;;VLOOKUP([.H260];['file:///usr/people/oord/cmor/input/PRIMAVERA_output_EC_Earth.ods'#$OMIP.$D$8:.$K$159];8;0))">
            <text:p/>
          </table:table-cell>
          <table:table-cell table:formula="of:=IF([.Z260]&lt;[.C260];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ea Level Pressure</text:p>
          </table:table-cell>
          <table:table-cell office:value-type="string" calcext:value-type="string">
            <text:p>Pa</text:p>
          </table:table-cell>
          <table:table-cell office:value-type="string" calcext:value-type="string">
            <text:p>not, in general, the same as surface pressure</text:p>
          </table:table-cell>
          <table:table-cell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1];['file:///usr/people/oord/cmor/input/PRIMAVERA_output_EC_Earth.ods'#$OMIP.$D$8:.$K$159];8;0));&quot;&quot;;VLOOKUP([.H261];['file:///usr/people/oord/cmor/input/PRIMAVERA_output_EC_Earth.ods'#$OMIP.$D$8:.$K$159];8;0))">
            <text:p/>
          </table:table-cell>
          <table:table-cell table:formula="of:=IF([.Z261]&lt;[.C26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Level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l</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2];['file:///usr/people/oord/cmor/input/PRIMAVERA_output_EC_Earth.ods'#$OMIP.$D$8:.$K$159];8;0));&quot;&quot;;VLOOKUP([.H262];['file:///usr/people/oord/cmor/input/PRIMAVERA_output_EC_Earth.ods'#$OMIP.$D$8:.$K$159];8;0))">
            <text:p/>
          </table:table-cell>
          <table:table-cell table:formula="of:=IF([.Z262]&lt;[.C26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Sea Level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None</text:p>
          </table:table-cell>
          <table:table-cell office:value-type="float" office:value="92500" calcext:value-type="float">
            <text:p>92500</text:p>
          </table:table-cell>
          <table:table-cell office:value-type="float" office:value="113000" calcext:value-type="float">
            <text:p>11300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l</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3];['file:///usr/people/oord/cmor/input/PRIMAVERA_output_EC_Earth.ods'#$OMIP.$D$8:.$K$159];8;0));&quot;&quot;;VLOOKUP([.H263];['file:///usr/people/oord/cmor/input/PRIMAVERA_output_EC_Earth.ods'#$OMIP.$D$8:.$K$159];8;0))">
            <text:p/>
          </table:table-cell>
          <table:table-cell table:formula="of:=IF([.Z263]&lt;[.C26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ea Water Pressure at Sea Water Surface</text:p>
          </table:table-cell>
          <table:table-cell office:value-type="string" calcext:value-type="string">
            <text:p>dbar</text:p>
          </table:table-cell>
          <table:table-cell table:number-columns-repeated="2" office:value-type="string" calcext:value-type="string">
            <text:p>None</text:p>
          </table:table-cell>
          <table:table-cell office:value-type="string" calcext:value-type="string">
            <text:p>pso</text:p>
          </table:table-cell>
          <table:table-cell office:value-type="string" calcext:value-type="string">
            <text:p>sea_water_pressure_at_sea_water_surface</text:p>
          </table:table-cell>
          <table:table-cell office:value-type="string" calcext:value-type="string">
            <text:p>None</text:p>
          </table:table-cell>
          <table:table-cell office:value-type="string" calcext:value-type="string">
            <text:p>dba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64];['file:///usr/people/oord/cmor/input/PRIMAVERA_output_EC_Earth.ods'#$OMIP.$D$8:.$K$159];8;0));&quot;&quot;;VLOOKUP([.H264];['file:///usr/people/oord/cmor/input/PRIMAVERA_output_EC_Earth.ods'#$OMIP.$D$8:.$K$159];8;0))" office:value-type="float" office:value="1" calcext:value-type="float">
            <text:p>1</text:p>
          </table:table-cell>
          <table:table-cell table:formula="of:=IF([.Z264]&lt;[.C264];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into Atmosphere due to Autotrophic (Plant) Respira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ra</text:p>
          </table:table-cell>
          <table:table-cell office:value-type="string" calcext:value-type="string">
            <text:p>plant_respiration_carb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a</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5];['file:///usr/people/oord/cmor/input/PRIMAVERA_output_EC_Earth.ods'#$OMIP.$D$8:.$K$159];8;0));&quot;&quot;;VLOOKUP([.H265];['file:///usr/people/oord/cmor/input/PRIMAVERA_output_EC_Earth.ods'#$OMIP.$D$8:.$K$159];8;0))">
            <text:p/>
          </table:table-cell>
          <table:table-cell table:formula="of:=IF([.Z265]&lt;[.C26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Cloud-Top Effective Droplet Radius</text:p>
          </table:table-cell>
          <table:table-cell office:value-type="string" calcext:value-type="string">
            <text:p>m</text:p>
          </table:table-cell>
          <table:table-cell office:value-type="string" calcext:value-type="string">
            <text:p>Droplets are liquid only. <text:s/>This is the effective radius "as seen from space" over liquid cloudy portion of grid cell. <text:s/>This is the value from uppermost model layer with liquid cloud or, if available, or for some models it is the sum over all liquid cloud tops, no matter where they occur, as long as they are seen from the top of the atmosphere. Reported values are weighted by total liquid cloud top fraction of <text:s/>(as seen from TOA) each time sample when computing monthly mean.</text:p>
          </table:table-cell>
          <table:table-cell office:value-type="string" calcext:value-type="string">
            <text:p>None</text:p>
          </table:table-cell>
          <table:table-cell office:value-type="string" calcext:value-type="string">
            <text:p>reffclwtop</text:p>
          </table:table-cell>
          <table:table-cell office:value-type="string" calcext:value-type="string">
            <text:p>effective_radius_of_cloud_liquid_water_particle_at_liquid_water_cloud_top</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effclwtop</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6];['file:///usr/people/oord/cmor/input/PRIMAVERA_output_EC_Earth.ods'#$OMIP.$D$8:.$K$159];8;0));&quot;&quot;;VLOOKUP([.H266];['file:///usr/people/oord/cmor/input/PRIMAVERA_output_EC_Earth.ods'#$OMIP.$D$8:.$K$159];8;0))">
            <text:p/>
          </table:table-cell>
          <table:table-cell table:formula="of:=IF([.Z266]&lt;[.C26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Fraction of Grid Cell that is Land but Neither Vegetation-Covered nor Bare Soil</text:p>
          </table:table-cell>
          <table:table-cell office:value-type="string" calcext:value-type="string">
            <text:p>%</text:p>
          </table:table-cell>
          <table:table-cell office:value-type="string" calcext:value-type="string">
            <text:p>fraction of entire grid cell <text:s/>that is land and is covered by "non-vegetation" and "non-bare-soil" (e.g., urban, ice, lakes, etc.)</text:p>
          </table:table-cell>
          <table:table-cell office:value-type="string" calcext:value-type="string">
            <text:p>add scalar coordinate type???and add "???" to the CF area type table.</text:p>
          </table:table-cell>
          <table:table-cell office:value-type="string" calcext:value-type="string">
            <text:p>residual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esidual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7];['file:///usr/people/oord/cmor/input/PRIMAVERA_output_EC_Earth.ods'#$OMIP.$D$8:.$K$159];8;0));&quot;&quot;;VLOOKUP([.H267];['file:///usr/people/oord/cmor/input/PRIMAVERA_output_EC_Earth.ods'#$OMIP.$D$8:.$K$159];8;0))">
            <text:p/>
          </table:table-cell>
          <table:table-cell table:formula="of:=IF([.Z267]&lt;[.C26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into Atmosphere due to Heterotrophic Respira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rh</text:p>
          </table:table-cell>
          <table:table-cell office:value-type="string" calcext:value-type="string">
            <text:p>heterotrophic_respiration_carb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h</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8];['file:///usr/people/oord/cmor/input/PRIMAVERA_output_EC_Earth.ods'#$OMIP.$D$8:.$K$159];8;0));&quot;&quot;;VLOOKUP([.H268];['file:///usr/people/oord/cmor/input/PRIMAVERA_output_EC_Earth.ods'#$OMIP.$D$8:.$K$159];8;0))">
            <text:p/>
          </table:table-cell>
          <table:table-cell table:formula="of:=IF([.Z268]&lt;[.C26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8" draw:text-style-name="P2" svg:width="65.59pt" svg:height="42.89pt" svg:x="397.11pt" svg:y="210.47pt" draw:caption-point-x="-250.24pt" draw:caption-point-y="3581.66pt">
              <dc:date>2016-04-12T00:00:00</dc:date>
              <text:p text:style-name="P1"><text:span text:style-name="T1">Matthew Mizielinski:</text:span><text:span text:style-name="T2">UPGRADE #13.3</text:span></text:p>
            </office:annotation>
            <text:p>3</text:p>
          </table:table-cell>
          <table:table-cell table:style-name="ce6" office:value-type="string" calcext:value-type="string">
            <text:p>Sea Water Potential Density</text:p>
          </table:table-cell>
          <table:table-cell office:value-type="string" calcext:value-type="string">
            <text:p>kg m-3</text:p>
          </table:table-cell>
          <table:table-cell table:number-columns-repeated="2" office:value-type="string" calcext:value-type="string">
            <text:p>None</text:p>
          </table:table-cell>
          <table:table-cell office:value-type="string" calcext:value-type="string">
            <text:p>rhopoto</text:p>
          </table:table-cell>
          <table:table-cell office:value-type="string" calcext:value-type="string">
            <text:p>sea_water_potential_density</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hopot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269];['file:///usr/people/oord/cmor/input/PRIMAVERA_output_EC_Earth.ods'#$OMIP.$D$8:.$K$159];8;0));&quot;&quot;;VLOOKUP([.H269];['file:///usr/people/oord/cmor/input/PRIMAVERA_output_EC_Earth.ods'#$OMIP.$D$8:.$K$159];8;0))">
            <text:p/>
          </table:table-cell>
          <table:table-cell table:formula="of:=IF([.Z269]&lt;[.C26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ear-Surface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0];['file:///usr/people/oord/cmor/input/PRIMAVERA_output_EC_Earth.ods'#$OMIP.$D$8:.$K$159];8;0));&quot;&quot;;VLOOKUP([.H270];['file:///usr/people/oord/cmor/input/PRIMAVERA_output_EC_Earth.ods'#$OMIP.$D$8:.$K$159];8;0))">
            <text:p/>
          </table:table-cell>
          <table:table-cell table:formula="of:=IF([.Z270]&lt;[.C27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aily Maximum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max</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max</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1];['file:///usr/people/oord/cmor/input/PRIMAVERA_output_EC_Earth.ods'#$OMIP.$D$8:.$K$159];8;0));&quot;&quot;;VLOOKUP([.H271];['file:///usr/people/oord/cmor/input/PRIMAVERA_output_EC_Earth.ods'#$OMIP.$D$8:.$K$159];8;0))">
            <text:p/>
          </table:table-cell>
          <table:table-cell table:formula="of:=IF([.Z271]&lt;[.C27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aily Minimum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min</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in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mi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2];['file:///usr/people/oord/cmor/input/PRIMAVERA_output_EC_Earth.ods'#$OMIP.$D$8:.$K$159];8;0));&quot;&quot;;VLOOKUP([.H272];['file:///usr/people/oord/cmor/input/PRIMAVERA_output_EC_Earth.ods'#$OMIP.$D$8:.$K$159];8;0))">
            <text:p/>
          </table:table-cell>
          <table:table-cell table:formula="of:=IF([.Z272]&lt;[.C27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ea Ice Ridging Rate</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ridgice</text:p>
          </table:table-cell>
          <table:table-cell office:value-type="string" calcext:value-type="string">
            <text:p>tendency_of_sea_ice_area_fraction_due_to_ridging</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idg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73];['file:///usr/people/oord/cmor/input/PRIMAVERA_output_EC_Earth.ods'#$OMIP.$D$8:.$K$159];8;0));&quot;&quot;;VLOOKUP([.H273];['file:///usr/people/oord/cmor/input/PRIMAVERA_output_EC_Earth.ods'#$OMIP.$D$8:.$K$159];8;0))">
            <text:p/>
          </table:table-cell>
          <table:table-cell table:formula="of:=IF([.Z273]&lt;[.C27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d</text:p>
          </table:table-cell>
          <table:table-cell office:value-type="string" calcext:value-type="string">
            <text:p>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4];['file:///usr/people/oord/cmor/input/PRIMAVERA_output_EC_Earth.ods'#$OMIP.$D$8:.$K$159];8;0));&quot;&quot;;VLOOKUP([.H274];['file:///usr/people/oord/cmor/input/PRIMAVERA_output_EC_Earth.ods'#$OMIP.$D$8:.$K$159];8;0))">
            <text:p/>
          </table:table-cell>
          <table:table-cell table:formula="of:=IF([.Z274]&lt;[.C27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Clear-Sky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dcs</text:p>
          </table:table-cell>
          <table:table-cell office:value-type="string" calcext:value-type="string">
            <text:p>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d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5];['file:///usr/people/oord/cmor/input/PRIMAVERA_output_EC_Earth.ods'#$OMIP.$D$8:.$K$159];8;0));&quot;&quot;;VLOOKUP([.H275];['file:///usr/people/oord/cmor/input/PRIMAVERA_output_EC_Earth.ods'#$OMIP.$D$8:.$K$159];8;0))">
            <text:p/>
          </table:table-cell>
          <table:table-cell table:formula="of:=IF([.Z275]&lt;[.C275];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6];['file:///usr/people/oord/cmor/input/PRIMAVERA_output_EC_Earth.ods'#$OMIP.$D$8:.$K$159];8;0));&quot;&quot;;VLOOKUP([.H276];['file:///usr/people/oord/cmor/input/PRIMAVERA_output_EC_Earth.ods'#$OMIP.$D$8:.$K$159];8;0))" office:value-type="float" office:value="2" calcext:value-type="float">
            <text:p>2</text:p>
          </table:table-cell>
          <table:table-cell table:formula="of:=IF([.Z276]&lt;[.C27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7];['file:///usr/people/oord/cmor/input/PRIMAVERA_output_EC_Earth.ods'#$OMIP.$D$8:.$K$159];8;0));&quot;&quot;;VLOOKUP([.H277];['file:///usr/people/oord/cmor/input/PRIMAVERA_output_EC_Earth.ods'#$OMIP.$D$8:.$K$159];8;0))" office:value-type="float" office:value="2" calcext:value-type="float">
            <text:p>2</text:p>
          </table:table-cell>
          <table:table-cell table:formula="of:=IF([.Z277]&lt;[.C27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Long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8];['file:///usr/people/oord/cmor/input/PRIMAVERA_output_EC_Earth.ods'#$OMIP.$D$8:.$K$159];8;0));&quot;&quot;;VLOOKUP([.H278];['file:///usr/people/oord/cmor/input/PRIMAVERA_output_EC_Earth.ods'#$OMIP.$D$8:.$K$159];8;0))" office:value-type="float" office:value="2" calcext:value-type="float">
            <text:p>2</text:p>
          </table:table-cell>
          <table:table-cell table:formula="of:=IF([.Z278]&lt;[.C27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9];['file:///usr/people/oord/cmor/input/PRIMAVERA_output_EC_Earth.ods'#$OMIP.$D$8:.$K$159];8;0));&quot;&quot;;VLOOKUP([.H279];['file:///usr/people/oord/cmor/input/PRIMAVERA_output_EC_Earth.ods'#$OMIP.$D$8:.$K$159];8;0))" office:value-type="float" office:value="2" calcext:value-type="float">
            <text:p>2</text:p>
          </table:table-cell>
          <table:table-cell table:formula="of:=IF([.Z279]&lt;[.C279]; 1;&quot;&quot;)">
            <text:p/>
          </table:table-cell>
          <table:table-cell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Net Downward Longwave Radiation</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rlds</text:p>
          </table:table-cell>
          <table:table-cell office:value-type="string" calcext:value-type="string">
            <text:p>surface_net_downward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80];['file:///usr/people/oord/cmor/input/PRIMAVERA_output_EC_Earth.ods'#$OMIP.$D$8:.$K$159];8;0));&quot;&quot;;VLOOKUP([.H280];['file:///usr/people/oord/cmor/input/PRIMAVERA_output_EC_Earth.ods'#$OMIP.$D$8:.$K$159];8;0))" office:value-type="float" office:value="2" calcext:value-type="float">
            <text:p>2</text:p>
          </table:table-cell>
          <table:table-cell table:formula="of:=IF([.Z280]&lt;[.C280]; 1;&quot;&quot;)">
            <text:p/>
          </table:table-cell>
          <table:table-cell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Surface Downwell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cs</text:p>
          </table:table-cell>
          <table:table-cell office:value-type="string" calcext:value-type="string">
            <text:p>surface_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1];['file:///usr/people/oord/cmor/input/PRIMAVERA_output_EC_Earth.ods'#$OMIP.$D$8:.$K$159];8;0));&quot;&quot;;VLOOKUP([.H281];['file:///usr/people/oord/cmor/input/PRIMAVERA_output_EC_Earth.ods'#$OMIP.$D$8:.$K$159];8;0))">
            <text:p/>
          </table:table-cell>
          <table:table-cell table:formula="of:=IF([.Z281]&lt;[.C281]; 1;&quot;&quot;)">
            <text:p/>
          </table:table-cell>
          <table:table-cell table:number-columns-repeated="997"/>
        </table:table-row>
        <table:table-row table:style-name="ro2">
          <table:table-cell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Clear-Sky Long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ldscs</text:p>
          </table:table-cell>
          <table:table-cell office:value-type="string" calcext:value-type="string">
            <text:p>surface_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2];['file:///usr/people/oord/cmor/input/PRIMAVERA_output_EC_Earth.ods'#$OMIP.$D$8:.$K$159];8;0));&quot;&quot;;VLOOKUP([.H282];['file:///usr/people/oord/cmor/input/PRIMAVERA_output_EC_Earth.ods'#$OMIP.$D$8:.$K$159];8;0))">
            <text:p/>
          </table:table-cell>
          <table:table-cell table:formula="of:=IF([.Z282]&lt;[.C28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Day</text:p>
          </table:table-cell>
          <table:table-cell table:style-name="ce6" office:value-type="float" office:value="1" calcext:value-type="float">
            <text:p>1</text:p>
          </table:table-cell>
          <table:table-cell table:style-name="ce6" office:value-type="string" calcext:value-type="string">
            <text:p>Surface Downwelling Clear-Sky Longwave Radiation</text:p>
          </table:table-cell>
          <table:table-cell table:style-name="ce6" office:value-type="string" calcext:value-type="string">
            <text:p>W m-2</text:p>
          </table:table-cell>
          <table:table-cell table:number-columns-repeated="2" table:style-name="ce6" office:value-type="string" calcext:value-type="string">
            <text:p>None</text:p>
          </table:table-cell>
          <table:table-cell table:style-name="ce6" office:value-type="string" calcext:value-type="string">
            <text:p>rldscs</text:p>
          </table:table-cell>
          <table:table-cell table:style-name="ce6" office:value-type="string" calcext:value-type="string">
            <text:p>surface_downwelling_longwave_flux_in_air_assuming_clear_sky</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text:p>
          </table:table-cell>
          <table:table-cell table:number-columns-repeated="4" table:style-name="ce6" office:value-type="string" calcext:value-type="string">
            <text:p>None</text:p>
          </table:table-cell>
          <table:table-cell table:style-name="ce6" office:value-type="string" calcext:value-type="string">
            <text:p>down</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rldscs</text:p>
          </table:table-cell>
          <table:table-cell table:style-name="ce6" office:value-type="string" calcext:value-type="string">
            <text:p>atmos</text:p>
          </table:table-cell>
          <table:table-cell office:value-type="string" calcext:value-type="string">
            <text:p>day</text:p>
          </table:table-cell>
          <table:table-cell table:style-name="ce6" office:value-type="string" calcext:value-type="string">
            <text:p>area: areacella</text:p>
          </table:table-cell>
          <table:table-cell table:number-columns-repeated="2" table:style-name="ce6" office:value-type="string" calcext:value-type="string">
            <text:p>None</text:p>
          </table:table-cell>
          <table:table-cell table:style-name="ce6" table:formula="of:=IF(ISNA(VLOOKUP([.H283];['file:///usr/people/oord/cmor/input/PRIMAVERA_output_EC_Earth.ods'#$OMIP.$D$8:.$K$159];8;0));&quot;&quot;;VLOOKUP([.H283];['file:///usr/people/oord/cmor/input/PRIMAVERA_output_EC_Earth.ods'#$OMIP.$D$8:.$K$159];8;0))">
            <text:p/>
          </table:table-cell>
          <table:table-cell table:style-name="ce6" table:formula="of:=IF([.Z283]&lt;[.C28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3" draw:text-style-name="P2" svg:width="65.59pt" svg:height="53.57pt" svg:x="397.11pt" svg:y="1160.99pt" draw:caption-point-x="-250.24pt" draw:caption-point-y="2837.14pt">
              <dc:date>2016-04-12T00:00:00</dc:date>
              <text:p text:style-name="P1"><text:span text:style-name="T1">Matthew Mizielinski:</text:span><text:span text:style-name="T2">upgrade #13.4</text:span></text:p>
            </office:annotation>
            <text:p>2</text:p>
          </table:table-cell>
          <table:table-cell table:style-name="ce6" office:value-type="string" calcext:value-type="string">
            <text:p>Downwelling Long Wave over Sea Ice</text:p>
          </table:table-cell>
          <table:table-cell office:value-type="string" calcext:value-type="string">
            <text:p>W m-2</text:p>
          </table:table-cell>
          <table:table-cell office:value-type="string" calcext:value-type="string">
            <text:p>the downwelling longwave flux in regions of sea ice divided by the area of the ocean portion of the grid cell.</text:p>
          </table:table-cell>
          <table:table-cell office:value-type="string" calcext:value-type="string">
            <text:p>None</text:p>
          </table:table-cell>
          <table:table-cell office:value-type="string" calcext:value-type="string">
            <text:p>rldssi</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84];['file:///usr/people/oord/cmor/input/PRIMAVERA_output_EC_Earth.ods'#$OMIP.$D$8:.$K$159];8;0));&quot;&quot;;VLOOKUP([.H284];['file:///usr/people/oord/cmor/input/PRIMAVERA_output_EC_Earth.ods'#$OMIP.$D$8:.$K$159];8;0))">
            <text:p/>
          </table:table-cell>
          <table:table-cell table:formula="of:=IF([.Z284]&lt;[.C28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u</text:p>
          </table:table-cell>
          <table:table-cell office:value-type="string" calcext:value-type="string">
            <text:p>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5];['file:///usr/people/oord/cmor/input/PRIMAVERA_output_EC_Earth.ods'#$OMIP.$D$8:.$K$159];8;0));&quot;&quot;;VLOOKUP([.H285];['file:///usr/people/oord/cmor/input/PRIMAVERA_output_EC_Earth.ods'#$OMIP.$D$8:.$K$159];8;0))">
            <text:p/>
          </table:table-cell>
          <table:table-cell table:formula="of:=IF([.Z285]&lt;[.C28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Clear-Sky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ucs</text:p>
          </table:table-cell>
          <table:table-cell office:value-type="string" calcext:value-type="string">
            <text:p>up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u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6];['file:///usr/people/oord/cmor/input/PRIMAVERA_output_EC_Earth.ods'#$OMIP.$D$8:.$K$159];8;0));&quot;&quot;;VLOOKUP([.H286];['file:///usr/people/oord/cmor/input/PRIMAVERA_output_EC_Earth.ods'#$OMIP.$D$8:.$K$159];8;0))">
            <text:p/>
          </table:table-cell>
          <table:table-cell table:formula="of:=IF([.Z286]&lt;[.C286];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7];['file:///usr/people/oord/cmor/input/PRIMAVERA_output_EC_Earth.ods'#$OMIP.$D$8:.$K$159];8;0));&quot;&quot;;VLOOKUP([.H287];['file:///usr/people/oord/cmor/input/PRIMAVERA_output_EC_Earth.ods'#$OMIP.$D$8:.$K$159];8;0))">
            <text:p/>
          </table:table-cell>
          <table:table-cell table:formula="of:=IF([.Z287]&lt;[.C28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8];['file:///usr/people/oord/cmor/input/PRIMAVERA_output_EC_Earth.ods'#$OMIP.$D$8:.$K$159];8;0));&quot;&quot;;VLOOKUP([.H288];['file:///usr/people/oord/cmor/input/PRIMAVERA_output_EC_Earth.ods'#$OMIP.$D$8:.$K$159];8;0))">
            <text:p/>
          </table:table-cell>
          <table:table-cell table:formula="of:=IF([.Z288]&lt;[.C28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elling Long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9];['file:///usr/people/oord/cmor/input/PRIMAVERA_output_EC_Earth.ods'#$OMIP.$D$8:.$K$159];8;0));&quot;&quot;;VLOOKUP([.H289];['file:///usr/people/oord/cmor/input/PRIMAVERA_output_EC_Earth.ods'#$OMIP.$D$8:.$K$159];8;0))">
            <text:p/>
          </table:table-cell>
          <table:table-cell table:formula="of:=IF([.Z289]&lt;[.C28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0];['file:///usr/people/oord/cmor/input/PRIMAVERA_output_EC_Earth.ods'#$OMIP.$D$8:.$K$159];8;0));&quot;&quot;;VLOOKUP([.H290];['file:///usr/people/oord/cmor/input/PRIMAVERA_output_EC_Earth.ods'#$OMIP.$D$8:.$K$159];8;0))">
            <text:p/>
          </table:table-cell>
          <table:table-cell table:formula="of:=IF([.Z290]&lt;[.C29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5" draw:text-style-name="P2" svg:width="65.59pt" svg:height="52.75pt" svg:x="397.11pt" svg:y="1257.39pt" draw:caption-point-x="-250.24pt" draw:caption-point-y="2836.32pt">
              <dc:date>2016-04-12T00:00:00</dc:date>
              <text:p text:style-name="P1"><text:span text:style-name="T1">Matthew Mizielinski:</text:span><text:span text:style-name="T2">upgrade #13.4</text:span></text:p>
            </office:annotation>
            <text:p>2</text:p>
          </table:table-cell>
          <table:table-cell table:style-name="ce6" office:value-type="string" calcext:value-type="string">
            <text:p>Upward Long Wave over Sea Ice</text:p>
          </table:table-cell>
          <table:table-cell office:value-type="string" calcext:value-type="string">
            <text:p>W m-2</text:p>
          </table:table-cell>
          <table:table-cell office:value-type="string" calcext:value-type="string">
            <text:p>the upward longwave flux in regions of sea ice divided by the area of the ocean portion of the grid cell.</text:p>
          </table:table-cell>
          <table:table-cell office:value-type="string" calcext:value-type="string">
            <text:p>None</text:p>
          </table:table-cell>
          <table:table-cell office:value-type="string" calcext:value-type="string">
            <text:p>rlussi</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91];['file:///usr/people/oord/cmor/input/PRIMAVERA_output_EC_Earth.ods'#$OMIP.$D$8:.$K$159];8;0));&quot;&quot;;VLOOKUP([.H291];['file:///usr/people/oord/cmor/input/PRIMAVERA_output_EC_Earth.ods'#$OMIP.$D$8:.$K$159];8;0))">
            <text:p/>
          </table:table-cell>
          <table:table-cell table:formula="of:=IF([.Z291]&lt;[.C291];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Longwave Radiation</text:p>
          </table:table-cell>
          <table:table-cell office:value-type="string" calcext:value-type="string">
            <text:p>W m-2</text:p>
          </table:table-cell>
          <table:table-cell office:value-type="string" calcext:value-type="string">
            <text:p>at the top of the atmosphere (to be compared with satellite measurements)</text:p>
          </table:table-cell>
          <table:table-cell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2];['file:///usr/people/oord/cmor/input/PRIMAVERA_output_EC_Earth.ods'#$OMIP.$D$8:.$K$159];8;0));&quot;&quot;;VLOOKUP([.H292];['file:///usr/people/oord/cmor/input/PRIMAVERA_output_EC_Earth.ods'#$OMIP.$D$8:.$K$159];8;0))">
            <text:p/>
          </table:table-cell>
          <table:table-cell table:formula="of:=IF([.Z292]&lt;[.C29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TOA Outgoing Long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3];['file:///usr/people/oord/cmor/input/PRIMAVERA_output_EC_Earth.ods'#$OMIP.$D$8:.$K$159];8;0));&quot;&quot;;VLOOKUP([.H293];['file:///usr/people/oord/cmor/input/PRIMAVERA_output_EC_Earth.ods'#$OMIP.$D$8:.$K$159];8;0))">
            <text:p/>
          </table:table-cell>
          <table:table-cell table:formula="of:=IF([.Z293]&lt;[.C29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4];['file:///usr/people/oord/cmor/input/PRIMAVERA_output_EC_Earth.ods'#$OMIP.$D$8:.$K$159];8;0));&quot;&quot;;VLOOKUP([.H294];['file:///usr/people/oord/cmor/input/PRIMAVERA_output_EC_Earth.ods'#$OMIP.$D$8:.$K$159];8;0))">
            <text:p/>
          </table:table-cell>
          <table:table-cell table:formula="of:=IF([.Z294]&lt;[.C294];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cs</text:p>
          </table:table-cell>
          <table:table-cell office:value-type="string" calcext:value-type="string">
            <text:p>toa_outgoing_long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5];['file:///usr/people/oord/cmor/input/PRIMAVERA_output_EC_Earth.ods'#$OMIP.$D$8:.$K$159];8;0));&quot;&quot;;VLOOKUP([.H295];['file:///usr/people/oord/cmor/input/PRIMAVERA_output_EC_Earth.ods'#$OMIP.$D$8:.$K$159];8;0))">
            <text:p/>
          </table:table-cell>
          <table:table-cell table:formula="of:=IF([.Z295]&lt;[.C29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cs</text:p>
          </table:table-cell>
          <table:table-cell office:value-type="string" calcext:value-type="string">
            <text:p>toa_outgoing_long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c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6];['file:///usr/people/oord/cmor/input/PRIMAVERA_output_EC_Earth.ods'#$OMIP.$D$8:.$K$159];8;0));&quot;&quot;;VLOOKUP([.H296];['file:///usr/people/oord/cmor/input/PRIMAVERA_output_EC_Earth.ods'#$OMIP.$D$8:.$K$159];8;0))">
            <text:p/>
          </table:table-cell>
          <table:table-cell table:formula="of:=IF([.Z296]&lt;[.C29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d</text:p>
          </table:table-cell>
          <table:table-cell office:value-type="string" calcext:value-type="string">
            <text:p>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7];['file:///usr/people/oord/cmor/input/PRIMAVERA_output_EC_Earth.ods'#$OMIP.$D$8:.$K$159];8;0));&quot;&quot;;VLOOKUP([.H297];['file:///usr/people/oord/cmor/input/PRIMAVERA_output_EC_Earth.ods'#$OMIP.$D$8:.$K$159];8;0))">
            <text:p/>
          </table:table-cell>
          <table:table-cell table:formula="of:=IF([.Z297]&lt;[.C29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Clear-Sky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dcs</text:p>
          </table:table-cell>
          <table:table-cell office:value-type="string" calcext:value-type="string">
            <text:p>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d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8];['file:///usr/people/oord/cmor/input/PRIMAVERA_output_EC_Earth.ods'#$OMIP.$D$8:.$K$159];8;0));&quot;&quot;;VLOOKUP([.H298];['file:///usr/people/oord/cmor/input/PRIMAVERA_output_EC_Earth.ods'#$OMIP.$D$8:.$K$159];8;0))">
            <text:p/>
          </table:table-cell>
          <table:table-cell table:formula="of:=IF([.Z298]&lt;[.C29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Downwelling Shortwave Radiation in Sea Water</text:p>
          </table:table-cell>
          <table:table-cell office:value-type="string" calcext:value-type="string">
            <text:p>W m-2</text:p>
          </table:table-cell>
          <table:table-cell office:value-type="string" calcext:value-type="string">
            <text:p>None</text:p>
          </table:table-cell>
          <table:table-cell office:value-type="string" calcext:value-type="string">
            <text:p>In general the shortwave flux should be reported as a function of ocean depth, (i.e., <text:s/>it will be a function of the generic "XYZ" dimensions). <text:s/>Include enough depth levels to represent <text:s/>the non-zero values of this field everywhere on the globe.</text:p>
          </table:table-cell>
          <table:table-cell office:value-type="string" calcext:value-type="string">
            <text:p>rsdo</text:p>
          </table:table-cell>
          <table:table-cell office:value-type="string" calcext:value-type="string">
            <text:p>downwelling_shortwave_flux_in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sd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99];['file:///usr/people/oord/cmor/input/PRIMAVERA_output_EC_Earth.ods'#$OMIP.$D$8:.$K$159];8;0));&quot;&quot;;VLOOKUP([.H299];['file:///usr/people/oord/cmor/input/PRIMAVERA_output_EC_Earth.ods'#$OMIP.$D$8:.$K$159];8;0))" office:value-type="float" office:value="2" calcext:value-type="float">
            <text:p>2</text:p>
          </table:table-cell>
          <table:table-cell table:formula="of:=IF([.Z299]&lt;[.C299];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0];['file:///usr/people/oord/cmor/input/PRIMAVERA_output_EC_Earth.ods'#$OMIP.$D$8:.$K$159];8;0));&quot;&quot;;VLOOKUP([.H300];['file:///usr/people/oord/cmor/input/PRIMAVERA_output_EC_Earth.ods'#$OMIP.$D$8:.$K$159];8;0))">
            <text:p/>
          </table:table-cell>
          <table:table-cell table:formula="of:=IF([.Z300]&lt;[.C30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1];['file:///usr/people/oord/cmor/input/PRIMAVERA_output_EC_Earth.ods'#$OMIP.$D$8:.$K$159];8;0));&quot;&quot;;VLOOKUP([.H301];['file:///usr/people/oord/cmor/input/PRIMAVERA_output_EC_Earth.ods'#$OMIP.$D$8:.$K$159];8;0))">
            <text:p/>
          </table:table-cell>
          <table:table-cell table:formula="of:=IF([.Z301]&lt;[.C30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Short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2];['file:///usr/people/oord/cmor/input/PRIMAVERA_output_EC_Earth.ods'#$OMIP.$D$8:.$K$159];8;0));&quot;&quot;;VLOOKUP([.H302];['file:///usr/people/oord/cmor/input/PRIMAVERA_output_EC_Earth.ods'#$OMIP.$D$8:.$K$159];8;0))">
            <text:p/>
          </table:table-cell>
          <table:table-cell table:formula="of:=IF([.Z302]&lt;[.C30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3];['file:///usr/people/oord/cmor/input/PRIMAVERA_output_EC_Earth.ods'#$OMIP.$D$8:.$K$159];8;0));&quot;&quot;;VLOOKUP([.H303];['file:///usr/people/oord/cmor/input/PRIMAVERA_output_EC_Earth.ods'#$OMIP.$D$8:.$K$159];8;0))">
            <text:p/>
          </table:table-cell>
          <table:table-cell table:formula="of:=IF([.Z303]&lt;[.C30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Surface Downwell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cs</text:p>
          </table:table-cell>
          <table:table-cell office:value-type="string" calcext:value-type="string">
            <text:p>surfac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4];['file:///usr/people/oord/cmor/input/PRIMAVERA_output_EC_Earth.ods'#$OMIP.$D$8:.$K$159];8;0));&quot;&quot;;VLOOKUP([.H304];['file:///usr/people/oord/cmor/input/PRIMAVERA_output_EC_Earth.ods'#$OMIP.$D$8:.$K$159];8;0))">
            <text:p/>
          </table:table-cell>
          <table:table-cell table:formula="of:=IF([.Z304]&lt;[.C30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Clear-Sky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dscs</text:p>
          </table:table-cell>
          <table:table-cell office:value-type="string" calcext:value-type="string">
            <text:p>surfac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5];['file:///usr/people/oord/cmor/input/PRIMAVERA_output_EC_Earth.ods'#$OMIP.$D$8:.$K$159];8;0));&quot;&quot;;VLOOKUP([.H305];['file:///usr/people/oord/cmor/input/PRIMAVERA_output_EC_Earth.ods'#$OMIP.$D$8:.$K$159];8;0))">
            <text:p/>
          </table:table-cell>
          <table:table-cell table:formula="of:=IF([.Z305]&lt;[.C30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Day</text:p>
          </table:table-cell>
          <table:table-cell table:style-name="ce6" office:value-type="float" office:value="1" calcext:value-type="float">
            <text:p>1</text:p>
          </table:table-cell>
          <table:table-cell table:style-name="ce6" office:value-type="string" calcext:value-type="string">
            <text:p>Surface Downwelling Clear-Sky Shortwave Radiation</text:p>
          </table:table-cell>
          <table:table-cell table:style-name="ce6" office:value-type="string" calcext:value-type="string">
            <text:p>W m-2</text:p>
          </table:table-cell>
          <table:table-cell table:number-columns-repeated="2" table:style-name="ce6" office:value-type="string" calcext:value-type="string">
            <text:p>None</text:p>
          </table:table-cell>
          <table:table-cell table:style-name="ce6" office:value-type="string" calcext:value-type="string">
            <text:p>rsdscs</text:p>
          </table:table-cell>
          <table:table-cell table:style-name="ce6" office:value-type="string" calcext:value-type="string">
            <text:p>surface_downwelling_shortwave_flux_in_air_assuming_clear_sky</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text:p>
          </table:table-cell>
          <table:table-cell table:number-columns-repeated="4" table:style-name="ce6" office:value-type="string" calcext:value-type="string">
            <text:p>None</text:p>
          </table:table-cell>
          <table:table-cell table:style-name="ce6" office:value-type="string" calcext:value-type="string">
            <text:p>down</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rsdscs</text:p>
          </table:table-cell>
          <table:table-cell table:style-name="ce6" office:value-type="string" calcext:value-type="string">
            <text:p>atmos</text:p>
          </table:table-cell>
          <table:table-cell office:value-type="string" calcext:value-type="string">
            <text:p>day</text:p>
          </table:table-cell>
          <table:table-cell table:style-name="ce6" office:value-type="string" calcext:value-type="string">
            <text:p>area: areacella</text:p>
          </table:table-cell>
          <table:table-cell table:number-columns-repeated="2" table:style-name="ce6" office:value-type="string" calcext:value-type="string">
            <text:p>None</text:p>
          </table:table-cell>
          <table:table-cell table:style-name="ce6" table:formula="of:=IF(ISNA(VLOOKUP([.H306];['file:///usr/people/oord/cmor/input/PRIMAVERA_output_EC_Earth.ods'#$OMIP.$D$8:.$K$159];8;0));&quot;&quot;;VLOOKUP([.H306];['file:///usr/people/oord/cmor/input/PRIMAVERA_output_EC_Earth.ods'#$OMIP.$D$8:.$K$159];8;0))">
            <text:p/>
          </table:table-cell>
          <table:table-cell table:style-name="ce6" table:formula="of:=IF([.Z306]&lt;[.C30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2" calcext:value-type="float">
            <text:p>2</text:p>
          </table:table-cell>
          <table:table-cell table:style-name="ce6" office:value-type="string" calcext:value-type="string">
            <text:p>Surface Diffuse Downwelling Clear 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csdiff</text:p>
          </table:table-cell>
          <table:table-cell office:value-type="string" calcext:value-type="string">
            <text:p>surface_diffus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diff</text:p>
          </table:table-cell>
          <table:table-cell office:value-type="string" calcext:value-type="string">
            <text:p>aerosol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7];['file:///usr/people/oord/cmor/input/PRIMAVERA_output_EC_Earth.ods'#$OMIP.$D$8:.$K$159];8;0));&quot;&quot;;VLOOKUP([.H307];['file:///usr/people/oord/cmor/input/PRIMAVERA_output_EC_Earth.ods'#$OMIP.$D$8:.$K$159];8;0))">
            <text:p/>
          </table:table-cell>
          <table:table-cell table:formula="of:=IF([.Z307]&lt;[.C307]; 1;&quot;&quot;)">
            <text:p/>
          </table:table-cell>
          <table:table-cell table:style-name="ce4" table:number-columns-repeated="997"/>
        </table:table-row>
        <table:table-row table:style-name="ro2">
          <table:table-cell table:style-name="ce4"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iffuse Downwelling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dsdiff</text:p>
          </table:table-cell>
          <table:table-cell office:value-type="string" calcext:value-type="string">
            <text:p>surface_diffus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diff</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8];['file:///usr/people/oord/cmor/input/PRIMAVERA_output_EC_Earth.ods'#$OMIP.$D$8:.$K$159];8;0));&quot;&quot;;VLOOKUP([.H308];['file:///usr/people/oord/cmor/input/PRIMAVERA_output_EC_Earth.ods'#$OMIP.$D$8:.$K$159];8;0))">
            <text:p/>
          </table:table-cell>
          <table:table-cell table:formula="of:=IF([.Z308]&lt;[.C30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2" calcext:value-type="float">
            <text:p>2</text:p>
          </table:table-cell>
          <table:table-cell table:style-name="ce6" office:value-type="string" calcext:value-type="string">
            <text:p>Surface Diffus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diff</text:p>
          </table:table-cell>
          <table:table-cell office:value-type="string" calcext:value-type="string">
            <text:p>surface_diffus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diff</text:p>
          </table:table-cell>
          <table:table-cell office:value-type="string" calcext:value-type="string">
            <text:p>aerosol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9];['file:///usr/people/oord/cmor/input/PRIMAVERA_output_EC_Earth.ods'#$OMIP.$D$8:.$K$159];8;0));&quot;&quot;;VLOOKUP([.H309];['file:///usr/people/oord/cmor/input/PRIMAVERA_output_EC_Earth.ods'#$OMIP.$D$8:.$K$159];8;0))">
            <text:p/>
          </table:table-cell>
          <table:table-cell table:formula="of:=IF([.Z309]&lt;[.C30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Downwelling Shortwave over Sea Ice</text:p>
          </table:table-cell>
          <table:table-cell office:value-type="string" calcext:value-type="string">
            <text:p>W m-2</text:p>
          </table:table-cell>
          <table:table-cell office:value-type="string" calcext:value-type="string">
            <text:p>the downwelling shortwave flux in regions of sea ice divided by the area of the ocean portion of the grid cell.</text:p>
          </table:table-cell>
          <table:table-cell office:value-type="string" calcext:value-type="string">
            <text:p>priority was raised from 2 to 1 because snow albedo was deleted.</text:p>
          </table:table-cell>
          <table:table-cell office:value-type="string" calcext:value-type="string">
            <text:p>rsdssi</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10];['file:///usr/people/oord/cmor/input/PRIMAVERA_output_EC_Earth.ods'#$OMIP.$D$8:.$K$159];8;0));&quot;&quot;;VLOOKUP([.H310];['file:///usr/people/oord/cmor/input/PRIMAVERA_output_EC_Earth.ods'#$OMIP.$D$8:.$K$159];8;0))">
            <text:p/>
          </table:table-cell>
          <table:table-cell table:formula="of:=IF([.Z310]&lt;[.C310];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Incident Short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sdt</text:p>
          </table:table-cell>
          <table:table-cell office:value-type="string" calcext:value-type="string">
            <text:p>toa_incom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1];['file:///usr/people/oord/cmor/input/PRIMAVERA_output_EC_Earth.ods'#$OMIP.$D$8:.$K$159];8;0));&quot;&quot;;VLOOKUP([.H311];['file:///usr/people/oord/cmor/input/PRIMAVERA_output_EC_Earth.ods'#$OMIP.$D$8:.$K$159];8;0))">
            <text:p/>
          </table:table-cell>
          <table:table-cell table:formula="of:=IF([.Z311]&lt;[.C31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Incident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t</text:p>
          </table:table-cell>
          <table:table-cell office:value-type="string" calcext:value-type="string">
            <text:p>toa_incom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2];['file:///usr/people/oord/cmor/input/PRIMAVERA_output_EC_Earth.ods'#$OMIP.$D$8:.$K$159];8;0));&quot;&quot;;VLOOKUP([.H312];['file:///usr/people/oord/cmor/input/PRIMAVERA_output_EC_Earth.ods'#$OMIP.$D$8:.$K$159];8;0))">
            <text:p/>
          </table:table-cell>
          <table:table-cell table:formula="of:=IF([.Z312]&lt;[.C31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Net Downward Shortwave Radiation at Sea Water Surface</text:p>
          </table:table-cell>
          <table:table-cell office:value-type="string" calcext:value-type="string">
            <text:p>W m-2</text:p>
          </table:table-cell>
          <table:table-cell office:value-type="string" calcext:value-type="string">
            <text:p>This is the flux into the surface of liquid sea water only. This excludes shortwave flux absorbed by sea ice, but includes any light that passes through the ice and is absorbed by the ocean.</text:p>
          </table:table-cell>
          <table:table-cell office:value-type="string" calcext:value-type="string">
            <text:p>None</text:p>
          </table:table-cell>
          <table:table-cell office:value-type="string" calcext:value-type="string">
            <text:p>rsntds</text:p>
          </table:table-cell>
          <table:table-cell office:value-type="string" calcext:value-type="string">
            <text:p>net_downward_shortwave_flux_at_sea_water_surface</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nt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13];['file:///usr/people/oord/cmor/input/PRIMAVERA_output_EC_Earth.ods'#$OMIP.$D$8:.$K$159];8;0));&quot;&quot;;VLOOKUP([.H313];['file:///usr/people/oord/cmor/input/PRIMAVERA_output_EC_Earth.ods'#$OMIP.$D$8:.$K$159];8;0))" office:value-type="float" office:value="2" calcext:value-type="float">
            <text:p>2</text:p>
          </table:table-cell>
          <table:table-cell table:formula="of:=IF([.Z313]&lt;[.C31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u</text:p>
          </table:table-cell>
          <table:table-cell office:value-type="string" calcext:value-type="string">
            <text:p>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4];['file:///usr/people/oord/cmor/input/PRIMAVERA_output_EC_Earth.ods'#$OMIP.$D$8:.$K$159];8;0));&quot;&quot;;VLOOKUP([.H314];['file:///usr/people/oord/cmor/input/PRIMAVERA_output_EC_Earth.ods'#$OMIP.$D$8:.$K$159];8;0))">
            <text:p/>
          </table:table-cell>
          <table:table-cell table:formula="of:=IF([.Z314]&lt;[.C31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Clear-Sky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ucs</text:p>
          </table:table-cell>
          <table:table-cell office:value-type="string" calcext:value-type="string">
            <text:p>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u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5];['file:///usr/people/oord/cmor/input/PRIMAVERA_output_EC_Earth.ods'#$OMIP.$D$8:.$K$159];8;0));&quot;&quot;;VLOOKUP([.H315];['file:///usr/people/oord/cmor/input/PRIMAVERA_output_EC_Earth.ods'#$OMIP.$D$8:.$K$159];8;0))">
            <text:p/>
          </table:table-cell>
          <table:table-cell table:formula="of:=IF([.Z315]&lt;[.C315];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6];['file:///usr/people/oord/cmor/input/PRIMAVERA_output_EC_Earth.ods'#$OMIP.$D$8:.$K$159];8;0));&quot;&quot;;VLOOKUP([.H316];['file:///usr/people/oord/cmor/input/PRIMAVERA_output_EC_Earth.ods'#$OMIP.$D$8:.$K$159];8;0))">
            <text:p/>
          </table:table-cell>
          <table:table-cell table:formula="of:=IF([.Z316]&lt;[.C31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7];['file:///usr/people/oord/cmor/input/PRIMAVERA_output_EC_Earth.ods'#$OMIP.$D$8:.$K$159];8;0));&quot;&quot;;VLOOKUP([.H317];['file:///usr/people/oord/cmor/input/PRIMAVERA_output_EC_Earth.ods'#$OMIP.$D$8:.$K$159];8;0))">
            <text:p/>
          </table:table-cell>
          <table:table-cell table:formula="of:=IF([.Z317]&lt;[.C31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elling Short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8];['file:///usr/people/oord/cmor/input/PRIMAVERA_output_EC_Earth.ods'#$OMIP.$D$8:.$K$159];8;0));&quot;&quot;;VLOOKUP([.H318];['file:///usr/people/oord/cmor/input/PRIMAVERA_output_EC_Earth.ods'#$OMIP.$D$8:.$K$159];8;0))">
            <text:p/>
          </table:table-cell>
          <table:table-cell table:formula="of:=IF([.Z318]&lt;[.C31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9];['file:///usr/people/oord/cmor/input/PRIMAVERA_output_EC_Earth.ods'#$OMIP.$D$8:.$K$159];8;0));&quot;&quot;;VLOOKUP([.H319];['file:///usr/people/oord/cmor/input/PRIMAVERA_output_EC_Earth.ods'#$OMIP.$D$8:.$K$159];8;0))">
            <text:p/>
          </table:table-cell>
          <table:table-cell table:formula="of:=IF([.Z319]&lt;[.C31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Surface Upwell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cs</text:p>
          </table:table-cell>
          <table:table-cell office:value-type="string" calcext:value-type="string">
            <text:p>surface_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0];['file:///usr/people/oord/cmor/input/PRIMAVERA_output_EC_Earth.ods'#$OMIP.$D$8:.$K$159];8;0));&quot;&quot;;VLOOKUP([.H320];['file:///usr/people/oord/cmor/input/PRIMAVERA_output_EC_Earth.ods'#$OMIP.$D$8:.$K$159];8;0))">
            <text:p/>
          </table:table-cell>
          <table:table-cell table:formula="of:=IF([.Z320]&lt;[.C32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elling Clear-Sky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uscs</text:p>
          </table:table-cell>
          <table:table-cell office:value-type="string" calcext:value-type="string">
            <text:p>surface_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1];['file:///usr/people/oord/cmor/input/PRIMAVERA_output_EC_Earth.ods'#$OMIP.$D$8:.$K$159];8;0));&quot;&quot;;VLOOKUP([.H321];['file:///usr/people/oord/cmor/input/PRIMAVERA_output_EC_Earth.ods'#$OMIP.$D$8:.$K$159];8;0))">
            <text:p/>
          </table:table-cell>
          <table:table-cell table:formula="of:=IF([.Z321]&lt;[.C32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Day</text:p>
          </table:table-cell>
          <table:table-cell table:style-name="ce6" office:value-type="float" office:value="1" calcext:value-type="float">
            <text:p>1</text:p>
          </table:table-cell>
          <table:table-cell table:style-name="ce6" office:value-type="string" calcext:value-type="string">
            <text:p>Surface Upwelling Clear-Sky Shortwave Radiation</text:p>
          </table:table-cell>
          <table:table-cell table:style-name="ce6" office:value-type="string" calcext:value-type="string">
            <text:p>W m-2</text:p>
          </table:table-cell>
          <table:table-cell table:number-columns-repeated="2" table:style-name="ce6" office:value-type="string" calcext:value-type="string">
            <text:p>None</text:p>
          </table:table-cell>
          <table:table-cell table:style-name="ce6" office:value-type="string" calcext:value-type="string">
            <text:p>rsuscs</text:p>
          </table:table-cell>
          <table:table-cell table:style-name="ce6" office:value-type="string" calcext:value-type="string">
            <text:p>surface_upwelling_shortwave_flux_in_air_assuming_clear_sky</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text:p>
          </table:table-cell>
          <table:table-cell table:number-columns-repeated="4" table:style-name="ce6" office:value-type="string" calcext:value-type="string">
            <text:p>None</text:p>
          </table:table-cell>
          <table:table-cell table:style-name="ce6" office:value-type="string" calcext:value-type="string">
            <text:p>up</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rsuscs</text:p>
          </table:table-cell>
          <table:table-cell table:style-name="ce6" office:value-type="string" calcext:value-type="string">
            <text:p>atmos</text:p>
          </table:table-cell>
          <table:table-cell office:value-type="string" calcext:value-type="string">
            <text:p>day</text:p>
          </table:table-cell>
          <table:table-cell table:style-name="ce6" office:value-type="string" calcext:value-type="string">
            <text:p>area: areacella</text:p>
          </table:table-cell>
          <table:table-cell table:number-columns-repeated="2" table:style-name="ce6" office:value-type="string" calcext:value-type="string">
            <text:p>None</text:p>
          </table:table-cell>
          <table:table-cell table:style-name="ce6" table:formula="of:=IF(ISNA(VLOOKUP([.H322];['file:///usr/people/oord/cmor/input/PRIMAVERA_output_EC_Earth.ods'#$OMIP.$D$8:.$K$159];8;0));&quot;&quot;;VLOOKUP([.H322];['file:///usr/people/oord/cmor/input/PRIMAVERA_output_EC_Earth.ods'#$OMIP.$D$8:.$K$159];8;0))">
            <text:p/>
          </table:table-cell>
          <table:table-cell table:style-name="ce6" table:formula="of:=IF([.Z322]&lt;[.C32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Upward Shortwave over Sea Ice</text:p>
          </table:table-cell>
          <table:table-cell office:value-type="string" calcext:value-type="string">
            <text:p>W m-2</text:p>
          </table:table-cell>
          <table:table-cell office:value-type="string" calcext:value-type="string">
            <text:p>the upward shortwave flux in regions of sea ice divided by the area of the ocean portion of the grid cell.</text:p>
          </table:table-cell>
          <table:table-cell office:value-type="string" calcext:value-type="string">
            <text:p>priority was raised from 2 to 1 because snow albedo was deleted.</text:p>
          </table:table-cell>
          <table:table-cell office:value-type="string" calcext:value-type="string">
            <text:p>rsussi</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23];['file:///usr/people/oord/cmor/input/PRIMAVERA_output_EC_Earth.ods'#$OMIP.$D$8:.$K$159];8;0));&quot;&quot;;VLOOKUP([.H323];['file:///usr/people/oord/cmor/input/PRIMAVERA_output_EC_Earth.ods'#$OMIP.$D$8:.$K$159];8;0))">
            <text:p/>
          </table:table-cell>
          <table:table-cell table:formula="of:=IF([.Z323]&lt;[.C323];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Short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sut</text:p>
          </table:table-cell>
          <table:table-cell office:value-type="string" calcext:value-type="string">
            <text:p>toa_outgo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4];['file:///usr/people/oord/cmor/input/PRIMAVERA_output_EC_Earth.ods'#$OMIP.$D$8:.$K$159];8;0));&quot;&quot;;VLOOKUP([.H324];['file:///usr/people/oord/cmor/input/PRIMAVERA_output_EC_Earth.ods'#$OMIP.$D$8:.$K$159];8;0))">
            <text:p/>
          </table:table-cell>
          <table:table-cell table:formula="of:=IF([.Z324]&lt;[.C32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text:p>
          </table:table-cell>
          <table:table-cell office:value-type="string" calcext:value-type="string">
            <text:p>toa_outgo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5];['file:///usr/people/oord/cmor/input/PRIMAVERA_output_EC_Earth.ods'#$OMIP.$D$8:.$K$159];8;0));&quot;&quot;;VLOOKUP([.H325];['file:///usr/people/oord/cmor/input/PRIMAVERA_output_EC_Earth.ods'#$OMIP.$D$8:.$K$159];8;0))">
            <text:p/>
          </table:table-cell>
          <table:table-cell table:formula="of:=IF([.Z325]&lt;[.C32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cs</text:p>
          </table:table-cell>
          <table:table-cell office:value-type="string" calcext:value-type="string">
            <text:p>toa_outgoing_short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6];['file:///usr/people/oord/cmor/input/PRIMAVERA_output_EC_Earth.ods'#$OMIP.$D$8:.$K$159];8;0));&quot;&quot;;VLOOKUP([.H326];['file:///usr/people/oord/cmor/input/PRIMAVERA_output_EC_Earth.ods'#$OMIP.$D$8:.$K$159];8;0))">
            <text:p/>
          </table:table-cell>
          <table:table-cell table:formula="of:=IF([.Z326]&lt;[.C32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cs</text:p>
          </table:table-cell>
          <table:table-cell office:value-type="string" calcext:value-type="string">
            <text:p>toa_outgoing_short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c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7];['file:///usr/people/oord/cmor/input/PRIMAVERA_output_EC_Earth.ods'#$OMIP.$D$8:.$K$159];8;0));&quot;&quot;;VLOOKUP([.H327];['file:///usr/people/oord/cmor/input/PRIMAVERA_output_EC_Earth.ods'#$OMIP.$D$8:.$K$159];8;0))">
            <text:p/>
          </table:table-cell>
          <table:table-cell table:formula="of:=IF([.Z327]&lt;[.C32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Net Downward Flux at Top of Model</text:p>
          </table:table-cell>
          <table:table-cell office:value-type="string" calcext:value-type="string">
            <text:p>W m-2</text:p>
          </table:table-cell>
          <table:table-cell office:value-type="string" calcext:value-type="string">
            <text:p>i.e., at the top of that portion of the atmosphere where dynamics are explicitly treated by the model. This is reported only if it differs from the net downward radiative flux at the top of the atmosphere.</text:p>
          </table:table-cell>
          <table:table-cell office:value-type="string" calcext:value-type="string">
            <text:p>None</text:p>
          </table:table-cell>
          <table:table-cell office:value-type="string" calcext:value-type="string">
            <text:p>rtmt</text:p>
          </table:table-cell>
          <table:table-cell office:value-type="string" calcext:value-type="string">
            <text:p>net_downward_radiative_flux_at_top_of_atmosphere_model</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tm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8];['file:///usr/people/oord/cmor/input/PRIMAVERA_output_EC_Earth.ods'#$OMIP.$D$8:.$K$159];8;0));&quot;&quot;;VLOOKUP([.H328];['file:///usr/people/oord/cmor/input/PRIMAVERA_output_EC_Earth.ods'#$OMIP.$D$8:.$K$159];8;0))">
            <text:p/>
          </table:table-cell>
          <table:table-cell table:formula="of:=IF([.Z328]&lt;[.C328];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Snow and Ice Sublimation Flux</text:p>
          </table:table-cell>
          <table:table-cell office:value-type="string" calcext:value-type="string">
            <text:p>kg m-2 s-1</text:p>
          </table:table-cell>
          <table:table-cell office:value-type="string" calcext:value-type="string">
            <text:p>The snow and ice sublimation flux is the loss of snow and ice mass from the surface resulting from their conversion to water vapor that enters the atmosphere.</text:p>
          </table:table-cell>
          <table:table-cell office:value-type="string" calcext:value-type="string">
            <text:p>This differs from sbl appearing in table Limon in that the flux is averaged over the entire grid cell, not just the land portion.</text:p>
          </table:table-cell>
          <table:table-cell office:value-type="string" calcext:value-type="string">
            <text:p>sbl</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9];['file:///usr/people/oord/cmor/input/PRIMAVERA_output_EC_Earth.ods'#$OMIP.$D$8:.$K$159];8;0));&quot;&quot;;VLOOKUP([.H329];['file:///usr/people/oord/cmor/input/PRIMAVERA_output_EC_Earth.ods'#$OMIP.$D$8:.$K$159];8;0))">
            <text:p/>
          </table:table-cell>
          <table:table-cell table:formula="of:=IF([.Z329]&lt;[.C32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urface Snow and Ice Sublimation Flux</text:p>
          </table:table-cell>
          <table:table-cell office:value-type="string" calcext:value-type="string">
            <text:p>kg m-2 s-1</text:p>
          </table:table-cell>
          <table:table-cell office:value-type="string" calcext:value-type="string">
            <text:p>The snow and ice sublimation flux is the loss of snow and ice mass resulting from their conversion to water vapor. <text:s/>Computed as the total sublimation on the land portion of the grid cell divided by the land area in the grid cell; reported as 0.0 for snow-free land regions; reported as 0.0 where the land fraction is 0.</text:p>
          </table:table-cell>
          <table:table-cell office:value-type="string" calcext:value-type="string">
            <text:p>None</text:p>
          </table:table-cell>
          <table:table-cell office:value-type="string" calcext:value-type="string">
            <text:p>sbl</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0];['file:///usr/people/oord/cmor/input/PRIMAVERA_output_EC_Earth.ods'#$OMIP.$D$8:.$K$159];8;0));&quot;&quot;;VLOOKUP([.H330];['file:///usr/people/oord/cmor/input/PRIMAVERA_output_EC_Earth.ods'#$OMIP.$D$8:.$K$159];8;0))">
            <text:p/>
          </table:table-cell>
          <table:table-cell table:formula="of:=IF([.Z330]&lt;[.C33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blimation over Sea Ice</text:p>
          </table:table-cell>
          <table:table-cell office:value-type="string" calcext:value-type="string">
            <text:p>kg m-2 s-1</text:p>
          </table:table-cell>
          <table:table-cell office:value-type="string" calcext:value-type="string">
            <text:p>the upward flux of water vapor to the atmosphere due to sublimation of snow and sea <text:s/>ice in regions of sea ice divided by the area of the ocean portion of the grid cell.</text:p>
          </table:table-cell>
          <table:table-cell office:value-type="string" calcext:value-type="string">
            <text:p>None</text:p>
          </table:table-cell>
          <table:table-cell office:value-type="string" calcext:value-type="string">
            <text:p>sblsi</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31];['file:///usr/people/oord/cmor/input/PRIMAVERA_output_EC_Earth.ods'#$OMIP.$D$8:.$K$159];8;0));&quot;&quot;;VLOOKUP([.H331];['file:///usr/people/oord/cmor/input/PRIMAVERA_output_EC_Earth.ods'#$OMIP.$D$8:.$K$159];8;0))">
            <text:p/>
          </table:table-cell>
          <table:table-cell table:formula="of:=IF([.Z331]&lt;[.C33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Fraction of Time Shallow Convection Occurs</text:p>
          </table:table-cell>
          <table:table-cell office:value-type="float" office:value="1" calcext:value-type="float">
            <text:p>1</text:p>
          </table:table-cell>
          <table:table-cell office:value-type="string" calcext:value-type="string">
            <text:p>Fraction of time that shallow convection occurs in the grid cell.</text:p>
          </table:table-cell>
          <table:table-cell office:value-type="string" calcext:value-type="string">
            <text:p>For models with a distinct shallow convection scheme only.</text:p>
          </table:table-cell>
          <table:table-cell office:value-type="string" calcext:value-type="string">
            <text:p>sci</text:p>
          </table:table-cell>
          <table:table-cell office:value-type="string" calcext:value-type="string">
            <text:p>shallow_convection_time_fraction</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c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2];['file:///usr/people/oord/cmor/input/PRIMAVERA_output_EC_Earth.ods'#$OMIP.$D$8:.$K$159];8;0));&quot;&quot;;VLOOKUP([.H332];['file:///usr/people/oord/cmor/input/PRIMAVERA_output_EC_Earth.ods'#$OMIP.$D$8:.$K$159];8;0))">
            <text:p/>
          </table:table-cell>
          <table:table-cell table:formula="of:=IF([.Z332]&lt;[.C3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Black Carbon Aerosol</text:p>
          </table:table-cell>
          <table:table-cell office:value-type="string" calcext:value-type="string">
            <text:p>kg m-3</text:p>
          </table:table-cell>
          <table:table-cell office:value-type="string" calcext:value-type="string">
            <text:p>mass concentration of black carbon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bc</text:p>
          </table:table-cell>
          <table:table-cell office:value-type="string" calcext:value-type="string">
            <text:p>mass_concentration_of_black_carbon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3];['file:///usr/people/oord/cmor/input/PRIMAVERA_output_EC_Earth.ods'#$OMIP.$D$8:.$K$159];8;0));&quot;&quot;;VLOOKUP([.H333];['file:///usr/people/oord/cmor/input/PRIMAVERA_output_EC_Earth.ods'#$OMIP.$D$8:.$K$159];8;0))">
            <text:p/>
          </table:table-cell>
          <table:table-cell table:formula="of:=IF([.Z333]&lt;[.C333]; 1;&quot;&quot;)">
            <text:p/>
          </table:table-cell>
          <table:table-cell table:style-name="ce4" table:number-columns-repeated="997"/>
        </table:table-row>
        <table:table-row table:style-name="ro2">
          <table:table-cell table:style-name="ce5" office:value-type="float" office:value="0" calcext:value-type="float">
            <text:p>0</text:p>
          </table:table-cell>
          <table:table-cell table:style-name="ce5" office:value-type="string" calcext:value-type="string">
            <text:p>aero</text:p>
          </table:table-cell>
          <table:table-cell table:style-name="ce5" office:value-type="float" office:value="3" calcext:value-type="float">
            <text:p>3</text:p>
          </table:table-cell>
          <table:table-cell table:style-name="ce6" office:value-type="string" calcext:value-type="string">
            <text:p>Surface Concentration of Dust</text:p>
          </table:table-cell>
          <table:table-cell table:style-name="ce5" office:value-type="string" calcext:value-type="string">
            <text:p>kg m-3</text:p>
          </table:table-cell>
          <table:table-cell table:style-name="ce5" office:value-type="string" calcext:value-type="string">
            <text:p>mass concentration of dust dry aerosol in air in model lowest layer</text:p>
          </table:table-cell>
          <table:table-cell table:style-name="ce5" office:value-type="string" calcext:value-type="string">
            <text:p>The location of the model's lowest layer should be recorded in the netCDF output file.</text:p>
          </table:table-cell>
          <table:table-cell table:style-name="ce5" office:value-type="string" calcext:value-type="string">
            <text:p>sconcdust</text:p>
          </table:table-cell>
          <table:table-cell table:style-name="ce5" office:value-type="string" calcext:value-type="string">
            <text:p>mass_concentration_of_dust_dry_aerosol_in_air</text:p>
          </table:table-cell>
          <table:table-cell table:style-name="ce5" office:value-type="string" calcext:value-type="string">
            <text:p>None</text:p>
          </table:table-cell>
          <table:table-cell table:style-name="ce5" office:value-type="string" calcext:value-type="string">
            <text:p>kg m-3</text:p>
          </table:table-cell>
          <table:table-cell table:style-name="ce5" office:value-type="string" calcext:value-type="string">
            <text:p>time: mean</text:p>
          </table:table-cell>
          <table:table-cell table:number-columns-repeated="5"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1 time</text:p>
          </table:table-cell>
          <table:table-cell table:style-name="ce5" office:value-type="string" calcext:value-type="string">
            <text:p>sconcdust</text:p>
          </table:table-cell>
          <table:table-cell table:style-name="ce5" office:value-type="string" calcext:value-type="string">
            <text:p>aerosol</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style-name="ce5" table:formula="of:=IF(ISNA(VLOOKUP([.H334];['file:///usr/people/oord/cmor/input/PRIMAVERA_output_EC_Earth.ods'#$OMIP.$D$8:.$K$159];8;0));&quot;&quot;;VLOOKUP([.H334];['file:///usr/people/oord/cmor/input/PRIMAVERA_output_EC_Earth.ods'#$OMIP.$D$8:.$K$159];8;0))">
            <text:p/>
          </table:table-cell>
          <table:table-cell table:style-name="ce5" table:formula="of:=IF([.Z334]&lt;[.C334]; 1;&quot;&quot;)">
            <text:p/>
          </table:table-cell>
          <table:table-cell table:style-name="ce4" table:number-columns-repeated="997"/>
        </table:table-row>
        <table:table-row table:style-name="ro2">
          <table:table-cell table:style-name="ce5" office:value-type="float" office:value="0" calcext:value-type="float">
            <text:p>0</text:p>
          </table:table-cell>
          <table:table-cell table:style-name="ce5" office:value-type="string" calcext:value-type="string">
            <text:p>aero</text:p>
          </table:table-cell>
          <table:table-cell table:style-name="ce5" office:value-type="float" office:value="3" calcext:value-type="float">
            <text:p>3</text:p>
          </table:table-cell>
          <table:table-cell table:style-name="ce6" office:value-type="string" calcext:value-type="string">
            <text:p>Surface Concentration of NH4</text:p>
          </table:table-cell>
          <table:table-cell table:style-name="ce5" office:value-type="string" calcext:value-type="string">
            <text:p>kg m-3</text:p>
          </table:table-cell>
          <table:table-cell table:style-name="ce5" office:value-type="string" calcext:value-type="string">
            <text:p>Mass concentration in model lowest layer</text:p>
          </table:table-cell>
          <table:table-cell table:style-name="ce5" office:value-type="string" calcext:value-type="string">
            <text:p>The location of the model's lowest layer should be recorded in the netCDF output file.</text:p>
          </table:table-cell>
          <table:table-cell table:style-name="ce5" office:value-type="string" calcext:value-type="string">
            <text:p>sconcnh4</text:p>
          </table:table-cell>
          <table:table-cell table:style-name="ce5" office:value-type="string" calcext:value-type="string">
            <text:p>mass_concentration_of_ammonium_dry_aerosol_in_air</text:p>
          </table:table-cell>
          <table:table-cell table:style-name="ce5" office:value-type="string" calcext:value-type="string">
            <text:p>None</text:p>
          </table:table-cell>
          <table:table-cell table:style-name="ce5" office:value-type="string" calcext:value-type="string">
            <text:p>kg m-3</text:p>
          </table:table-cell>
          <table:table-cell table:style-name="ce5" office:value-type="string" calcext:value-type="string">
            <text:p>time: mean</text:p>
          </table:table-cell>
          <table:table-cell table:number-columns-repeated="5"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1 time</text:p>
          </table:table-cell>
          <table:table-cell table:style-name="ce5" office:value-type="string" calcext:value-type="string">
            <text:p>sconcnh4</text:p>
          </table:table-cell>
          <table:table-cell table:style-name="ce5" office:value-type="string" calcext:value-type="string">
            <text:p>aerosol</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style-name="ce5" table:formula="of:=IF(ISNA(VLOOKUP([.H335];['file:///usr/people/oord/cmor/input/PRIMAVERA_output_EC_Earth.ods'#$OMIP.$D$8:.$K$159];8;0));&quot;&quot;;VLOOKUP([.H335];['file:///usr/people/oord/cmor/input/PRIMAVERA_output_EC_Earth.ods'#$OMIP.$D$8:.$K$159];8;0))">
            <text:p/>
          </table:table-cell>
          <table:table-cell table:style-name="ce5" table:formula="of:=IF([.Z335]&lt;[.C33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NO3</text:p>
          </table:table-cell>
          <table:table-cell office:value-type="string" calcext:value-type="string">
            <text:p>kg m-3</text:p>
          </table:table-cell>
          <table:table-cell office:value-type="string" calcext:value-type="string">
            <text:p>Mass concentration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no3</text:p>
          </table:table-cell>
          <table:table-cell office:value-type="string" calcext:value-type="string">
            <text:p>mass_concentration_of_nitrate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no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6];['file:///usr/people/oord/cmor/input/PRIMAVERA_output_EC_Earth.ods'#$OMIP.$D$8:.$K$159];8;0));&quot;&quot;;VLOOKUP([.H336];['file:///usr/people/oord/cmor/input/PRIMAVERA_output_EC_Earth.ods'#$OMIP.$D$8:.$K$159];8;0))">
            <text:p/>
          </table:table-cell>
          <table:table-cell table:formula="of:=IF([.Z336]&lt;[.C33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Dry Aerosol Organic Matter</text:p>
          </table:table-cell>
          <table:table-cell office:value-type="string" calcext:value-type="string">
            <text:p>kg m-3</text:p>
          </table:table-cell>
          <table:table-cell office:value-type="string" calcext:value-type="string">
            <text:p>mass concentration of particulate organic matter dry aerosol in air in model lowest layer</text:p>
          </table:table-cell>
          <table:table-cell office:value-type="string" calcext:value-type="string">
            <text:p>The location of the model's lowest layer should be recorded in the netCDF output file. <text:s/>This is the sum of concentrations of primary and secondary organic aerosol (see next two table entries), and therefore should only be reported if those two components cannot be separately reported.</text:p>
          </table:table-cell>
          <table:table-cell office:value-type="string" calcext:value-type="string">
            <text:p>sconcoa</text:p>
          </table:table-cell>
          <table:table-cell office:value-type="string" calcext:value-type="string">
            <text:p>mass_concentration_of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7];['file:///usr/people/oord/cmor/input/PRIMAVERA_output_EC_Earth.ods'#$OMIP.$D$8:.$K$159];8;0));&quot;&quot;;VLOOKUP([.H337];['file:///usr/people/oord/cmor/input/PRIMAVERA_output_EC_Earth.ods'#$OMIP.$D$8:.$K$159];8;0))">
            <text:p/>
          </table:table-cell>
          <table:table-cell table:formula="of:=IF([.Z337]&lt;[.C33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Dry Aerosol Primary Organic Matter</text:p>
          </table:table-cell>
          <table:table-cell office:value-type="string" calcext:value-type="string">
            <text:p>kg m-3</text:p>
          </table:table-cell>
          <table:table-cell office:value-type="string" calcext:value-type="string">
            <text:p>mass concentration of primary particulate organic matter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poa</text:p>
          </table:table-cell>
          <table:table-cell office:value-type="string" calcext:value-type="string">
            <text:p>mass_concentration_of_primary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8];['file:///usr/people/oord/cmor/input/PRIMAVERA_output_EC_Earth.ods'#$OMIP.$D$8:.$K$159];8;0));&quot;&quot;;VLOOKUP([.H338];['file:///usr/people/oord/cmor/input/PRIMAVERA_output_EC_Earth.ods'#$OMIP.$D$8:.$K$159];8;0))">
            <text:p/>
          </table:table-cell>
          <table:table-cell table:formula="of:=IF([.Z338]&lt;[.C33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SO4</text:p>
          </table:table-cell>
          <table:table-cell office:value-type="string" calcext:value-type="string">
            <text:p>kg m-3</text:p>
          </table:table-cell>
          <table:table-cell office:value-type="string" calcext:value-type="string">
            <text:p>mass concentration of sulfate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so4</text:p>
          </table:table-cell>
          <table:table-cell office:value-type="string" calcext:value-type="string">
            <text:p>mass_concentration_of_sulfate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9];['file:///usr/people/oord/cmor/input/PRIMAVERA_output_EC_Earth.ods'#$OMIP.$D$8:.$K$159];8;0));&quot;&quot;;VLOOKUP([.H339];['file:///usr/people/oord/cmor/input/PRIMAVERA_output_EC_Earth.ods'#$OMIP.$D$8:.$K$159];8;0))">
            <text:p/>
          </table:table-cell>
          <table:table-cell table:formula="of:=IF([.Z339]&lt;[.C33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Dry Aerosol Secondary Organic Matter</text:p>
          </table:table-cell>
          <table:table-cell office:value-type="string" calcext:value-type="string">
            <text:p>kg m-3</text:p>
          </table:table-cell>
          <table:table-cell office:value-type="string" calcext:value-type="string">
            <text:p>mass concentration of secondary particulate organic matter dry aerosol in air in model lowest layer. <text:s/>If the model lumps SOA with POA, then their sum is reported as POA.</text:p>
          </table:table-cell>
          <table:table-cell office:value-type="string" calcext:value-type="string">
            <text:p>The location of the model's lowest layer should be recorded in the netCDF output file.</text:p>
          </table:table-cell>
          <table:table-cell office:value-type="string" calcext:value-type="string">
            <text:p>sconcsoa</text:p>
          </table:table-cell>
          <table:table-cell office:value-type="string" calcext:value-type="string">
            <text:p>mass_concentration_of_secondary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0];['file:///usr/people/oord/cmor/input/PRIMAVERA_output_EC_Earth.ods'#$OMIP.$D$8:.$K$159];8;0));&quot;&quot;;VLOOKUP([.H340];['file:///usr/people/oord/cmor/input/PRIMAVERA_output_EC_Earth.ods'#$OMIP.$D$8:.$K$159];8;0))">
            <text:p/>
          </table:table-cell>
          <table:table-cell table:formula="of:=IF([.Z340]&lt;[.C34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Seasalt</text:p>
          </table:table-cell>
          <table:table-cell office:value-type="string" calcext:value-type="string">
            <text:p>kg m-3</text:p>
          </table:table-cell>
          <table:table-cell office:value-type="string" calcext:value-type="string">
            <text:p>mass concentration of seasalt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ss</text:p>
          </table:table-cell>
          <table:table-cell office:value-type="string" calcext:value-type="string">
            <text:p>mass_concentration_of_seasalt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1];['file:///usr/people/oord/cmor/input/PRIMAVERA_output_EC_Earth.ods'#$OMIP.$D$8:.$K$159];8;0));&quot;&quot;;VLOOKUP([.H341];['file:///usr/people/oord/cmor/input/PRIMAVERA_output_EC_Earth.ods'#$OMIP.$D$8:.$K$159];8;0))">
            <text:p/>
          </table:table-cell>
          <table:table-cell table:formula="of:=IF([.Z341]&lt;[.C341];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Wind Speed</text:p>
          </table:table-cell>
          <table:table-cell office:value-type="string" calcext:value-type="string">
            <text:p>m s-1</text:p>
          </table:table-cell>
          <table:table-cell office:value-type="string" calcext:value-type="string">
            <text:p>This is the mean of the speed, not the speed computed from the mean u and v components of wind</text:p>
          </table:table-cell>
          <table:table-cell office:value-type="string" calcext:value-type="string">
            <text:p>normally, the the wind <text:s/>should be reported at the 10 meter height</text:p>
          </table:table-cell>
          <table:table-cell office:value-type="string" calcext:value-type="string">
            <text:p>sfcwind</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342];['file:///usr/people/oord/cmor/input/PRIMAVERA_output_EC_Earth.ods'#$OMIP.$D$8:.$K$159];8;0));&quot;&quot;;VLOOKUP([.H342];['file:///usr/people/oord/cmor/input/PRIMAVERA_output_EC_Earth.ods'#$OMIP.$D$8:.$K$159];8;0))">
            <text:p/>
          </table:table-cell>
          <table:table-cell table:formula="of:=IF([.Z342]&lt;[.C34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Mean Near-Surface Wind Spee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sfcWind</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343];['file:///usr/people/oord/cmor/input/PRIMAVERA_output_EC_Earth.ods'#$OMIP.$D$8:.$K$159];8;0));&quot;&quot;;VLOOKUP([.H343];['file:///usr/people/oord/cmor/input/PRIMAVERA_output_EC_Earth.ods'#$OMIP.$D$8:.$K$159];8;0))">
            <text:p/>
          </table:table-cell>
          <table:table-cell table:formula="of:=IF([.Z343]&lt;[.C34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aximum Near-Surface Wind Spee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sfcWindmax</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max</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344];['file:///usr/people/oord/cmor/input/PRIMAVERA_output_EC_Earth.ods'#$OMIP.$D$8:.$K$159];8;0));&quot;&quot;;VLOOKUP([.H344];['file:///usr/people/oord/cmor/input/PRIMAVERA_output_EC_Earth.ods'#$OMIP.$D$8:.$K$159];8;0))">
            <text:p/>
          </table:table-cell>
          <table:table-cell table:formula="of:=IF([.Z344]&lt;[.C34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ownward Sea Ice Basal Salt Flux</text:p>
          </table:table-cell>
          <table:table-cell office:value-type="string" calcext:value-type="string">
            <text:p>kg m-2 s-1</text:p>
          </table:table-cell>
          <table:table-cell office:value-type="string" calcext:value-type="string">
            <text:p>This field is physical, and it arises since sea ice has a nonzero salt content, so it exchanges salt with the liquid ocean upon melting and freezing.</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sfdsi</text:p>
          </table:table-cell>
          <table:table-cell office:value-type="string" calcext:value-type="string">
            <text:p>downward_sea_ice_basal_sa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fdsi</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5];['file:///usr/people/oord/cmor/input/PRIMAVERA_output_EC_Earth.ods'#$OMIP.$D$8:.$K$159];8;0));&quot;&quot;;VLOOKUP([.H345];['file:///usr/people/oord/cmor/input/PRIMAVERA_output_EC_Earth.ods'#$OMIP.$D$8:.$K$159];8;0))" office:value-type="float" office:value="1" calcext:value-type="float">
            <text:p>1</text:p>
          </table:table-cell>
          <table:table-cell table:formula="of:=IF([.Z345]&lt;[.C34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alt Flux into Sea Water from River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sfriver</text:p>
          </table:table-cell>
          <table:table-cell office:value-type="string" calcext:value-type="string">
            <text:p>salt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6];['file:///usr/people/oord/cmor/input/PRIMAVERA_output_EC_Earth.ods'#$OMIP.$D$8:.$K$159];8;0));&quot;&quot;;VLOOKUP([.H346];['file:///usr/people/oord/cmor/input/PRIMAVERA_output_EC_Earth.ods'#$OMIP.$D$8:.$K$159];8;0))" office:value-type="float" office:value="1" calcext:value-type="float">
            <text:p>1</text:p>
          </table:table-cell>
          <table:table-cell table:formula="of:=IF([.Z346]&lt;[.C346];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Shrub Fraction</text:p>
          </table:table-cell>
          <table:table-cell office:value-type="string" calcext:value-type="string">
            <text:p>%</text:p>
          </table:table-cell>
          <table:table-cell office:value-type="string" calcext:value-type="string">
            <text:p>fraction of entire grid cell <text:s/>that is covered by shrub.</text:p>
          </table:table-cell>
          <table:table-cell office:value-type="string" calcext:value-type="string">
            <text:p>add scalar coordinate typeshrub and add "shrub" to the CF area type table. <text:s/>Note that if this variable is independent of time, it should be stored only for a single time (of the user's choosing).</text:p>
          </table:table-cell>
          <table:table-cell office:value-type="string" calcext:value-type="string">
            <text:p>shrub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hrub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7];['file:///usr/people/oord/cmor/input/PRIMAVERA_output_EC_Earth.ods'#$OMIP.$D$8:.$K$159];8;0));&quot;&quot;;VLOOKUP([.H347];['file:///usr/people/oord/cmor/input/PRIMAVERA_output_EC_Earth.ods'#$OMIP.$D$8:.$K$159];8;0))">
            <text:p/>
          </table:table-cell>
          <table:table-cell table:formula="of:=IF([.Z347]&lt;[.C34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Area Fraction</text:p>
          </table:table-cell>
          <table:table-cell office:value-type="string" calcext:value-type="string">
            <text:p>%</text:p>
          </table:table-cell>
          <table:table-cell office:value-type="string" calcext:value-type="string">
            <text:p>fraction of grid cell covered by sea ice.</text:p>
          </table:table-cell>
          <table:table-cell office:value-type="string" calcext:value-type="string">
            <text:p>None</text:p>
          </table:table-cell>
          <table:table-cell office:value-type="string" calcext:value-type="string">
            <text:p>sic</text:p>
          </table:table-cell>
          <table:table-cell office:value-type="string" calcext:value-type="string">
            <text:p>sea_ice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c</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8];['file:///usr/people/oord/cmor/input/PRIMAVERA_output_EC_Earth.ods'#$OMIP.$D$8:.$K$159];8;0));&quot;&quot;;VLOOKUP([.H348];['file:///usr/people/oord/cmor/input/PRIMAVERA_output_EC_Earth.ods'#$OMIP.$D$8:.$K$159];8;0))">
            <text:p/>
          </table:table-cell>
          <table:table-cell table:formula="of:=IF([.Z348]&lt;[.C34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Ice Area Fraction</text:p>
          </table:table-cell>
          <table:table-cell office:value-type="string" calcext:value-type="string">
            <text:p>%</text:p>
          </table:table-cell>
          <table:table-cell office:value-type="string" calcext:value-type="string">
            <text:p>fraction of grid cell covered by sea ice.</text:p>
          </table:table-cell>
          <table:table-cell office:value-type="string" calcext:value-type="string">
            <text:p>Report on ocean's grid.</text:p>
          </table:table-cell>
          <table:table-cell office:value-type="string" calcext:value-type="string">
            <text:p>sic</text:p>
          </table:table-cell>
          <table:table-cell office:value-type="string" calcext:value-type="string">
            <text:p>sea_ice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c</text:p>
          </table:table-cell>
          <table:table-cell office:value-type="string" calcext:value-type="string">
            <text:p>seaIce 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9];['file:///usr/people/oord/cmor/input/PRIMAVERA_output_EC_Earth.ods'#$OMIP.$D$8:.$K$159];8;0));&quot;&quot;;VLOOKUP([.H349];['file:///usr/people/oord/cmor/input/PRIMAVERA_output_EC_Earth.ods'#$OMIP.$D$8:.$K$159];8;0))">
            <text:p/>
          </table:table-cell>
          <table:table-cell table:formula="of:=IF([.Z349]&lt;[.C34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Plus Surface Snow Amount</text:p>
          </table:table-cell>
          <table:table-cell office:value-type="string" calcext:value-type="string">
            <text:p>kg m-2</text:p>
          </table:table-cell>
          <table:table-cell office:value-type="string" calcext:value-type="string">
            <text:p>the <text:s/>mass per unit area of sea ice plus snow in the ocean portion of the grid cell (averaging over the entire ocean portion, including the ice-free fraction). <text:s/>Reported as 0.0 in regions free of sea ice.</text:p>
          </table:table-cell>
          <table:table-cell office:value-type="string" calcext:value-type="string">
            <text:p>None</text:p>
          </table:table-cell>
          <table:table-cell office:value-type="string" calcext:value-type="string">
            <text:p>sim</text:p>
          </table:table-cell>
          <table:table-cell office:value-type="string" calcext:value-type="string">
            <text:p>sea_ice_and_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m</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0];['file:///usr/people/oord/cmor/input/PRIMAVERA_output_EC_Earth.ods'#$OMIP.$D$8:.$K$159];8;0));&quot;&quot;;VLOOKUP([.H350];['file:///usr/people/oord/cmor/input/PRIMAVERA_output_EC_Earth.ods'#$OMIP.$D$8:.$K$159];8;0))">
            <text:p/>
          </table:table-cell>
          <table:table-cell table:formula="of:=IF([.Z350]&lt;[.C35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Thickness</text:p>
          </table:table-cell>
          <table:table-cell office:value-type="string" calcext:value-type="string">
            <text:p>m</text:p>
          </table:table-cell>
          <table:table-cell office:value-type="string" calcext:value-type="string">
            <text:p>the mean thickness of sea ice in the ocean portion of the grid cell (averaging over the entire ocean portion, including the ice-free fraction). <text:s/>Reported as 0.0 in regions free of sea ice.</text:p>
          </table:table-cell>
          <table:table-cell office:value-type="string" calcext:value-type="string">
            <text:p>None</text:p>
          </table:table-cell>
          <table:table-cell office:value-type="string" calcext:value-type="string">
            <text:p>sit</text:p>
          </table:table-cell>
          <table:table-cell office:value-type="string" calcext:value-type="string">
            <text:p>sea_ice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t</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1];['file:///usr/people/oord/cmor/input/PRIMAVERA_output_EC_Earth.ods'#$OMIP.$D$8:.$K$159];8;0));&quot;&quot;;VLOOKUP([.H351];['file:///usr/people/oord/cmor/input/PRIMAVERA_output_EC_Earth.ods'#$OMIP.$D$8:.$K$159];8;0))">
            <text:p/>
          </table:table-cell>
          <table:table-cell table:formula="of:=IF([.Z351]&lt;[.C35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Ice Thickness</text:p>
          </table:table-cell>
          <table:table-cell office:value-type="string" calcext:value-type="string">
            <text:p>m</text:p>
          </table:table-cell>
          <table:table-cell office:value-type="string" calcext:value-type="string">
            <text:p>the mean thickness of sea ice in the ocean portion of the grid cell (averaging over the entire ocean portion, including the ice-free fraction). <text:s/>Reported as 0.0 in regions free of sea ice.</text:p>
          </table:table-cell>
          <table:table-cell office:value-type="string" calcext:value-type="string">
            <text:p>Report on ocean's grid.</text:p>
          </table:table-cell>
          <table:table-cell office:value-type="string" calcext:value-type="string">
            <text:p>sit</text:p>
          </table:table-cell>
          <table:table-cell office:value-type="string" calcext:value-type="string">
            <text:p>sea_ice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t</text:p>
          </table:table-cell>
          <table:table-cell office:value-type="string" calcext:value-type="string">
            <text:p>seaIce 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2];['file:///usr/people/oord/cmor/input/PRIMAVERA_output_EC_Earth.ods'#$OMIP.$D$8:.$K$159];8;0));&quot;&quot;;VLOOKUP([.H352];['file:///usr/people/oord/cmor/input/PRIMAVERA_output_EC_Earth.ods'#$OMIP.$D$8:.$K$159];8;0))">
            <text:p/>
          </table:table-cell>
          <table:table-cell table:formula="of:=IF([.Z352]&lt;[.C35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2" draw:text-style-name="P2" svg:width="98.93pt" svg:height="51.14pt" svg:x="398.24pt" svg:y="3320.82pt" draw:caption-point-x="-251.38pt" draw:caption-point-y="1619.49pt">
              <dc:date>2016-04-12T00:00:00</dc:date>
              <text:p text:style-name="P1"><text:span text:style-name="T1">Matthew Mizielinski:</text:span><text:span text:style-name="T2">UPGRADE #13.4</text:span></text:p>
            </office:annotation>
            <text:p>2</text:p>
          </table:table-cell>
          <table:table-cell table:style-name="ce6" office:value-type="string" calcext:value-type="string">
            <text:p>Northward Ocean Salt Transport due to Gyre</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gyre</text:p>
          </table:table-cell>
          <table:table-cell office:value-type="string" calcext:value-type="string">
            <text:p>northward_ocean_salt_transport_due_to_gyre</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gyre</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53];['file:///usr/people/oord/cmor/input/PRIMAVERA_output_EC_Earth.ods'#$OMIP.$D$8:.$K$159];8;0));&quot;&quot;;VLOOKUP([.H353];['file:///usr/people/oord/cmor/input/PRIMAVERA_output_EC_Earth.ods'#$OMIP.$D$8:.$K$159];8;0))" office:value-type="float" office:value="2" calcext:value-type="float">
            <text:p>2</text:p>
          </table:table-cell>
          <table:table-cell table:formula="of:=IF([.Z353]&lt;[.C35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9" draw:text-style-name="P2" svg:width="98.93pt" svg:height="51.17pt" svg:x="398.24pt" svg:y="3384.94pt" draw:caption-point-x="-251.38pt" draw:caption-point-y="1569.17pt">
              <dc:date>2016-04-12T00:00:00</dc:date>
              <text:p text:style-name="P1"><text:span text:style-name="T1">Matthew Mizielinski:</text:span><text:span text:style-name="T2">UPGRADE #13.4</text:span></text:p>
            </office:annotation>
            <text:p>2</text:p>
          </table:table-cell>
          <table:table-cell table:style-name="ce6" office:value-type="string" calcext:value-type="string">
            <text:p>Northward Ocean Salt Transport due to Overturning</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ovrt</text:p>
          </table:table-cell>
          <table:table-cell office:value-type="string" calcext:value-type="string">
            <text:p>northward_ocean_salt_transport_due_to_overturning</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ovrt</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54];['file:///usr/people/oord/cmor/input/PRIMAVERA_output_EC_Earth.ods'#$OMIP.$D$8:.$K$159];8;0));&quot;&quot;;VLOOKUP([.H354];['file:///usr/people/oord/cmor/input/PRIMAVERA_output_EC_Earth.ods'#$OMIP.$D$8:.$K$159];8;0))" office:value-type="float" office:value="2" calcext:value-type="float">
            <text:p>2</text:p>
          </table:table-cell>
          <table:table-cell table:formula="of:=IF([.Z354]&lt;[.C35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Shallow Convective Mass Flux</text:p>
          </table:table-cell>
          <table:table-cell office:value-type="string" calcext:value-type="string">
            <text:p>kg m-2 s-1</text:p>
          </table:table-cell>
          <table:table-cell office:value-type="string" calcext:value-type="string">
            <text:p>The net mass flux represents the difference between the updraft and downdraft components. <text:s/>For models with a distinct shallow convection scheme, this is calculated as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smc</text:p>
          </table:table-cell>
          <table:table-cell office:value-type="string" calcext:value-type="string">
            <text:p>atmosphere_net_upward_shallow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s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5];['file:///usr/people/oord/cmor/input/PRIMAVERA_output_EC_Earth.ods'#$OMIP.$D$8:.$K$159];8;0));&quot;&quot;;VLOOKUP([.H355];['file:///usr/people/oord/cmor/input/PRIMAVERA_output_EC_Earth.ods'#$OMIP.$D$8:.$K$159];8;0))">
            <text:p/>
          </table:table-cell>
          <table:table-cell table:formula="of:=IF([.Z355]&lt;[.C35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Area Fraction</text:p>
          </table:table-cell>
          <table:table-cell office:value-type="string" calcext:value-type="string">
            <text:p>%</text:p>
          </table:table-cell>
          <table:table-cell office:value-type="string" calcext:value-type="string">
            <text:p>Fraction of each grid cell that is occupied by snow that rests on land portion of cell.</text:p>
          </table:table-cell>
          <table:table-cell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6];['file:///usr/people/oord/cmor/input/PRIMAVERA_output_EC_Earth.ods'#$OMIP.$D$8:.$K$159];8;0));&quot;&quot;;VLOOKUP([.H356];['file:///usr/people/oord/cmor/input/PRIMAVERA_output_EC_Earth.ods'#$OMIP.$D$8:.$K$159];8;0))">
            <text:p/>
          </table:table-cell>
          <table:table-cell table:formula="of:=IF([.Z356]&lt;[.C35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now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landIce 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7];['file:///usr/people/oord/cmor/input/PRIMAVERA_output_EC_Earth.ods'#$OMIP.$D$8:.$K$159];8;0));&quot;&quot;;VLOOKUP([.H357];['file:///usr/people/oord/cmor/input/PRIMAVERA_output_EC_Earth.ods'#$OMIP.$D$8:.$K$159];8;0))">
            <text:p/>
          </table:table-cell>
          <table:table-cell table:formula="of:=IF([.Z357]&lt;[.C35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rface Snow Area Fraction</text:p>
          </table:table-cell>
          <table:table-cell office:value-type="string" calcext:value-type="string">
            <text:p>%</text:p>
          </table:table-cell>
          <table:table-cell office:value-type="string" calcext:value-type="string">
            <text:p>Fraction of entire grid cell covered by snow that lies on sea ice; exclude snow that lies on land or land ice.</text:p>
          </table:table-cell>
          <table:table-cell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8];['file:///usr/people/oord/cmor/input/PRIMAVERA_output_EC_Earth.ods'#$OMIP.$D$8:.$K$159];8;0));&quot;&quot;;VLOOKUP([.H358];['file:///usr/people/oord/cmor/input/PRIMAVERA_output_EC_Earth.ods'#$OMIP.$D$8:.$K$159];8;0))">
            <text:p/>
          </table:table-cell>
          <table:table-cell table:formula="of:=IF([.Z358]&lt;[.C35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Depth</text:p>
          </table:table-cell>
          <table:table-cell office:value-type="string" calcext:value-type="string">
            <text:p>m</text:p>
          </table:table-cell>
          <table:table-cell office:value-type="string" calcext:value-type="string">
            <text:p>where land over land, this is computed as the mean thickness of snow in the land portion of the grid cell (averaging over the entire land portion, including the snow-free fraction). <text:s/>Reported as 0.0 where the land fraction is 0.</text:p>
          </table:table-cell>
          <table:table-cell office:value-type="string" calcext:value-type="string">
            <text:p>None</text:p>
          </table:table-cell>
          <table:table-cell office:value-type="string" calcext:value-type="string">
            <text:p>snd</text:p>
          </table:table-cell>
          <table:table-cell office:value-type="string" calcext:value-type="string">
            <text:p>surface_snow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d</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9];['file:///usr/people/oord/cmor/input/PRIMAVERA_output_EC_Earth.ods'#$OMIP.$D$8:.$K$159];8;0));&quot;&quot;;VLOOKUP([.H359];['file:///usr/people/oord/cmor/input/PRIMAVERA_output_EC_Earth.ods'#$OMIP.$D$8:.$K$159];8;0))">
            <text:p/>
          </table:table-cell>
          <table:table-cell table:formula="of:=IF([.Z359]&lt;[.C35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now Depth</text:p>
          </table:table-cell>
          <table:table-cell office:value-type="string" calcext:value-type="string">
            <text:p>m</text:p>
          </table:table-cell>
          <table:table-cell office:value-type="string" calcext:value-type="string">
            <text:p>the mean thickness of snow in the ocean portion of the grid cell (averaging over the entire ocean portion, including the snow-free ocean fraction). <text:s/>Reported as 0.0 in regions free of snow-covered sea ice.</text:p>
          </table:table-cell>
          <table:table-cell office:value-type="string" calcext:value-type="string">
            <text:p>None</text:p>
          </table:table-cell>
          <table:table-cell office:value-type="string" calcext:value-type="string">
            <text:p>snd</text:p>
          </table:table-cell>
          <table:table-cell office:value-type="string" calcext:value-type="string">
            <text:p>surface_snow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d</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0];['file:///usr/people/oord/cmor/input/PRIMAVERA_output_EC_Earth.ods'#$OMIP.$D$8:.$K$159];8;0));&quot;&quot;;VLOOKUP([.H360];['file:///usr/people/oord/cmor/input/PRIMAVERA_output_EC_Earth.ods'#$OMIP.$D$8:.$K$159];8;0))">
            <text:p/>
          </table:table-cell>
          <table:table-cell table:formula="of:=IF([.Z360]&lt;[.C36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urface Snow Melt</text:p>
          </table:table-cell>
          <table:table-cell office:value-type="string" calcext:value-type="string">
            <text:p>kg m-2 s-1</text:p>
          </table:table-cell>
          <table:table-cell office:value-type="string" calcext:value-type="string">
            <text:p>Computed as the total surface melt water on the land portion of the grid cell divided by the land area in the grid cell; report as 0.0 for snow-free land regions; report as 0.0 where the land fraction is 0.</text:p>
          </table:table-cell>
          <table:table-cell office:value-type="string" calcext:value-type="string">
            <text:p>None</text:p>
          </table:table-cell>
          <table:table-cell office:value-type="string" calcext:value-type="string">
            <text:p>snm</text:p>
          </table:table-cell>
          <table:table-cell office:value-type="string" calcext:value-type="string">
            <text:p>surface_snow_me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m</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1];['file:///usr/people/oord/cmor/input/PRIMAVERA_output_EC_Earth.ods'#$OMIP.$D$8:.$K$159];8;0));&quot;&quot;;VLOOKUP([.H361];['file:///usr/people/oord/cmor/input/PRIMAVERA_output_EC_Earth.ods'#$OMIP.$D$8:.$K$159];8;0))">
            <text:p/>
          </table:table-cell>
          <table:table-cell table:formula="of:=IF([.Z361]&lt;[.C36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now Melt Rate</text:p>
          </table:table-cell>
          <table:table-cell office:value-type="string" calcext:value-type="string">
            <text:p>kg m-2 s-1</text:p>
          </table:table-cell>
          <table:table-cell office:value-type="string" calcext:value-type="string">
            <text:p>the rate of change of snow mass <text:s/>due to melting, divided by the area of the ocean portion of the grid cell. <text:s/>Reported as 0.0 in regions free of sea ice. <text:s/>Includes falling snow that melts on impact with the surface.</text:p>
          </table:table-cell>
          <table:table-cell office:value-type="string" calcext:value-type="string">
            <text:p>None</text:p>
          </table:table-cell>
          <table:table-cell office:value-type="string" calcext:value-type="string">
            <text:p>snomelt</text:p>
          </table:table-cell>
          <table:table-cell office:value-type="string" calcext:value-type="string">
            <text:p>surface_snow_me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o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2];['file:///usr/people/oord/cmor/input/PRIMAVERA_output_EC_Earth.ods'#$OMIP.$D$8:.$K$159];8;0));&quot;&quot;;VLOOKUP([.H362];['file:///usr/people/oord/cmor/input/PRIMAVERA_output_EC_Earth.ods'#$OMIP.$D$8:.$K$159];8;0))">
            <text:p/>
          </table:table-cell>
          <table:table-cell table:formula="of:=IF([.Z362]&lt;[.C36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now-Ice Formation Rate</text:p>
          </table:table-cell>
          <table:table-cell office:value-type="string" calcext:value-type="string">
            <text:p>kg m-2 s-1</text:p>
          </table:table-cell>
          <table:table-cell office:value-type="string" calcext:value-type="string">
            <text:p>the rate of change of sea ice mass due to transformation of snow to sea ice, divided by the area of the ocean portion of the grid cell. <text:s/>Reported as 0.0 in regions free of snow-covered sea ice.</text:p>
          </table:table-cell>
          <table:table-cell office:value-type="string" calcext:value-type="string">
            <text:p>None</text:p>
          </table:table-cell>
          <table:table-cell office:value-type="string" calcext:value-type="string">
            <text:p>snoToIce</text:p>
          </table:table-cell>
          <table:table-cell office:value-type="string" calcext:value-type="string">
            <text:p>tendency_of_sea_ice_amount_due_to_snow_conver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oTo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3];['file:///usr/people/oord/cmor/input/PRIMAVERA_output_EC_Earth.ods'#$OMIP.$D$8:.$K$159];8;0));&quot;&quot;;VLOOKUP([.H363];['file:///usr/people/oord/cmor/input/PRIMAVERA_output_EC_Earth.ods'#$OMIP.$D$8:.$K$159];8;0))">
            <text:p/>
          </table:table-cell>
          <table:table-cell table:formula="of:=IF([.Z363]&lt;[.C36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urface Snow Amount</text:p>
          </table:table-cell>
          <table:table-cell office:value-type="string" calcext:value-type="string">
            <text:p>kg m-2</text:p>
          </table:table-cell>
          <table:table-cell office:value-type="string" calcext:value-type="string">
            <text:p>Computed as the mass of surface snow on the land portion of the grid cell divided by the land area in the grid cell; reported as 0.0 where the land fraction is 0; excluded is snow on vegetation canopy or on sea ice.</text:p>
          </table:table-cell>
          <table:table-cell office:value-type="string" calcext:value-type="string">
            <text:p>None</text:p>
          </table:table-cell>
          <table:table-cell office:value-type="string" calcext:value-type="string">
            <text:p>snw</text:p>
          </table:table-cell>
          <table:table-cell office:value-type="string" calcext:value-type="string">
            <text:p>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w</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4];['file:///usr/people/oord/cmor/input/PRIMAVERA_output_EC_Earth.ods'#$OMIP.$D$8:.$K$159];8;0));&quot;&quot;;VLOOKUP([.H364];['file:///usr/people/oord/cmor/input/PRIMAVERA_output_EC_Earth.ods'#$OMIP.$D$8:.$K$159];8;0))">
            <text:p/>
          </table:table-cell>
          <table:table-cell table:formula="of:=IF([.Z364]&lt;[.C36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Snow Amount</text:p>
          </table:table-cell>
          <table:table-cell office:value-type="string" calcext:value-type="string">
            <text:p>kg m-2</text:p>
          </table:table-cell>
          <table:table-cell office:value-type="string" calcext:value-type="string">
            <text:p>the mass of surface snow on the land portion of the grid cell divided by the land area in the grid cell; reported as 0.0 where the land fraction is 0; excludes snow on vegetation canopy or on sea ice.</text:p>
          </table:table-cell>
          <table:table-cell office:value-type="string" calcext:value-type="string">
            <text:p>None</text:p>
          </table:table-cell>
          <table:table-cell office:value-type="string" calcext:value-type="string">
            <text:p>snw</text:p>
          </table:table-cell>
          <table:table-cell office:value-type="string" calcext:value-type="string">
            <text:p>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w</text:p>
          </table:table-cell>
          <table:table-cell office:value-type="string" calcext:value-type="string">
            <text:p>landIce 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5];['file:///usr/people/oord/cmor/input/PRIMAVERA_output_EC_Earth.ods'#$OMIP.$D$8:.$K$159];8;0));&quot;&quot;;VLOOKUP([.H365];['file:///usr/people/oord/cmor/input/PRIMAVERA_output_EC_Earth.ods'#$OMIP.$D$8:.$K$159];8;0))">
            <text:p/>
          </table:table-cell>
          <table:table-cell table:formula="of:=IF([.Z365]&lt;[.C36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text:p>
          </table:table-cell>
          <table:table-cell office:value-type="string" calcext:value-type="string">
            <text:p>sea_water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s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366];['file:///usr/people/oord/cmor/input/PRIMAVERA_output_EC_Earth.ods'#$OMIP.$D$8:.$K$159];8;0));&quot;&quot;;VLOOKUP([.H366];['file:///usr/people/oord/cmor/input/PRIMAVERA_output_EC_Earth.ods'#$OMIP.$D$8:.$K$159];8;0))" office:value-type="float" office:value="1" calcext:value-type="float">
            <text:p>1</text:p>
          </table:table-cell>
          <table:table-cell table:formula="of:=IF([.Z366]&lt;[.C36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Mean Sea Water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ga</text:p>
          </table:table-cell>
          <table:table-cell office:value-type="string" calcext:value-type="string">
            <text:p>sea_water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s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67];['file:///usr/people/oord/cmor/input/PRIMAVERA_output_EC_Earth.ods'#$OMIP.$D$8:.$K$159];8;0));&quot;&quot;;VLOOKUP([.H367];['file:///usr/people/oord/cmor/input/PRIMAVERA_output_EC_Earth.ods'#$OMIP.$D$8:.$K$159];8;0))" office:value-type="float" office:value="1" calcext:value-type="float">
            <text:p>1</text:p>
          </table:table-cell>
          <table:table-cell table:formula="of:=IF([.Z367]&lt;[.C36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2" calcext:value-type="float">
            <text:p>2</text:p>
          </table:table-cell>
          <table:table-cell table:style-name="ce6" office:value-type="string" calcext:value-type="string">
            <text:p>Snow Soot Content</text:p>
          </table:table-cell>
          <table:table-cell office:value-type="string" calcext:value-type="string">
            <text:p>kg m-2</text:p>
          </table:table-cell>
          <table:table-cell office:value-type="string" calcext:value-type="string">
            <text:p>the entire land portion of the grid cell is considered, with snow soot content set to 0.0 in regions free of snow.</text:p>
          </table:table-cell>
          <table:table-cell office:value-type="string" calcext:value-type="string">
            <text:p>None</text:p>
          </table:table-cell>
          <table:table-cell office:value-type="string" calcext:value-type="string">
            <text:p>sootsn</text:p>
          </table:table-cell>
          <table:table-cell office:value-type="string" calcext:value-type="string">
            <text:p>soot_content_of_surface_snow</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ot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8];['file:///usr/people/oord/cmor/input/PRIMAVERA_output_EC_Earth.ods'#$OMIP.$D$8:.$K$159];8;0));&quot;&quot;;VLOOKUP([.H368];['file:///usr/people/oord/cmor/input/PRIMAVERA_output_EC_Earth.ods'#$OMIP.$D$8:.$K$159];8;0))">
            <text:p/>
          </table:table-cell>
          <table:table-cell table:formula="of:=IF([.Z368]&lt;[.C36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5382.68pt" draw:caption-point-x="-250.24pt" draw:caption-point-y="-221.56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Sea Surface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s</text:p>
          </table:table-cell>
          <table:table-cell office:value-type="string" calcext:value-type="string">
            <text:p>sea_surfa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9];['file:///usr/people/oord/cmor/input/PRIMAVERA_output_EC_Earth.ods'#$OMIP.$D$8:.$K$159];8;0));&quot;&quot;;VLOOKUP([.H369];['file:///usr/people/oord/cmor/input/PRIMAVERA_output_EC_Earth.ods'#$OMIP.$D$8:.$K$159];8;0))" office:value-type="float" office:value="1" calcext:value-type="float">
            <text:p>1</text:p>
          </table:table-cell>
          <table:table-cell table:formula="of:=IF([.Z369]&lt;[.C369];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3" calcext:value-type="float">
            <text:p>3</text:p>
          </table:table-cell>
          <table:table-cell table:style-name="ce6" office:value-type="string" calcext:value-type="string">
            <text:p>Sea Ice Salinity</text:p>
          </table:table-cell>
          <table:table-cell office:value-type="string" calcext:value-type="string">
            <text:p>psu</text:p>
          </table:table-cell>
          <table:table-cell office:value-type="string" calcext:value-type="string">
            <text:p>When computing the time-mean here, the time-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ssi</text:p>
          </table:table-cell>
          <table:table-cell office:value-type="string" calcext:value-type="string">
            <text:p>sea_i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70];['file:///usr/people/oord/cmor/input/PRIMAVERA_output_EC_Earth.ods'#$OMIP.$D$8:.$K$159];8;0));&quot;&quot;;VLOOKUP([.H370];['file:///usr/people/oord/cmor/input/PRIMAVERA_output_EC_Earth.ods'#$OMIP.$D$8:.$K$159];8;0))">
            <text:p/>
          </table:table-cell>
          <table:table-cell table:formula="of:=IF([.Z370]&lt;[.C37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0" draw:text-style-name="P2" svg:width="65.59pt" svg:height="50.31pt" svg:x="397.11pt" svg:y="2354.8pt" draw:caption-point-x="-250.24pt" draw:caption-point-y="2833.91pt">
              <dc:date>2016-04-12T00:00:00</dc:date>
              <text:p text:style-name="P1"><text:span text:style-name="T1">Matthew Mizielinski:</text:span><text:span text:style-name="T2">upgrade #13.4</text:span></text:p>
            </office:annotation>
            <text:p>2</text:p>
          </table:table-cell>
          <table:table-cell table:style-name="ce6" office:value-type="string" calcext:value-type="string">
            <text:p>X-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x</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x</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71];['file:///usr/people/oord/cmor/input/PRIMAVERA_output_EC_Earth.ods'#$OMIP.$D$8:.$K$159];8;0));&quot;&quot;;VLOOKUP([.H371];['file:///usr/people/oord/cmor/input/PRIMAVERA_output_EC_Earth.ods'#$OMIP.$D$8:.$K$159];8;0))">
            <text:p/>
          </table:table-cell>
          <table:table-cell table:formula="of:=IF([.Z371]&lt;[.C37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0" draw:text-style-name="P2" svg:width="65.59pt" svg:height="50.31pt" svg:x="397.11pt" svg:y="2368.6pt" draw:caption-point-x="-250.24pt" draw:caption-point-y="2833.91pt">
              <dc:date>2016-04-12T00:00:00</dc:date>
              <text:p text:style-name="P1"><text:span text:style-name="T1">Matthew Mizielinski:</text:span><text:span text:style-name="T2">upgrade #13.4</text:span></text:p>
            </office:annotation>
            <text:p>2</text:p>
          </table:table-cell>
          <table:table-cell table:style-name="ce6" office:value-type="string" calcext:value-type="string">
            <text:p>Y-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y</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y</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72];['file:///usr/people/oord/cmor/input/PRIMAVERA_output_EC_Earth.ods'#$OMIP.$D$8:.$K$159];8;0));&quot;&quot;;VLOOKUP([.H372];['file:///usr/people/oord/cmor/input/PRIMAVERA_output_EC_Earth.ods'#$OMIP.$D$8:.$K$159];8;0))">
            <text:p/>
          </table:table-cell>
          <table:table-cell table:formula="of:=IF([.Z372]&lt;[.C37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7" draw:text-style-name="P2" svg:width="65.59pt" svg:height="49.52pt" svg:x="397.11pt" svg:y="2383.26pt" draw:caption-point-x="-250.24pt" draw:caption-point-y="2833.06pt">
              <dc:date>2016-04-12T00:00:00</dc:date>
              <text:p text:style-name="P1"><text:span text:style-name="T1">Matthew Mizielinski:</text:span><text:span text:style-name="T2">upgrade #13.4</text:span></text:p>
            </office:annotation>
            <text:p>2</text:p>
          </table:table-cell>
          <table:table-cell table:style-name="ce6" office:value-type="string" calcext:value-type="string">
            <text:p>Compressive Sea Ice Strength</text:p>
          </table:table-cell>
          <table:table-cell office:value-type="string" calcext:value-type="string">
            <text:p>N m-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eng</text:p>
          </table:table-cell>
          <table:table-cell office:value-type="string" calcext:value-type="string">
            <text:p>compressive_strength_of_sea_ice</text:p>
          </table:table-cell>
          <table:table-cell office:value-type="string" calcext:value-type="string">
            <text:p>None</text:p>
          </table:table-cell>
          <table:table-cell office:value-type="string" calcext:value-type="string">
            <text:p>N m-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eng</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73];['file:///usr/people/oord/cmor/input/PRIMAVERA_output_EC_Earth.ods'#$OMIP.$D$8:.$K$159];8;0));&quot;&quot;;VLOOKUP([.H373];['file:///usr/people/oord/cmor/input/PRIMAVERA_output_EC_Earth.ods'#$OMIP.$D$8:.$K$159];8;0))">
            <text:p/>
          </table:table-cell>
          <table:table-cell table:formula="of:=IF([.Z373]&lt;[.C37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1" draw:text-style-name="P2" svg:width="65.59pt" svg:height="50.29pt" svg:x="397.11pt" svg:y="2396.24pt" draw:caption-point-x="-250.24pt" draw:caption-point-y="2833.88pt">
              <dc:date>2016-04-12T00:00:00</dc:date>
              <text:p text:style-name="P1"><text:span text:style-name="T1">Matthew Mizielinski:</text:span><text:span text:style-name="T2">upgrade #13.4</text:span></text:p>
            </office:annotation>
            <text:p>2</text:p>
          </table:table-cell>
          <table:table-cell table:style-name="ce6" office:value-type="string" calcext:value-type="string">
            <text:p>X-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 as "missing" in regions free of sea ice.</text:p>
          </table:table-cell>
          <table:table-cell office:value-type="string" calcext:value-type="string">
            <text:p>None</text:p>
          </table:table-cell>
          <table:table-cell office:value-type="string" calcext:value-type="string">
            <text:p>strocnx</text:p>
          </table:table-cell>
          <table:table-cell office:value-type="string" calcext:value-type="string">
            <text:p>upward_x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x</text:p>
          </table:table-cell>
          <table:table-cell office:value-type="string" calcext:value-type="string">
            <text:p>seaIce ocean</text:p>
          </table:table-cell>
          <table:table-cell office:value-type="string" calcext:value-type="string">
            <text:p>mon</text:p>
          </table:table-cell>
          <table:table-cell table:number-columns-repeated="3" office:value-type="string" calcext:value-type="string">
            <text:p>None</text:p>
          </table:table-cell>
          <table:table-cell table:formula="of:=IF(ISNA(VLOOKUP([.H374];['file:///usr/people/oord/cmor/input/PRIMAVERA_output_EC_Earth.ods'#$OMIP.$D$8:.$K$159];8;0));&quot;&quot;;VLOOKUP([.H374];['file:///usr/people/oord/cmor/input/PRIMAVERA_output_EC_Earth.ods'#$OMIP.$D$8:.$K$159];8;0))">
            <text:p/>
          </table:table-cell>
          <table:table-cell table:formula="of:=IF([.Z374]&lt;[.C37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7" draw:text-style-name="P2" svg:width="65.59pt" svg:height="49.52pt" svg:x="397.11pt" svg:y="2410.87pt" draw:caption-point-x="-250.24pt" draw:caption-point-y="2833.06pt">
              <dc:date>2016-04-12T00:00:00</dc:date>
              <text:p text:style-name="P1"><text:span text:style-name="T1">Matthew Mizielinski:</text:span><text:span text:style-name="T2">upgrade #13.4</text:span></text:p>
            </office:annotation>
            <text:p>2</text:p>
          </table:table-cell>
          <table:table-cell table:style-name="ce6" office:value-type="string" calcext:value-type="string">
            <text:p>Y-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ocny</text:p>
          </table:table-cell>
          <table:table-cell office:value-type="string" calcext:value-type="string">
            <text:p>upward_y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y</text:p>
          </table:table-cell>
          <table:table-cell office:value-type="string" calcext:value-type="string">
            <text:p>seaIce ocean</text:p>
          </table:table-cell>
          <table:table-cell office:value-type="string" calcext:value-type="string">
            <text:p>mon</text:p>
          </table:table-cell>
          <table:table-cell table:number-columns-repeated="3" office:value-type="string" calcext:value-type="string">
            <text:p>None</text:p>
          </table:table-cell>
          <table:table-cell table:formula="of:=IF(ISNA(VLOOKUP([.H375];['file:///usr/people/oord/cmor/input/PRIMAVERA_output_EC_Earth.ods'#$OMIP.$D$8:.$K$159];8;0));&quot;&quot;;VLOOKUP([.H375];['file:///usr/people/oord/cmor/input/PRIMAVERA_output_EC_Earth.ods'#$OMIP.$D$8:.$K$159];8;0))">
            <text:p/>
          </table:table-cell>
          <table:table-cell table:formula="of:=IF([.Z375]&lt;[.C37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6];['file:///usr/people/oord/cmor/input/PRIMAVERA_output_EC_Earth.ods'#$OMIP.$D$8:.$K$159];8;0));&quot;&quot;;VLOOKUP([.H376];['file:///usr/people/oord/cmor/input/PRIMAVERA_output_EC_Earth.ods'#$OMIP.$D$8:.$K$159];8;0))">
            <text:p/>
          </table:table-cell>
          <table:table-cell table:formula="of:=IF([.Z376]&lt;[.C37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ta</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7];['file:///usr/people/oord/cmor/input/PRIMAVERA_output_EC_Earth.ods'#$OMIP.$D$8:.$K$159];8;0));&quot;&quot;;VLOOKUP([.H377];['file:///usr/people/oord/cmor/input/PRIMAVERA_output_EC_Earth.ods'#$OMIP.$D$8:.$K$159];8;0))">
            <text:p/>
          </table:table-cell>
          <table:table-cell table:formula="of:=IF([.Z377]&lt;[.C377];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Air Temperature</text:p>
          </table:table-cell>
          <table:table-cell table:style-name="ce5" office:value-type="string" calcext:value-type="string">
            <text:p>K</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ta</text:p>
          </table:table-cell>
          <table:table-cell table:style-name="ce5" office:value-type="string" calcext:value-type="string">
            <text:p>air_temperature</text:p>
          </table:table-cell>
          <table:table-cell table:style-name="ce5" office:value-type="string" calcext:value-type="string">
            <text:p>None</text:p>
          </table:table-cell>
          <table:table-cell table:style-name="ce5" office:value-type="string" calcext:value-type="string">
            <text:p>K</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ta</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378];['file:///usr/people/oord/cmor/input/PRIMAVERA_output_EC_Earth.ods'#$OMIP.$D$8:.$K$159];8;0));&quot;&quot;;VLOOKUP([.H378];['file:///usr/people/oord/cmor/input/PRIMAVERA_output_EC_Earth.ods'#$OMIP.$D$8:.$K$159];8;0))">
            <text:p/>
          </table:table-cell>
          <table:table-cell table:formula="of:=IF([.Z378]&lt;[.C37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None</text:p>
          </table:table-cell>
          <table:table-cell office:value-type="float" office:value="144" calcext:value-type="float">
            <text:p>144</text:p>
          </table:table-cell>
          <table:table-cell office:value-type="float" office:value="330" calcext:value-type="float">
            <text:p>33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ta</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9];['file:///usr/people/oord/cmor/input/PRIMAVERA_output_EC_Earth.ods'#$OMIP.$D$8:.$K$159];8;0));&quot;&quot;;VLOOKUP([.H379];['file:///usr/people/oord/cmor/input/PRIMAVERA_output_EC_Earth.ods'#$OMIP.$D$8:.$K$159];8;0))">
            <text:p/>
          </table:table-cell>
          <table:table-cell table:formula="of:=IF([.Z379]&lt;[.C37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0];['file:///usr/people/oord/cmor/input/PRIMAVERA_output_EC_Earth.ods'#$OMIP.$D$8:.$K$159];8;0));&quot;&quot;;VLOOKUP([.H380];['file:///usr/people/oord/cmor/input/PRIMAVERA_output_EC_Earth.ods'#$OMIP.$D$8:.$K$159];8;0))">
            <text:p/>
          </table:table-cell>
          <table:table-cell table:formula="of:=IF([.Z380]&lt;[.C38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Air Temperature</text:p>
          </table:table-cell>
          <table:table-cell table:style-name="ce5" office:value-type="string" calcext:value-type="string">
            <text:p>K</text:p>
          </table:table-cell>
          <table:table-cell table:number-columns-repeated="2" table:style-name="ce5" office:value-type="string" calcext:value-type="string">
            <text:p>None</text:p>
          </table:table-cell>
          <table:table-cell table:style-name="ce5" office:value-type="string" calcext:value-type="string">
            <text:p>ta</text:p>
          </table:table-cell>
          <table:table-cell table:style-name="ce5" office:value-type="string" calcext:value-type="string">
            <text:p>air_temperature</text:p>
          </table:table-cell>
          <table:table-cell table:style-name="ce5" office:value-type="string" calcext:value-type="string">
            <text:p>None</text:p>
          </table:table-cell>
          <table:table-cell table:style-name="ce5"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ta</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381];['file:///usr/people/oord/cmor/input/PRIMAVERA_output_EC_Earth.ods'#$OMIP.$D$8:.$K$159];8;0));&quot;&quot;;VLOOKUP([.H381];['file:///usr/people/oord/cmor/input/PRIMAVERA_output_EC_Earth.ods'#$OMIP.$D$8:.$K$159];8;0))">
            <text:p/>
          </table:table-cell>
          <table:table-cell table:formula="of:=IF([.Z381]&lt;[.C38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office:value-type="string" calcext:value-type="string">
            <text:p>None</text:p>
          </table:table-cell>
          <table:table-cell office:value-type="string" calcext:value-type="string">
            <text:p>at 700 hPa level</text:p>
          </table:table-cell>
          <table:table-cell office:value-type="string" calcext:value-type="string">
            <text:p>ta700</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700</text:p>
          </table:table-cell>
          <table:table-cell office:value-type="string" calcext:value-type="string">
            <text:p>ta700</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2];['file:///usr/people/oord/cmor/input/PRIMAVERA_output_EC_Earth.ods'#$OMIP.$D$8:.$K$159];8;0));&quot;&quot;;VLOOKUP([.H382];['file:///usr/people/oord/cmor/input/PRIMAVERA_output_EC_Earth.ods'#$OMIP.$D$8:.$K$159];8;0))">
            <text:p/>
          </table:table-cell>
          <table:table-cell table:formula="of:=IF([.Z382]&lt;[.C382];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the temperature should be reported at the 2 meter height</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3];['file:///usr/people/oord/cmor/input/PRIMAVERA_output_EC_Earth.ods'#$OMIP.$D$8:.$K$159];8;0));&quot;&quot;;VLOOKUP([.H383];['file:///usr/people/oord/cmor/input/PRIMAVERA_output_EC_Earth.ods'#$OMIP.$D$8:.$K$159];8;0))">
            <text:p/>
          </table:table-cell>
          <table:table-cell table:formula="of:=IF([.Z383]&lt;[.C38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4];['file:///usr/people/oord/cmor/input/PRIMAVERA_output_EC_Earth.ods'#$OMIP.$D$8:.$K$159];8;0));&quot;&quot;;VLOOKUP([.H384];['file:///usr/people/oord/cmor/input/PRIMAVERA_output_EC_Earth.ods'#$OMIP.$D$8:.$K$159];8;0))">
            <text:p/>
          </table:table-cell>
          <table:table-cell table:formula="of:=IF([.Z384]&lt;[.C38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Near-Surface Air Temperature</text:p>
          </table:table-cell>
          <table:table-cell office:value-type="string" calcext:value-type="string">
            <text:p>K</text:p>
          </table:table-cell>
          <table:table-cell office:value-type="string" calcext:value-type="string">
            <text:p>This is sampled synoptically.</text:p>
          </table:table-cell>
          <table:table-cell office:value-type="string" calcext:value-type="string">
            <text:p>normally, report at 2 meters above the surface</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2m</text:p>
          </table:table-cell>
          <table:table-cell office:value-type="string" calcext:value-type="string">
            <text:p>ta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5];['file:///usr/people/oord/cmor/input/PRIMAVERA_output_EC_Earth.ods'#$OMIP.$D$8:.$K$159];8;0));&quot;&quot;;VLOOKUP([.H385];['file:///usr/people/oord/cmor/input/PRIMAVERA_output_EC_Earth.ods'#$OMIP.$D$8:.$K$159];8;0))">
            <text:p/>
          </table:table-cell>
          <table:table-cell table:formula="of:=IF([.Z385]&lt;[.C38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Daily Maximum Near-Surface Air Temperature</text:p>
          </table:table-cell>
          <table:table-cell office:value-type="string" calcext:value-type="string">
            <text:p>K</text:p>
          </table:table-cell>
          <table:table-cell office:value-type="string" calcext:value-type="string">
            <text:p>monthly mean of the daily-maximum near-surface air temperature.</text:p>
          </table:table-cell>
          <table:table-cell office:value-type="string" calcext:value-type="string">
            <text:p>normally, this should be reported at the 2 meter height.</text:p>
          </table:table-cell>
          <table:table-cell office:value-type="string" calcext:value-type="string">
            <text:p>tasmax</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ax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ax</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6];['file:///usr/people/oord/cmor/input/PRIMAVERA_output_EC_Earth.ods'#$OMIP.$D$8:.$K$159];8;0));&quot;&quot;;VLOOKUP([.H386];['file:///usr/people/oord/cmor/input/PRIMAVERA_output_EC_Earth.ods'#$OMIP.$D$8:.$K$159];8;0))">
            <text:p/>
          </table:table-cell>
          <table:table-cell table:formula="of:=IF([.Z386]&lt;[.C38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aximum 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max</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ax</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7];['file:///usr/people/oord/cmor/input/PRIMAVERA_output_EC_Earth.ods'#$OMIP.$D$8:.$K$159];8;0));&quot;&quot;;VLOOKUP([.H387];['file:///usr/people/oord/cmor/input/PRIMAVERA_output_EC_Earth.ods'#$OMIP.$D$8:.$K$159];8;0))">
            <text:p/>
          </table:table-cell>
          <table:table-cell table:formula="of:=IF([.Z387]&lt;[.C387];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Daily Minimum Near-Surface Air Temperature</text:p>
          </table:table-cell>
          <table:table-cell office:value-type="string" calcext:value-type="string">
            <text:p>K</text:p>
          </table:table-cell>
          <table:table-cell office:value-type="string" calcext:value-type="string">
            <text:p>monthly mean of the daily-minimum near-surface air temperature.</text:p>
          </table:table-cell>
          <table:table-cell office:value-type="string" calcext:value-type="string">
            <text:p>normally, this should be reported at the 2 meter height.</text:p>
          </table:table-cell>
          <table:table-cell office:value-type="string" calcext:value-type="string">
            <text:p>tasmin</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in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i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8];['file:///usr/people/oord/cmor/input/PRIMAVERA_output_EC_Earth.ods'#$OMIP.$D$8:.$K$159];8;0));&quot;&quot;;VLOOKUP([.H388];['file:///usr/people/oord/cmor/input/PRIMAVERA_output_EC_Earth.ods'#$OMIP.$D$8:.$K$159];8;0))">
            <text:p/>
          </table:table-cell>
          <table:table-cell table:formula="of:=IF([.Z388]&lt;[.C38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inimum 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min</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in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i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9];['file:///usr/people/oord/cmor/input/PRIMAVERA_output_EC_Earth.ods'#$OMIP.$D$8:.$K$159];8;0));&quot;&quot;;VLOOKUP([.H389];['file:///usr/people/oord/cmor/input/PRIMAVERA_output_EC_Earth.ods'#$OMIP.$D$8:.$K$159];8;0))">
            <text:p/>
          </table:table-cell>
          <table:table-cell table:formula="of:=IF([.Z389]&lt;[.C389];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ard Eastward Wind Stres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tauu</text:p>
          </table:table-cell>
          <table:table-cell office:value-type="string" calcext:value-type="string">
            <text:p>surface_downward_eastward_stress</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390];['file:///usr/people/oord/cmor/input/PRIMAVERA_output_EC_Earth.ods'#$OMIP.$D$8:.$K$159];8;0));&quot;&quot;;VLOOKUP([.H390];['file:///usr/people/oord/cmor/input/PRIMAVERA_output_EC_Earth.ods'#$OMIP.$D$8:.$K$159];8;0))">
            <text:p/>
          </table:table-cell>
          <table:table-cell table:formula="of:=IF([.Z390]&lt;[.C39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X Stress Correction</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If this does not vary from one year to the next, report only a single year.</text:p>
          </table:table-cell>
          <table:table-cell office:value-type="string" calcext:value-type="string">
            <text:p>tauucorr</text:p>
          </table:table-cell>
          <table:table-cell office:value-type="string" calcext:value-type="string">
            <text:p>surface_downward_x_stress_correction</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corr</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91];['file:///usr/people/oord/cmor/input/PRIMAVERA_output_EC_Earth.ods'#$OMIP.$D$8:.$K$159];8;0));&quot;&quot;;VLOOKUP([.H391];['file:///usr/people/oord/cmor/input/PRIMAVERA_output_EC_Earth.ods'#$OMIP.$D$8:.$K$159];8;0))" office:value-type="float" office:value="1" calcext:value-type="float">
            <text:p>1</text:p>
          </table:table-cell>
          <table:table-cell table:formula="of:=IF([.Z391]&lt;[.C391];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3" draw:text-style-name="P2" svg:width="98.11pt" svg:height="53.57pt" svg:x="398.24pt" svg:y="3188.38pt" draw:caption-point-x="-251.38pt" draw:caption-point-y="2285.15pt">
              <dc:date>2016-04-12T00:00:00</dc:date>
              <text:p text:style-name="P1"><text:span text:style-name="T1">Matthew Mizielinski:</text:span><text:span text:style-name="T2">UPGRADE #13.4</text:span></text:p>
            </office:annotation>
            <text:p>2</text:p>
          </table:table-cell>
          <table:table-cell table:style-name="ce6" office:value-type="string" calcext:value-type="string">
            <text:p>Surface Downward X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uo</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92];['file:///usr/people/oord/cmor/input/PRIMAVERA_output_EC_Earth.ods'#$OMIP.$D$8:.$K$159];8;0));&quot;&quot;;VLOOKUP([.H392];['file:///usr/people/oord/cmor/input/PRIMAVERA_output_EC_Earth.ods'#$OMIP.$D$8:.$K$159];8;0))" office:value-type="float" office:value="1" calcext:value-type="float">
            <text:p>1</text:p>
          </table:table-cell>
          <table:table-cell table:formula="of:=IF([.Z392]&lt;[.C392]; 1;&quot;&quot;)" office:value-type="float" office:value="1" calcext:value-type="float">
            <text:p>1</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ard Northward Wind Stres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tauv</text:p>
          </table:table-cell>
          <table:table-cell office:value-type="string" calcext:value-type="string">
            <text:p>surface_downward_northward_stress</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393];['file:///usr/people/oord/cmor/input/PRIMAVERA_output_EC_Earth.ods'#$OMIP.$D$8:.$K$159];8;0));&quot;&quot;;VLOOKUP([.H393];['file:///usr/people/oord/cmor/input/PRIMAVERA_output_EC_Earth.ods'#$OMIP.$D$8:.$K$159];8;0))">
            <text:p/>
          </table:table-cell>
          <table:table-cell table:formula="of:=IF([.Z393]&lt;[.C39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Y Stress Correction</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If this does not vary from one year to the next, report only a single year.</text:p>
          </table:table-cell>
          <table:table-cell office:value-type="string" calcext:value-type="string">
            <text:p>tauvcorr</text:p>
          </table:table-cell>
          <table:table-cell office:value-type="string" calcext:value-type="string">
            <text:p>surface_downward_y_stress_correction</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corr</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94];['file:///usr/people/oord/cmor/input/PRIMAVERA_output_EC_Earth.ods'#$OMIP.$D$8:.$K$159];8;0));&quot;&quot;;VLOOKUP([.H394];['file:///usr/people/oord/cmor/input/PRIMAVERA_output_EC_Earth.ods'#$OMIP.$D$8:.$K$159];8;0))" office:value-type="float" office:value="1" calcext:value-type="float">
            <text:p>1</text:p>
          </table:table-cell>
          <table:table-cell table:formula="of:=IF([.Z394]&lt;[.C394];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12" draw:text-style-name="P2" svg:width="94.31pt" svg:height="50.37pt" svg:x="616.48pt" svg:y="4379.87pt" draw:caption-point-x="-469.62pt" draw:caption-point-y="1134.06pt">
              <dc:date>2016-04-12T00:00:00</dc:date>
              <text:p text:style-name="P1"><text:span text:style-name="T1">Matthew Mizielinski:</text:span><text:span text:style-name="T2">UPGRADE #13.4</text:span></text:p>
            </office:annotation>
            <text:p>2</text:p>
          </table:table-cell>
          <table:table-cell table:style-name="ce6" office:value-type="string" calcext:value-type="string">
            <text:p>Surface Downward Y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vo</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95];['file:///usr/people/oord/cmor/input/PRIMAVERA_output_EC_Earth.ods'#$OMIP.$D$8:.$K$159];8;0));&quot;&quot;;VLOOKUP([.H395];['file:///usr/people/oord/cmor/input/PRIMAVERA_output_EC_Earth.ods'#$OMIP.$D$8:.$K$159];8;0))" office:value-type="float" office:value="1" calcext:value-type="float">
            <text:p>1</text:p>
          </table:table-cell>
          <table:table-cell table:formula="of:=IF([.Z395]&lt;[.C395];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Potential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hetao</text:p>
          </table:table-cell>
          <table:table-cell office:value-type="string" calcext:value-type="string">
            <text:p>sea_water_potentia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theta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396];['file:///usr/people/oord/cmor/input/PRIMAVERA_output_EC_Earth.ods'#$OMIP.$D$8:.$K$159];8;0));&quot;&quot;;VLOOKUP([.H396];['file:///usr/people/oord/cmor/input/PRIMAVERA_output_EC_Earth.ods'#$OMIP.$D$8:.$K$159];8;0))" office:value-type="float" office:value="1" calcext:value-type="float">
            <text:p>1</text:p>
          </table:table-cell>
          <table:table-cell table:formula="of:=IF([.Z396]&lt;[.C39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Sea Water Potential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hetaoga</text:p>
          </table:table-cell>
          <table:table-cell office:value-type="string" calcext:value-type="string">
            <text:p>sea_water_potentia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heta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97];['file:///usr/people/oord/cmor/input/PRIMAVERA_output_EC_Earth.ods'#$OMIP.$D$8:.$K$159];8;0));&quot;&quot;;VLOOKUP([.H397];['file:///usr/people/oord/cmor/input/PRIMAVERA_output_EC_Earth.ods'#$OMIP.$D$8:.$K$159];8;0))" office:value-type="float" office:value="1" calcext:value-type="float">
            <text:p>1</text:p>
          </table:table-cell>
          <table:table-cell table:formula="of:=IF([.Z397]&lt;[.C39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Ocean Model Cell Thickness</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thkcello</text:p>
          </table:table-cell>
          <table:table-cell office:value-type="string" calcext:value-type="string">
            <text:p>cell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thkcell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398];['file:///usr/people/oord/cmor/input/PRIMAVERA_output_EC_Earth.ods'#$OMIP.$D$8:.$K$159];8;0));&quot;&quot;;VLOOKUP([.H398];['file:///usr/people/oord/cmor/input/PRIMAVERA_output_EC_Earth.ods'#$OMIP.$D$8:.$K$159];8;0))" office:value-type="float" office:value="1" calcext:value-type="float">
            <text:p>1</text:p>
          </table:table-cell>
          <table:table-cell table:formula="of:=IF([.Z398]&lt;[.C39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Rate of Melt at Upper Surface of Sea Ice</text:p>
          </table:table-cell>
          <table:table-cell office:value-type="string" calcext:value-type="string">
            <text:p>kg m-2 s-1</text:p>
          </table:table-cell>
          <table:table-cell office:value-type="string" calcext:value-type="string">
            <text:p>the rate of change of sea ice mass due to melting at its upper surface, divided by the area of the ocean portion of the grid cell. <text:s/>Reported as 0.0 in regions free of sea ice. Does not include rate of change of snow mass.</text:p>
          </table:table-cell>
          <table:table-cell office:value-type="string" calcext:value-type="string">
            <text:p>None</text:p>
          </table:table-cell>
          <table:table-cell office:value-type="string" calcext:value-type="string">
            <text:p>tmelt</text:p>
          </table:table-cell>
          <table:table-cell office:value-type="string" calcext:value-type="string">
            <text:p>tendency_of_sea_ice_amount_due_to_surface_melting</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9];['file:///usr/people/oord/cmor/input/PRIMAVERA_output_EC_Earth.ods'#$OMIP.$D$8:.$K$159];8;0));&quot;&quot;;VLOOKUP([.H399];['file:///usr/people/oord/cmor/input/PRIMAVERA_output_EC_Earth.ods'#$OMIP.$D$8:.$K$159];8;0))">
            <text:p/>
          </table:table-cell>
          <table:table-cell table:formula="of:=IF([.Z399]&lt;[.C39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text:p>
          </table:table-cell>
          <table:table-cell office:value-type="string" calcext:value-type="string">
            <text:p>tendency_of_specific_humidity</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0];['file:///usr/people/oord/cmor/input/PRIMAVERA_output_EC_Earth.ods'#$OMIP.$D$8:.$K$159];8;0));&quot;&quot;;VLOOKUP([.H400];['file:///usr/people/oord/cmor/input/PRIMAVERA_output_EC_Earth.ods'#$OMIP.$D$8:.$K$159];8;0))">
            <text:p/>
          </table:table-cell>
          <table:table-cell table:formula="of:=IF([.Z400]&lt;[.C40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a</text:p>
          </table:table-cell>
          <table:table-cell office:value-type="string" calcext:value-type="string">
            <text:p>tendency_of_specific_humidity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1];['file:///usr/people/oord/cmor/input/PRIMAVERA_output_EC_Earth.ods'#$OMIP.$D$8:.$K$159];8;0));&quot;&quot;;VLOOKUP([.H401];['file:///usr/people/oord/cmor/input/PRIMAVERA_output_EC_Earth.ods'#$OMIP.$D$8:.$K$159];8;0))">
            <text:p/>
          </table:table-cell>
          <table:table-cell table:formula="of:=IF([.Z401]&lt;[.C40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Con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c</text:p>
          </table:table-cell>
          <table:table-cell office:value-type="string" calcext:value-type="string">
            <text:p>tendency_of_specific_humidity_due_to_con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2];['file:///usr/people/oord/cmor/input/PRIMAVERA_output_EC_Earth.ods'#$OMIP.$D$8:.$K$159];8;0));&quot;&quot;;VLOOKUP([.H402];['file:///usr/people/oord/cmor/input/PRIMAVERA_output_EC_Earth.ods'#$OMIP.$D$8:.$K$159];8;0))">
            <text:p/>
          </table:table-cell>
          <table:table-cell table:formula="of:=IF([.Z402]&lt;[.C40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Diffus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d</text:p>
          </table:table-cell>
          <table:table-cell office:value-type="string" calcext:value-type="string">
            <text:p>tendency_of_specific_humidity_due_to_diffus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3];['file:///usr/people/oord/cmor/input/PRIMAVERA_output_EC_Earth.ods'#$OMIP.$D$8:.$K$159];8;0));&quot;&quot;;VLOOKUP([.H403];['file:///usr/people/oord/cmor/input/PRIMAVERA_output_EC_Earth.ods'#$OMIP.$D$8:.$K$159];8;0))">
            <text:p/>
          </table:table-cell>
          <table:table-cell table:formula="of:=IF([.Z403]&lt;[.C40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Model Physics</text:p>
          </table:table-cell>
          <table:table-cell office:value-type="string" calcext:value-type="string">
            <text:p>s-1</text:p>
          </table:table-cell>
          <table:table-cell office:value-type="string" calcext:value-type="string">
            <text:p>This includes sources and sinks from parametrized physics (e.g. convection, stratiform condensation/evaporation, etc.) and excludes sources and sinks from resolved dynamics and diffusion.</text:p>
          </table:table-cell>
          <table:table-cell office:value-type="string" calcext:value-type="string">
            <text:p>None</text:p>
          </table:table-cell>
          <table:table-cell office:value-type="string" calcext:value-type="string">
            <text:p>tnhusmp</text:p>
          </table:table-cell>
          <table:table-cell office:value-type="string" calcext:value-type="string">
            <text:p>tendency_of_specific_humidity_due_to_model_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m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4];['file:///usr/people/oord/cmor/input/PRIMAVERA_output_EC_Earth.ods'#$OMIP.$D$8:.$K$159];8;0));&quot;&quot;;VLOOKUP([.H404];['file:///usr/people/oord/cmor/input/PRIMAVERA_output_EC_Earth.ods'#$OMIP.$D$8:.$K$159];8;0))">
            <text:p/>
          </table:table-cell>
          <table:table-cell table:formula="of:=IF([.Z404]&lt;[.C40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Stratiform Cloud Condensation and Evapor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scpbl</text:p>
          </table:table-cell>
          <table:table-cell office:value-type="string" calcext:value-type="string">
            <text:p>tendency_of_specific_humidity_due_to_stratiform_cloud_and_precipitation_and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scp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5];['file:///usr/people/oord/cmor/input/PRIMAVERA_output_EC_Earth.ods'#$OMIP.$D$8:.$K$159];8;0));&quot;&quot;;VLOOKUP([.H405];['file:///usr/people/oord/cmor/input/PRIMAVERA_output_EC_Earth.ods'#$OMIP.$D$8:.$K$159];8;0))">
            <text:p/>
          </table:table-cell>
          <table:table-cell table:formula="of:=IF([.Z405]&lt;[.C40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Eddy Kinetic Energy Content due to Bolus Transport</text:p>
          </table:table-cell>
          <table:table-cell office:value-type="string" calcext:value-type="string">
            <text:p>W m-2</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tnkebto</text:p>
          </table:table-cell>
          <table:table-cell office:value-type="string" calcext:value-type="string">
            <text:p>tendency_of_ocean_eddy_kinetic_energy_content_due_to_bolus_transpor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keb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06];['file:///usr/people/oord/cmor/input/PRIMAVERA_output_EC_Earth.ods'#$OMIP.$D$8:.$K$159];8;0));&quot;&quot;;VLOOKUP([.H406];['file:///usr/people/oord/cmor/input/PRIMAVERA_output_EC_Earth.ods'#$OMIP.$D$8:.$K$159];8;0))" office:value-type="float" office:value="3" calcext:value-type="float">
            <text:p>3</text:p>
          </table:table-cell>
          <table:table-cell table:formula="of:=IF([.Z406]&lt;[.C40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Eddy Kinetic Energy Content due to Bolus Transport</text:p>
          </table:table-cell>
          <table:table-cell office:value-type="string" calcext:value-type="string">
            <text:p>W m-2</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tnkebto</text:p>
          </table:table-cell>
          <table:table-cell office:value-type="string" calcext:value-type="string">
            <text:p>tendency_of_ocean_eddy_kinetic_energy_content_due_to_bolus_transpor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tnkebt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07];['file:///usr/people/oord/cmor/input/PRIMAVERA_output_EC_Earth.ods'#$OMIP.$D$8:.$K$159];8;0));&quot;&quot;;VLOOKUP([.H407];['file:///usr/people/oord/cmor/input/PRIMAVERA_output_EC_Earth.ods'#$OMIP.$D$8:.$K$159];8;0))" office:value-type="float" office:value="3" calcext:value-type="float">
            <text:p>3</text:p>
          </table:table-cell>
          <table:table-cell table:formula="of:=IF([.Z407]&lt;[.C40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Potential Energy Content</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ext:p>
          </table:table-cell>
          <table:table-cell office:value-type="string" calcext:value-type="string">
            <text:p>tendency_of_ocean_potential_energy_conten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08];['file:///usr/people/oord/cmor/input/PRIMAVERA_output_EC_Earth.ods'#$OMIP.$D$8:.$K$159];8;0));&quot;&quot;;VLOOKUP([.H408];['file:///usr/people/oord/cmor/input/PRIMAVERA_output_EC_Earth.ods'#$OMIP.$D$8:.$K$159];8;0))" office:value-type="float" office:value="3" calcext:value-type="float">
            <text:p>3</text:p>
          </table:table-cell>
          <table:table-cell table:formula="of:=IF([.Z408]&lt;[.C40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Potential Energy Content due to Tides</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text:p>
          </table:table-cell>
          <table:table-cell office:value-type="string" calcext:value-type="string">
            <text:p>tendency_of_ocean_potential_energy_content_due_to_tides</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09];['file:///usr/people/oord/cmor/input/PRIMAVERA_output_EC_Earth.ods'#$OMIP.$D$8:.$K$159];8;0));&quot;&quot;;VLOOKUP([.H409];['file:///usr/people/oord/cmor/input/PRIMAVERA_output_EC_Earth.ods'#$OMIP.$D$8:.$K$159];8;0))">
            <text:p/>
          </table:table-cell>
          <table:table-cell table:formula="of:=IF([.Z409]&lt;[.C40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Potential Energy Content due to Background</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b</text:p>
          </table:table-cell>
          <table:table-cell office:value-type="string" calcext:value-type="string">
            <text:p>tendency_of_ocean_potential_energy_content_due_to_background</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b</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10];['file:///usr/people/oord/cmor/input/PRIMAVERA_output_EC_Earth.ods'#$OMIP.$D$8:.$K$159];8;0));&quot;&quot;;VLOOKUP([.H410];['file:///usr/people/oord/cmor/input/PRIMAVERA_output_EC_Earth.ods'#$OMIP.$D$8:.$K$159];8;0))">
            <text:p/>
          </table:table-cell>
          <table:table-cell table:formula="of:=IF([.Z410]&lt;[.C41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text:p>
          </table:table-cell>
          <table:table-cell office:value-type="string" calcext:value-type="string">
            <text:p>tendency_of_mass_fraction_of_stratiform_cloud_condensed_water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1];['file:///usr/people/oord/cmor/input/PRIMAVERA_output_EC_Earth.ods'#$OMIP.$D$8:.$K$159];8;0));&quot;&quot;;VLOOKUP([.H411];['file:///usr/people/oord/cmor/input/PRIMAVERA_output_EC_Earth.ods'#$OMIP.$D$8:.$K$159];8;0))">
            <text:p/>
          </table:table-cell>
          <table:table-cell table:formula="of:=IF([.Z411]&lt;[.C41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Advectio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text:p>
          </table:table-cell>
          <table:table-cell office:value-type="string" calcext:value-type="string">
            <text:p>tendency_of_mass_fraction_of_stratiform_cloud_condensed_water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2];['file:///usr/people/oord/cmor/input/PRIMAVERA_output_EC_Earth.ods'#$OMIP.$D$8:.$K$159];8;0));&quot;&quot;;VLOOKUP([.H412];['file:///usr/people/oord/cmor/input/PRIMAVERA_output_EC_Earth.ods'#$OMIP.$D$8:.$K$159];8;0))">
            <text:p/>
          </table:table-cell>
          <table:table-cell table:formula="of:=IF([.Z412]&lt;[.C41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Autoconversion to Rai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cr</text:p>
          </table:table-cell>
          <table:table-cell office:value-type="string" calcext:value-type="string">
            <text:p>tendency_of_mass_fraction_of_stratiform_cloud_condensed_water_in_air_due_to_autoconversion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c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3];['file:///usr/people/oord/cmor/input/PRIMAVERA_output_EC_Earth.ods'#$OMIP.$D$8:.$K$159];8;0));&quot;&quot;;VLOOKUP([.H413];['file:///usr/people/oord/cmor/input/PRIMAVERA_output_EC_Earth.ods'#$OMIP.$D$8:.$K$159];8;0))">
            <text:p/>
          </table:table-cell>
          <table:table-cell table:formula="of:=IF([.Z413]&lt;[.C41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Autoconversion to Snow</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cs</text:p>
          </table:table-cell>
          <table:table-cell office:value-type="string" calcext:value-type="string">
            <text:p>tendency_of_mass_fraction_of_stratiform_cloud_condensed_water_in_air_due_to_autoconvers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4];['file:///usr/people/oord/cmor/input/PRIMAVERA_output_EC_Earth.ods'#$OMIP.$D$8:.$K$159];8;0));&quot;&quot;;VLOOKUP([.H414];['file:///usr/people/oord/cmor/input/PRIMAVERA_output_EC_Earth.ods'#$OMIP.$D$8:.$K$159];8;0))">
            <text:p/>
          </table:table-cell>
          <table:table-cell table:formula="of:=IF([.Z414]&lt;[.C41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bl</text:p>
          </table:table-cell>
          <table:table-cell office:value-type="string" calcext:value-type="string">
            <text:p>tendency_of_mass_fraction_of_stratiform_cloud_condensed_water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5];['file:///usr/people/oord/cmor/input/PRIMAVERA_output_EC_Earth.ods'#$OMIP.$D$8:.$K$159];8;0));&quot;&quot;;VLOOKUP([.H415];['file:///usr/people/oord/cmor/input/PRIMAVERA_output_EC_Earth.ods'#$OMIP.$D$8:.$K$159];8;0))">
            <text:p/>
          </table:table-cell>
          <table:table-cell table:formula="of:=IF([.Z415]&lt;[.C41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Condensation and Evaporatio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ce</text:p>
          </table:table-cell>
          <table:table-cell office:value-type="string" calcext:value-type="string">
            <text:p>tendency_of_mass_fraction_of_stratiform_cloud_condensed_water_in_air_due_to_condensation_and_evapor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ce</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6];['file:///usr/people/oord/cmor/input/PRIMAVERA_output_EC_Earth.ods'#$OMIP.$D$8:.$K$159];8;0));&quot;&quot;;VLOOKUP([.H416];['file:///usr/people/oord/cmor/input/PRIMAVERA_output_EC_Earth.ods'#$OMIP.$D$8:.$K$159];8;0))">
            <text:p/>
          </table:table-cell>
          <table:table-cell table:formula="of:=IF([.Z416]&lt;[.C4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cm</text:p>
          </table:table-cell>
          <table:table-cell office:value-type="string" calcext:value-type="string">
            <text:p>tendency_of_mass_fraction_of_stratiform_cloud_condensed_water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7];['file:///usr/people/oord/cmor/input/PRIMAVERA_output_EC_Earth.ods'#$OMIP.$D$8:.$K$159];8;0));&quot;&quot;;VLOOKUP([.H417];['file:///usr/people/oord/cmor/input/PRIMAVERA_output_EC_Earth.ods'#$OMIP.$D$8:.$K$159];8;0))">
            <text:p/>
          </table:table-cell>
          <table:table-cell table:formula="of:=IF([.Z417]&lt;[.C4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Icefall</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if</text:p>
          </table:table-cell>
          <table:table-cell office:value-type="string" calcext:value-type="string">
            <text:p>tendency_of_mass_fraction_of_stratiform_cloud_condensed_water_in_air_due_to_icefall</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if</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8];['file:///usr/people/oord/cmor/input/PRIMAVERA_output_EC_Earth.ods'#$OMIP.$D$8:.$K$159];8;0));&quot;&quot;;VLOOKUP([.H418];['file:///usr/people/oord/cmor/input/PRIMAVERA_output_EC_Earth.ods'#$OMIP.$D$8:.$K$159];8;0))">
            <text:p/>
          </table:table-cell>
          <table:table-cell table:formula="of:=IF([.Z418]&lt;[.C41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text:p>
          </table:table-cell>
          <table:table-cell office:value-type="string" calcext:value-type="string">
            <text:p>tendency_of_mass_fraction_of_stratiform_cloud_ice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9];['file:///usr/people/oord/cmor/input/PRIMAVERA_output_EC_Earth.ods'#$OMIP.$D$8:.$K$159];8;0));&quot;&quot;;VLOOKUP([.H419];['file:///usr/people/oord/cmor/input/PRIMAVERA_output_EC_Earth.ods'#$OMIP.$D$8:.$K$159];8;0))">
            <text:p/>
          </table:table-cell>
          <table:table-cell table:formula="of:=IF([.Z419]&lt;[.C41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text:p>
          </table:table-cell>
          <table:table-cell office:value-type="string" calcext:value-type="string">
            <text:p>tendency_of_mass_fraction_of_stratiform_cloud_ice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0];['file:///usr/people/oord/cmor/input/PRIMAVERA_output_EC_Earth.ods'#$OMIP.$D$8:.$K$159];8;0));&quot;&quot;;VLOOKUP([.H420];['file:///usr/people/oord/cmor/input/PRIMAVERA_output_EC_Earth.ods'#$OMIP.$D$8:.$K$159];8;0))">
            <text:p/>
          </table:table-cell>
          <table:table-cell table:formula="of:=IF([.Z420]&lt;[.C42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Aggreg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g</text:p>
          </table:table-cell>
          <table:table-cell office:value-type="string" calcext:value-type="string">
            <text:p>tendency_of_mass_fraction_of_stratiform_cloud_ice_in_air_due_to_aggreg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g</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1];['file:///usr/people/oord/cmor/input/PRIMAVERA_output_EC_Earth.ods'#$OMIP.$D$8:.$K$159];8;0));&quot;&quot;;VLOOKUP([.H421];['file:///usr/people/oord/cmor/input/PRIMAVERA_output_EC_Earth.ods'#$OMIP.$D$8:.$K$159];8;0))">
            <text:p/>
          </table:table-cell>
          <table:table-cell table:formula="of:=IF([.Z421]&lt;[.C42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Accretion to Snow</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s</text:p>
          </table:table-cell>
          <table:table-cell office:value-type="string" calcext:value-type="string">
            <text:p>tendency_of_mass_fraction_of_stratiform_cloud_ice_in_air_due_to_accret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2];['file:///usr/people/oord/cmor/input/PRIMAVERA_output_EC_Earth.ods'#$OMIP.$D$8:.$K$159];8;0));&quot;&quot;;VLOOKUP([.H422];['file:///usr/people/oord/cmor/input/PRIMAVERA_output_EC_Earth.ods'#$OMIP.$D$8:.$K$159];8;0))">
            <text:p/>
          </table:table-cell>
          <table:table-cell table:formula="of:=IF([.Z422]&lt;[.C42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 Due To Bergeron Findeisen Process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bfpcl</text:p>
          </table:table-cell>
          <table:table-cell office:value-type="string" calcext:value-type="string">
            <text:p>tendency_of_mass_fraction_of_stratiform_cloud_ice_in_air_due_to_bergeron_findeisen_process_from_cloud_liquid</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bfp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3];['file:///usr/people/oord/cmor/input/PRIMAVERA_output_EC_Earth.ods'#$OMIP.$D$8:.$K$159];8;0));&quot;&quot;;VLOOKUP([.H423];['file:///usr/people/oord/cmor/input/PRIMAVERA_output_EC_Earth.ods'#$OMIP.$D$8:.$K$159];8;0))">
            <text:p/>
          </table:table-cell>
          <table:table-cell table:formula="of:=IF([.Z423]&lt;[.C42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bl</text:p>
          </table:table-cell>
          <table:table-cell office:value-type="string" calcext:value-type="string">
            <text:p>tendency_of_mass_fraction_of_stratiform_cloud_ice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4];['file:///usr/people/oord/cmor/input/PRIMAVERA_output_EC_Earth.ods'#$OMIP.$D$8:.$K$159];8;0));&quot;&quot;;VLOOKUP([.H424];['file:///usr/people/oord/cmor/input/PRIMAVERA_output_EC_Earth.ods'#$OMIP.$D$8:.$K$159];8;0))">
            <text:p/>
          </table:table-cell>
          <table:table-cell table:formula="of:=IF([.Z424]&lt;[.C42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Convective Detrainment</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cd</text:p>
          </table:table-cell>
          <table:table-cell office:value-type="string" calcext:value-type="string">
            <text:p>tendency_of_mass_fraction_of_stratiform_cloud_ice_in_air_due_to_convective_detrainment</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5];['file:///usr/people/oord/cmor/input/PRIMAVERA_output_EC_Earth.ods'#$OMIP.$D$8:.$K$159];8;0));&quot;&quot;;VLOOKUP([.H425];['file:///usr/people/oord/cmor/input/PRIMAVERA_output_EC_Earth.ods'#$OMIP.$D$8:.$K$159];8;0))">
            <text:p/>
          </table:table-cell>
          <table:table-cell table:formula="of:=IF([.Z425]&lt;[.C42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cm</text:p>
          </table:table-cell>
          <table:table-cell office:value-type="string" calcext:value-type="string">
            <text:p>tendency_of_mass_fraction_of_stratiform_cloud_ice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6];['file:///usr/people/oord/cmor/input/PRIMAVERA_output_EC_Earth.ods'#$OMIP.$D$8:.$K$159];8;0));&quot;&quot;;VLOOKUP([.H426];['file:///usr/people/oord/cmor/input/PRIMAVERA_output_EC_Earth.ods'#$OMIP.$D$8:.$K$159];8;0))">
            <text:p/>
          </table:table-cell>
          <table:table-cell table:formula="of:=IF([.Z426]&lt;[.C42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Deposition and Sublim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ds</text:p>
          </table:table-cell>
          <table:table-cell office:value-type="string" calcext:value-type="string">
            <text:p>tendency_of_mass_fraction_of_stratiform_cloud_ice_in_air_due_to_deposition_and_sublim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7];['file:///usr/people/oord/cmor/input/PRIMAVERA_output_EC_Earth.ods'#$OMIP.$D$8:.$K$159];8;0));&quot;&quot;;VLOOKUP([.H427];['file:///usr/people/oord/cmor/input/PRIMAVERA_output_EC_Earth.ods'#$OMIP.$D$8:.$K$159];8;0))">
            <text:p/>
          </table:table-cell>
          <table:table-cell table:formula="of:=IF([.Z427]&lt;[.C42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Evaporation of Melting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emi</text:p>
          </table:table-cell>
          <table:table-cell office:value-type="string" calcext:value-type="string">
            <text:p>tendency_of_mass_fraction_of_stratiform_cloud_ice_in_air_due_to_evaporation_of_melting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em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8];['file:///usr/people/oord/cmor/input/PRIMAVERA_output_EC_Earth.ods'#$OMIP.$D$8:.$K$159];8;0));&quot;&quot;;VLOOKUP([.H428];['file:///usr/people/oord/cmor/input/PRIMAVERA_output_EC_Earth.ods'#$OMIP.$D$8:.$K$159];8;0))">
            <text:p/>
          </table:table-cell>
          <table:table-cell table:formula="of:=IF([.Z428]&lt;[.C42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Heterogeneous Nucleation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encl</text:p>
          </table:table-cell>
          <table:table-cell office:value-type="string" calcext:value-type="string">
            <text:p>tendency_of_mass_fraction_of_stratiform_cloud_ice_in_air_due_to_heterogeneous_nucleation_from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en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9];['file:///usr/people/oord/cmor/input/PRIMAVERA_output_EC_Earth.ods'#$OMIP.$D$8:.$K$159];8;0));&quot;&quot;;VLOOKUP([.H429];['file:///usr/people/oord/cmor/input/PRIMAVERA_output_EC_Earth.ods'#$OMIP.$D$8:.$K$159];8;0))">
            <text:p/>
          </table:table-cell>
          <table:table-cell table:formula="of:=IF([.Z429]&lt;[.C42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Heterogeneous Nucleation From Water Vapo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env</text:p>
          </table:table-cell>
          <table:table-cell office:value-type="string" calcext:value-type="string">
            <text:p>tendency_of_mass_fraction_of_stratiform_cloud_ice_in_air_due_to_heterogeneous_nucleation_from_water_vapo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env</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0];['file:///usr/people/oord/cmor/input/PRIMAVERA_output_EC_Earth.ods'#$OMIP.$D$8:.$K$159];8;0));&quot;&quot;;VLOOKUP([.H430];['file:///usr/people/oord/cmor/input/PRIMAVERA_output_EC_Earth.ods'#$OMIP.$D$8:.$K$159];8;0))">
            <text:p/>
          </table:table-cell>
          <table:table-cell table:formula="of:=IF([.Z430]&lt;[.C43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Hom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on</text:p>
          </table:table-cell>
          <table:table-cell office:value-type="string" calcext:value-type="string">
            <text:p>tendency_of_mass_fraction_of_stratiform_cloud_ice_in_air_due_to_hom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o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1];['file:///usr/people/oord/cmor/input/PRIMAVERA_output_EC_Earth.ods'#$OMIP.$D$8:.$K$159];8;0));&quot;&quot;;VLOOKUP([.H431];['file:///usr/people/oord/cmor/input/PRIMAVERA_output_EC_Earth.ods'#$OMIP.$D$8:.$K$159];8;0))">
            <text:p/>
          </table:table-cell>
          <table:table-cell table:formula="of:=IF([.Z431]&lt;[.C4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Icefall</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if</text:p>
          </table:table-cell>
          <table:table-cell office:value-type="string" calcext:value-type="string">
            <text:p>tendency_of_mass_fraction_of_stratiform_cloud_ice_in_air_due_to_icefall</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if</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2];['file:///usr/people/oord/cmor/input/PRIMAVERA_output_EC_Earth.ods'#$OMIP.$D$8:.$K$159];8;0));&quot;&quot;;VLOOKUP([.H432];['file:///usr/people/oord/cmor/input/PRIMAVERA_output_EC_Earth.ods'#$OMIP.$D$8:.$K$159];8;0))">
            <text:p/>
          </table:table-cell>
          <table:table-cell table:formula="of:=IF([.Z432]&lt;[.C4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Melting to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mcl</text:p>
          </table:table-cell>
          <table:table-cell office:value-type="string" calcext:value-type="string">
            <text:p>tendency_of_mass_fraction_of_stratiform_cloud_ice_in_air_due_to_melting_to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m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3];['file:///usr/people/oord/cmor/input/PRIMAVERA_output_EC_Earth.ods'#$OMIP.$D$8:.$K$159];8;0));&quot;&quot;;VLOOKUP([.H433];['file:///usr/people/oord/cmor/input/PRIMAVERA_output_EC_Earth.ods'#$OMIP.$D$8:.$K$159];8;0))">
            <text:p/>
          </table:table-cell>
          <table:table-cell table:formula="of:=IF([.Z433]&lt;[.C43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Melting to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mr</text:p>
          </table:table-cell>
          <table:table-cell office:value-type="string" calcext:value-type="string">
            <text:p>tendency_of_mass_fraction_of_stratiform_cloud_ice_in_air_due_to_melting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m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4];['file:///usr/people/oord/cmor/input/PRIMAVERA_output_EC_Earth.ods'#$OMIP.$D$8:.$K$159];8;0));&quot;&quot;;VLOOKUP([.H434];['file:///usr/people/oord/cmor/input/PRIMAVERA_output_EC_Earth.ods'#$OMIP.$D$8:.$K$159];8;0))">
            <text:p/>
          </table:table-cell>
          <table:table-cell table:formula="of:=IF([.Z434]&lt;[.C43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Riming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ricl</text:p>
          </table:table-cell>
          <table:table-cell office:value-type="string" calcext:value-type="string">
            <text:p>tendency_of_mass_fraction_of_stratiform_cloud_ice_in_air_due_to_riming_from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ri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5];['file:///usr/people/oord/cmor/input/PRIMAVERA_output_EC_Earth.ods'#$OMIP.$D$8:.$K$159];8;0));&quot;&quot;;VLOOKUP([.H435];['file:///usr/people/oord/cmor/input/PRIMAVERA_output_EC_Earth.ods'#$OMIP.$D$8:.$K$159];8;0))">
            <text:p/>
          </table:table-cell>
          <table:table-cell table:formula="of:=IF([.Z435]&lt;[.C43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Riming From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rir</text:p>
          </table:table-cell>
          <table:table-cell office:value-type="string" calcext:value-type="string">
            <text:p>tendency_of_mass_fraction_of_stratiform_cloud_ice_in_air_due_to_riming_from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ri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6];['file:///usr/people/oord/cmor/input/PRIMAVERA_output_EC_Earth.ods'#$OMIP.$D$8:.$K$159];8;0));&quot;&quot;;VLOOKUP([.H436];['file:///usr/people/oord/cmor/input/PRIMAVERA_output_EC_Earth.ods'#$OMIP.$D$8:.$K$159];8;0))">
            <text:p/>
          </table:table-cell>
          <table:table-cell table:formula="of:=IF([.Z436]&lt;[.C43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text:p>
          </table:table-cell>
          <table:table-cell office:value-type="string" calcext:value-type="string">
            <text:p>tendency_of_mass_fraction_of_stratiform_cloud_liquid_water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7];['file:///usr/people/oord/cmor/input/PRIMAVERA_output_EC_Earth.ods'#$OMIP.$D$8:.$K$159];8;0));&quot;&quot;;VLOOKUP([.H437];['file:///usr/people/oord/cmor/input/PRIMAVERA_output_EC_Earth.ods'#$OMIP.$D$8:.$K$159];8;0))">
            <text:p/>
          </table:table-cell>
          <table:table-cell table:formula="of:=IF([.Z437]&lt;[.C43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text:p>
          </table:table-cell>
          <table:table-cell office:value-type="string" calcext:value-type="string">
            <text:p>tendency_of_mass_fraction_of_stratiform_cloud_liquid_water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8];['file:///usr/people/oord/cmor/input/PRIMAVERA_output_EC_Earth.ods'#$OMIP.$D$8:.$K$159];8;0));&quot;&quot;;VLOOKUP([.H438];['file:///usr/people/oord/cmor/input/PRIMAVERA_output_EC_Earth.ods'#$OMIP.$D$8:.$K$159];8;0))">
            <text:p/>
          </table:table-cell>
          <table:table-cell table:formula="of:=IF([.Z438]&lt;[.C43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utoconvers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c</text:p>
          </table:table-cell>
          <table:table-cell office:value-type="string" calcext:value-type="string">
            <text:p>tendency_of_mass_fraction_of_stratiform_cloud_liquid_water_in_air_due_to_autoconvers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9];['file:///usr/people/oord/cmor/input/PRIMAVERA_output_EC_Earth.ods'#$OMIP.$D$8:.$K$159];8;0));&quot;&quot;;VLOOKUP([.H439];['file:///usr/people/oord/cmor/input/PRIMAVERA_output_EC_Earth.ods'#$OMIP.$D$8:.$K$159];8;0))">
            <text:p/>
          </table:table-cell>
          <table:table-cell table:formula="of:=IF([.Z439]&lt;[.C43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ccretion to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r</text:p>
          </table:table-cell>
          <table:table-cell office:value-type="string" calcext:value-type="string">
            <text:p>tendency_of_mass_fraction_of_stratiform_cloud_liquid_water_in_air_due_to_accretion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0];['file:///usr/people/oord/cmor/input/PRIMAVERA_output_EC_Earth.ods'#$OMIP.$D$8:.$K$159];8;0));&quot;&quot;;VLOOKUP([.H440];['file:///usr/people/oord/cmor/input/PRIMAVERA_output_EC_Earth.ods'#$OMIP.$D$8:.$K$159];8;0))">
            <text:p/>
          </table:table-cell>
          <table:table-cell table:formula="of:=IF([.Z440]&lt;[.C44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ccretion to Snow</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s</text:p>
          </table:table-cell>
          <table:table-cell office:value-type="string" calcext:value-type="string">
            <text:p>tendency_of_mass_fraction_of_stratiform_cloud_liquid_water_in_air_due_to_accret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1];['file:///usr/people/oord/cmor/input/PRIMAVERA_output_EC_Earth.ods'#$OMIP.$D$8:.$K$159];8;0));&quot;&quot;;VLOOKUP([.H441];['file:///usr/people/oord/cmor/input/PRIMAVERA_output_EC_Earth.ods'#$OMIP.$D$8:.$K$159];8;0))">
            <text:p/>
          </table:table-cell>
          <table:table-cell table:formula="of:=IF([.Z441]&lt;[.C44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 Due To Bergeron Findeisen Process To Cloud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bfpcli</text:p>
          </table:table-cell>
          <table:table-cell office:value-type="string" calcext:value-type="string">
            <text:p>tendency_of_mass_fraction_of_stratiform_cloud_liquid_water_in_air_due_to_bergeron_findeisen_process_to_cloud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bfp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2];['file:///usr/people/oord/cmor/input/PRIMAVERA_output_EC_Earth.ods'#$OMIP.$D$8:.$K$159];8;0));&quot;&quot;;VLOOKUP([.H442];['file:///usr/people/oord/cmor/input/PRIMAVERA_output_EC_Earth.ods'#$OMIP.$D$8:.$K$159];8;0))">
            <text:p/>
          </table:table-cell>
          <table:table-cell table:formula="of:=IF([.Z442]&lt;[.C44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bl</text:p>
          </table:table-cell>
          <table:table-cell office:value-type="string" calcext:value-type="string">
            <text:p>tendency_of_mass_fraction_of_stratiform_cloud_liquid_water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3];['file:///usr/people/oord/cmor/input/PRIMAVERA_output_EC_Earth.ods'#$OMIP.$D$8:.$K$159];8;0));&quot;&quot;;VLOOKUP([.H443];['file:///usr/people/oord/cmor/input/PRIMAVERA_output_EC_Earth.ods'#$OMIP.$D$8:.$K$159];8;0))">
            <text:p/>
          </table:table-cell>
          <table:table-cell table:formula="of:=IF([.Z443]&lt;[.C44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Convective Detrainment</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d</text:p>
          </table:table-cell>
          <table:table-cell office:value-type="string" calcext:value-type="string">
            <text:p>tendency_of_mass_fraction_of_stratiform_cloud_liquid_water_in_air_due_to_convective_detrainment</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4];['file:///usr/people/oord/cmor/input/PRIMAVERA_output_EC_Earth.ods'#$OMIP.$D$8:.$K$159];8;0));&quot;&quot;;VLOOKUP([.H444];['file:///usr/people/oord/cmor/input/PRIMAVERA_output_EC_Earth.ods'#$OMIP.$D$8:.$K$159];8;0))">
            <text:p/>
          </table:table-cell>
          <table:table-cell table:formula="of:=IF([.Z444]&lt;[.C44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Condensation and Evapor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e</text:p>
          </table:table-cell>
          <table:table-cell office:value-type="string" calcext:value-type="string">
            <text:p>tendency_of_mass_fraction_of_stratiform_cloud_liquid_water_in_air_due_to_condensation_and_evapor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e</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5];['file:///usr/people/oord/cmor/input/PRIMAVERA_output_EC_Earth.ods'#$OMIP.$D$8:.$K$159];8;0));&quot;&quot;;VLOOKUP([.H445];['file:///usr/people/oord/cmor/input/PRIMAVERA_output_EC_Earth.ods'#$OMIP.$D$8:.$K$159];8;0))">
            <text:p/>
          </table:table-cell>
          <table:table-cell table:formula="of:=IF([.Z445]&lt;[.C44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m</text:p>
          </table:table-cell>
          <table:table-cell office:value-type="string" calcext:value-type="string">
            <text:p>tendency_of_mass_fraction_of_stratiform_cloud_liquid_water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6];['file:///usr/people/oord/cmor/input/PRIMAVERA_output_EC_Earth.ods'#$OMIP.$D$8:.$K$159];8;0));&quot;&quot;;VLOOKUP([.H446];['file:///usr/people/oord/cmor/input/PRIMAVERA_output_EC_Earth.ods'#$OMIP.$D$8:.$K$159];8;0))">
            <text:p/>
          </table:table-cell>
          <table:table-cell table:formula="of:=IF([.Z446]&lt;[.C44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Heter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hen</text:p>
          </table:table-cell>
          <table:table-cell office:value-type="string" calcext:value-type="string">
            <text:p>tendency_of_mass_fraction_of_stratiform_cloud_liquid_water_in_air_due_to_heter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he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7];['file:///usr/people/oord/cmor/input/PRIMAVERA_output_EC_Earth.ods'#$OMIP.$D$8:.$K$159];8;0));&quot;&quot;;VLOOKUP([.H447];['file:///usr/people/oord/cmor/input/PRIMAVERA_output_EC_Earth.ods'#$OMIP.$D$8:.$K$159];8;0))">
            <text:p/>
          </table:table-cell>
          <table:table-cell table:formula="of:=IF([.Z447]&lt;[.C44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Hom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hon</text:p>
          </table:table-cell>
          <table:table-cell office:value-type="string" calcext:value-type="string">
            <text:p>tendency_of_mass_fraction_of_stratiform_cloud_liquid_water_in_air_due_to_hom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ho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8];['file:///usr/people/oord/cmor/input/PRIMAVERA_output_EC_Earth.ods'#$OMIP.$D$8:.$K$159];8;0));&quot;&quot;;VLOOKUP([.H448];['file:///usr/people/oord/cmor/input/PRIMAVERA_output_EC_Earth.ods'#$OMIP.$D$8:.$K$159];8;0))">
            <text:p/>
          </table:table-cell>
          <table:table-cell table:formula="of:=IF([.Z448]&lt;[.C44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Melting From Cloud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mi</text:p>
          </table:table-cell>
          <table:table-cell office:value-type="string" calcext:value-type="string">
            <text:p>tendency_of_mass_fraction_of_stratiform_cloud_liquid_water_in_air_due_to_melting_from_cloud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m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9];['file:///usr/people/oord/cmor/input/PRIMAVERA_output_EC_Earth.ods'#$OMIP.$D$8:.$K$159];8;0));&quot;&quot;;VLOOKUP([.H449];['file:///usr/people/oord/cmor/input/PRIMAVERA_output_EC_Earth.ods'#$OMIP.$D$8:.$K$159];8;0))">
            <text:p/>
          </table:table-cell>
          <table:table-cell table:formula="of:=IF([.Z449]&lt;[.C44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Rim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ri</text:p>
          </table:table-cell>
          <table:table-cell office:value-type="string" calcext:value-type="string">
            <text:p>tendency_of_mass_fraction_of_stratiform_cloud_liquid_water_in_air_due_to_rim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r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0];['file:///usr/people/oord/cmor/input/PRIMAVERA_output_EC_Earth.ods'#$OMIP.$D$8:.$K$159];8;0));&quot;&quot;;VLOOKUP([.H450];['file:///usr/people/oord/cmor/input/PRIMAVERA_output_EC_Earth.ods'#$OMIP.$D$8:.$K$159];8;0))">
            <text:p/>
          </table:table-cell>
          <table:table-cell table:formula="of:=IF([.Z450]&lt;[.C45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text:p>
          </table:table-cell>
          <table:table-cell office:value-type="string" calcext:value-type="string">
            <text:p>tendency_of_air_temperature</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1];['file:///usr/people/oord/cmor/input/PRIMAVERA_output_EC_Earth.ods'#$OMIP.$D$8:.$K$159];8;0));&quot;&quot;;VLOOKUP([.H451];['file:///usr/people/oord/cmor/input/PRIMAVERA_output_EC_Earth.ods'#$OMIP.$D$8:.$K$159];8;0))">
            <text:p/>
          </table:table-cell>
          <table:table-cell table:formula="of:=IF([.Z451]&lt;[.C45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Advection</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a</text:p>
          </table:table-cell>
          <table:table-cell office:value-type="string" calcext:value-type="string">
            <text:p>tendency_of_air_temperature_due_to_advection</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2];['file:///usr/people/oord/cmor/input/PRIMAVERA_output_EC_Earth.ods'#$OMIP.$D$8:.$K$159];8;0));&quot;&quot;;VLOOKUP([.H452];['file:///usr/people/oord/cmor/input/PRIMAVERA_output_EC_Earth.ods'#$OMIP.$D$8:.$K$159];8;0))">
            <text:p/>
          </table:table-cell>
          <table:table-cell table:formula="of:=IF([.Z452]&lt;[.C45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Moist Convection</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c</text:p>
          </table:table-cell>
          <table:table-cell office:value-type="string" calcext:value-type="string">
            <text:p>tendency_of_air_temperature_due_to_convection</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3];['file:///usr/people/oord/cmor/input/PRIMAVERA_output_EC_Earth.ods'#$OMIP.$D$8:.$K$159];8;0));&quot;&quot;;VLOOKUP([.H453];['file:///usr/people/oord/cmor/input/PRIMAVERA_output_EC_Earth.ods'#$OMIP.$D$8:.$K$159];8;0))">
            <text:p/>
          </table:table-cell>
          <table:table-cell table:formula="of:=IF([.Z453]&lt;[.C45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Diabatic Processes</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mp</text:p>
          </table:table-cell>
          <table:table-cell office:value-type="string" calcext:value-type="string">
            <text:p>tendency_of_air_temperature_due_to_model_physics</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m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4];['file:///usr/people/oord/cmor/input/PRIMAVERA_output_EC_Earth.ods'#$OMIP.$D$8:.$K$159];8;0));&quot;&quot;;VLOOKUP([.H454];['file:///usr/people/oord/cmor/input/PRIMAVERA_output_EC_Earth.ods'#$OMIP.$D$8:.$K$159];8;0))">
            <text:p/>
          </table:table-cell>
          <table:table-cell table:formula="of:=IF([.Z454]&lt;[.C45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Radiative Heating</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r</text:p>
          </table:table-cell>
          <table:table-cell office:value-type="string" calcext:value-type="string">
            <text:p>tendency_of_air_temperature_due_to_radiative_heating</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5];['file:///usr/people/oord/cmor/input/PRIMAVERA_output_EC_Earth.ods'#$OMIP.$D$8:.$K$159];8;0));&quot;&quot;;VLOOKUP([.H455];['file:///usr/people/oord/cmor/input/PRIMAVERA_output_EC_Earth.ods'#$OMIP.$D$8:.$K$159];8;0))">
            <text:p/>
          </table:table-cell>
          <table:table-cell table:formula="of:=IF([.Z455]&lt;[.C45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Stratiform Cloud and Precipitation and Boundary Layer Mixing</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scpbl</text:p>
          </table:table-cell>
          <table:table-cell office:value-type="string" calcext:value-type="string">
            <text:p>tendency_of_air_temperature_due_to_stratiform_cloud_and_precipitation_and_boundary_layer_mixing</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scp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6];['file:///usr/people/oord/cmor/input/PRIMAVERA_output_EC_Earth.ods'#$OMIP.$D$8:.$K$159];8;0));&quot;&quot;;VLOOKUP([.H456];['file:///usr/people/oord/cmor/input/PRIMAVERA_output_EC_Earth.ods'#$OMIP.$D$8:.$K$159];8;0))">
            <text:p/>
          </table:table-cell>
          <table:table-cell table:formula="of:=IF([.Z456]&lt;[.C45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Surface Temperature</text:p>
          </table:table-cell>
          <table:table-cell office:value-type="string" calcext:value-type="string">
            <text:p>K</text:p>
          </table:table-cell>
          <table:table-cell office:value-type="string" calcext:value-type="string">
            <text:p>temperature of liquid ocean. <text:s/>Note that the correct standard_name for this variable is "sea_surface_temperature", not "surface_temperature", but this was discovered too late to correct. <text:s/>To maintain consistency across CMIP5 models, the wrong standard_name will continue to be used.</text:p>
          </table:table-cell>
          <table:table-cell office:value-type="string" calcext:value-type="string">
            <text:p>Report on the ocean grid. <text:s/>This variable appears in WGOMD Table 2.2</text:p>
          </table:table-cell>
          <table:table-cell office:value-type="string" calcext:value-type="string">
            <text:p>tos</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57];['file:///usr/people/oord/cmor/input/PRIMAVERA_output_EC_Earth.ods'#$OMIP.$D$8:.$K$159];8;0));&quot;&quot;;VLOOKUP([.H457];['file:///usr/people/oord/cmor/input/PRIMAVERA_output_EC_Earth.ods'#$OMIP.$D$8:.$K$159];8;0))" office:value-type="float" office:value="1" calcext:value-type="float">
            <text:p>1</text:p>
          </table:table-cell>
          <table:table-cell table:formula="of:=IF([.Z457]&lt;[.C45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6605.26pt" draw:caption-point-x="-250.24pt" draw:caption-point-y="-221.95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Sea Surface Temperature</text:p>
          </table:table-cell>
          <table:table-cell office:value-type="string" calcext:value-type="string">
            <text:p>K</text:p>
          </table:table-cell>
          <table:table-cell office:value-type="string" calcext:value-type="string">
            <text:p>this may differ from "surface temperature" in regions of sea ice.</text:p>
          </table:table-cell>
          <table:table-cell office:value-type="string" calcext:value-type="string">
            <text:p>None</text:p>
          </table:table-cell>
          <table:table-cell office:value-type="string" calcext:value-type="string">
            <text:p>tos</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58];['file:///usr/people/oord/cmor/input/PRIMAVERA_output_EC_Earth.ods'#$OMIP.$D$8:.$K$159];8;0));&quot;&quot;;VLOOKUP([.H458];['file:///usr/people/oord/cmor/input/PRIMAVERA_output_EC_Earth.ods'#$OMIP.$D$8:.$K$159];8;0))" office:value-type="float" office:value="1" calcext:value-type="float">
            <text:p>1</text:p>
          </table:table-cell>
          <table:table-cell table:formula="of:=IF([.Z458]&lt;[.C458];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quare of Sea Surface Temperature</text:p>
          </table:table-cell>
          <table:table-cell office:value-type="string" calcext:value-type="string">
            <text:p>K2</text:p>
          </table:table-cell>
          <table:table-cell office:value-type="string" calcext:value-type="string">
            <text:p>square of temperature of liquid ocean, averaged over the day.</text:p>
          </table:table-cell>
          <table:table-cell office:value-type="string" calcext:value-type="string">
            <text:p>Report on the ocean grid. <text:s/>This variable appears in WGOMD Table 2.2</text:p>
          </table:table-cell>
          <table:table-cell office:value-type="string" calcext:value-type="string">
            <text:p>tossq</text:p>
          </table:table-cell>
          <table:table-cell office:value-type="string" calcext:value-type="string">
            <text:p>square_of_sea_surface_temperature</text:p>
          </table:table-cell>
          <table:table-cell office:value-type="string" calcext:value-type="string">
            <text:p>None</text:p>
          </table:table-cell>
          <table:table-cell office:value-type="string" calcext:value-type="string">
            <text:p>K2</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sq</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59];['file:///usr/people/oord/cmor/input/PRIMAVERA_output_EC_Earth.ods'#$OMIP.$D$8:.$K$159];8;0));&quot;&quot;;VLOOKUP([.H459];['file:///usr/people/oord/cmor/input/PRIMAVERA_output_EC_Earth.ods'#$OMIP.$D$8:.$K$159];8;0))" office:value-type="float" office:value="3" calcext:value-type="float">
            <text:p>3</text:p>
          </table:table-cell>
          <table:table-cell table:formula="of:=IF([.Z459]&lt;[.C45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Square of Sea Surface Temperature</text:p>
          </table:table-cell>
          <table:table-cell office:value-type="string" calcext:value-type="string">
            <text:p>K2</text:p>
          </table:table-cell>
          <table:table-cell table:number-columns-repeated="2" office:value-type="string" calcext:value-type="string">
            <text:p>None</text:p>
          </table:table-cell>
          <table:table-cell office:value-type="string" calcext:value-type="string">
            <text:p>tossq</text:p>
          </table:table-cell>
          <table:table-cell office:value-type="string" calcext:value-type="string">
            <text:p>square_of_sea_surface_temperature</text:p>
          </table:table-cell>
          <table:table-cell office:value-type="string" calcext:value-type="string">
            <text:p>None</text:p>
          </table:table-cell>
          <table:table-cell office:value-type="string" calcext:value-type="string">
            <text:p>K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60];['file:///usr/people/oord/cmor/input/PRIMAVERA_output_EC_Earth.ods'#$OMIP.$D$8:.$K$159];8;0));&quot;&quot;;VLOOKUP([.H460];['file:///usr/people/oord/cmor/input/PRIMAVERA_output_EC_Earth.ods'#$OMIP.$D$8:.$K$159];8;0))" office:value-type="float" office:value="3" calcext:value-type="float">
            <text:p>3</text:p>
          </table:table-cell>
          <table:table-cell table:formula="of:=IF([.Z460]&lt;[.C46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3" calcext:value-type="float">
            <text:p>3</text:p>
          </table:table-cell>
          <table:table-cell table:style-name="ce6" office:value-type="string" calcext:value-type="string">
            <text:p>Permafrost Layer Thickness</text:p>
          </table:table-cell>
          <table:table-cell office:value-type="string" calcext:value-type="string">
            <text:p>m</text:p>
          </table:table-cell>
          <table:table-cell office:value-type="string" calcext:value-type="string">
            <text:p>where land over land: This is the mean thickness of the permafrost layer in the land portion of the grid cell. <text:s/>Reported as 0.0 in permafrost-free regions.</text:p>
          </table:table-cell>
          <table:table-cell office:value-type="string" calcext:value-type="string">
            <text:p>None</text:p>
          </table:table-cell>
          <table:table-cell office:value-type="string" calcext:value-type="string">
            <text:p>tpf</text:p>
          </table:table-cell>
          <table:table-cell office:value-type="string" calcext:value-type="string">
            <text:p>permafrost_layer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pf</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1];['file:///usr/people/oord/cmor/input/PRIMAVERA_output_EC_Earth.ods'#$OMIP.$D$8:.$K$159];8;0));&quot;&quot;;VLOOKUP([.H461];['file:///usr/people/oord/cmor/input/PRIMAVERA_output_EC_Earth.ods'#$OMIP.$D$8:.$K$159];8;0))">
            <text:p/>
          </table:table-cell>
          <table:table-cell table:formula="of:=IF([.Z461]&lt;[.C46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Transpir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tran</text:p>
          </table:table-cell>
          <table:table-cell office:value-type="string" calcext:value-type="string">
            <text:p>transpi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2];['file:///usr/people/oord/cmor/input/PRIMAVERA_output_EC_Earth.ods'#$OMIP.$D$8:.$K$159];8;0));&quot;&quot;;VLOOKUP([.H462];['file:///usr/people/oord/cmor/input/PRIMAVERA_output_EC_Earth.ods'#$OMIP.$D$8:.$K$159];8;0))">
            <text:p/>
          </table:table-cell>
          <table:table-cell table:formula="of:=IF([.Z462]&lt;[.C46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0" draw:text-style-name="P2" svg:width="65.59pt" svg:height="50.31pt" svg:x="397.11pt" svg:y="3618.4pt" draw:caption-point-x="-250.24pt" draw:caption-point-y="2833.91pt">
              <dc:date>2016-04-12T00:00:00</dc:date>
              <text:p text:style-name="P1"><text:span text:style-name="T1">Matthew Mizielinski:</text:span><text:span text:style-name="T2">upgrade #13.4</text:span></text:p>
            </office:annotation>
            <text:p>2</text:p>
          </table:table-cell>
          <table:table-cell table:style-name="ce6" office:value-type="string" calcext:value-type="string">
            <text:p>Sea Ice Mass Transport Through Fram Strai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transifs</text:p>
          </table:table-cell>
          <table:table-cell office:value-type="string" calcext:value-type="string">
            <text:p>sea_ice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ransifs</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463];['file:///usr/people/oord/cmor/input/PRIMAVERA_output_EC_Earth.ods'#$OMIP.$D$8:.$K$159];8;0));&quot;&quot;;VLOOKUP([.H463];['file:///usr/people/oord/cmor/input/PRIMAVERA_output_EC_Earth.ods'#$OMIP.$D$8:.$K$159];8;0))">
            <text:p/>
          </table:table-cell>
          <table:table-cell table:formula="of:=IF([.Z463]&lt;[.C46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X-Component of Sea Ice Mass Transport</text:p>
          </table:table-cell>
          <table:table-cell office:value-type="string" calcext:value-type="string">
            <text:p>kg s-1</text:p>
          </table:table-cell>
          <table:table-cell office:value-type="string" calcext:value-type="string">
            <text:p>The sea ice mass transport is 0.0 in ice-free regions of the ocean. <text:s/>Snow is included in calculation of mass.</text:p>
          </table:table-cell>
          <table:table-cell office:value-type="string" calcext:value-type="string">
            <text:p>None</text:p>
          </table:table-cell>
          <table:table-cell office:value-type="string" calcext:value-type="string">
            <text:p>transix</text:p>
          </table:table-cell>
          <table:table-cell office:value-type="string" calcext:value-type="string">
            <text:p>sea_ice_x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six</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464];['file:///usr/people/oord/cmor/input/PRIMAVERA_output_EC_Earth.ods'#$OMIP.$D$8:.$K$159];8;0));&quot;&quot;;VLOOKUP([.H464];['file:///usr/people/oord/cmor/input/PRIMAVERA_output_EC_Earth.ods'#$OMIP.$D$8:.$K$159];8;0))">
            <text:p/>
          </table:table-cell>
          <table:table-cell table:formula="of:=IF([.Z464]&lt;[.C46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Y-Component of Sea Ice Mass Transport</text:p>
          </table:table-cell>
          <table:table-cell office:value-type="string" calcext:value-type="string">
            <text:p>kg s-1</text:p>
          </table:table-cell>
          <table:table-cell office:value-type="string" calcext:value-type="string">
            <text:p>The sea ice mass transport is 0.0 in ice-free regions of the ocean. <text:s/>Snow is included in calculation of mass.</text:p>
          </table:table-cell>
          <table:table-cell office:value-type="string" calcext:value-type="string">
            <text:p>None</text:p>
          </table:table-cell>
          <table:table-cell office:value-type="string" calcext:value-type="string">
            <text:p>transiy</text:p>
          </table:table-cell>
          <table:table-cell office:value-type="string" calcext:value-type="string">
            <text:p>sea_ice_y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siy</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465];['file:///usr/people/oord/cmor/input/PRIMAVERA_output_EC_Earth.ods'#$OMIP.$D$8:.$K$159];8;0));&quot;&quot;;VLOOKUP([.H465];['file:///usr/people/oord/cmor/input/PRIMAVERA_output_EC_Earth.ods'#$OMIP.$D$8:.$K$159];8;0))">
            <text:p/>
          </table:table-cell>
          <table:table-cell table:formula="of:=IF([.Z465]&lt;[.C46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Tree Cover Fraction</text:p>
          </table:table-cell>
          <table:table-cell office:value-type="string" calcext:value-type="string">
            <text:p>%</text:p>
          </table:table-cell>
          <table:table-cell office:value-type="string" calcext:value-type="string">
            <text:p>fraction of entire grid cell <text:s/>that is covered by trees.</text:p>
          </table:table-cell>
          <table:table-cell office:value-type="string" calcext:value-type="string">
            <text:p>add scalar coordinate typetree and add "tree" to the CF area type table. <text:s/>Note that if this variable is independent of time, it should be stored only for a single time (of the user's choosing).</text:p>
          </table:table-cell>
          <table:table-cell office:value-type="string" calcext:value-type="string">
            <text:p>tree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ee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6];['file:///usr/people/oord/cmor/input/PRIMAVERA_output_EC_Earth.ods'#$OMIP.$D$8:.$K$159];8;0));&quot;&quot;;VLOOKUP([.H466];['file:///usr/people/oord/cmor/input/PRIMAVERA_output_EC_Earth.ods'#$OMIP.$D$8:.$K$159];8;0))">
            <text:p/>
          </table:table-cell>
          <table:table-cell table:formula="of:=IF([.Z466]&lt;[.C46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Primary Deciduous Tree Fraction</text:p>
          </table:table-cell>
          <table:table-cell office:value-type="string" calcext:value-type="string">
            <text:p>%</text:p>
          </table:table-cell>
          <table:table-cell office:value-type="string" calcext:value-type="string">
            <text:p>This is the fraction of the entire grid cell <text:s/>that is covered by "total primary deciduous trees."</text:p>
          </table:table-cell>
          <table:table-cell office:value-type="string" calcext:value-type="string">
            <text:p>Agregation of model PFTs as defined in 1st priority to aid model intercomparison. <text:s/>Note that if this variable is independent of time, it should be stored only for a single time (of the user's choosing).</text:p>
          </table:table-cell>
          <table:table-cell office:value-type="string" calcext:value-type="string">
            <text:p>treeFracPrimDe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pdec</text:p>
          </table:table-cell>
          <table:table-cell office:value-type="string" calcext:value-type="string">
            <text:p>treeFracPrimDe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7];['file:///usr/people/oord/cmor/input/PRIMAVERA_output_EC_Earth.ods'#$OMIP.$D$8:.$K$159];8;0));&quot;&quot;;VLOOKUP([.H467];['file:///usr/people/oord/cmor/input/PRIMAVERA_output_EC_Earth.ods'#$OMIP.$D$8:.$K$159];8;0))">
            <text:p/>
          </table:table-cell>
          <table:table-cell table:formula="of:=IF([.Z467]&lt;[.C46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Primary Evergreen Tree Cover Fraction</text:p>
          </table:table-cell>
          <table:table-cell office:value-type="string" calcext:value-type="string">
            <text:p>%</text:p>
          </table:table-cell>
          <table:table-cell office:value-type="string" calcext:value-type="string">
            <text:p>fraction of entire grid cell <text:s/>that is covered by primary evergreen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PrimEver</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pever</text:p>
          </table:table-cell>
          <table:table-cell office:value-type="string" calcext:value-type="string">
            <text:p>treeFracPrimEver</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8];['file:///usr/people/oord/cmor/input/PRIMAVERA_output_EC_Earth.ods'#$OMIP.$D$8:.$K$159];8;0));&quot;&quot;;VLOOKUP([.H468];['file:///usr/people/oord/cmor/input/PRIMAVERA_output_EC_Earth.ods'#$OMIP.$D$8:.$K$159];8;0))">
            <text:p/>
          </table:table-cell>
          <table:table-cell table:formula="of:=IF([.Z468]&lt;[.C46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Secondary Deciduous Tree Cover Fraction</text:p>
          </table:table-cell>
          <table:table-cell office:value-type="string" calcext:value-type="string">
            <text:p>%</text:p>
          </table:table-cell>
          <table:table-cell office:value-type="string" calcext:value-type="string">
            <text:p>fraction of entire grid cell <text:s/>that is covered by secondary deciduous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SecDe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sdec</text:p>
          </table:table-cell>
          <table:table-cell office:value-type="string" calcext:value-type="string">
            <text:p>treeFracSecDe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9];['file:///usr/people/oord/cmor/input/PRIMAVERA_output_EC_Earth.ods'#$OMIP.$D$8:.$K$159];8;0));&quot;&quot;;VLOOKUP([.H469];['file:///usr/people/oord/cmor/input/PRIMAVERA_output_EC_Earth.ods'#$OMIP.$D$8:.$K$159];8;0))">
            <text:p/>
          </table:table-cell>
          <table:table-cell table:formula="of:=IF([.Z469]&lt;[.C46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Secondary Evergreen Tree Cover Fraction</text:p>
          </table:table-cell>
          <table:table-cell office:value-type="string" calcext:value-type="string">
            <text:p>%</text:p>
          </table:table-cell>
          <table:table-cell office:value-type="string" calcext:value-type="string">
            <text:p>fraction of entire grid cell <text:s/>that is covered by secondary evergreen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SecEver</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sever</text:p>
          </table:table-cell>
          <table:table-cell office:value-type="string" calcext:value-type="string">
            <text:p>treeFracSecEver</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0];['file:///usr/people/oord/cmor/input/PRIMAVERA_output_EC_Earth.ods'#$OMIP.$D$8:.$K$159];8;0));&quot;&quot;;VLOOKUP([.H470];['file:///usr/people/oord/cmor/input/PRIMAVERA_output_EC_Earth.ods'#$OMIP.$D$8:.$K$159];8;0))">
            <text:p/>
          </table:table-cell>
          <table:table-cell table:formula="of:=IF([.Z470]&lt;[.C470];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Temperature</text:p>
          </table:table-cell>
          <table:table-cell office:value-type="string" calcext:value-type="string">
            <text:p>K</text:p>
          </table:table-cell>
          <table:table-cell office:value-type="string" calcext:value-type="string">
            <text:p>skin temperature (i.e., SST for open ocean)</text:p>
          </table:table-cell>
          <table:table-cell office:value-type="string" calcext:value-type="string">
            <text:p>None</text:p>
          </table:table-cell>
          <table:table-cell office:value-type="string" calcext:value-type="string">
            <text:p>ts</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1];['file:///usr/people/oord/cmor/input/PRIMAVERA_output_EC_Earth.ods'#$OMIP.$D$8:.$K$159];8;0));&quot;&quot;;VLOOKUP([.H471];['file:///usr/people/oord/cmor/input/PRIMAVERA_output_EC_Earth.ods'#$OMIP.$D$8:.$K$159];8;0))">
            <text:p/>
          </table:table-cell>
          <table:table-cell table:formula="of:=IF([.Z471]&lt;[.C47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urface Temperature of Sea Ice</text:p>
          </table:table-cell>
          <table:table-cell office:value-type="string" calcext:value-type="string">
            <text:p>K</text:p>
          </table:table-cell>
          <table:table-cell office:value-type="string" calcext:value-type="string">
            <text:p>When computing the time-mean here, the time-samples, weighted by the area of sea ice in the grid cell, are accumulated and then divided by the sum of the weights. <text:s/>Reported as "missing" in regions free of sea ice. <text:s/>Note this will be the surface snow temperature in regions where snow covers the sea ice.</text:p>
          </table:table-cell>
          <table:table-cell office:value-type="string" calcext:value-type="string">
            <text:p>None</text:p>
          </table:table-cell>
          <table:table-cell office:value-type="string" calcext:value-type="string">
            <text:p>tsice</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72];['file:///usr/people/oord/cmor/input/PRIMAVERA_output_EC_Earth.ods'#$OMIP.$D$8:.$K$159];8;0));&quot;&quot;;VLOOKUP([.H472];['file:///usr/people/oord/cmor/input/PRIMAVERA_output_EC_Earth.ods'#$OMIP.$D$8:.$K$159];8;0))">
            <text:p/>
          </table:table-cell>
          <table:table-cell table:formula="of:=IF([.Z472]&lt;[.C47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emperature of Soil</text:p>
          </table:table-cell>
          <table:table-cell office:value-type="string" calcext:value-type="string">
            <text:p>K</text:p>
          </table:table-cell>
          <table:table-cell office:value-type="string" calcext:value-type="string">
            <text:p>Temperature of each soil layer. <text:s/>Reported as "missing" for grid cells occupied entirely by "sea".</text:p>
          </table:table-cell>
          <table:table-cell office:value-type="string" calcext:value-type="string">
            <text:p>If soil layer thicknesses vary from one location to another, interpolate to a standard set of depths. <text:s/>Ideally, the interpolation should preserve the vertical integral.</text:p>
          </table:table-cell>
          <table:table-cell office:value-type="string" calcext:value-type="string">
            <text:p>tsl</text:p>
          </table:table-cell>
          <table:table-cell office:value-type="string" calcext:value-type="string">
            <text:p>soi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depth time</text:p>
          </table:table-cell>
          <table:table-cell office:value-type="string" calcext:value-type="string">
            <text:p>tsl</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3];['file:///usr/people/oord/cmor/input/PRIMAVERA_output_EC_Earth.ods'#$OMIP.$D$8:.$K$159];8;0));&quot;&quot;;VLOOKUP([.H473];['file:///usr/people/oord/cmor/input/PRIMAVERA_output_EC_Earth.ods'#$OMIP.$D$8:.$K$159];8;0))">
            <text:p/>
          </table:table-cell>
          <table:table-cell table:formula="of:=IF([.Z473]&lt;[.C47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Temperature Where Land or Sea Ice</text:p>
          </table:table-cell>
          <table:table-cell office:value-type="string" calcext:value-type="string">
            <text:p>K</text:p>
          </table:table-cell>
          <table:table-cell office:value-type="string" calcext:value-type="string">
            <text:p>skin temperature of all surfaces except open ocean.</text:p>
          </table:table-cell>
          <table:table-cell office:value-type="string" calcext:value-type="string">
            <text:p>None</text:p>
          </table:table-cell>
          <table:table-cell office:value-type="string" calcext:value-type="string">
            <text:p>tslsi</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lsi</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4];['file:///usr/people/oord/cmor/input/PRIMAVERA_output_EC_Earth.ods'#$OMIP.$D$8:.$K$159];8;0));&quot;&quot;;VLOOKUP([.H474];['file:///usr/people/oord/cmor/input/PRIMAVERA_output_EC_Earth.ods'#$OMIP.$D$8:.$K$159];8;0))">
            <text:p/>
          </table:table-cell>
          <table:table-cell table:formula="of:=IF([.Z474]&lt;[.C47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Temperature Where Land or Sea Ice</text:p>
          </table:table-cell>
          <table:table-cell office:value-type="string" calcext:value-type="string">
            <text:p>K</text:p>
          </table:table-cell>
          <table:table-cell office:value-type="string" calcext:value-type="string">
            <text:p>skin temperature of all surfaces except open ocean, sampled synoptically.</text:p>
          </table:table-cell>
          <table:table-cell office:value-type="string" calcext:value-type="string">
            <text:p>None</text:p>
          </table:table-cell>
          <table:table-cell office:value-type="string" calcext:value-type="string">
            <text:p>tslsi</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tslsi</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5];['file:///usr/people/oord/cmor/input/PRIMAVERA_output_EC_Earth.ods'#$OMIP.$D$8:.$K$159];8;0));&quot;&quot;;VLOOKUP([.H475];['file:///usr/people/oord/cmor/input/PRIMAVERA_output_EC_Earth.ods'#$OMIP.$D$8:.$K$159];8;0))">
            <text:p/>
          </table:table-cell>
          <table:table-cell table:formula="of:=IF([.Z475]&lt;[.C47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Internal Temperature</text:p>
          </table:table-cell>
          <table:table-cell office:value-type="string" calcext:value-type="string">
            <text:p>K</text:p>
          </table:table-cell>
          <table:table-cell office:value-type="string" calcext:value-type="string">
            <text:p>This temperature is averaged over all the snow in the grid cell that rests on land or land ice. <text:s/>When computing the time-mean here, the time samples, weighted by the mass of snow on the land portion of the grid cell, are accumulated and then divided by the sum of the weights. <text:s text:c="2"/>Reported as "missing in regions free of snow on land.</text:p>
          </table:table-cell>
          <table:table-cell office:value-type="string" calcext:value-type="string">
            <text:p>None</text:p>
          </table:table-cell>
          <table:table-cell office:value-type="string" calcext:value-type="string">
            <text:p>tsn</text:p>
          </table:table-cell>
          <table:table-cell office:value-type="string" calcext:value-type="string">
            <text:p>temperature_in_surface_snow</text:p>
          </table:table-cell>
          <table:table-cell office:value-type="string" calcext:value-type="string">
            <text:p>None</text:p>
          </table:table-cell>
          <table:table-cell office:value-type="string" calcext:value-type="string">
            <text:p>K</text:p>
          </table:table-cell>
          <table:table-cell office:value-type="string" calcext:value-type="string">
            <text:p>time: mean (with samples weighted by snow mass)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6];['file:///usr/people/oord/cmor/input/PRIMAVERA_output_EC_Earth.ods'#$OMIP.$D$8:.$K$159];8;0));&quot;&quot;;VLOOKUP([.H476];['file:///usr/people/oord/cmor/input/PRIMAVERA_output_EC_Earth.ods'#$OMIP.$D$8:.$K$159];8;0))">
            <text:p/>
          </table:table-cell>
          <table:table-cell table:formula="of:=IF([.Z476]&lt;[.C47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Temperature at Interface Between Sea Ice and Snow</text:p>
          </table:table-cell>
          <table:table-cell office:value-type="string" calcext:value-type="string">
            <text:p>K</text:p>
          </table:table-cell>
          <table:table-cell office:value-type="string" calcext:value-type="string">
            <text:p>When computing the time-mean here, the time-samples, weighted by the area of snow-covered sea ice in the grid cell, are accumulated and then divided by the sum of the weights. <text:s/>Reported as "missing" in regions free of snow-covered sea ice.</text:p>
          </table:table-cell>
          <table:table-cell office:value-type="string" calcext:value-type="string">
            <text:p>None</text:p>
          </table:table-cell>
          <table:table-cell office:value-type="string" calcext:value-type="string">
            <text:p>tsnint</text:p>
          </table:table-cell>
          <table:table-cell office:value-type="string" calcext:value-type="string">
            <text:p>sea_ice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weighted by area of snow-covered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nin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77];['file:///usr/people/oord/cmor/input/PRIMAVERA_output_EC_Earth.ods'#$OMIP.$D$8:.$K$159];8;0));&quot;&quot;;VLOOKUP([.H477];['file:///usr/people/oord/cmor/input/PRIMAVERA_output_EC_Earth.ods'#$OMIP.$D$8:.$K$159];8;0))">
            <text:p/>
          </table:table-cell>
          <table:table-cell table:formula="of:=IF([.Z477]&lt;[.C47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ea Surface Temperature</text:p>
          </table:table-cell>
          <table:table-cell office:value-type="string" calcext:value-type="string">
            <text:p>K</text:p>
          </table:table-cell>
          <table:table-cell office:value-type="string" calcext:value-type="string">
            <text:p>temperature of surface of open ocean, sampled synoptically.</text:p>
          </table:table-cell>
          <table:table-cell office:value-type="string" calcext:value-type="string">
            <text:p>None</text:p>
          </table:table-cell>
          <table:table-cell office:value-type="string" calcext:value-type="string">
            <text:p>tso</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tso</text:p>
          </table:table-cell>
          <table:table-cell office:value-type="string" calcext:value-type="string">
            <text:p>ocean</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8];['file:///usr/people/oord/cmor/input/PRIMAVERA_output_EC_Earth.ods'#$OMIP.$D$8:.$K$159];8;0));&quot;&quot;;VLOOKUP([.H478];['file:///usr/people/oord/cmor/input/PRIMAVERA_output_EC_Earth.ods'#$OMIP.$D$8:.$K$159];8;0))">
            <text:p/>
          </table:table-cell>
          <table:table-cell table:formula="of:=IF([.Z478]&lt;[.C478];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ast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u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79];['file:///usr/people/oord/cmor/input/PRIMAVERA_output_EC_Earth.ods'#$OMIP.$D$8:.$K$159];8;0));&quot;&quot;;VLOOKUP([.H479];['file:///usr/people/oord/cmor/input/PRIMAVERA_output_EC_Earth.ods'#$OMIP.$D$8:.$K$159];8;0))">
            <text:p/>
          </table:table-cell>
          <table:table-cell table:formula="of:=IF([.Z479]&lt;[.C47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East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ua</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480];['file:///usr/people/oord/cmor/input/PRIMAVERA_output_EC_Earth.ods'#$OMIP.$D$8:.$K$159];8;0));&quot;&quot;;VLOOKUP([.H480];['file:///usr/people/oord/cmor/input/PRIMAVERA_output_EC_Earth.ods'#$OMIP.$D$8:.$K$159];8;0))">
            <text:p/>
          </table:table-cell>
          <table:table-cell table:formula="of:=IF([.Z480]&lt;[.C48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Eastward Wind</text:p>
          </table:table-cell>
          <table:table-cell table:style-name="ce5" office:value-type="string" calcext:value-type="string">
            <text:p>m s-1</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ua</text:p>
          </table:table-cell>
          <table:table-cell table:style-name="ce5" office:value-type="string" calcext:value-type="string">
            <text:p>eastward_wind</text:p>
          </table:table-cell>
          <table:table-cell table:style-name="ce5" office:value-type="string" calcext:value-type="string">
            <text:p>None</text:p>
          </table:table-cell>
          <table:table-cell table:style-name="ce5" office:value-type="string" calcext:value-type="string">
            <text:p>m s-1</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u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481];['file:///usr/people/oord/cmor/input/PRIMAVERA_output_EC_Earth.ods'#$OMIP.$D$8:.$K$159];8;0));&quot;&quot;;VLOOKUP([.H481];['file:///usr/people/oord/cmor/input/PRIMAVERA_output_EC_Earth.ods'#$OMIP.$D$8:.$K$159];8;0))">
            <text:p/>
          </table:table-cell>
          <table:table-cell table:formula="of:=IF([.Z481]&lt;[.C48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Eastward Wind</text:p>
          </table:table-cell>
          <table:table-cell office:value-type="string" calcext:value-type="string">
            <text:p>m s-1</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90" calcext:value-type="float">
            <text:p>-90</text:p>
          </table:table-cell>
          <table:table-cell office:value-type="float" office:value="145" calcext:value-type="float">
            <text:p>145</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u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482];['file:///usr/people/oord/cmor/input/PRIMAVERA_output_EC_Earth.ods'#$OMIP.$D$8:.$K$159];8;0));&quot;&quot;;VLOOKUP([.H482];['file:///usr/people/oord/cmor/input/PRIMAVERA_output_EC_Earth.ods'#$OMIP.$D$8:.$K$159];8;0))">
            <text:p/>
          </table:table-cell>
          <table:table-cell table:formula="of:=IF([.Z482]&lt;[.C482];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Eastward Wind</text:p>
          </table:table-cell>
          <table:table-cell table:style-name="ce5" office:value-type="string" calcext:value-type="string">
            <text:p>m s-1</text:p>
          </table:table-cell>
          <table:table-cell table:number-columns-repeated="2" table:style-name="ce5" office:value-type="string" calcext:value-type="string">
            <text:p>None</text:p>
          </table:table-cell>
          <table:table-cell table:style-name="ce5" office:value-type="string" calcext:value-type="string">
            <text:p>ua</text:p>
          </table:table-cell>
          <table:table-cell table:style-name="ce5" office:value-type="string" calcext:value-type="string">
            <text:p>eastward_wind</text:p>
          </table:table-cell>
          <table:table-cell table:style-name="ce5" office:value-type="string" calcext:value-type="string">
            <text:p>None</text:p>
          </table:table-cell>
          <table:table-cell table:style-name="ce5"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u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483];['file:///usr/people/oord/cmor/input/PRIMAVERA_output_EC_Earth.ods'#$OMIP.$D$8:.$K$159];8;0));&quot;&quot;;VLOOKUP([.H483];['file:///usr/people/oord/cmor/input/PRIMAVERA_output_EC_Earth.ods'#$OMIP.$D$8:.$K$159];8;0))">
            <text:p/>
          </table:table-cell>
          <table:table-cell table:formula="of:=IF([.Z483]&lt;[.C483];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ast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the the wind component should be reported at the 10 meter height</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uas</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84];['file:///usr/people/oord/cmor/input/PRIMAVERA_output_EC_Earth.ods'#$OMIP.$D$8:.$K$159];8;0));&quot;&quot;;VLOOKUP([.H484];['file:///usr/people/oord/cmor/input/PRIMAVERA_output_EC_Earth.ods'#$OMIP.$D$8:.$K$159];8;0))">
            <text:p/>
          </table:table-cell>
          <table:table-cell table:formula="of:=IF([.Z484]&lt;[.C48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East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uas</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485];['file:///usr/people/oord/cmor/input/PRIMAVERA_output_EC_Earth.ods'#$OMIP.$D$8:.$K$159];8;0));&quot;&quot;;VLOOKUP([.H485];['file:///usr/people/oord/cmor/input/PRIMAVERA_output_EC_Earth.ods'#$OMIP.$D$8:.$K$159];8;0))">
            <text:p/>
          </table:table-cell>
          <table:table-cell table:formula="of:=IF([.Z485]&lt;[.C48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Eastward Near-Surface Wind Speed</text:p>
          </table:table-cell>
          <table:table-cell office:value-type="string" calcext:value-type="string">
            <text:p>m s-1</text:p>
          </table:table-cell>
          <table:table-cell office:value-type="string" calcext:value-type="string">
            <text:p>This is sampled synoptically.</text:p>
          </table:table-cell>
          <table:table-cell office:value-type="string" calcext:value-type="string">
            <text:p>None</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10m</text:p>
          </table:table-cell>
          <table:table-cell office:value-type="string" calcext:value-type="string">
            <text:p>uas</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486];['file:///usr/people/oord/cmor/input/PRIMAVERA_output_EC_Earth.ods'#$OMIP.$D$8:.$K$159];8;0));&quot;&quot;;VLOOKUP([.H486];['file:///usr/people/oord/cmor/input/PRIMAVERA_output_EC_Earth.ods'#$OMIP.$D$8:.$K$159];8;0))">
            <text:p/>
          </table:table-cell>
          <table:table-cell table:formula="of:=IF([.Z486]&lt;[.C48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Mass X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umo</text:p>
          </table:table-cell>
          <table:table-cell office:value-type="string" calcext:value-type="string">
            <text:p>ocean_mass_x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um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87];['file:///usr/people/oord/cmor/input/PRIMAVERA_output_EC_Earth.ods'#$OMIP.$D$8:.$K$159];8;0));&quot;&quot;;VLOOKUP([.H487];['file:///usr/people/oord/cmor/input/PRIMAVERA_output_EC_Earth.ods'#$OMIP.$D$8:.$K$159];8;0))" office:value-type="float" office:value="2" calcext:value-type="float">
            <text:p>2</text:p>
          </table:table-cell>
          <table:table-cell table:formula="of:=IF([.Z487]&lt;[.C48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X Velocity</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o</text:p>
          </table:table-cell>
          <table:table-cell office:value-type="string" calcext:value-type="string">
            <text:p>sea_water_x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u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88];['file:///usr/people/oord/cmor/input/PRIMAVERA_output_EC_Earth.ods'#$OMIP.$D$8:.$K$159];8;0));&quot;&quot;;VLOOKUP([.H488];['file:///usr/people/oord/cmor/input/PRIMAVERA_output_EC_Earth.ods'#$OMIP.$D$8:.$K$159];8;0))" office:value-type="float" office:value="1" calcext:value-type="float">
            <text:p>1</text:p>
          </table:table-cell>
          <table:table-cell table:formula="of:=IF([.Z488]&lt;[.C48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X-Component of Sea Ice Velocity</text:p>
          </table:table-cell>
          <table:table-cell office:value-type="string" calcext:value-type="string">
            <text:p>m s-1</text:p>
          </table:table-cell>
          <table:table-cell office:value-type="string" calcext:value-type="string">
            <text:p>Reported as "missing" in regions free of sea ice.</text:p>
          </table:table-cell>
          <table:table-cell office:value-type="string" calcext:value-type="string">
            <text:p>Report on ocean's grid.</text:p>
          </table:table-cell>
          <table:table-cell office:value-type="string" calcext:value-type="string">
            <text:p>usi</text:p>
          </table:table-cell>
          <table:table-cell office:value-type="string" calcext:value-type="string">
            <text:p>sea_ice_x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usi</text:p>
          </table:table-cell>
          <table:table-cell office:value-type="string" calcext:value-type="string">
            <text:p>seaIce ocean</text:p>
          </table:table-cell>
          <table:table-cell office:value-type="string" calcext:value-type="string">
            <text:p>day</text:p>
          </table:table-cell>
          <table:table-cell table:number-columns-repeated="3" office:value-type="string" calcext:value-type="string">
            <text:p>None</text:p>
          </table:table-cell>
          <table:table-cell table:formula="of:=IF(ISNA(VLOOKUP([.H489];['file:///usr/people/oord/cmor/input/PRIMAVERA_output_EC_Earth.ods'#$OMIP.$D$8:.$K$159];8;0));&quot;&quot;;VLOOKUP([.H489];['file:///usr/people/oord/cmor/input/PRIMAVERA_output_EC_Earth.ods'#$OMIP.$D$8:.$K$159];8;0))">
            <text:p/>
          </table:table-cell>
          <table:table-cell table:formula="of:=IF([.Z489]&lt;[.C489];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orth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v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90];['file:///usr/people/oord/cmor/input/PRIMAVERA_output_EC_Earth.ods'#$OMIP.$D$8:.$K$159];8;0));&quot;&quot;;VLOOKUP([.H490];['file:///usr/people/oord/cmor/input/PRIMAVERA_output_EC_Earth.ods'#$OMIP.$D$8:.$K$159];8;0))">
            <text:p/>
          </table:table-cell>
          <table:table-cell table:formula="of:=IF([.Z490]&lt;[.C49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orth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va</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491];['file:///usr/people/oord/cmor/input/PRIMAVERA_output_EC_Earth.ods'#$OMIP.$D$8:.$K$159];8;0));&quot;&quot;;VLOOKUP([.H491];['file:///usr/people/oord/cmor/input/PRIMAVERA_output_EC_Earth.ods'#$OMIP.$D$8:.$K$159];8;0))">
            <text:p/>
          </table:table-cell>
          <table:table-cell table:formula="of:=IF([.Z491]&lt;[.C491];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Northward Wind</text:p>
          </table:table-cell>
          <table:table-cell table:style-name="ce5" office:value-type="string" calcext:value-type="string">
            <text:p>m s-1</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va</text:p>
          </table:table-cell>
          <table:table-cell table:style-name="ce5" office:value-type="string" calcext:value-type="string">
            <text:p>northward_wind</text:p>
          </table:table-cell>
          <table:table-cell table:style-name="ce5" office:value-type="string" calcext:value-type="string">
            <text:p>None</text:p>
          </table:table-cell>
          <table:table-cell table:style-name="ce5" office:value-type="string" calcext:value-type="string">
            <text:p>m s-1</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v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492];['file:///usr/people/oord/cmor/input/PRIMAVERA_output_EC_Earth.ods'#$OMIP.$D$8:.$K$159];8;0));&quot;&quot;;VLOOKUP([.H492];['file:///usr/people/oord/cmor/input/PRIMAVERA_output_EC_Earth.ods'#$OMIP.$D$8:.$K$159];8;0))">
            <text:p/>
          </table:table-cell>
          <table:table-cell table:formula="of:=IF([.Z492]&lt;[.C49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Northward Wind</text:p>
          </table:table-cell>
          <table:table-cell office:value-type="string" calcext:value-type="string">
            <text:p>m s-1</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80" calcext:value-type="float">
            <text:p>-80</text:p>
          </table:table-cell>
          <table:table-cell office:value-type="float" office:value="80" calcext:value-type="float">
            <text:p>8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v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493];['file:///usr/people/oord/cmor/input/PRIMAVERA_output_EC_Earth.ods'#$OMIP.$D$8:.$K$159];8;0));&quot;&quot;;VLOOKUP([.H493];['file:///usr/people/oord/cmor/input/PRIMAVERA_output_EC_Earth.ods'#$OMIP.$D$8:.$K$159];8;0))">
            <text:p/>
          </table:table-cell>
          <table:table-cell table:formula="of:=IF([.Z493]&lt;[.C493];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Northward Wind</text:p>
          </table:table-cell>
          <table:table-cell table:style-name="ce5" office:value-type="string" calcext:value-type="string">
            <text:p>m s-1</text:p>
          </table:table-cell>
          <table:table-cell table:number-columns-repeated="2" table:style-name="ce5" office:value-type="string" calcext:value-type="string">
            <text:p>None</text:p>
          </table:table-cell>
          <table:table-cell table:style-name="ce5" office:value-type="string" calcext:value-type="string">
            <text:p>va</text:p>
          </table:table-cell>
          <table:table-cell table:style-name="ce5" office:value-type="string" calcext:value-type="string">
            <text:p>northward_wind</text:p>
          </table:table-cell>
          <table:table-cell table:style-name="ce5" office:value-type="string" calcext:value-type="string">
            <text:p>None</text:p>
          </table:table-cell>
          <table:table-cell table:style-name="ce5"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v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494];['file:///usr/people/oord/cmor/input/PRIMAVERA_output_EC_Earth.ods'#$OMIP.$D$8:.$K$159];8;0));&quot;&quot;;VLOOKUP([.H494];['file:///usr/people/oord/cmor/input/PRIMAVERA_output_EC_Earth.ods'#$OMIP.$D$8:.$K$159];8;0))">
            <text:p/>
          </table:table-cell>
          <table:table-cell table:formula="of:=IF([.Z494]&lt;[.C494];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orth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the the wind component should be reported at the 10 meter height</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vas</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95];['file:///usr/people/oord/cmor/input/PRIMAVERA_output_EC_Earth.ods'#$OMIP.$D$8:.$K$159];8;0));&quot;&quot;;VLOOKUP([.H495];['file:///usr/people/oord/cmor/input/PRIMAVERA_output_EC_Earth.ods'#$OMIP.$D$8:.$K$159];8;0))">
            <text:p/>
          </table:table-cell>
          <table:table-cell table:formula="of:=IF([.Z495]&lt;[.C49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orth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vas</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496];['file:///usr/people/oord/cmor/input/PRIMAVERA_output_EC_Earth.ods'#$OMIP.$D$8:.$K$159];8;0));&quot;&quot;;VLOOKUP([.H496];['file:///usr/people/oord/cmor/input/PRIMAVERA_output_EC_Earth.ods'#$OMIP.$D$8:.$K$159];8;0))">
            <text:p/>
          </table:table-cell>
          <table:table-cell table:formula="of:=IF([.Z496]&lt;[.C49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Northward Near-Surface Wind Speed</text:p>
          </table:table-cell>
          <table:table-cell office:value-type="string" calcext:value-type="string">
            <text:p>m s-1</text:p>
          </table:table-cell>
          <table:table-cell office:value-type="string" calcext:value-type="string">
            <text:p>This is sampled synoptically.</text:p>
          </table:table-cell>
          <table:table-cell office:value-type="string" calcext:value-type="string">
            <text:p>None</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10m</text:p>
          </table:table-cell>
          <table:table-cell office:value-type="string" calcext:value-type="string">
            <text:p>vas</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497];['file:///usr/people/oord/cmor/input/PRIMAVERA_output_EC_Earth.ods'#$OMIP.$D$8:.$K$159];8;0));&quot;&quot;;VLOOKUP([.H497];['file:///usr/people/oord/cmor/input/PRIMAVERA_output_EC_Earth.ods'#$OMIP.$D$8:.$K$159];8;0))">
            <text:p/>
          </table:table-cell>
          <table:table-cell table:formula="of:=IF([.Z497]&lt;[.C49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Mass Y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vmo</text:p>
          </table:table-cell>
          <table:table-cell office:value-type="string" calcext:value-type="string">
            <text:p>ocean_mass_y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vm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98];['file:///usr/people/oord/cmor/input/PRIMAVERA_output_EC_Earth.ods'#$OMIP.$D$8:.$K$159];8;0));&quot;&quot;;VLOOKUP([.H498];['file:///usr/people/oord/cmor/input/PRIMAVERA_output_EC_Earth.ods'#$OMIP.$D$8:.$K$159];8;0))" office:value-type="float" office:value="2" calcext:value-type="float">
            <text:p>2</text:p>
          </table:table-cell>
          <table:table-cell table:formula="of:=IF([.Z498]&lt;[.C49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Y Velocity</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o</text:p>
          </table:table-cell>
          <table:table-cell office:value-type="string" calcext:value-type="string">
            <text:p>sea_water_y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v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99];['file:///usr/people/oord/cmor/input/PRIMAVERA_output_EC_Earth.ods'#$OMIP.$D$8:.$K$159];8;0));&quot;&quot;;VLOOKUP([.H499];['file:///usr/people/oord/cmor/input/PRIMAVERA_output_EC_Earth.ods'#$OMIP.$D$8:.$K$159];8;0))" office:value-type="float" office:value="1" calcext:value-type="float">
            <text:p>1</text:p>
          </table:table-cell>
          <table:table-cell table:formula="of:=IF([.Z499]&lt;[.C49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Volume</text:p>
          </table:table-cell>
          <table:table-cell office:value-type="string" calcext:value-type="string">
            <text:p>m3</text:p>
          </table:table-cell>
          <table:table-cell table:number-columns-repeated="2" office:value-type="string" calcext:value-type="string">
            <text:p>None</text:p>
          </table:table-cell>
          <table:table-cell office:value-type="string" calcext:value-type="string">
            <text:p>volo</text:p>
          </table:table-cell>
          <table:table-cell office:value-type="string" calcext:value-type="string">
            <text:p>sea_water_volume</text:p>
          </table:table-cell>
          <table:table-cell office:value-type="string" calcext:value-type="string">
            <text:p>None</text:p>
          </table:table-cell>
          <table:table-cell office:value-type="string" calcext:value-type="string">
            <text:p>m3</text:p>
          </table:table-cell>
          <table:table-cell office:value-type="string" calcext:value-type="string">
            <text:p>time: mean area: sum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vol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0];['file:///usr/people/oord/cmor/input/PRIMAVERA_output_EC_Earth.ods'#$OMIP.$D$8:.$K$159];8;0));&quot;&quot;;VLOOKUP([.H500];['file:///usr/people/oord/cmor/input/PRIMAVERA_output_EC_Earth.ods'#$OMIP.$D$8:.$K$159];8;0))" office:value-type="float" office:value="1" calcext:value-type="float">
            <text:p>1</text:p>
          </table:table-cell>
          <table:table-cell table:formula="of:=IF([.Z500]&lt;[.C50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text:p>
          </table:table-cell>
          <table:table-cell office:value-type="string" calcext:value-type="string">
            <text:p>kg m-2 s-1</text:p>
          </table:table-cell>
          <table:table-cell office:value-type="string" calcext:value-type="string">
            <text:p>None</text:p>
          </table:table-cell>
          <table:table-cell office:value-type="string" calcext:value-type="string">
            <text:p>If this does not vary from one year to the next, report only a single year. <text:s/>Positive flux implies correction increases salinity of water. <text:s/>This includes all virtual salt flux, including that due to a salt flux correction.</text:p>
          </table:table-cell>
          <table:table-cell office:value-type="string" calcext:value-type="string">
            <text:p>vsf</text:p>
          </table:table-cell>
          <table:table-cell office:value-type="string" calcext:value-type="string">
            <text:p>virtual_salt_flux_into_sea_water</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1];['file:///usr/people/oord/cmor/input/PRIMAVERA_output_EC_Earth.ods'#$OMIP.$D$8:.$K$159];8;0));&quot;&quot;;VLOOKUP([.H501];['file:///usr/people/oord/cmor/input/PRIMAVERA_output_EC_Earth.ods'#$OMIP.$D$8:.$K$159];8;0))" office:value-type="float" office:value="2" calcext:value-type="float">
            <text:p>2</text:p>
          </table:table-cell>
          <table:table-cell table:formula="of:=IF([.Z501]&lt;[.C50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Correc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corr</text:p>
          </table:table-cell>
          <table:table-cell office:value-type="string" calcext:value-type="string">
            <text:p>virtual_salt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2];['file:///usr/people/oord/cmor/input/PRIMAVERA_output_EC_Earth.ods'#$OMIP.$D$8:.$K$159];8;0));&quot;&quot;;VLOOKUP([.H502];['file:///usr/people/oord/cmor/input/PRIMAVERA_output_EC_Earth.ods'#$OMIP.$D$8:.$K$159];8;0))" office:value-type="float" office:value="2" calcext:value-type="float">
            <text:p>2</text:p>
          </table:table-cell>
          <table:table-cell table:formula="of:=IF([.Z502]&lt;[.C50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 due to Evapor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evap</text:p>
          </table:table-cell>
          <table:table-cell office:value-type="string" calcext:value-type="string">
            <text:p>virtual_salt_flux_into_sea_water_due_to_evapora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evap</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3];['file:///usr/people/oord/cmor/input/PRIMAVERA_output_EC_Earth.ods'#$OMIP.$D$8:.$K$159];8;0));&quot;&quot;;VLOOKUP([.H503];['file:///usr/people/oord/cmor/input/PRIMAVERA_output_EC_Earth.ods'#$OMIP.$D$8:.$K$159];8;0))" office:value-type="float" office:value="2" calcext:value-type="float">
            <text:p>2</text:p>
          </table:table-cell>
          <table:table-cell table:formula="of:=IF([.Z503]&lt;[.C50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 due to Rainfall</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pr</text:p>
          </table:table-cell>
          <table:table-cell office:value-type="string" calcext:value-type="string">
            <text:p>virtual_salt_flux_into_sea_water_due_to_rainfall</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p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4];['file:///usr/people/oord/cmor/input/PRIMAVERA_output_EC_Earth.ods'#$OMIP.$D$8:.$K$159];8;0));&quot;&quot;;VLOOKUP([.H504];['file:///usr/people/oord/cmor/input/PRIMAVERA_output_EC_Earth.ods'#$OMIP.$D$8:.$K$159];8;0))" office:value-type="float" office:value="2" calcext:value-type="float">
            <text:p>2</text:p>
          </table:table-cell>
          <table:table-cell table:formula="of:=IF([.Z504]&lt;[.C50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 From River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river</text:p>
          </table:table-cell>
          <table:table-cell office:value-type="string" calcext:value-type="string">
            <text:p>virtual_salt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5];['file:///usr/people/oord/cmor/input/PRIMAVERA_output_EC_Earth.ods'#$OMIP.$D$8:.$K$159];8;0));&quot;&quot;;VLOOKUP([.H505];['file:///usr/people/oord/cmor/input/PRIMAVERA_output_EC_Earth.ods'#$OMIP.$D$8:.$K$159];8;0))" office:value-type="float" office:value="2" calcext:value-type="float">
            <text:p>2</text:p>
          </table:table-cell>
          <table:table-cell table:formula="of:=IF([.Z505]&lt;[.C50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Virtual Salt Flux into Sea Water due to Sea Ice Thermodynamics</text:p>
          </table:table-cell>
          <table:table-cell office:value-type="string" calcext:value-type="string">
            <text:p>kg m-2 s-1</text:p>
          </table:table-cell>
          <table:table-cell office:value-type="string" calcext:value-type="string">
            <text:p>This variable measures the virtual salt flux into sea water due to the melting of sea ice. It is set to zero in models which receive a real water flux.</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vsfsit</text:p>
          </table:table-cell>
          <table:table-cell office:value-type="string" calcext:value-type="string">
            <text:p>virtual_salt_flux_into_sea_water_due_to_sea_ice_thermodynamic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sit</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6];['file:///usr/people/oord/cmor/input/PRIMAVERA_output_EC_Earth.ods'#$OMIP.$D$8:.$K$159];8;0));&quot;&quot;;VLOOKUP([.H506];['file:///usr/people/oord/cmor/input/PRIMAVERA_output_EC_Earth.ods'#$OMIP.$D$8:.$K$159];8;0))" office:value-type="float" office:value="2" calcext:value-type="float">
            <text:p>2</text:p>
          </table:table-cell>
          <table:table-cell table:formula="of:=IF([.Z506]&lt;[.C50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Y-Component of Sea Ice Velocity</text:p>
          </table:table-cell>
          <table:table-cell office:value-type="string" calcext:value-type="string">
            <text:p>m s-1</text:p>
          </table:table-cell>
          <table:table-cell office:value-type="string" calcext:value-type="string">
            <text:p>Reported as "missing" in regions free of sea ice.</text:p>
          </table:table-cell>
          <table:table-cell office:value-type="string" calcext:value-type="string">
            <text:p>Report on ocean's grid.</text:p>
          </table:table-cell>
          <table:table-cell office:value-type="string" calcext:value-type="string">
            <text:p>vsi</text:p>
          </table:table-cell>
          <table:table-cell office:value-type="string" calcext:value-type="string">
            <text:p>sea_ice_y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i</text:p>
          </table:table-cell>
          <table:table-cell office:value-type="string" calcext:value-type="string">
            <text:p>seaIce ocean</text:p>
          </table:table-cell>
          <table:table-cell office:value-type="string" calcext:value-type="string">
            <text:p>day</text:p>
          </table:table-cell>
          <table:table-cell table:number-columns-repeated="3" office:value-type="string" calcext:value-type="string">
            <text:p>None</text:p>
          </table:table-cell>
          <table:table-cell table:formula="of:=IF(ISNA(VLOOKUP([.H507];['file:///usr/people/oord/cmor/input/PRIMAVERA_output_EC_Earth.ods'#$OMIP.$D$8:.$K$159];8;0));&quot;&quot;;VLOOKUP([.H507];['file:///usr/people/oord/cmor/input/PRIMAVERA_output_EC_Earth.ods'#$OMIP.$D$8:.$K$159];8;0))">
            <text:p/>
          </table:table-cell>
          <table:table-cell table:formula="of:=IF([.Z507]&lt;[.C507];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omega (=dp/dt)</text:p>
          </table:table-cell>
          <table:table-cell office:value-type="string" calcext:value-type="string">
            <text:p>Pa s-1</text:p>
          </table:table-cell>
          <table:table-cell office:value-type="string" calcext:value-type="string">
            <text:p>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wa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08];['file:///usr/people/oord/cmor/input/PRIMAVERA_output_EC_Earth.ods'#$OMIP.$D$8:.$K$159];8;0));&quot;&quot;;VLOOKUP([.H508];['file:///usr/people/oord/cmor/input/PRIMAVERA_output_EC_Earth.ods'#$OMIP.$D$8:.$K$159];8;0))">
            <text:p/>
          </table:table-cell>
          <table:table-cell table:formula="of:=IF([.Z508]&lt;[.C50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omega (=dp/dt)</text:p>
          </table:table-cell>
          <table:table-cell office:value-type="string" calcext:value-type="string">
            <text:p>Pa s-1</text:p>
          </table:table-cell>
          <table:table-cell office:value-type="string" calcext:value-type="string">
            <text:p>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wa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09];['file:///usr/people/oord/cmor/input/PRIMAVERA_output_EC_Earth.ods'#$OMIP.$D$8:.$K$159];8;0));&quot;&quot;;VLOOKUP([.H509];['file:///usr/people/oord/cmor/input/PRIMAVERA_output_EC_Earth.ods'#$OMIP.$D$8:.$K$159];8;0))">
            <text:p/>
          </table:table-cell>
          <table:table-cell table:formula="of:=IF([.Z509]&lt;[.C509];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omega (=dp/dt)</text:p>
          </table:table-cell>
          <table:table-cell table:style-name="ce5" office:value-type="string" calcext:value-type="string">
            <text:p>Pa s-1</text:p>
          </table:table-cell>
          <table:table-cell table:style-name="ce5" office:value-type="string" calcext:value-type="string">
            <text:p>commonly referred to as "omega", this represents the vertical component of velocity in pressure coordinates (positive down)</text:p>
          </table:table-cell>
          <table:table-cell table:style-name="ce5" office:value-type="string" calcext:value-type="string">
            <text:p>None</text:p>
          </table:table-cell>
          <table:table-cell table:style-name="ce5" office:value-type="string" calcext:value-type="string">
            <text:p>wap</text:p>
          </table:table-cell>
          <table:table-cell table:style-name="ce5" office:value-type="string" calcext:value-type="string">
            <text:p>lagrangian_tendency_of_air_pressure</text:p>
          </table:table-cell>
          <table:table-cell table:style-name="ce5" office:value-type="string" calcext:value-type="string">
            <text:p>None</text:p>
          </table:table-cell>
          <table:table-cell table:style-name="ce5"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wap</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510];['file:///usr/people/oord/cmor/input/PRIMAVERA_output_EC_Earth.ods'#$OMIP.$D$8:.$K$159];8;0));&quot;&quot;;VLOOKUP([.H510];['file:///usr/people/oord/cmor/input/PRIMAVERA_output_EC_Earth.ods'#$OMIP.$D$8:.$K$159];8;0))">
            <text:p/>
          </table:table-cell>
          <table:table-cell table:formula="of:=IF([.Z510]&lt;[.C51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omega (=dp/dt)</text:p>
          </table:table-cell>
          <table:table-cell office:value-type="string" calcext:value-type="string">
            <text:p>Pa s-1</text:p>
          </table:table-cell>
          <table:table-cell office:value-type="string" calcext:value-type="string">
            <text:p>at 500 hPa level; 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500</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500</text:p>
          </table:table-cell>
          <table:table-cell office:value-type="string" calcext:value-type="string">
            <text:p>wap500</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1];['file:///usr/people/oord/cmor/input/PRIMAVERA_output_EC_Earth.ods'#$OMIP.$D$8:.$K$159];8;0));&quot;&quot;;VLOOKUP([.H511];['file:///usr/people/oord/cmor/input/PRIMAVERA_output_EC_Earth.ods'#$OMIP.$D$8:.$K$159];8;0))">
            <text:p/>
          </table:table-cell>
          <table:table-cell table:formula="of:=IF([.Z511]&lt;[.C51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bc</text:p>
          </table:table-cell>
          <table:table-cell office:value-type="string" calcext:value-type="string">
            <text:p>tendency_of_atmosphere_mass_content_of_black_carbon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2];['file:///usr/people/oord/cmor/input/PRIMAVERA_output_EC_Earth.ods'#$OMIP.$D$8:.$K$159];8;0));&quot;&quot;;VLOOKUP([.H512];['file:///usr/people/oord/cmor/input/PRIMAVERA_output_EC_Earth.ods'#$OMIP.$D$8:.$K$159];8;0))">
            <text:p/>
          </table:table-cell>
          <table:table-cell table:formula="of:=IF([.Z512]&lt;[.C51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MS</text:p>
          </table:table-cell>
          <table:table-cell office:value-type="string" calcext:value-type="string">
            <text:p>kg m-2 s-1</text:p>
          </table:table-cell>
          <table:table-cell office:value-type="string" calcext:value-type="string">
            <text:p>None</text:p>
          </table:table-cell>
          <table:table-cell office:value-type="string" calcext:value-type="string">
            <text:p>omit if DMS is not wet deposited in the model.</text:p>
          </table:table-cell>
          <table:table-cell office:value-type="string" calcext:value-type="string">
            <text:p>wetdms</text:p>
          </table:table-cell>
          <table:table-cell office:value-type="string" calcext:value-type="string">
            <text:p>tendency_of_atmosphere_mass_content_of_dimethyl_sulfide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3];['file:///usr/people/oord/cmor/input/PRIMAVERA_output_EC_Earth.ods'#$OMIP.$D$8:.$K$159];8;0));&quot;&quot;;VLOOKUP([.H513];['file:///usr/people/oord/cmor/input/PRIMAVERA_output_EC_Earth.ods'#$OMIP.$D$8:.$K$159];8;0))">
            <text:p/>
          </table:table-cell>
          <table:table-cell table:formula="of:=IF([.Z513]&lt;[.C51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Wet Deposit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dust</text:p>
          </table:table-cell>
          <table:table-cell office:value-type="string" calcext:value-type="string">
            <text:p>tendency_of_atmosphere_mass_content_of_dust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4];['file:///usr/people/oord/cmor/input/PRIMAVERA_output_EC_Earth.ods'#$OMIP.$D$8:.$K$159];8;0));&quot;&quot;;VLOOKUP([.H514];['file:///usr/people/oord/cmor/input/PRIMAVERA_output_EC_Earth.ods'#$OMIP.$D$8:.$K$159];8;0))">
            <text:p/>
          </table:table-cell>
          <table:table-cell table:formula="of:=IF([.Z514]&lt;[.C51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Wet Deposition Rate of NH4+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nh4</text:p>
          </table:table-cell>
          <table:table-cell office:value-type="string" calcext:value-type="string">
            <text:p>tendency_of_atmosphere_mass_content_of_ammonium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5];['file:///usr/people/oord/cmor/input/PRIMAVERA_output_EC_Earth.ods'#$OMIP.$D$8:.$K$159];8;0));&quot;&quot;;VLOOKUP([.H515];['file:///usr/people/oord/cmor/input/PRIMAVERA_output_EC_Earth.ods'#$OMIP.$D$8:.$K$159];8;0))">
            <text:p/>
          </table:table-cell>
          <table:table-cell table:formula="of:=IF([.Z515]&lt;[.C51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ry Aerosol Organic Matter</text:p>
          </table:table-cell>
          <table:table-cell office:value-type="string" calcext:value-type="string">
            <text:p>kg m-2 s-1</text:p>
          </table:table-cell>
          <table:table-cell office:value-type="string" calcext:value-type="string">
            <text:p>tendency of atmosphere mass content of organic matter dry aerosols due to wet deposition: This is the sum of wet deposition of POA and wet deposi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wetoa</text:p>
          </table:table-cell>
          <table:table-cell office:value-type="string" calcext:value-type="string">
            <text:p>tendency_of_atmosphere_mass_content_of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6];['file:///usr/people/oord/cmor/input/PRIMAVERA_output_EC_Earth.ods'#$OMIP.$D$8:.$K$159];8;0));&quot;&quot;;VLOOKUP([.H516];['file:///usr/people/oord/cmor/input/PRIMAVERA_output_EC_Earth.ods'#$OMIP.$D$8:.$K$159];8;0))">
            <text:p/>
          </table:table-cell>
          <table:table-cell table:formula="of:=IF([.Z516]&lt;[.C5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ry Aerosol Prim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poa</text:p>
          </table:table-cell>
          <table:table-cell office:value-type="string" calcext:value-type="string">
            <text:p>tendency_of_atmosphere_mass_content_of_primary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7];['file:///usr/people/oord/cmor/input/PRIMAVERA_output_EC_Earth.ods'#$OMIP.$D$8:.$K$159];8;0));&quot;&quot;;VLOOKUP([.H517];['file:///usr/people/oord/cmor/input/PRIMAVERA_output_EC_Earth.ods'#$OMIP.$D$8:.$K$159];8;0))">
            <text:p/>
          </table:table-cell>
          <table:table-cell table:formula="of:=IF([.Z517]&lt;[.C5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2</text:p>
          </table:table-cell>
          <table:table-cell office:value-type="string" calcext:value-type="string">
            <text:p>tendency_of_atmosphere_mass_content_of_sulfur_dioxide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8];['file:///usr/people/oord/cmor/input/PRIMAVERA_output_EC_Earth.ods'#$OMIP.$D$8:.$K$159];8;0));&quot;&quot;;VLOOKUP([.H518];['file:///usr/people/oord/cmor/input/PRIMAVERA_output_EC_Earth.ods'#$OMIP.$D$8:.$K$159];8;0))">
            <text:p/>
          </table:table-cell>
          <table:table-cell table:formula="of:=IF([.Z518]&lt;[.C51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Wet Deposition Rate of SO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4</text:p>
          </table:table-cell>
          <table:table-cell office:value-type="string" calcext:value-type="string">
            <text:p>tendency_of_atmosphere_mass_content_of_sulfate_expressed_as_sulfu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9];['file:///usr/people/oord/cmor/input/PRIMAVERA_output_EC_Earth.ods'#$OMIP.$D$8:.$K$159];8;0));&quot;&quot;;VLOOKUP([.H519];['file:///usr/people/oord/cmor/input/PRIMAVERA_output_EC_Earth.ods'#$OMIP.$D$8:.$K$159];8;0))">
            <text:p/>
          </table:table-cell>
          <table:table-cell table:formula="of:=IF([.Z519]&lt;[.C51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ry Aerosol Second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a</text:p>
          </table:table-cell>
          <table:table-cell office:value-type="string" calcext:value-type="string">
            <text:p>tendency_of_atmosphere_mass_content_of_secondary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0];['file:///usr/people/oord/cmor/input/PRIMAVERA_output_EC_Earth.ods'#$OMIP.$D$8:.$K$159];8;0));&quot;&quot;;VLOOKUP([.H520];['file:///usr/people/oord/cmor/input/PRIMAVERA_output_EC_Earth.ods'#$OMIP.$D$8:.$K$159];8;0))">
            <text:p/>
          </table:table-cell>
          <table:table-cell table:formula="of:=IF([.Z520]&lt;[.C52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s</text:p>
          </table:table-cell>
          <table:table-cell office:value-type="string" calcext:value-type="string">
            <text:p>tendency_of_atmosphere_mass_content_of_seasalt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1];['file:///usr/people/oord/cmor/input/PRIMAVERA_output_EC_Earth.ods'#$OMIP.$D$8:.$K$159];8;0));&quot;&quot;;VLOOKUP([.H521];['file:///usr/people/oord/cmor/input/PRIMAVERA_output_EC_Earth.ods'#$OMIP.$D$8:.$K$159];8;0))">
            <text:p/>
          </table:table-cell>
          <table:table-cell table:formula="of:=IF([.Z521]&lt;[.C52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Correction</text:p>
          </table:table-cell>
          <table:table-cell office:value-type="string" calcext:value-type="string">
            <text:p>kg m-2 s-1</text:p>
          </table:table-cell>
          <table:table-cell office:value-type="string" calcext:value-type="string">
            <text:p>Positive flux implies correction adds water to ocean.</text:p>
          </table:table-cell>
          <table:table-cell office:value-type="string" calcext:value-type="string">
            <text:p>If this does not vary from one year to the next, report only a single year.</text:p>
          </table:table-cell>
          <table:table-cell office:value-type="string" calcext:value-type="string">
            <text:p>wfcorr</text:p>
          </table:table-cell>
          <table:table-cell office:value-type="string" calcext:value-type="string">
            <text:p>water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2];['file:///usr/people/oord/cmor/input/PRIMAVERA_output_EC_Earth.ods'#$OMIP.$D$8:.$K$159];8;0));&quot;&quot;;VLOOKUP([.H522];['file:///usr/people/oord/cmor/input/PRIMAVERA_output_EC_Earth.ods'#$OMIP.$D$8:.$K$159];8;0))" office:value-type="float" office:value="1" calcext:value-type="float">
            <text:p>1</text:p>
          </table:table-cell>
          <table:table-cell table:formula="of:=IF([.Z522]&lt;[.C522];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text:p>
          </table:table-cell>
          <table:table-cell office:value-type="string" calcext:value-type="string">
            <text:p>kg m-2 s-1</text:p>
          </table:table-cell>
          <table:table-cell office:value-type="string" calcext:value-type="string">
            <text:p>computed as the water <text:s/>flux into the ocean divided by the area of the ocean portion of the grid cell. <text:s/>This is the sum of the next two variables in this table.</text:p>
          </table:table-cell>
          <table:table-cell office:value-type="string" calcext:value-type="string">
            <text:p>None</text:p>
          </table:table-cell>
          <table:table-cell office:value-type="string" calcext:value-type="string">
            <text:p>wfo</text:p>
          </table:table-cell>
          <table:table-cell office:value-type="string" calcext:value-type="string">
            <text:p>water_flux_into_sea_water</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3];['file:///usr/people/oord/cmor/input/PRIMAVERA_output_EC_Earth.ods'#$OMIP.$D$8:.$K$159];8;0));&quot;&quot;;VLOOKUP([.H523];['file:///usr/people/oord/cmor/input/PRIMAVERA_output_EC_Earth.ods'#$OMIP.$D$8:.$K$159];8;0))" office:value-type="float" office:value="1" calcext:value-type="float">
            <text:p>1</text:p>
          </table:table-cell>
          <table:table-cell table:formula="of:=IF([.Z523]&lt;[.C523];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Without Flux Correction</text:p>
          </table:table-cell>
          <table:table-cell office:value-type="string" calcext:value-type="string">
            <text:p>kg m-2 s-1</text:p>
          </table:table-cell>
          <table:table-cell office:value-type="string" calcext:value-type="string">
            <text:p>computed as the water <text:s/>flux (without flux correction) into the ocean divided by the area of the ocean portion of the grid cell.</text:p>
          </table:table-cell>
          <table:table-cell office:value-type="string" calcext:value-type="string">
            <text:p>This should probably be the sum of the first 6 variables in this table.</text:p>
          </table:table-cell>
          <table:table-cell office:value-type="string" calcext:value-type="string">
            <text:p>wfonocorr</text:p>
          </table:table-cell>
          <table:table-cell office:value-type="string" calcext:value-type="string">
            <text:p>water_flux_into_sea_water_without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ono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4];['file:///usr/people/oord/cmor/input/PRIMAVERA_output_EC_Earth.ods'#$OMIP.$D$8:.$K$159];8;0));&quot;&quot;;VLOOKUP([.H524];['file:///usr/people/oord/cmor/input/PRIMAVERA_output_EC_Earth.ods'#$OMIP.$D$8:.$K$159];8;0))" office:value-type="float" office:value="1" calcext:value-type="float">
            <text:p>1</text:p>
          </table:table-cell>
          <table:table-cell table:formula="of:=IF([.Z524]&lt;[.C524];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Upward Ocean Mass Transport</text:p>
          </table:table-cell>
          <table:table-cell office:value-type="string" calcext:value-type="string">
            <text:p>kg s-1</text:p>
          </table:table-cell>
          <table:table-cell office:value-type="string" calcext:value-type="string">
            <text:p>differs from CMIP3, which only had upward velocity.</text:p>
          </table:table-cell>
          <table:table-cell office:value-type="string" calcext:value-type="string">
            <text:p>None</text:p>
          </table:table-cell>
          <table:table-cell office:value-type="string" calcext:value-type="string">
            <text:p>wmo</text:p>
          </table:table-cell>
          <table:table-cell office:value-type="string" calcext:value-type="string">
            <text:p>upward_ocean_mass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wm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25];['file:///usr/people/oord/cmor/input/PRIMAVERA_output_EC_Earth.ods'#$OMIP.$D$8:.$K$159];8;0));&quot;&quot;;VLOOKUP([.H525];['file:///usr/people/oord/cmor/input/PRIMAVERA_output_EC_Earth.ods'#$OMIP.$D$8:.$K$159];8;0))" office:value-type="float" office:value="1" calcext:value-type="float">
            <text:p>1</text:p>
          </table:table-cell>
          <table:table-cell table:formula="of:=IF([.Z525]&lt;[.C52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quare of Upward Ocean Mass Transport</text:p>
          </table:table-cell>
          <table:table-cell office:value-type="string" calcext:value-type="string">
            <text:p>kg2 s-2</text:p>
          </table:table-cell>
          <table:table-cell table:number-columns-repeated="2" office:value-type="string" calcext:value-type="string">
            <text:p>None</text:p>
          </table:table-cell>
          <table:table-cell office:value-type="string" calcext:value-type="string">
            <text:p>wmosq</text:p>
          </table:table-cell>
          <table:table-cell office:value-type="string" calcext:value-type="string">
            <text:p>square_of_upward_ocean_mass_transport</text:p>
          </table:table-cell>
          <table:table-cell office:value-type="string" calcext:value-type="string">
            <text:p>None</text:p>
          </table:table-cell>
          <table:table-cell office:value-type="string" calcext:value-type="string">
            <text:p>kg2 s-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wmo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26];['file:///usr/people/oord/cmor/input/PRIMAVERA_output_EC_Earth.ods'#$OMIP.$D$8:.$K$159];8;0));&quot;&quot;;VLOOKUP([.H526];['file:///usr/people/oord/cmor/input/PRIMAVERA_output_EC_Earth.ods'#$OMIP.$D$8:.$K$159];8;0))">
            <text:p/>
          </table:table-cell>
          <table:table-cell table:formula="of:=IF([.Z526]&lt;[.C526];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Oclim</text:p>
          </table:table-cell>
          <table:table-cell office:value-type="float" office:value="1" calcext:value-type="float">
            <text:p>1</text:p>
          </table:table-cell>
          <table:table-cell office:value-type="string" calcext:value-type="string">
            <text:p>Depth Below Geoid of Ocean Layer</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full</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zfull</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7];['file:///usr/people/oord/cmor/input/PRIMAVERA_output_EC_Earth.ods'#$OMIP.$D$8:.$K$159];8;0));&quot;&quot;;VLOOKUP([.H527];['file:///usr/people/oord/cmor/input/PRIMAVERA_output_EC_Earth.ods'#$OMIP.$D$8:.$K$159];8;0))">
            <text:p/>
          </table:table-cell>
          <table:table-cell table:formula="of:=IF([.Z527]&lt;[.C52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epth Below Geoid of Ocean Layer</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full</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zfull</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8];['file:///usr/people/oord/cmor/input/PRIMAVERA_output_EC_Earth.ods'#$OMIP.$D$8:.$K$159];8;0));&quot;&quot;;VLOOKUP([.H528];['file:///usr/people/oord/cmor/input/PRIMAVERA_output_EC_Earth.ods'#$OMIP.$D$8:.$K$159];8;0))">
            <text:p/>
          </table:table-cell>
          <table:table-cell table:formula="of:=IF([.Z528]&lt;[.C528];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Geopotential Heigh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g</text:p>
          </table:table-cell>
          <table:table-cell office:value-type="string" calcext:value-type="string">
            <text:p>geopotential_heigh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zg</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9];['file:///usr/people/oord/cmor/input/PRIMAVERA_output_EC_Earth.ods'#$OMIP.$D$8:.$K$159];8;0));&quot;&quot;;VLOOKUP([.H529];['file:///usr/people/oord/cmor/input/PRIMAVERA_output_EC_Earth.ods'#$OMIP.$D$8:.$K$159];8;0))">
            <text:p/>
          </table:table-cell>
          <table:table-cell table:formula="of:=IF([.Z529]&lt;[.C529];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Geopotential Height</text:p>
          </table:table-cell>
          <table:table-cell table:style-name="ce5" office:value-type="string" calcext:value-type="string">
            <text:p>m</text:p>
          </table:table-cell>
          <table:table-cell table:number-columns-repeated="2" table:style-name="ce5" office:value-type="string" calcext:value-type="string">
            <text:p>None</text:p>
          </table:table-cell>
          <table:table-cell table:style-name="ce5" office:value-type="string" calcext:value-type="string">
            <text:p>zg</text:p>
          </table:table-cell>
          <table:table-cell table:style-name="ce5" office:value-type="string" calcext:value-type="string">
            <text:p>geopotential_height</text:p>
          </table:table-cell>
          <table:table-cell table:style-name="ce5" office:value-type="string" calcext:value-type="string">
            <text:p>None</text:p>
          </table:table-cell>
          <table:table-cell table:style-name="ce5"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zg</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530];['file:///usr/people/oord/cmor/input/PRIMAVERA_output_EC_Earth.ods'#$OMIP.$D$8:.$K$159];8;0));&quot;&quot;;VLOOKUP([.H530];['file:///usr/people/oord/cmor/input/PRIMAVERA_output_EC_Earth.ods'#$OMIP.$D$8:.$K$159];8;0))">
            <text:p/>
          </table:table-cell>
          <table:table-cell table:formula="of:=IF([.Z530]&lt;[.C53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day</text:p>
          </table:table-cell>
          <table:table-cell table:style-name="ce6" office:value-type="float" office:value="2" calcext:value-type="float">
            <text:p>2</text:p>
          </table:table-cell>
          <table:table-cell table:style-name="ce6" office:value-type="string" calcext:value-type="string">
            <text:p>Geopotential Heigh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g</text:p>
          </table:table-cell>
          <table:table-cell office:value-type="string" calcext:value-type="string">
            <text:p>geopotential_heigh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zg</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1];['file:///usr/people/oord/cmor/input/PRIMAVERA_output_EC_Earth.ods'#$OMIP.$D$8:.$K$159];8;0));&quot;&quot;;VLOOKUP([.H531];['file:///usr/people/oord/cmor/input/PRIMAVERA_output_EC_Earth.ods'#$OMIP.$D$8:.$K$159];8;0))">
            <text:p/>
          </table:table-cell>
          <table:table-cell table:formula="of:=IF([.Z531]&lt;[.C531];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Oclim</text:p>
          </table:table-cell>
          <table:table-cell office:value-type="float" office:value="1" calcext:value-type="float">
            <text:p>1</text:p>
          </table:table-cell>
          <table:table-cell office:value-type="string" calcext:value-type="string">
            <text:p>Depth Below Geoid of Interfaces Between Ocean Layers</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half</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zhalf</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32];['file:///usr/people/oord/cmor/input/PRIMAVERA_output_EC_Earth.ods'#$OMIP.$D$8:.$K$159];8;0));&quot;&quot;;VLOOKUP([.H532];['file:///usr/people/oord/cmor/input/PRIMAVERA_output_EC_Earth.ods'#$OMIP.$D$8:.$K$159];8;0))">
            <text:p/>
          </table:table-cell>
          <table:table-cell table:formula="of:=IF([.Z532]&lt;[.C53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epth Below Geoid of Interfaces Between Ocean Layers</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half</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zhalf</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33];['file:///usr/people/oord/cmor/input/PRIMAVERA_output_EC_Earth.ods'#$OMIP.$D$8:.$K$159];8;0));&quot;&quot;;VLOOKUP([.H533];['file:///usr/people/oord/cmor/input/PRIMAVERA_output_EC_Earth.ods'#$OMIP.$D$8:.$K$159];8;0))">
            <text:p/>
          </table:table-cell>
          <table:table-cell table:formula="of:=IF([.Z533]&lt;[.C53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Surface Height Above Geoid</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text:p>
          </table:table-cell>
          <table:table-cell office:value-type="string" calcext:value-type="string">
            <text:p>sea_surface_height_above_geoid</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34];['file:///usr/people/oord/cmor/input/PRIMAVERA_output_EC_Earth.ods'#$OMIP.$D$8:.$K$159];8;0));&quot;&quot;;VLOOKUP([.H534];['file:///usr/people/oord/cmor/input/PRIMAVERA_output_EC_Earth.ods'#$OMIP.$D$8:.$K$159];8;0))" office:value-type="float" office:value="1" calcext:value-type="float">
            <text:p>1</text:p>
          </table:table-cell>
          <table:table-cell table:formula="of:=IF([.Z534]&lt;[.C53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ga</text:p>
          </table:table-cell>
          <table:table-cell office:value-type="string" calcext:value-type="string">
            <text:p>global_average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35];['file:///usr/people/oord/cmor/input/PRIMAVERA_output_EC_Earth.ods'#$OMIP.$D$8:.$K$159];8;0));&quot;&quot;;VLOOKUP([.H535];['file:///usr/people/oord/cmor/input/PRIMAVERA_output_EC_Earth.ods'#$OMIP.$D$8:.$K$159];8;0))">
            <text:p/>
          </table:table-cell>
          <table:table-cell table:formula="of:=IF([.Z535]&lt;[.C535]; 1;&quot;&quot;)">
            <text:p/>
          </table:table-cell>
          <table:table-cell table:style-name="ce5"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Steric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sga</text:p>
          </table:table-cell>
          <table:table-cell office:value-type="string" calcext:value-type="string">
            <text:p>global_average_steric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s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36];['file:///usr/people/oord/cmor/input/PRIMAVERA_output_EC_Earth.ods'#$OMIP.$D$8:.$K$159];8;0));&quot;&quot;;VLOOKUP([.H536];['file:///usr/people/oord/cmor/input/PRIMAVERA_output_EC_Earth.ods'#$OMIP.$D$8:.$K$159];8;0))">
            <text:p/>
          </table:table-cell>
          <table:table-cell table:formula="of:=IF([.Z536]&lt;[.C53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Square of Sea Surface Height Above Geoid</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zossq</text:p>
          </table:table-cell>
          <table:table-cell office:value-type="string" calcext:value-type="string">
            <text:p>square_of_sea_surface_height_above_geoid</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37];['file:///usr/people/oord/cmor/input/PRIMAVERA_output_EC_Earth.ods'#$OMIP.$D$8:.$K$159];8;0));&quot;&quot;;VLOOKUP([.H537];['file:///usr/people/oord/cmor/input/PRIMAVERA_output_EC_Earth.ods'#$OMIP.$D$8:.$K$159];8;0))" office:value-type="float" office:value="3" calcext:value-type="float">
            <text:p>3</text:p>
          </table:table-cell>
          <table:table-cell table:formula="of:=IF([.Z537]&lt;[.C53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Thermosteric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toga</text:p>
          </table:table-cell>
          <table:table-cell office:value-type="string" calcext:value-type="string">
            <text:p>global_average_thermosteric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t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38];['file:///usr/people/oord/cmor/input/PRIMAVERA_output_EC_Earth.ods'#$OMIP.$D$8:.$K$159];8;0));&quot;&quot;;VLOOKUP([.H538];['file:///usr/people/oord/cmor/input/PRIMAVERA_output_EC_Earth.ods'#$OMIP.$D$8:.$K$159];8;0))" office:value-type="float" office:value="1" calcext:value-type="float">
            <text:p>1</text:p>
          </table:table-cell>
          <table:table-cell table:formula="of:=IF([.Z538]&lt;[.C538]; 1;&quot;&quot;)">
            <text:p/>
          </table:table-cell>
          <table:table-cell table:style-name="ce5" table:number-columns-repeated="997"/>
        </table:table-row>
        <table:table-row table:style-name="ro3" table:number-rows-repeated="1048037">
          <table:table-cell table:number-columns-repeated="1024"/>
        </table:table-row>
        <table:table-row table:style-name="ro3">
          <table:table-cell table:number-columns-repeated="1024"/>
        </table:table-row>
      </table:table>
      <table:table table:name="'file:///usr/people/oord/cmor/input/PRIMAVERA_output_EC_Earth.ods'#OMIP" table:print="false" table:style-name="ta_extref">
        <table:table-source xlink:type="simple" xlink:href="../../PRIMAVERA_output_EC_Earth.ods" table:table-name="OMIP" table:mode="copy-results-only"/>
        <table:table-column table:number-columns-repeated="11"/>
        <table:table-row table:number-rows-repeated="7">
          <table:table-cell table:number-columns-repeated="11"/>
        </table:table-row>
        <table:table-row>
          <table:table-cell table:number-columns-repeated="4"/>
          <table:table-cell table:style-name="ce1" office:value-type="string">
            <text:p>OMIP</text:p>
          </table:table-cell>
          <table:table-cell table:style-name="ce1" office:value-type="string">
            <text:p>same</text:p>
          </table:table-cell>
          <table:table-cell table:style-name="ce1" office:value-type="string">
            <text:p>rho(S, Theta, p) or rho(S, Theta, z)</text:p>
          </table:table-cell>
          <table:table-cell table:number-columns-repeated="3"/>
          <table:table-cell table:style-name="ce1" office:value-type="float" office:value="1">
            <text:p>1</text:p>
          </table:table-cell>
        </table:table-row>
        <table:table-row>
          <table:table-cell table:number-columns-repeated="4"/>
          <table:table-cell table:style-name="ce1" office:value-type="string">
            <text:p>OMIP</text:p>
          </table:table-cell>
          <table:table-cell table:style-name="ce1" office:value-type="string">
            <text:p>same</text:p>
          </table:table-cell>
          <table:table-cell table:style-name="ce1" office:value-type="string">
            <text:p>function of (S, p) or (S, z)</text:p>
          </table:table-cell>
          <table:table-cell table:number-columns-repeated="3"/>
          <table:table-cell table:style-name="ce1" office:value-type="float" office:value="1">
            <text:p>1</text:p>
          </table:table-cell>
        </table:table-row>
        <table:table-row>
          <table:table-cell table:number-columns-repeated="3"/>
          <table:table-cell table:style-name="ce1" office:value-type="string">
            <text:p>rhozero</text:p>
          </table:table-cell>
          <table:table-cell table:style-name="ce1" office:value-type="string">
            <text:p>OMIP</text:p>
          </table:table-cell>
          <table:table-cell table:style-name="ce1" office:value-type="string">
            <text:p>same</text:p>
          </table:table-cell>
          <table:table-cell table:style-name="ce1" office:value-type="string">
            <text:p>kg/m^3</text:p>
          </table:table-cell>
          <table:table-cell table:style-name="ce1" office:value-type="string">
            <text:p>static</text:p>
          </table:table-cell>
          <table:table-cell table:style-name="ce1" office:value-type="float" office:value="0">
            <text:p>0</text:p>
          </table:table-cell>
          <table:table-cell table:style-name="ce1" office:value-type="float" office:value="0">
            <text:p>0</text:p>
          </table:table-cell>
          <table:table-cell table:style-name="ce1" office:value-type="float" office:value="1">
            <text:p>1</text:p>
          </table:table-cell>
        </table:table-row>
        <table:table-row>
          <table:table-cell table:number-columns-repeated="3"/>
          <table:table-cell table:style-name="ce1" office:value-type="string">
            <text:p>cpocean</text:p>
          </table:table-cell>
          <table:table-cell table:style-name="ce1" office:value-type="string">
            <text:p>OMIP</text:p>
          </table:table-cell>
          <table:table-cell table:style-name="ce1" office:value-type="string">
            <text:p>new</text:p>
          </table:table-cell>
          <table:table-cell table:style-name="ce1" office:value-type="string">
            <text:p>J/(kg K)</text:p>
          </table:table-cell>
          <table:table-cell table:style-name="ce1" office:value-type="string">
            <text:p>static</text:p>
          </table:table-cell>
          <table:table-cell table:style-name="ce1" office:value-type="float" office:value="0">
            <text:p>0</text:p>
          </table:table-cell>
          <table:table-cell table:style-name="ce1" office:value-type="float" office:value="0">
            <text:p>0</text:p>
          </table:table-cell>
          <table:table-cell table:style-name="ce1" office:value-type="float" office:value="1">
            <text:p>1</text:p>
          </table:table-cell>
        </table:table-row>
        <table:table-row>
          <table:table-cell table:number-columns-repeated="3"/>
          <table:table-cell table:style-name="ce1" office:value-type="string">
            <text:p>deptho</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static</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basin</text:p>
          </table:table-cell>
          <table:table-cell table:style-name="ce1" office:value-type="string">
            <text:p>OMIP</text:p>
          </table:table-cell>
          <table:table-cell table:style-name="ce1" office:value-type="string">
            <text:p>same</text:p>
          </table:table-cell>
          <table:table-cell table:style-name="ce1" office:value-type="float" office:value="1">
            <text:p>1</text:p>
          </table:table-cell>
          <table:table-cell table:style-name="ce1" office:value-type="string">
            <text:p>static</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areacello</text:p>
          </table:table-cell>
          <table:table-cell table:style-name="ce1" office:value-type="string">
            <text:p>OMIP</text:p>
          </table:table-cell>
          <table:table-cell table:style-name="ce1" office:value-type="string">
            <text:p>same</text:p>
          </table:table-cell>
          <table:table-cell table:style-name="ce1" office:value-type="string">
            <text:p>m^2</text:p>
          </table:table-cell>
          <table:table-cell table:style-name="ce1" office:value-type="string">
            <text:p>static</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masscello</text:p>
          </table:table-cell>
          <table:table-cell table:style-name="ce1" office:value-type="string">
            <text:p>OMIP</text:p>
          </table:table-cell>
          <table:table-cell table:style-name="ce1" office:value-type="string">
            <text:p>same</text:p>
          </table:table-cell>
          <table:table-cell table:style-name="ce1" office:value-type="string">
            <text:p>kg/m^2</text:p>
          </table:table-cell>
          <table:table-cell table:style-name="ce1" office:value-type="string">
            <text:p>static</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pbo</text:p>
          </table:table-cell>
          <table:table-cell table:style-name="ce1" office:value-type="string">
            <text:p>OMIP</text:p>
          </table:table-cell>
          <table:table-cell table:style-name="ce1" office:value-type="string">
            <text:p>dbar⇢Pa</text:p>
          </table:table-cell>
          <table:table-cell table:style-name="ce1" office:value-type="string">
            <text:p>Pa</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pso</text:p>
          </table:table-cell>
          <table:table-cell table:style-name="ce1" office:value-type="string">
            <text:p>OMIP</text:p>
          </table:table-cell>
          <table:table-cell table:style-name="ce1" office:value-type="string">
            <text:p>dbar⇢Pa</text:p>
          </table:table-cell>
          <table:table-cell table:style-name="ce1" office:value-type="string">
            <text:p>Pa</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masscello</text:p>
          </table:table-cell>
          <table:table-cell table:style-name="ce1" office:value-type="string">
            <text:p>OMIP</text:p>
          </table:table-cell>
          <table:table-cell table:style-name="ce1" office:value-type="string">
            <text:p>same</text:p>
          </table:table-cell>
          <table:table-cell table:style-name="ce1" office:value-type="string">
            <text:p>kg / m^2</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masso</text:p>
          </table:table-cell>
          <table:table-cell table:style-name="ce1" office:value-type="string">
            <text:p>OMIP</text:p>
          </table:table-cell>
          <table:table-cell table:style-name="ce1" office:value-type="string">
            <text:p>same</text:p>
          </table:table-cell>
          <table:table-cell table:style-name="ce1" office:value-type="string">
            <text:p>kg</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hkcello</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volo</text:p>
          </table:table-cell>
          <table:table-cell table:style-name="ce1" office:value-type="string">
            <text:p>OMIP</text:p>
          </table:table-cell>
          <table:table-cell table:style-name="ce1" office:value-type="string">
            <text:p>same</text:p>
          </table:table-cell>
          <table:table-cell table:style-name="ce1" office:value-type="string">
            <text:p>m^3</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zos</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zostoga</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hetao</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thetaoga</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bigthetaoga</text:p>
          </table:table-cell>
          <table:table-cell table:style-name="ce1" office:value-type="string">
            <text:p>OMIP</text:p>
          </table:table-cell>
          <table:table-cell table:style-name="ce1" office:value-type="string">
            <text:p>new</text:p>
          </table:table-cell>
          <table:table-cell table:style-name="ce1" office:value-type="string">
            <text:p>°C</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os</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osga</text:p>
          </table:table-cell>
          <table:table-cell table:style-name="ce1" office:value-type="string">
            <text:p>OMIP</text:p>
          </table:table-cell>
          <table:table-cell table:style-name="ce1" office:value-type="string">
            <text:p>new</text:p>
          </table:table-cell>
          <table:table-cell table:style-name="ce1" office:value-type="string">
            <text:p>°C</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ob</text:p>
          </table:table-cell>
          <table:table-cell table:style-name="ce1" office:value-type="string">
            <text:p>OMIP</text:p>
          </table:table-cell>
          <table:table-cell table:style-name="ce1" office:value-type="string">
            <text:p>new</text:p>
          </table:table-cell>
          <table:table-cell table:style-name="ce1" office:value-type="string">
            <text:p>°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opottempmint</text:p>
          </table:table-cell>
          <table:table-cell table:style-name="ce1" office:value-type="string">
            <text:p>FAFMIP</text:p>
          </table:table-cell>
          <table:table-cell table:style-name="ce1" office:value-type="string">
            <text:p>new</text:p>
          </table:table-cell>
          <table:table-cell table:style-name="ce1" office:value-type="string">
            <text:p>(kg /m^2 ) °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ocontempmint</text:p>
          </table:table-cell>
          <table:table-cell table:style-name="ce1" office:value-type="string">
            <text:p>FAFMIP</text:p>
          </table:table-cell>
          <table:table-cell table:style-name="ce1" office:value-type="string">
            <text:p>new</text:p>
          </table:table-cell>
          <table:table-cell table:style-name="ce1" office:value-type="string">
            <text:p>(kg /m^2 ) °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o</text:p>
          </table:table-cell>
          <table:table-cell table:style-name="ce1" office:value-type="string">
            <text:p>OMIP</text:p>
          </table:table-cell>
          <table:table-cell table:style-name="ce1" office:value-type="string">
            <text:p>same</text:p>
          </table:table-cell>
          <table:table-cell table:style-name="ce1" office:value-type="float" office:value="0.001">
            <text:p>0.001</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soga</text:p>
          </table:table-cell>
          <table:table-cell table:style-name="ce1" office:value-type="string">
            <text:p>OMIP</text:p>
          </table:table-cell>
          <table:table-cell table:style-name="ce1" office:value-type="string">
            <text:p>same</text:p>
          </table:table-cell>
          <table:table-cell table:style-name="ce1" office:value-type="float" office:value="0.001">
            <text:p>0.001</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sos</text:p>
          </table:table-cell>
          <table:table-cell table:style-name="ce1" office:value-type="string">
            <text:p>OMIP</text:p>
          </table:table-cell>
          <table:table-cell table:style-name="ce1" office:value-type="string">
            <text:p>same</text:p>
          </table:table-cell>
          <table:table-cell table:style-name="ce1" office:value-type="float" office:value="0.001">
            <text:p>0.001</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osga</text:p>
          </table:table-cell>
          <table:table-cell table:style-name="ce1" office:value-type="string">
            <text:p>OMIP</text:p>
          </table:table-cell>
          <table:table-cell table:style-name="ce1" office:value-type="string">
            <text:p>new</text:p>
          </table:table-cell>
          <table:table-cell table:style-name="ce1" office:value-type="float" office:value="0.001">
            <text:p>0.001</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sob</text:p>
          </table:table-cell>
          <table:table-cell table:style-name="ce1" office:value-type="string">
            <text:p>OMIP</text:p>
          </table:table-cell>
          <table:table-cell table:style-name="ce1" office:value-type="string">
            <text:p>new</text:p>
          </table:table-cell>
          <table:table-cell table:style-name="ce1" office:value-type="float" office:value="0.001">
            <text:p>0.001</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omint</text:p>
          </table:table-cell>
          <table:table-cell table:style-name="ce1" office:value-type="string">
            <text:p>FAFMIP</text:p>
          </table:table-cell>
          <table:table-cell table:style-name="ce1" office:value-type="string">
            <text:p>new</text:p>
          </table:table-cell>
          <table:table-cell table:style-name="ce1" office:value-type="string">
            <text:p>(kg /m^2 ) * (1e3)</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obvfsq</text:p>
          </table:table-cell>
          <table:table-cell table:style-name="ce1" office:value-type="string">
            <text:p>OMIP</text:p>
          </table:table-cell>
          <table:table-cell table:style-name="ce1" office:value-type="string">
            <text:p>new</text:p>
          </table:table-cell>
          <table:table-cell table:style-name="ce1" office:value-type="string">
            <text:p>s^-2</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agessc</text:p>
          </table:table-cell>
          <table:table-cell table:style-name="ce1" office:value-type="string">
            <text:p>OMIP</text:p>
          </table:table-cell>
          <table:table-cell table:style-name="ce1" office:value-type="string">
            <text:p>same</text:p>
          </table:table-cell>
          <table:table-cell table:style-name="ce1" office:value-type="string">
            <text:p>year</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cfc11</text:p>
          </table:table-cell>
          <table:table-cell table:style-name="ce1" office:value-type="string">
            <text:p>OMIP</text:p>
          </table:table-cell>
          <table:table-cell table:style-name="ce1" office:value-type="string">
            <text:p>same</text:p>
          </table:table-cell>
          <table:table-cell table:style-name="ce1" office:value-type="string">
            <text:p>mol / kg</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msftbarot</text:p>
          </table:table-cell>
          <table:table-cell table:style-name="ce1" office:value-type="string">
            <text:p>OMIP</text:p>
          </table:table-cell>
          <table:table-cell table:style-name="ce1" office:value-type="string">
            <text:p>same</text:p>
          </table:table-cell>
          <table:table-cell table:style-name="ce1" office:value-type="string">
            <text:p>kg/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cfc12</text:p>
          </table:table-cell>
          <table:table-cell table:style-name="ce1" office:value-type="string">
            <text:p>OMIP</text:p>
          </table:table-cell>
          <table:table-cell table:style-name="ce1" office:value-type="string">
            <text:p>same</text:p>
          </table:table-cell>
          <table:table-cell table:style-name="ce1" office:value-type="string">
            <text:p>mol / kg</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2">
            <text:p>2</text:p>
          </table:table-cell>
        </table:table-row>
        <table:table-row>
          <table:table-cell table:number-columns-repeated="3"/>
          <table:table-cell table:style-name="ce1" office:value-type="string">
            <text:p>sf6</text:p>
          </table:table-cell>
          <table:table-cell table:style-name="ce1" office:value-type="string">
            <text:p>OMIP</text:p>
          </table:table-cell>
          <table:table-cell table:style-name="ce1" office:value-type="string">
            <text:p>same</text:p>
          </table:table-cell>
          <table:table-cell table:style-name="ce1" office:value-type="string">
            <text:p>mol / kg</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2">
            <text:p>2</text:p>
          </table:table-cell>
        </table:table-row>
        <table:table-row>
          <table:table-cell table:number-columns-repeated="3"/>
          <table:table-cell table:style-name="ce1" office:value-type="string">
            <text:p>mlotst</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2">
            <text:p>2</text:p>
          </table:table-cell>
        </table:table-row>
        <table:table-row>
          <table:table-cell table:number-columns-repeated="3"/>
          <table:table-cell table:style-name="ce1" office:value-type="string">
            <text:p>zossq</text:p>
          </table:table-cell>
          <table:table-cell table:style-name="ce1" office:value-type="string">
            <text:p>OMIP</text:p>
          </table:table-cell>
          <table:table-cell table:style-name="ce1" office:value-type="string">
            <text:p>same</text:p>
          </table:table-cell>
          <table:table-cell table:style-name="ce1" office:value-type="string">
            <text:p>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tos</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day</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tossq</text:p>
          </table:table-cell>
          <table:table-cell table:style-name="ce1" office:value-type="string">
            <text:p>OMIP</text:p>
          </table:table-cell>
          <table:table-cell table:style-name="ce1" office:value-type="string">
            <text:p>K⇢°C</text:p>
          </table:table-cell>
          <table:table-cell table:style-name="ce1" office:value-type="string">
            <text:p>°C^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tossq</text:p>
          </table:table-cell>
          <table:table-cell table:style-name="ce1" office:value-type="string">
            <text:p>OMIP</text:p>
          </table:table-cell>
          <table:table-cell table:style-name="ce1" office:value-type="string">
            <text:p>K⇢°C</text:p>
          </table:table-cell>
          <table:table-cell table:style-name="ce1" office:value-type="string">
            <text:p>°C^2</text:p>
          </table:table-cell>
          <table:table-cell table:style-name="ce1" office:value-type="string">
            <text:p>day</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mlotstsq</text:p>
          </table:table-cell>
          <table:table-cell table:style-name="ce1" office:value-type="string">
            <text:p>OMIP</text:p>
          </table:table-cell>
          <table:table-cell table:style-name="ce1" office:value-type="string">
            <text:p>same</text:p>
          </table:table-cell>
          <table:table-cell table:style-name="ce1" office:value-type="string">
            <text:p>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uo</text:p>
          </table:table-cell>
          <table:table-cell table:style-name="ce1" office:value-type="string">
            <text:p>OMIP</text:p>
          </table:table-cell>
          <table:table-cell table:style-name="ce1" office:value-type="string">
            <text:p>same</text:p>
          </table:table-cell>
          <table:table-cell table:style-name="ce1" office:value-type="string">
            <text:p>m / s</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vo</text:p>
          </table:table-cell>
          <table:table-cell table:style-name="ce1" office:value-type="string">
            <text:p>OMIP</text:p>
          </table:table-cell>
          <table:table-cell table:style-name="ce1" office:value-type="string">
            <text:p>same</text:p>
          </table:table-cell>
          <table:table-cell table:style-name="ce1" office:value-type="string">
            <text:p>m / s</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wmo</text:p>
          </table:table-cell>
          <table:table-cell table:style-name="ce1" office:value-type="string">
            <text:p>OMIP</text:p>
          </table:table-cell>
          <table:table-cell table:style-name="ce1" office:value-type="string">
            <text:p>resolved + parameterized</text:p>
          </table:table-cell>
          <table:table-cell table:style-name="ce1" office:value-type="string">
            <text:p>kg / s</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msftmyz</text:p>
          </table:table-cell>
          <table:table-cell table:style-name="ce1" office:value-type="string">
            <text:p>OMIP</text:p>
          </table:table-cell>
          <table:table-cell table:style-name="ce1" office:value-type="string">
            <text:p>level 1⇢0</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lat,z/p)</text:p>
          </table:table-cell>
          <table:table-cell table:style-name="ce1" office:value-type="float" office:value="1">
            <text:p>1</text:p>
          </table:table-cell>
        </table:table-row>
        <table:table-row>
          <table:table-cell table:number-columns-repeated="3"/>
          <table:table-cell table:style-name="ce1" office:value-type="string">
            <text:p>msftmrho</text:p>
          </table:table-cell>
          <table:table-cell table:style-name="ce1" office:value-type="string">
            <text:p>OMIP</text:p>
          </table:table-cell>
          <table:table-cell table:style-name="ce1" office:value-type="string">
            <text:p>level 1⇢0 &amp; msftmrhoz⇢msftmrho</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lat, rho )</text:p>
          </table:table-cell>
          <table:table-cell table:style-name="ce1" office:value-type="float" office:value="1">
            <text:p>1</text:p>
          </table:table-cell>
        </table:table-row>
        <table:table-row>
          <table:table-cell table:number-columns-repeated="3"/>
          <table:table-cell table:style-name="ce1" office:value-type="string">
            <text:p>msftyyz</text:p>
          </table:table-cell>
          <table:table-cell table:style-name="ce1" office:value-type="string">
            <text:p>OMIP</text:p>
          </table:table-cell>
          <table:table-cell table:style-name="ce1" office:value-type="string">
            <text:p>level 1⇢0</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native,z/p)</text:p>
          </table:table-cell>
          <table:table-cell table:style-name="ce1" office:value-type="float" office:value="1">
            <text:p>1</text:p>
          </table:table-cell>
        </table:table-row>
        <table:table-row>
          <table:table-cell table:number-columns-repeated="3"/>
          <table:table-cell table:style-name="ce1" office:value-type="string">
            <text:p>msftyrho</text:p>
          </table:table-cell>
          <table:table-cell table:style-name="ce1" office:value-type="string">
            <text:p>OMIP</text:p>
          </table:table-cell>
          <table:table-cell table:style-name="ce1" office:value-type="string">
            <text:p>level 1⇢0 &amp; msftyrhoz⇢msftyrho</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native, rho )</text:p>
          </table:table-cell>
          <table:table-cell table:style-name="ce1" office:value-type="float" office:value="1">
            <text:p>1</text:p>
          </table:table-cell>
        </table:table-row>
        <table:table-row>
          <table:table-cell table:number-columns-repeated="3"/>
          <table:table-cell table:style-name="ce1" office:value-type="string">
            <text:p>msftmyz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lat,z/p)</text:p>
          </table:table-cell>
          <table:table-cell table:style-name="ce1" office:value-type="float" office:value="1">
            <text:p>1</text:p>
          </table:table-cell>
        </table:table-row>
        <table:table-row>
          <table:table-cell table:number-columns-repeated="3"/>
          <table:table-cell table:style-name="ce1" office:value-type="string">
            <text:p>msftmyrho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lat, rho )</text:p>
          </table:table-cell>
          <table:table-cell table:style-name="ce1" office:value-type="float" office:value="1">
            <text:p>1</text:p>
          </table:table-cell>
        </table:table-row>
        <table:table-row>
          <table:table-cell table:number-columns-repeated="3"/>
          <table:table-cell table:style-name="ce1" office:value-type="string">
            <text:p>msftmy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native, z/p)</text:p>
          </table:table-cell>
          <table:table-cell table:style-name="ce1" office:value-type="float" office:value="1">
            <text:p>1</text:p>
          </table:table-cell>
        </table:table-row>
        <table:table-row>
          <table:table-cell table:number-columns-repeated="3"/>
          <table:table-cell table:style-name="ce1" office:value-type="string">
            <text:p>msftmyrho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native, rho )</text:p>
          </table:table-cell>
          <table:table-cell table:style-name="ce1" office:value-type="float" office:value="1">
            <text:p>1</text:p>
          </table:table-cell>
        </table:table-row>
        <table:table-row>
          <table:table-cell table:number-columns-repeated="3"/>
          <table:table-cell table:style-name="ce1" office:value-type="string">
            <text:p>msftmyzs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lat,z/p)</text:p>
          </table:table-cell>
          <table:table-cell table:style-name="ce1" office:value-type="float" office:value="1">
            <text:p>1</text:p>
          </table:table-cell>
        </table:table-row>
        <table:table-row>
          <table:table-cell table:number-columns-repeated="3"/>
          <table:table-cell table:style-name="ce1" office:value-type="string">
            <text:p>msftmys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native, z/p)</text:p>
          </table:table-cell>
          <table:table-cell table:style-name="ce1" office:value-type="float" office:value="1">
            <text:p>1</text:p>
          </table:table-cell>
        </table:table-row>
        <table:table-row>
          <table:table-cell table:number-columns-repeated="3"/>
          <table:table-cell table:style-name="ce1" office:value-type="string">
            <text:p>hfbasin</text:p>
          </table:table-cell>
          <table:table-cell table:style-name="ce1" office:value-type="string">
            <text:p>OMIP</text:p>
          </table:table-cell>
          <table:table-cell table:style-name="ce1" office:value-type="string">
            <text:p>same</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madv</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smadv</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mdiff</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adv</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umo</text:p>
          </table:table-cell>
          <table:table-cell table:style-name="ce1" office:value-type="string">
            <text:p>OMIP</text:p>
          </table:table-cell>
          <table:table-cell table:style-name="ce1" office:value-type="string">
            <text:p>resolved + parameterized</text:p>
          </table:table-cell>
          <table:table-cell table:style-name="ce1" office:value-type="string">
            <text:p>kg / s</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vmo</text:p>
          </table:table-cell>
          <table:table-cell table:style-name="ce1" office:value-type="string">
            <text:p>OMIP</text:p>
          </table:table-cell>
          <table:table-cell table:style-name="ce1" office:value-type="string">
            <text:p>resolved + parameterized</text:p>
          </table:table-cell>
          <table:table-cell table:style-name="ce1" office:value-type="string">
            <text:p>kg / s</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fx</text:p>
          </table:table-cell>
          <table:table-cell table:style-name="ce1" office:value-type="string">
            <text:p>OMIP</text:p>
          </table:table-cell>
          <table:table-cell table:style-name="ce1" office:value-type="string">
            <text:p>XY⇢XYZ</text:p>
          </table:table-cell>
          <table:table-cell table:style-name="ce1" office:value-type="string">
            <text:p>W</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fy</text:p>
          </table:table-cell>
          <table:table-cell table:style-name="ce1" office:value-type="string">
            <text:p>OMIP</text:p>
          </table:table-cell>
          <table:table-cell table:style-name="ce1" office:value-type="string">
            <text:p>XY⇢XYZ</text:p>
          </table:table-cell>
          <table:table-cell table:style-name="ce1" office:value-type="string">
            <text:p>W</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tovgyre</text:p>
          </table:table-cell>
          <table:table-cell table:style-name="ce1" office:value-type="string">
            <text:p>OMIP</text:p>
          </table:table-cell>
          <table:table-cell table:style-name="ce1" office:value-type="string">
            <text:p>same</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htovovrt</text:p>
          </table:table-cell>
          <table:table-cell table:style-name="ce1" office:value-type="string">
            <text:p>OMIP</text:p>
          </table:table-cell>
          <table:table-cell table:style-name="ce1" office:value-type="string">
            <text:p>same</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sltovgyre</text:p>
          </table:table-cell>
          <table:table-cell table:style-name="ce1" office:value-type="string">
            <text:p>OMIP</text:p>
          </table:table-cell>
          <table:table-cell table:style-name="ce1" office:value-type="string">
            <text:p>same</text:p>
          </table:table-cell>
          <table:table-cell table:style-name="ce1" office:value-type="string">
            <text:p>kg / s</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sltovovrt</text:p>
          </table:table-cell>
          <table:table-cell table:style-name="ce1" office:value-type="string">
            <text:p>OMIP</text:p>
          </table:table-cell>
          <table:table-cell table:style-name="ce1" office:value-type="string">
            <text:p>same</text:p>
          </table:table-cell>
          <table:table-cell table:style-name="ce1" office:value-type="string">
            <text:p>kg / s</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wfo</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wfonocorr</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wfcorr</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p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prsn</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evs</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frive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ficeberg</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fsitherm</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sfdsi</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friver</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vsfp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evap</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rive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sit</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cor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geou</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hfcorr</text:p>
          </table:table-cell>
          <table:table-cell table:style-name="ce1" office:value-type="string">
            <text:p>O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hfds</text:p>
          </table:table-cell>
          <table:table-cell table:style-name="ce1" office:value-type="string">
            <text:p>O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hfrain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evap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runoff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fsntherm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z/p</text:p>
          </table:table-cell>
          <table:table-cell table:style-name="ce1" office:value-type="float" office:value="2">
            <text:p>2</text:p>
          </table:table-cell>
        </table:table-row>
        <table:table-row>
          <table:table-cell table:number-columns-repeated="3"/>
          <table:table-cell table:style-name="ce1" office:value-type="string">
            <text:p>hfsifrazil</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z/p</text:p>
          </table:table-cell>
          <table:table-cell table:style-name="ce1" office:value-type="float" office:value="2">
            <text:p>2</text:p>
          </table:table-cell>
        </table:table-row>
        <table:table-row>
          <table:table-cell table:number-columns-repeated="3"/>
          <table:table-cell table:style-name="ce1" office:value-type="string">
            <text:p>hfsitherm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z/p</text:p>
          </table:table-cell>
          <table:table-cell table:style-name="ce1" office:value-type="float" office:value="2">
            <text:p>2</text:p>
          </table:table-cell>
        </table:table-row>
        <table:table-row>
          <table:table-cell table:number-columns-repeated="3"/>
          <table:table-cell table:style-name="ce1" office:value-type="string">
            <text:p>hfibtherm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rl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l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s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rsnt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rsdo</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tauuo</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auvo</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auucorr</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auvcorr</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fgcfc11</text:p>
          </table:table-cell>
          <table:table-cell table:style-name="ce1" office:value-type="string">
            <text:p>OMIP</text:p>
          </table:table-cell>
          <table:table-cell table:style-name="ce1" office:value-type="string">
            <text:p>same</text:p>
          </table:table-cell>
          <table:table-cell table:style-name="ce1" office:value-type="string">
            <text:p>mol/(s m^2 )</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fgcfc12</text:p>
          </table:table-cell>
          <table:table-cell table:style-name="ce1" office:value-type="string">
            <text:p>OMIP</text:p>
          </table:table-cell>
          <table:table-cell table:style-name="ce1" office:value-type="string">
            <text:p>same</text:p>
          </table:table-cell>
          <table:table-cell table:style-name="ce1" office:value-type="string">
            <text:p>mol/(s m^2 )</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2">
            <text:p>2</text:p>
          </table:table-cell>
        </table:table-row>
        <table:table-row>
          <table:table-cell table:number-columns-repeated="3"/>
          <table:table-cell table:style-name="ce1" office:value-type="string">
            <text:p>fgsf6</text:p>
          </table:table-cell>
          <table:table-cell table:style-name="ce1" office:value-type="string">
            <text:p>OMIP</text:p>
          </table:table-cell>
          <table:table-cell table:style-name="ce1" office:value-type="string">
            <text:p>same</text:p>
          </table:table-cell>
          <table:table-cell table:style-name="ce1" office:value-type="string">
            <text:p>mol/(s m^2 )</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2">
            <text:p>2</text:p>
          </table:table-cell>
        </table:table-row>
        <table:table-row>
          <table:table-cell table:number-columns-repeated="3"/>
          <table:table-cell table:style-name="ce1" office:value-type="string">
            <text:p>opottemptend</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m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s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tend</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m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s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tend</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m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mdiff</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sm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diff</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fvh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s</text:p>
          </table:table-cell>
          <table:table-cell table:style-name="ce1" office:value-type="string">
            <text:p>annual</text:p>
          </table:table-cell>
          <table:table-cell table:style-name="ce1" office:value-type="string">
            <text:p>XYZ</text:p>
          </table:table-cell>
          <table:table-cell table:style-name="ce1" office:value-type="string">
            <text:p>native &amp; sphere, z/p</text:p>
          </table:table-cell>
          <table:table-cell table:style-name="ce1" office:value-type="float" office:value="3">
            <text:p>3</text:p>
          </table:table-cell>
        </table:table-row>
        <table:table-row>
          <table:table-cell table:number-columns-repeated="3"/>
          <table:table-cell table:style-name="ce1" office:value-type="string">
            <text:p>difvs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s</text:p>
          </table:table-cell>
          <table:table-cell table:style-name="ce1" office:value-type="string">
            <text:p>annual</text:p>
          </table:table-cell>
          <table:table-cell table:style-name="ce1" office:value-type="string">
            <text:p>XYZ</text:p>
          </table:table-cell>
          <table:table-cell table:style-name="ce1" office:value-type="string">
            <text:p>native &amp; sphere, z/p</text:p>
          </table:table-cell>
          <table:table-cell table:style-name="ce1" office:value-type="float" office:value="3">
            <text:p>3</text:p>
          </table:table-cell>
        </table:table-row>
        <table:table-row>
          <table:table-cell table:number-columns-repeated="3"/>
          <table:table-cell table:style-name="ce1" office:value-type="string">
            <text:p>tnpeo</text:p>
          </table:table-cell>
          <table:table-cell table:style-name="ce1" office:value-type="string">
            <text:p>OMIP/FAFMIP</text:p>
          </table:table-cell>
          <table:table-cell table:style-name="ce1" office:value-type="string">
            <text:p>(month⇢annual) and (hist⇢all)</text:p>
          </table:table-cell>
          <table:table-cell table:style-name="ce1" office:value-type="string">
            <text:p>W/m^2</text:p>
          </table:table-cell>
          <table:table-cell table:style-name="ce1" office:value-type="string">
            <text:p>annual</text:p>
          </table:table-cell>
          <table:table-cell table:style-name="ce1" office:value-type="string">
            <text:p>XY</text:p>
          </table:table-cell>
          <table:table-cell table:style-name="ce1" office:value-type="string">
            <text:p>native &amp; sphere, z/p</text:p>
          </table:table-cell>
          <table:table-cell table:style-name="ce1" office:value-type="float" office:value="3">
            <text:p>3</text:p>
          </table:table-cell>
        </table:table-row>
        <table:table-row>
          <table:table-cell table:number-columns-repeated="3"/>
          <table:table-cell table:style-name="ce1" office:value-type="string">
            <text:p>diftrbl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ftrel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tnkebto</text:p>
          </table:table-cell>
          <table:table-cell table:style-name="ce1" office:value-type="string">
            <text:p>OMIP/FAFMIP</text:p>
          </table:table-cell>
          <table:table-cell table:style-name="ce1" office:value-type="string">
            <text:p>(month⇢annual) and (hist⇢all)</text:p>
          </table:table-cell>
          <table:table-cell table:style-name="ce1" office:value-type="string">
            <text:p>W / m^2</text:p>
          </table:table-cell>
          <table:table-cell table:style-name="ce1" office:value-type="string">
            <text:p>annual</text:p>
          </table:table-cell>
          <table:table-cell table:style-name="ce1" office:value-type="string">
            <text:p>XY</text:p>
          </table:table-cell>
          <table:table-cell table:style-name="ce1" office:value-type="string">
            <text:p>native</text:p>
          </table:table-cell>
          <table:table-cell table:style-name="ce1" office:value-type="float" office:value="3">
            <text:p>3</text:p>
          </table:table-cell>
        </table:table-row>
        <table:table-row>
          <table:table-cell table:number-columns-repeated="3"/>
          <table:table-cell table:style-name="ce1" office:value-type="string">
            <text:p>difmxyl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fmxybo</text:p>
          </table:table-cell>
          <table:table-cell table:style-name="ce1" office:value-type="string">
            <text:p>OMIP/FAFMIP</text:p>
          </table:table-cell>
          <table:table-cell table:style-name="ce1" office:value-type="string">
            <text:p>(month⇢annual) and (hist⇢all)</text:p>
          </table:table-cell>
          <table:table-cell table:style-name="ce1" office:value-type="string">
            <text:p>m^4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spkexyfo</text:p>
          </table:table-cell>
          <table:table-cell table:style-name="ce1" office:value-type="string">
            <text:p>OMIP/FAFMIP</text:p>
          </table:table-cell>
          <table:table-cell table:style-name="ce1" office:value-type="string">
            <text:p>(month⇢annual) and (hist⇢all)</text:p>
          </table:table-cell>
          <table:table-cell table:style-name="ce1" office:value-type="string">
            <text:p>W / m^2</text:p>
          </table:table-cell>
          <table:table-cell table:style-name="ce1" office:value-type="string">
            <text:p>annual</text:p>
          </table:table-cell>
          <table:table-cell table:style-name="ce1" office:value-type="string">
            <text:p>XY</text:p>
          </table:table-cell>
          <table:table-cell table:style-name="ce1" office:value-type="string">
            <text:p>native</text:p>
          </table:table-cell>
          <table:table-cell table:style-name="ce1" office:value-type="float" office:value="3">
            <text:p>3</text:p>
          </table:table-cell>
        </table:table-row>
      </table:table>
      <table:named-expressions/>
      <table:database-ranges>
        <table:database-range table:name="__Anonymous_Sheet_DB__0" table:target-range-address="CMIP6.A2:CMIP6.AB538" table:contains-header="false">
          <table:sort>
            <table:sort-by table:field-number="19"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3"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7">00/00/0000</text:date>, <text:time style:data-style-name="N2" text:time-value="09:45:37.4637017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rd den</meta:initial-creator>
    <meta:creation-date>2016-04-15T12:53:24.497840417</meta:creation-date>
    <dc:date>2016-06-07T09:46:27.256451200</dc:date>
    <dc:creator>Oord den</dc:creator>
    <meta:editing-duration>PT3M11S</meta:editing-duration>
    <meta:editing-cycles>3</meta:editing-cycles>
    <meta:generator>LibreOffice/5.0.6.2$Linux_X86_64 LibreOffice_project/00$Build-2</meta:generator>
    <meta:document-statistic meta:table-count="1" meta:cell-count="14525" meta:object-count="0"/>
  </office:meta>
</office:document-meta>
</file>